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Hoja_5f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Hoja_1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enc_dec</text:p>
          </table:table-cell>
          <table:table-cell table:style-name="ce1" office:value-type="string" calcext:value-type="string">
            <text:p>ciphertext</text:p>
          </table:table-cell>
          <table:table-cell table:style-name="ce1" office:value-type="string" calcext:value-type="string">
            <text:p>expected_enc_value</text:p>
          </table:table-cell>
          <table:table-cell table:style-name="ce1" office:value-type="string" calcext:value-type="string">
            <text:p>expected_dec_value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HW_time_ns</text:p>
          </table:table-cell>
          <table:table-cell table:style-name="ce1" office:value-type="string" calcext:value-type="string">
            <text:p>SW_enc_time</text:p>
          </table:table-cell>
          <table:table-cell table:style-name="ce1" office:value-type="string" calcext:value-type="string">
            <text:p>SW_dec_tim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f5b568ac6b5f1f1</text:p>
          </table:table-cell>
          <table:table-cell table:style-name="ce1" office:value-type="string" calcext:value-type="string">
            <text:p>0xb002ffe3584de8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423000" calcext:value-type="float">
            <text:p>1423000</text:p>
          </table:table-cell>
          <table:table-cell table:style-name="ce1" office:value-type="float" office:value="1132000" calcext:value-type="float">
            <text:p>113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8713849e087ff7b</text:p>
          </table:table-cell>
          <table:table-cell table:style-name="ce1" office:value-type="string" calcext:value-type="string">
            <text:p>0x3e311fbfa31eb0c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12000" calcext:value-type="float">
            <text:p>1012000</text:p>
          </table:table-cell>
          <table:table-cell table:style-name="ce1" office:value-type="float" office:value="1210000" calcext:value-type="float">
            <text:p>121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7d8f42169e4d0b7</text:p>
          </table:table-cell>
          <table:table-cell table:style-name="ce1" office:value-type="string" calcext:value-type="string">
            <text:p>0x9f88bb617d4939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1002000" calcext:value-type="float">
            <text:p>100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d4b9cd45be70afa</text:p>
          </table:table-cell>
          <table:table-cell table:style-name="ce1" office:value-type="string" calcext:value-type="string">
            <text:p>0x67c59d0ff687db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984000" calcext:value-type="float">
            <text:p>984000</text:p>
          </table:table-cell>
          <table:table-cell table:style-name="ce1" office:value-type="float" office:value="989000" calcext:value-type="float">
            <text:p>98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3af45745a8c2feb</text:p>
          </table:table-cell>
          <table:table-cell table:style-name="ce1" office:value-type="string" calcext:value-type="string">
            <text:p>0x6409c9cbf28fdca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671000" calcext:value-type="float">
            <text:p>1671000</text:p>
          </table:table-cell>
          <table:table-cell table:style-name="ce1" office:value-type="float" office:value="1476000" calcext:value-type="float">
            <text:p>147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4ea167b8c1f2510</text:p>
          </table:table-cell>
          <table:table-cell table:style-name="ce1" office:value-type="string" calcext:value-type="string">
            <text:p>0x281bda6c07ab0bd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995000" calcext:value-type="float">
            <text:p>995000</text:p>
          </table:table-cell>
          <table:table-cell table:style-name="ce1" office:value-type="float" office:value="990000" calcext:value-type="float">
            <text:p>99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4d4830a88173412</text:p>
          </table:table-cell>
          <table:table-cell table:style-name="ce1" office:value-type="string" calcext:value-type="string">
            <text:p>0x5368088fde5dab7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988000" calcext:value-type="float">
            <text:p>988000</text:p>
          </table:table-cell>
          <table:table-cell table:style-name="ce1" office:value-type="float" office:value="1978000" calcext:value-type="float">
            <text:p>197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0fcd95fd1161bd3</text:p>
          </table:table-cell>
          <table:table-cell table:style-name="ce1" office:value-type="string" calcext:value-type="string">
            <text:p>0x6af64a8ae972766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142000" calcext:value-type="float">
            <text:p>1142000</text:p>
          </table:table-cell>
          <table:table-cell table:style-name="ce1" office:value-type="float" office:value="1061000" calcext:value-type="float">
            <text:p>106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7119d2d84a2a4ed</text:p>
          </table:table-cell>
          <table:table-cell table:style-name="ce1" office:value-type="string" calcext:value-type="string">
            <text:p>0x238cd51576312d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93000" calcext:value-type="float">
            <text:p>1693000</text:p>
          </table:table-cell>
          <table:table-cell table:style-name="ce1" office:value-type="float" office:value="3593000" calcext:value-type="float">
            <text:p>359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cb91f7dc346f6e5</text:p>
          </table:table-cell>
          <table:table-cell table:style-name="ce1" office:value-type="string" calcext:value-type="string">
            <text:p>0xf13b8546ee093b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59000" calcext:value-type="float">
            <text:p>1159000</text:p>
          </table:table-cell>
          <table:table-cell table:style-name="ce1" office:value-type="float" office:value="1660000" calcext:value-type="float">
            <text:p>166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b539d8a05f29de3</text:p>
          </table:table-cell>
          <table:table-cell table:style-name="ce1" office:value-type="string" calcext:value-type="string">
            <text:p>0x7a3369bff3340c1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687000" calcext:value-type="float">
            <text:p>1687000</text:p>
          </table:table-cell>
          <table:table-cell table:style-name="ce1" office:value-type="float" office:value="1990000" calcext:value-type="float">
            <text:p>199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7224dd527239738</text:p>
          </table:table-cell>
          <table:table-cell table:style-name="ce1" office:value-type="string" calcext:value-type="string">
            <text:p>0x4a51daae9827b1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29000" calcext:value-type="float">
            <text:p>1029000</text:p>
          </table:table-cell>
          <table:table-cell table:style-name="ce1" office:value-type="float" office:value="1772000" calcext:value-type="float">
            <text:p>177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7ccd84cdf809a44</text:p>
          </table:table-cell>
          <table:table-cell table:style-name="ce1" office:value-type="string" calcext:value-type="string">
            <text:p>0x1ea8fbdd14a593b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04000" calcext:value-type="float">
            <text:p>1604000</text:p>
          </table:table-cell>
          <table:table-cell table:style-name="ce1" office:value-type="float" office:value="1817000" calcext:value-type="float">
            <text:p>181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98d491d32309f2b</text:p>
          </table:table-cell>
          <table:table-cell table:style-name="ce1" office:value-type="string" calcext:value-type="string">
            <text:p>0x9494248b4fb523e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20000" calcext:value-type="float">
            <text:p>1020000</text:p>
          </table:table-cell>
          <table:table-cell table:style-name="ce1" office:value-type="float" office:value="1342000" calcext:value-type="float">
            <text:p>134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1d12f3cd44698d3</text:p>
          </table:table-cell>
          <table:table-cell table:style-name="ce1" office:value-type="string" calcext:value-type="string">
            <text:p>0x129d55ea9e54a0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53000" calcext:value-type="float">
            <text:p>1653000</text:p>
          </table:table-cell>
          <table:table-cell table:style-name="ce1" office:value-type="float" office:value="1229000" calcext:value-type="float">
            <text:p>122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6f2ecc4ab80347a</text:p>
          </table:table-cell>
          <table:table-cell table:style-name="ce1" office:value-type="string" calcext:value-type="string">
            <text:p>0x506ee1c22acf159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197222" calcext:value-type="float">
            <text:p>1197222</text:p>
          </table:table-cell>
          <table:table-cell table:style-name="ce1" office:value-type="float" office:value="1624000" calcext:value-type="float">
            <text:p>1624000</text:p>
          </table:table-cell>
          <table:table-cell table:style-name="ce1" office:value-type="float" office:value="1933000" calcext:value-type="float">
            <text:p>193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0ec2a8137f12434</text:p>
          </table:table-cell>
          <table:table-cell table:style-name="ce1" office:value-type="string" calcext:value-type="string">
            <text:p>0x961fe026b87759b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88000" calcext:value-type="float">
            <text:p>1688000</text:p>
          </table:table-cell>
          <table:table-cell table:style-name="ce1" office:value-type="float" office:value="1190000" calcext:value-type="float">
            <text:p>119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7964db7083a41e0</text:p>
          </table:table-cell>
          <table:table-cell table:style-name="ce1" office:value-type="string" calcext:value-type="string">
            <text:p>0xd993e764af603f2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516000" calcext:value-type="float">
            <text:p>1516000</text:p>
          </table:table-cell>
          <table:table-cell table:style-name="ce1" office:value-type="float" office:value="1734000" calcext:value-type="float">
            <text:p>173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c3113ca60fef3e9</text:p>
          </table:table-cell>
          <table:table-cell table:style-name="ce1" office:value-type="string" calcext:value-type="string">
            <text:p>0x1ce8b474cc08d66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67000" calcext:value-type="float">
            <text:p>1867000</text:p>
          </table:table-cell>
          <table:table-cell table:style-name="ce1" office:value-type="float" office:value="1692000" calcext:value-type="float">
            <text:p>169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9575f4c661a85f1</text:p>
          </table:table-cell>
          <table:table-cell table:style-name="ce1" office:value-type="string" calcext:value-type="string">
            <text:p>0x81456990266981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20000" calcext:value-type="float">
            <text:p>1420000</text:p>
          </table:table-cell>
          <table:table-cell table:style-name="ce1" office:value-type="float" office:value="1116000" calcext:value-type="float">
            <text:p>111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eafd3a223ebdf6</text:p>
          </table:table-cell>
          <table:table-cell table:style-name="ce1" office:value-type="string" calcext:value-type="string">
            <text:p>0x81d9d83942120f8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989000" calcext:value-type="float">
            <text:p>989000</text:p>
          </table:table-cell>
          <table:table-cell table:style-name="ce1" office:value-type="float" office:value="1333000" calcext:value-type="float">
            <text:p>133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ac260415241aff4</text:p>
          </table:table-cell>
          <table:table-cell table:style-name="ce1" office:value-type="string" calcext:value-type="string">
            <text:p>0x33480f1e8db6a24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83121" calcext:value-type="float">
            <text:p>1283121</text:p>
          </table:table-cell>
          <table:table-cell table:style-name="ce1" office:value-type="float" office:value="1947000" calcext:value-type="float">
            <text:p>1947000</text:p>
          </table:table-cell>
          <table:table-cell table:style-name="ce1" office:value-type="float" office:value="1220000" calcext:value-type="float">
            <text:p>122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f64950cf2ace5cf</text:p>
          </table:table-cell>
          <table:table-cell table:style-name="ce1" office:value-type="string" calcext:value-type="string">
            <text:p>0x5db1be36bec1e04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69000" calcext:value-type="float">
            <text:p>1569000</text:p>
          </table:table-cell>
          <table:table-cell table:style-name="ce1" office:value-type="float" office:value="1728000" calcext:value-type="float">
            <text:p>172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cfd6abf8651e737</text:p>
          </table:table-cell>
          <table:table-cell table:style-name="ce1" office:value-type="string" calcext:value-type="string">
            <text:p>0xa7c650ef82fb74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245000" calcext:value-type="float">
            <text:p>2245000</text:p>
          </table:table-cell>
          <table:table-cell table:style-name="ce1" office:value-type="float" office:value="1792000" calcext:value-type="float">
            <text:p>179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97c9c1d0b190b42</text:p>
          </table:table-cell>
          <table:table-cell table:style-name="ce1" office:value-type="string" calcext:value-type="string">
            <text:p>0x64509f35a41df66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35000" calcext:value-type="float">
            <text:p>1935000</text:p>
          </table:table-cell>
          <table:table-cell table:style-name="ce1" office:value-type="float" office:value="1108000" calcext:value-type="float">
            <text:p>110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016f6d79c8c1f03</text:p>
          </table:table-cell>
          <table:table-cell table:style-name="ce1" office:value-type="string" calcext:value-type="string">
            <text:p>0x21f03dc00fc3c45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997000" calcext:value-type="float">
            <text:p>997000</text:p>
          </table:table-cell>
          <table:table-cell table:style-name="ce1" office:value-type="float" office:value="1349000" calcext:value-type="float">
            <text:p>13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e89884f8f8464c2</text:p>
          </table:table-cell>
          <table:table-cell table:style-name="ce1" office:value-type="string" calcext:value-type="string">
            <text:p>0x7c115c16755556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13000" calcext:value-type="float">
            <text:p>1013000</text:p>
          </table:table-cell>
          <table:table-cell table:style-name="ce1" office:value-type="float" office:value="999000" calcext:value-type="float">
            <text:p>99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d9661902aba58ad</text:p>
          </table:table-cell>
          <table:table-cell table:style-name="ce1" office:value-type="string" calcext:value-type="string">
            <text:p>0xd4a699e31b786eb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19000" calcext:value-type="float">
            <text:p>1319000</text:p>
          </table:table-cell>
          <table:table-cell table:style-name="ce1" office:value-type="float" office:value="1610000" calcext:value-type="float">
            <text:p>161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0545e1d4c8b1d0</text:p>
          </table:table-cell>
          <table:table-cell table:style-name="ce1" office:value-type="string" calcext:value-type="string">
            <text:p>0x6a9159071a08053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31000" calcext:value-type="float">
            <text:p>1831000</text:p>
          </table:table-cell>
          <table:table-cell table:style-name="ce1" office:value-type="float" office:value="1779000" calcext:value-type="float">
            <text:p>177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1e08482cd306a08</text:p>
          </table:table-cell>
          <table:table-cell table:style-name="ce1" office:value-type="string" calcext:value-type="string">
            <text:p>0x160890c489a0d3f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2205000" calcext:value-type="float">
            <text:p>2205000</text:p>
          </table:table-cell>
          <table:table-cell table:style-name="ce1" office:value-type="float" office:value="1348000" calcext:value-type="float">
            <text:p>134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ccca458183e9821</text:p>
          </table:table-cell>
          <table:table-cell table:style-name="ce1" office:value-type="string" calcext:value-type="string">
            <text:p>0x8ac09d006623c5d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80000" calcext:value-type="float">
            <text:p>1180000</text:p>
          </table:table-cell>
          <table:table-cell table:style-name="ce1" office:value-type="float" office:value="1459000" calcext:value-type="float">
            <text:p>145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a6fa84a4f31b5ab</text:p>
          </table:table-cell>
          <table:table-cell table:style-name="ce1" office:value-type="string" calcext:value-type="string">
            <text:p>0x4d53047da45f80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01000" calcext:value-type="float">
            <text:p>1401000</text:p>
          </table:table-cell>
          <table:table-cell table:style-name="ce1" office:value-type="float" office:value="1303000" calcext:value-type="float">
            <text:p>130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961134383188427</text:p>
          </table:table-cell>
          <table:table-cell table:style-name="ce1" office:value-type="string" calcext:value-type="string">
            <text:p>0xce12e42247536e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93000" calcext:value-type="float">
            <text:p>1193000</text:p>
          </table:table-cell>
          <table:table-cell table:style-name="ce1" office:value-type="float" office:value="1829000" calcext:value-type="float">
            <text:p>182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5124dac24a5a0dd</text:p>
          </table:table-cell>
          <table:table-cell table:style-name="ce1" office:value-type="string" calcext:value-type="string">
            <text:p>0x861333099b27821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74000" calcext:value-type="float">
            <text:p>1974000</text:p>
          </table:table-cell>
          <table:table-cell table:style-name="ce1" office:value-type="float" office:value="1819000" calcext:value-type="float">
            <text:p>181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5d29e9f87835cd6</text:p>
          </table:table-cell>
          <table:table-cell table:style-name="ce1" office:value-type="string" calcext:value-type="string">
            <text:p>0xba8693209c82913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26000" calcext:value-type="float">
            <text:p>1826000</text:p>
          </table:table-cell>
          <table:table-cell table:style-name="ce1" office:value-type="float" office:value="1090000" calcext:value-type="float">
            <text:p>109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a41a55b4d1401c7</text:p>
          </table:table-cell>
          <table:table-cell table:style-name="ce1" office:value-type="string" calcext:value-type="string">
            <text:p>0xb89f762cf8464ae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88000" calcext:value-type="float">
            <text:p>1288000</text:p>
          </table:table-cell>
          <table:table-cell table:style-name="ce1" office:value-type="float" office:value="1238000" calcext:value-type="float">
            <text:p>123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3329c8be3d67fd2</text:p>
          </table:table-cell>
          <table:table-cell table:style-name="ce1" office:value-type="string" calcext:value-type="string">
            <text:p>0xbceb01917546698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487000" calcext:value-type="float">
            <text:p>1487000</text:p>
          </table:table-cell>
          <table:table-cell table:style-name="ce1" office:value-type="float" office:value="2047000" calcext:value-type="float">
            <text:p>204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a022efe15e79d84</text:p>
          </table:table-cell>
          <table:table-cell table:style-name="ce1" office:value-type="string" calcext:value-type="string">
            <text:p>0xe96305a190bef86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31502" calcext:value-type="float">
            <text:p>531502</text:p>
          </table:table-cell>
          <table:table-cell table:style-name="ce1" office:value-type="float" office:value="1820000" calcext:value-type="float">
            <text:p>1820000</text:p>
          </table:table-cell>
          <table:table-cell table:style-name="ce1" office:value-type="float" office:value="1331000" calcext:value-type="float">
            <text:p>133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b3cd900a847db2</text:p>
          </table:table-cell>
          <table:table-cell table:style-name="ce1" office:value-type="string" calcext:value-type="string">
            <text:p>0x4788f0bac17e281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94000" calcext:value-type="float">
            <text:p>1094000</text:p>
          </table:table-cell>
          <table:table-cell table:style-name="ce1" office:value-type="float" office:value="1142000" calcext:value-type="float">
            <text:p>114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20bab92cb5910ff</text:p>
          </table:table-cell>
          <table:table-cell table:style-name="ce1" office:value-type="string" calcext:value-type="string">
            <text:p>0x7f19be050e8e08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06000" calcext:value-type="float">
            <text:p>1706000</text:p>
          </table:table-cell>
          <table:table-cell table:style-name="ce1" office:value-type="float" office:value="1187000" calcext:value-type="float">
            <text:p>118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510998ef6bb5437</text:p>
          </table:table-cell>
          <table:table-cell table:style-name="ce1" office:value-type="string" calcext:value-type="string">
            <text:p>0x563699b148194b8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00000" calcext:value-type="float">
            <text:p>1200000</text:p>
          </table:table-cell>
          <table:table-cell table:style-name="ce1" office:value-type="float" office:value="1259000" calcext:value-type="float">
            <text:p>125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b3ef7baca7255e2</text:p>
          </table:table-cell>
          <table:table-cell table:style-name="ce1" office:value-type="string" calcext:value-type="string">
            <text:p>0xded3d3c00e6dff4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039000" calcext:value-type="float">
            <text:p>1039000</text:p>
          </table:table-cell>
          <table:table-cell table:style-name="ce1" office:value-type="float" office:value="1012000" calcext:value-type="float">
            <text:p>101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f47df2930b68c7c</text:p>
          </table:table-cell>
          <table:table-cell table:style-name="ce1" office:value-type="string" calcext:value-type="string">
            <text:p>0x5dc69f6a545139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298000" calcext:value-type="float">
            <text:p>1298000</text:p>
          </table:table-cell>
          <table:table-cell table:style-name="ce1" office:value-type="float" office:value="1019000" calcext:value-type="float">
            <text:p>101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1efa5900cc3dfaf</text:p>
          </table:table-cell>
          <table:table-cell table:style-name="ce1" office:value-type="string" calcext:value-type="string">
            <text:p>0xc3564e13753e26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19000" calcext:value-type="float">
            <text:p>1519000</text:p>
          </table:table-cell>
          <table:table-cell table:style-name="ce1" office:value-type="float" office:value="1736000" calcext:value-type="float">
            <text:p>173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0609bce0a8b4764</text:p>
          </table:table-cell>
          <table:table-cell table:style-name="ce1" office:value-type="string" calcext:value-type="string">
            <text:p>0x44b3528c039af7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51000" calcext:value-type="float">
            <text:p>1751000</text:p>
          </table:table-cell>
          <table:table-cell table:style-name="ce1" office:value-type="float" office:value="1809000" calcext:value-type="float">
            <text:p>180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4d7e8282e2aa916</text:p>
          </table:table-cell>
          <table:table-cell table:style-name="ce1" office:value-type="string" calcext:value-type="string">
            <text:p>0x498b4f6bb39e3f5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78000" calcext:value-type="float">
            <text:p>1678000</text:p>
          </table:table-cell>
          <table:table-cell table:style-name="ce1" office:value-type="float" office:value="1154000" calcext:value-type="float">
            <text:p>115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b19b02ee74d5fef</text:p>
          </table:table-cell>
          <table:table-cell table:style-name="ce1" office:value-type="string" calcext:value-type="string">
            <text:p>0x6d4321b57ee3acd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252000" calcext:value-type="float">
            <text:p>1252000</text:p>
          </table:table-cell>
          <table:table-cell table:style-name="ce1" office:value-type="float" office:value="1584000" calcext:value-type="float">
            <text:p>158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33c243dd6f4ecb6</text:p>
          </table:table-cell>
          <table:table-cell table:style-name="ce1" office:value-type="string" calcext:value-type="string">
            <text:p>0x12627aec3fb47a7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027" calcext:value-type="float">
            <text:p>510027</text:p>
          </table:table-cell>
          <table:table-cell table:style-name="ce1" office:value-type="float" office:value="1232000" calcext:value-type="float">
            <text:p>1232000</text:p>
          </table:table-cell>
          <table:table-cell table:style-name="ce1" office:value-type="float" office:value="1261000" calcext:value-type="float">
            <text:p>126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f792b29c5b95063</text:p>
          </table:table-cell>
          <table:table-cell table:style-name="ce1" office:value-type="string" calcext:value-type="string">
            <text:p>0x2824cd718e0e36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55000" calcext:value-type="float">
            <text:p>1655000</text:p>
          </table:table-cell>
          <table:table-cell table:style-name="ce1" office:value-type="float" office:value="3653000" calcext:value-type="float">
            <text:p>365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fe810bb9db11aa8</text:p>
          </table:table-cell>
          <table:table-cell table:style-name="ce1" office:value-type="string" calcext:value-type="string">
            <text:p>0xa155c7d6db49b6b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00000" calcext:value-type="float">
            <text:p>1900000</text:p>
          </table:table-cell>
          <table:table-cell table:style-name="ce1" office:value-type="float" office:value="1328000" calcext:value-type="float">
            <text:p>132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df86f38aaddfc4d</text:p>
          </table:table-cell>
          <table:table-cell table:style-name="ce1" office:value-type="string" calcext:value-type="string">
            <text:p>0x475211eaf8d9ae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994000" calcext:value-type="float">
            <text:p>994000</text:p>
          </table:table-cell>
          <table:table-cell table:style-name="ce1" office:value-type="float" office:value="987000" calcext:value-type="float">
            <text:p>98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2b276673470a8f3</text:p>
          </table:table-cell>
          <table:table-cell table:style-name="ce1" office:value-type="string" calcext:value-type="string">
            <text:p>0x1c42d8f518dcd52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27000" calcext:value-type="float">
            <text:p>1627000</text:p>
          </table:table-cell>
          <table:table-cell table:style-name="ce1" office:value-type="float" office:value="1903000" calcext:value-type="float">
            <text:p>190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06a1228a5a737f3</text:p>
          </table:table-cell>
          <table:table-cell table:style-name="ce1" office:value-type="string" calcext:value-type="string">
            <text:p>0x5b9a0957bba5819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12000" calcext:value-type="float">
            <text:p>1112000</text:p>
          </table:table-cell>
          <table:table-cell table:style-name="ce1" office:value-type="float" office:value="1342000" calcext:value-type="float">
            <text:p>134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e0212616599ad1f</text:p>
          </table:table-cell>
          <table:table-cell table:style-name="ce1" office:value-type="string" calcext:value-type="string">
            <text:p>0xf9d8514a9ce0bb1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88490" calcext:value-type="float">
            <text:p>1288490</text:p>
          </table:table-cell>
          <table:table-cell table:style-name="ce1" office:value-type="float" office:value="1501000" calcext:value-type="float">
            <text:p>1501000</text:p>
          </table:table-cell>
          <table:table-cell table:style-name="ce1" office:value-type="float" office:value="1052000" calcext:value-type="float">
            <text:p>105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a300d1630d24a0d</text:p>
          </table:table-cell>
          <table:table-cell table:style-name="ce1" office:value-type="string" calcext:value-type="string">
            <text:p>0x95e10fe7d3e7437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58000" calcext:value-type="float">
            <text:p>1558000</text:p>
          </table:table-cell>
          <table:table-cell table:style-name="ce1" office:value-type="float" office:value="4024000" calcext:value-type="float">
            <text:p>402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313f09b4158abef</text:p>
          </table:table-cell>
          <table:table-cell table:style-name="ce1" office:value-type="string" calcext:value-type="string">
            <text:p>0xe904d897ff2d384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70000" calcext:value-type="float">
            <text:p>1270000</text:p>
          </table:table-cell>
          <table:table-cell table:style-name="ce1" office:value-type="float" office:value="1054000" calcext:value-type="float">
            <text:p>105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0779a81e9faf175</text:p>
          </table:table-cell>
          <table:table-cell table:style-name="ce1" office:value-type="string" calcext:value-type="string">
            <text:p>0x7bc96b3a37bd42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66000" calcext:value-type="float">
            <text:p>1266000</text:p>
          </table:table-cell>
          <table:table-cell table:style-name="ce1" office:value-type="float" office:value="1687000" calcext:value-type="float">
            <text:p>168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c936bd35c52408b</text:p>
          </table:table-cell>
          <table:table-cell table:style-name="ce1" office:value-type="string" calcext:value-type="string">
            <text:p>0xb2fe4928e440c36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031000" calcext:value-type="float">
            <text:p>1031000</text:p>
          </table:table-cell>
          <table:table-cell table:style-name="ce1" office:value-type="float" office:value="1253000" calcext:value-type="float">
            <text:p>125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5957c9fef89f52f</text:p>
          </table:table-cell>
          <table:table-cell table:style-name="ce1" office:value-type="string" calcext:value-type="string">
            <text:p>0xca5d70bf3818007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19000" calcext:value-type="float">
            <text:p>1519000</text:p>
          </table:table-cell>
          <table:table-cell table:style-name="ce1" office:value-type="float" office:value="1734000" calcext:value-type="float">
            <text:p>173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8d39e3fa40e1fdc</text:p>
          </table:table-cell>
          <table:table-cell table:style-name="ce1" office:value-type="string" calcext:value-type="string">
            <text:p>0x5eb604a9a6c94c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898000" calcext:value-type="float">
            <text:p>1898000</text:p>
          </table:table-cell>
          <table:table-cell table:style-name="ce1" office:value-type="float" office:value="2977000" calcext:value-type="float">
            <text:p>297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a57f9166ae2ac1a</text:p>
          </table:table-cell>
          <table:table-cell table:style-name="ce1" office:value-type="string" calcext:value-type="string">
            <text:p>0x7db4f907c3825c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12000" calcext:value-type="float">
            <text:p>1312000</text:p>
          </table:table-cell>
          <table:table-cell table:style-name="ce1" office:value-type="float" office:value="1197000" calcext:value-type="float">
            <text:p>119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a01c682972fdcb4</text:p>
          </table:table-cell>
          <table:table-cell table:style-name="ce1" office:value-type="string" calcext:value-type="string">
            <text:p>0x9bb7562f9a85809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989000" calcext:value-type="float">
            <text:p>989000</text:p>
          </table:table-cell>
          <table:table-cell table:style-name="ce1" office:value-type="float" office:value="1646000" calcext:value-type="float">
            <text:p>164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b20b25db8b78288</text:p>
          </table:table-cell>
          <table:table-cell table:style-name="ce1" office:value-type="string" calcext:value-type="string">
            <text:p>0x5a6795d92d3438f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2473000" calcext:value-type="float">
            <text:p>2473000</text:p>
          </table:table-cell>
          <table:table-cell table:style-name="ce1" office:value-type="float" office:value="5191000" calcext:value-type="float">
            <text:p>519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4f295ebb2b9e419</text:p>
          </table:table-cell>
          <table:table-cell table:style-name="ce1" office:value-type="string" calcext:value-type="string">
            <text:p>0x1c119c3d109bddc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89000" calcext:value-type="float">
            <text:p>1989000</text:p>
          </table:table-cell>
          <table:table-cell table:style-name="ce1" office:value-type="float" office:value="1757000" calcext:value-type="float">
            <text:p>175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aa5b764a042629d</text:p>
          </table:table-cell>
          <table:table-cell table:style-name="ce1" office:value-type="string" calcext:value-type="string">
            <text:p>0x365ac033abfd28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669000" calcext:value-type="float">
            <text:p>1669000</text:p>
          </table:table-cell>
          <table:table-cell table:style-name="ce1" office:value-type="float" office:value="1008000" calcext:value-type="float">
            <text:p>100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a11c3bbd2b35272</text:p>
          </table:table-cell>
          <table:table-cell table:style-name="ce1" office:value-type="string" calcext:value-type="string">
            <text:p>0x5b44e4f2a2110a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04000" calcext:value-type="float">
            <text:p>1204000</text:p>
          </table:table-cell>
          <table:table-cell table:style-name="ce1" office:value-type="float" office:value="1632000" calcext:value-type="float">
            <text:p>163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cc2f349350e0ad2</text:p>
          </table:table-cell>
          <table:table-cell table:style-name="ce1" office:value-type="string" calcext:value-type="string">
            <text:p>0xed36368d57e6452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820000" calcext:value-type="float">
            <text:p>1820000</text:p>
          </table:table-cell>
          <table:table-cell table:style-name="ce1" office:value-type="float" office:value="2007000" calcext:value-type="float">
            <text:p>200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4356592532a8cce</text:p>
          </table:table-cell>
          <table:table-cell table:style-name="ce1" office:value-type="string" calcext:value-type="string">
            <text:p>0x4801f7567a8b71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57000" calcext:value-type="float">
            <text:p>1557000</text:p>
          </table:table-cell>
          <table:table-cell table:style-name="ce1" office:value-type="float" office:value="1091000" calcext:value-type="float">
            <text:p>109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0ea868cba34fcb4</text:p>
          </table:table-cell>
          <table:table-cell table:style-name="ce1" office:value-type="string" calcext:value-type="string">
            <text:p>0x7d12e98f246afe8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162000" calcext:value-type="float">
            <text:p>1162000</text:p>
          </table:table-cell>
          <table:table-cell table:style-name="ce1" office:value-type="float" office:value="1428000" calcext:value-type="float">
            <text:p>142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a08de244ea9fc7e</text:p>
          </table:table-cell>
          <table:table-cell table:style-name="ce1" office:value-type="string" calcext:value-type="string">
            <text:p>0xd5a2c76bb53725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311000" calcext:value-type="float">
            <text:p>1311000</text:p>
          </table:table-cell>
          <table:table-cell table:style-name="ce1" office:value-type="float" office:value="1236000" calcext:value-type="float">
            <text:p>123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62316ebefe573f</text:p>
          </table:table-cell>
          <table:table-cell table:style-name="ce1" office:value-type="string" calcext:value-type="string">
            <text:p>0xd50a77694835e36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19000" calcext:value-type="float">
            <text:p>1319000</text:p>
          </table:table-cell>
          <table:table-cell table:style-name="ce1" office:value-type="float" office:value="3908000" calcext:value-type="float">
            <text:p>390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988cefcdb7ce4c1</text:p>
          </table:table-cell>
          <table:table-cell table:style-name="ce1" office:value-type="string" calcext:value-type="string">
            <text:p>0x72840c9962d3663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973000" calcext:value-type="float">
            <text:p>2973000</text:p>
          </table:table-cell>
          <table:table-cell table:style-name="ce1" office:value-type="float" office:value="1991000" calcext:value-type="float">
            <text:p>199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9edbb0c8f8809af</text:p>
          </table:table-cell>
          <table:table-cell table:style-name="ce1" office:value-type="string" calcext:value-type="string">
            <text:p>0xe51eab623b5802a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947000" calcext:value-type="float">
            <text:p>1947000</text:p>
          </table:table-cell>
          <table:table-cell table:style-name="ce1" office:value-type="float" office:value="1721000" calcext:value-type="float">
            <text:p>172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da42a79a366b5b2</text:p>
          </table:table-cell>
          <table:table-cell table:style-name="ce1" office:value-type="string" calcext:value-type="string">
            <text:p>0x24838fa912ffe8a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29000" calcext:value-type="float">
            <text:p>1429000</text:p>
          </table:table-cell>
          <table:table-cell table:style-name="ce1" office:value-type="float" office:value="2107000" calcext:value-type="float">
            <text:p>210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de72404d8d1baaf</text:p>
          </table:table-cell>
          <table:table-cell table:style-name="ce1" office:value-type="string" calcext:value-type="string">
            <text:p>0x4a4555b9c6e3a3a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201000" calcext:value-type="float">
            <text:p>1201000</text:p>
          </table:table-cell>
          <table:table-cell table:style-name="ce1" office:value-type="float" office:value="1347000" calcext:value-type="float">
            <text:p>134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b8211eb85c6df97</text:p>
          </table:table-cell>
          <table:table-cell table:style-name="ce1" office:value-type="string" calcext:value-type="string">
            <text:p>0xfe1796c92741273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2561000" calcext:value-type="float">
            <text:p>2561000</text:p>
          </table:table-cell>
          <table:table-cell table:style-name="ce1" office:value-type="float" office:value="2016000" calcext:value-type="float">
            <text:p>201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e297a817dddd587</text:p>
          </table:table-cell>
          <table:table-cell table:style-name="ce1" office:value-type="string" calcext:value-type="string">
            <text:p>0x1493285e568b556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64000" calcext:value-type="float">
            <text:p>1164000</text:p>
          </table:table-cell>
          <table:table-cell table:style-name="ce1" office:value-type="float" office:value="1323000" calcext:value-type="float">
            <text:p>132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a26f6d3eae6248</text:p>
          </table:table-cell>
          <table:table-cell table:style-name="ce1" office:value-type="string" calcext:value-type="string">
            <text:p>0x3a9fea63735019a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45000" calcext:value-type="float">
            <text:p>1245000</text:p>
          </table:table-cell>
          <table:table-cell table:style-name="ce1" office:value-type="float" office:value="1016000" calcext:value-type="float">
            <text:p>101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fc3d5a4d78f0ba8</text:p>
          </table:table-cell>
          <table:table-cell table:style-name="ce1" office:value-type="string" calcext:value-type="string">
            <text:p>0xcb067f2ca8367d4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31000" calcext:value-type="float">
            <text:p>1031000</text:p>
          </table:table-cell>
          <table:table-cell table:style-name="ce1" office:value-type="float" office:value="962000" calcext:value-type="float">
            <text:p>96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cd285ff123b06d</text:p>
          </table:table-cell>
          <table:table-cell table:style-name="ce1" office:value-type="string" calcext:value-type="string">
            <text:p>0x44c04ae8236fcf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197222" calcext:value-type="float">
            <text:p>1197222</text:p>
          </table:table-cell>
          <table:table-cell table:style-name="ce1" office:value-type="float" office:value="1727000" calcext:value-type="float">
            <text:p>1727000</text:p>
          </table:table-cell>
          <table:table-cell table:style-name="ce1" office:value-type="float" office:value="2059000" calcext:value-type="float">
            <text:p>205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15b31c29efc12b4</text:p>
          </table:table-cell>
          <table:table-cell table:style-name="ce1" office:value-type="string" calcext:value-type="string">
            <text:p>0x3eafe3cf32bf524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808000" calcext:value-type="float">
            <text:p>1808000</text:p>
          </table:table-cell>
          <table:table-cell table:style-name="ce1" office:value-type="float" office:value="1115000" calcext:value-type="float">
            <text:p>111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0099895d1ac4cb0</text:p>
          </table:table-cell>
          <table:table-cell table:style-name="ce1" office:value-type="string" calcext:value-type="string">
            <text:p>0x71afdabdb70a18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70000" calcext:value-type="float">
            <text:p>1870000</text:p>
          </table:table-cell>
          <table:table-cell table:style-name="ce1" office:value-type="float" office:value="1407000" calcext:value-type="float">
            <text:p>140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a4ef9a077fe3793</text:p>
          </table:table-cell>
          <table:table-cell table:style-name="ce1" office:value-type="string" calcext:value-type="string">
            <text:p>0x88429b6e5661e36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78000" calcext:value-type="float">
            <text:p>1278000</text:p>
          </table:table-cell>
          <table:table-cell table:style-name="ce1" office:value-type="float" office:value="1354000" calcext:value-type="float">
            <text:p>135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9da7d2b0141cd8b</text:p>
          </table:table-cell>
          <table:table-cell table:style-name="ce1" office:value-type="string" calcext:value-type="string">
            <text:p>0x9dd5899844db436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22000" calcext:value-type="float">
            <text:p>1722000</text:p>
          </table:table-cell>
          <table:table-cell table:style-name="ce1" office:value-type="float" office:value="1149000" calcext:value-type="float">
            <text:p>11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f4d2b8061ae5bf8</text:p>
          </table:table-cell>
          <table:table-cell table:style-name="ce1" office:value-type="string" calcext:value-type="string">
            <text:p>0xc885263353e0dc5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80000" calcext:value-type="float">
            <text:p>1980000</text:p>
          </table:table-cell>
          <table:table-cell table:style-name="ce1" office:value-type="float" office:value="1346000" calcext:value-type="float">
            <text:p>134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150351b75b20179</text:p>
          </table:table-cell>
          <table:table-cell table:style-name="ce1" office:value-type="string" calcext:value-type="string">
            <text:p>0xdd73ce03cb3987f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95926" calcext:value-type="float">
            <text:p>595926</text:p>
          </table:table-cell>
          <table:table-cell table:style-name="ce1" office:value-type="float" office:value="2319000" calcext:value-type="float">
            <text:p>2319000</text:p>
          </table:table-cell>
          <table:table-cell table:style-name="ce1" office:value-type="float" office:value="1075000" calcext:value-type="float">
            <text:p>107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6062bbd6bb09b43</text:p>
          </table:table-cell>
          <table:table-cell table:style-name="ce1" office:value-type="string" calcext:value-type="string">
            <text:p>0x4d570190b97a32f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40000" calcext:value-type="float">
            <text:p>1240000</text:p>
          </table:table-cell>
          <table:table-cell table:style-name="ce1" office:value-type="float" office:value="1430000" calcext:value-type="float">
            <text:p>143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562b395767fa2c7</text:p>
          </table:table-cell>
          <table:table-cell table:style-name="ce1" office:value-type="string" calcext:value-type="string">
            <text:p>0x1b0fd0c52abb4bd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158000" calcext:value-type="float">
            <text:p>1158000</text:p>
          </table:table-cell>
          <table:table-cell table:style-name="ce1" office:value-type="float" office:value="1116000" calcext:value-type="float">
            <text:p>111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cfe9ec7fde2b7a0</text:p>
          </table:table-cell>
          <table:table-cell table:style-name="ce1" office:value-type="string" calcext:value-type="string">
            <text:p>0x44a4ef73e2c5eb7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53000" calcext:value-type="float">
            <text:p>1453000</text:p>
          </table:table-cell>
          <table:table-cell table:style-name="ce1" office:value-type="float" office:value="1732000" calcext:value-type="float">
            <text:p>173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fb0ddd3111049fa</text:p>
          </table:table-cell>
          <table:table-cell table:style-name="ce1" office:value-type="string" calcext:value-type="string">
            <text:p>0x3add57473fece4b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139000" calcext:value-type="float">
            <text:p>3139000</text:p>
          </table:table-cell>
          <table:table-cell table:style-name="ce1" office:value-type="float" office:value="1219000" calcext:value-type="float">
            <text:p>121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0bae8087114a8c9</text:p>
          </table:table-cell>
          <table:table-cell table:style-name="ce1" office:value-type="string" calcext:value-type="string">
            <text:p>0x93c8a785507484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238000" calcext:value-type="float">
            <text:p>1238000</text:p>
          </table:table-cell>
          <table:table-cell table:style-name="ce1" office:value-type="float" office:value="1214000" calcext:value-type="float">
            <text:p>121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7d6d27dc591fc35</text:p>
          </table:table-cell>
          <table:table-cell table:style-name="ce1" office:value-type="string" calcext:value-type="string">
            <text:p>0xc4af3fdf44d2529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73000" calcext:value-type="float">
            <text:p>1373000</text:p>
          </table:table-cell>
          <table:table-cell table:style-name="ce1" office:value-type="float" office:value="1306000" calcext:value-type="float">
            <text:p>130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4a99c01c4d815c7</text:p>
          </table:table-cell>
          <table:table-cell table:style-name="ce1" office:value-type="string" calcext:value-type="string">
            <text:p>0x143e63f43a992e3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15000" calcext:value-type="float">
            <text:p>1115000</text:p>
          </table:table-cell>
          <table:table-cell table:style-name="ce1" office:value-type="float" office:value="1008000" calcext:value-type="float">
            <text:p>100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2ec1900228d81cc</text:p>
          </table:table-cell>
          <table:table-cell table:style-name="ce1" office:value-type="string" calcext:value-type="string">
            <text:p>0x702acb6a4b8f84d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29000" calcext:value-type="float">
            <text:p>1529000</text:p>
          </table:table-cell>
          <table:table-cell table:style-name="ce1" office:value-type="float" office:value="1770000" calcext:value-type="float">
            <text:p>177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972698a480b32a5</text:p>
          </table:table-cell>
          <table:table-cell table:style-name="ce1" office:value-type="string" calcext:value-type="string">
            <text:p>0xfcb2e893822e8ae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726000" calcext:value-type="float">
            <text:p>3726000</text:p>
          </table:table-cell>
          <table:table-cell table:style-name="ce1" office:value-type="float" office:value="1593000" calcext:value-type="float">
            <text:p>159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3a2931299912cf1</text:p>
          </table:table-cell>
          <table:table-cell table:style-name="ce1" office:value-type="string" calcext:value-type="string">
            <text:p>0x87466c16dff6de6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27000" calcext:value-type="float">
            <text:p>2027000</text:p>
          </table:table-cell>
          <table:table-cell table:style-name="ce1" office:value-type="float" office:value="1860000" calcext:value-type="float">
            <text:p>186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53ab8bf8d23d624</text:p>
          </table:table-cell>
          <table:table-cell table:style-name="ce1" office:value-type="string" calcext:value-type="string">
            <text:p>0x986acb284b348ea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07000" calcext:value-type="float">
            <text:p>1307000</text:p>
          </table:table-cell>
          <table:table-cell table:style-name="ce1" office:value-type="float" office:value="1087000" calcext:value-type="float">
            <text:p>108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1d69a57b623b3e6</text:p>
          </table:table-cell>
          <table:table-cell table:style-name="ce1" office:value-type="string" calcext:value-type="string">
            <text:p>0x2893d8ed6999d78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17000" calcext:value-type="float">
            <text:p>1517000</text:p>
          </table:table-cell>
          <table:table-cell table:style-name="ce1" office:value-type="float" office:value="1776000" calcext:value-type="float">
            <text:p>177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a45985d9b11591f</text:p>
          </table:table-cell>
          <table:table-cell table:style-name="ce1" office:value-type="string" calcext:value-type="string">
            <text:p>0x4f0502bd64e8434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12000" calcext:value-type="float">
            <text:p>1712000</text:p>
          </table:table-cell>
          <table:table-cell table:style-name="ce1" office:value-type="float" office:value="2601000" calcext:value-type="float">
            <text:p>260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448c8ff13814298</text:p>
          </table:table-cell>
          <table:table-cell table:style-name="ce1" office:value-type="string" calcext:value-type="string">
            <text:p>0x6ebc00ba4a77422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45000" calcext:value-type="float">
            <text:p>1245000</text:p>
          </table:table-cell>
          <table:table-cell table:style-name="ce1" office:value-type="float" office:value="1086000" calcext:value-type="float">
            <text:p>108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c88c1aab4aa4e7a</text:p>
          </table:table-cell>
          <table:table-cell table:style-name="ce1" office:value-type="string" calcext:value-type="string">
            <text:p>0xa83762d89de867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742000" calcext:value-type="float">
            <text:p>1742000</text:p>
          </table:table-cell>
          <table:table-cell table:style-name="ce1" office:value-type="float" office:value="1078000" calcext:value-type="float">
            <text:p>107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47239e90a818023</text:p>
          </table:table-cell>
          <table:table-cell table:style-name="ce1" office:value-type="string" calcext:value-type="string">
            <text:p>0x7e0bb05856cf99e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487000" calcext:value-type="float">
            <text:p>1487000</text:p>
          </table:table-cell>
          <table:table-cell table:style-name="ce1" office:value-type="float" office:value="1094000" calcext:value-type="float">
            <text:p>109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f4358ce39570c78</text:p>
          </table:table-cell>
          <table:table-cell table:style-name="ce1" office:value-type="string" calcext:value-type="string">
            <text:p>0xd4f16040dce96f8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73000" calcext:value-type="float">
            <text:p>1773000</text:p>
          </table:table-cell>
          <table:table-cell table:style-name="ce1" office:value-type="float" office:value="3099000" calcext:value-type="float">
            <text:p>309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d2b42f5ccf2e832</text:p>
          </table:table-cell>
          <table:table-cell table:style-name="ce1" office:value-type="string" calcext:value-type="string">
            <text:p>0x1d9d231b6fc5fc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48000" calcext:value-type="float">
            <text:p>1748000</text:p>
          </table:table-cell>
          <table:table-cell table:style-name="ce1" office:value-type="float" office:value="1585000" calcext:value-type="float">
            <text:p>158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7c5ea849f7dec76</text:p>
          </table:table-cell>
          <table:table-cell table:style-name="ce1" office:value-type="string" calcext:value-type="string">
            <text:p>0xe5ea820c322c84f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044000" calcext:value-type="float">
            <text:p>3044000</text:p>
          </table:table-cell>
          <table:table-cell table:style-name="ce1" office:value-type="float" office:value="1284000" calcext:value-type="float">
            <text:p>128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0249827a2338219</text:p>
          </table:table-cell>
          <table:table-cell table:style-name="ce1" office:value-type="string" calcext:value-type="string">
            <text:p>0x70a9b052e25789f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86000" calcext:value-type="float">
            <text:p>1786000</text:p>
          </table:table-cell>
          <table:table-cell table:style-name="ce1" office:value-type="float" office:value="1747000" calcext:value-type="float">
            <text:p>174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2a4d1ff81fea57f</text:p>
          </table:table-cell>
          <table:table-cell table:style-name="ce1" office:value-type="string" calcext:value-type="string">
            <text:p>0x676302101ce2f0d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794000" calcext:value-type="float">
            <text:p>1794000</text:p>
          </table:table-cell>
          <table:table-cell table:style-name="ce1" office:value-type="float" office:value="3570000" calcext:value-type="float">
            <text:p>357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26f36f4be7da704</text:p>
          </table:table-cell>
          <table:table-cell table:style-name="ce1" office:value-type="string" calcext:value-type="string">
            <text:p>0xf8ca667b686087d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067000" calcext:value-type="float">
            <text:p>3067000</text:p>
          </table:table-cell>
          <table:table-cell table:style-name="ce1" office:value-type="float" office:value="1332000" calcext:value-type="float">
            <text:p>133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c0e725c47469c0c</text:p>
          </table:table-cell>
          <table:table-cell table:style-name="ce1" office:value-type="string" calcext:value-type="string">
            <text:p>0xfb15e0a1e4c0ad5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90000" calcext:value-type="float">
            <text:p>1890000</text:p>
          </table:table-cell>
          <table:table-cell table:style-name="ce1" office:value-type="float" office:value="2149000" calcext:value-type="float">
            <text:p>21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50cf02f03e8a5b9</text:p>
          </table:table-cell>
          <table:table-cell table:style-name="ce1" office:value-type="string" calcext:value-type="string">
            <text:p>0x28721036c6db74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94000" calcext:value-type="float">
            <text:p>1994000</text:p>
          </table:table-cell>
          <table:table-cell table:style-name="ce1" office:value-type="float" office:value="3418000" calcext:value-type="float">
            <text:p>341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33237b3c28d7d17</text:p>
          </table:table-cell>
          <table:table-cell table:style-name="ce1" office:value-type="string" calcext:value-type="string">
            <text:p>0xfd57b2ac46373ea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81000" calcext:value-type="float">
            <text:p>1481000</text:p>
          </table:table-cell>
          <table:table-cell table:style-name="ce1" office:value-type="float" office:value="1505000" calcext:value-type="float">
            <text:p>150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126324aa2240486</text:p>
          </table:table-cell>
          <table:table-cell table:style-name="ce1" office:value-type="string" calcext:value-type="string">
            <text:p>0xdbb65aaf2c0ef12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197222" calcext:value-type="float">
            <text:p>1197222</text:p>
          </table:table-cell>
          <table:table-cell table:style-name="ce1" office:value-type="float" office:value="1345000" calcext:value-type="float">
            <text:p>1345000</text:p>
          </table:table-cell>
          <table:table-cell table:style-name="ce1" office:value-type="float" office:value="1859000" calcext:value-type="float">
            <text:p>185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e1adbe1e7576a17</text:p>
          </table:table-cell>
          <table:table-cell table:style-name="ce1" office:value-type="string" calcext:value-type="string">
            <text:p>0x82aeec61afbb93f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437000" calcext:value-type="float">
            <text:p>2437000</text:p>
          </table:table-cell>
          <table:table-cell table:style-name="ce1" office:value-type="float" office:value="1904000" calcext:value-type="float">
            <text:p>190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d1179671fc81936</text:p>
          </table:table-cell>
          <table:table-cell table:style-name="ce1" office:value-type="string" calcext:value-type="string">
            <text:p>0xffb8468a8146e39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020000" calcext:value-type="float">
            <text:p>3020000</text:p>
          </table:table-cell>
          <table:table-cell table:style-name="ce1" office:value-type="float" office:value="1741000" calcext:value-type="float">
            <text:p>174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a62481b2e6b036e</text:p>
          </table:table-cell>
          <table:table-cell table:style-name="ce1" office:value-type="string" calcext:value-type="string">
            <text:p>0xc25d9eff3dada93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2086000" calcext:value-type="float">
            <text:p>2086000</text:p>
          </table:table-cell>
          <table:table-cell table:style-name="ce1" office:value-type="float" office:value="1153000" calcext:value-type="float">
            <text:p>115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b1645bf04de180</text:p>
          </table:table-cell>
          <table:table-cell table:style-name="ce1" office:value-type="string" calcext:value-type="string">
            <text:p>0xe19c4ad60605e6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83000" calcext:value-type="float">
            <text:p>1083000</text:p>
          </table:table-cell>
          <table:table-cell table:style-name="ce1" office:value-type="float" office:value="1758000" calcext:value-type="float">
            <text:p>175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efd64f4d7560bd0</text:p>
          </table:table-cell>
          <table:table-cell table:style-name="ce1" office:value-type="string" calcext:value-type="string">
            <text:p>0x7963c0a4ddf9f2e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99000" calcext:value-type="float">
            <text:p>1999000</text:p>
          </table:table-cell>
          <table:table-cell table:style-name="ce1" office:value-type="float" office:value="3843000" calcext:value-type="float">
            <text:p>384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40e876f009e9605</text:p>
          </table:table-cell>
          <table:table-cell table:style-name="ce1" office:value-type="string" calcext:value-type="string">
            <text:p>0x1b815b22f9d4e3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95926" calcext:value-type="float">
            <text:p>595926</text:p>
          </table:table-cell>
          <table:table-cell table:style-name="ce1" office:value-type="float" office:value="1557000" calcext:value-type="float">
            <text:p>1557000</text:p>
          </table:table-cell>
          <table:table-cell table:style-name="ce1" office:value-type="float" office:value="1156000" calcext:value-type="float">
            <text:p>115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afacac9973e98d2</text:p>
          </table:table-cell>
          <table:table-cell table:style-name="ce1" office:value-type="string" calcext:value-type="string">
            <text:p>0x1c985ad47bbffd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12000" calcext:value-type="float">
            <text:p>1212000</text:p>
          </table:table-cell>
          <table:table-cell table:style-name="ce1" office:value-type="float" office:value="1481000" calcext:value-type="float">
            <text:p>148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f3c646e272e5ed</text:p>
          </table:table-cell>
          <table:table-cell table:style-name="ce1" office:value-type="string" calcext:value-type="string">
            <text:p>0xbdccba676f09a3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67000" calcext:value-type="float">
            <text:p>1367000</text:p>
          </table:table-cell>
          <table:table-cell table:style-name="ce1" office:value-type="float" office:value="2419000" calcext:value-type="float">
            <text:p>241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7fdf1f9e067f0e3</text:p>
          </table:table-cell>
          <table:table-cell table:style-name="ce1" office:value-type="string" calcext:value-type="string">
            <text:p>0x9f5a0deaf6393c2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06000" calcext:value-type="float">
            <text:p>1806000</text:p>
          </table:table-cell>
          <table:table-cell table:style-name="ce1" office:value-type="float" office:value="2203000" calcext:value-type="float">
            <text:p>220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3d022cad0041c39</text:p>
          </table:table-cell>
          <table:table-cell table:style-name="ce1" office:value-type="string" calcext:value-type="string">
            <text:p>0xc5a3c8c2ee99257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596000" calcext:value-type="float">
            <text:p>2596000</text:p>
          </table:table-cell>
          <table:table-cell table:style-name="ce1" office:value-type="float" office:value="1895000" calcext:value-type="float">
            <text:p>189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954c1ff41181d5c</text:p>
          </table:table-cell>
          <table:table-cell table:style-name="ce1" office:value-type="string" calcext:value-type="string">
            <text:p>0x1fd801aea13121a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974000" calcext:value-type="float">
            <text:p>1974000</text:p>
          </table:table-cell>
          <table:table-cell table:style-name="ce1" office:value-type="float" office:value="2333000" calcext:value-type="float">
            <text:p>233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ebbd6bdeb800754</text:p>
          </table:table-cell>
          <table:table-cell table:style-name="ce1" office:value-type="string" calcext:value-type="string">
            <text:p>0x64156ac3ed1613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11000" calcext:value-type="float">
            <text:p>2011000</text:p>
          </table:table-cell>
          <table:table-cell table:style-name="ce1" office:value-type="float" office:value="2772000" calcext:value-type="float">
            <text:p>277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a259731b8ea54fc</text:p>
          </table:table-cell>
          <table:table-cell table:style-name="ce1" office:value-type="string" calcext:value-type="string">
            <text:p>0x21bcacf37cf6941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386000" calcext:value-type="float">
            <text:p>2386000</text:p>
          </table:table-cell>
          <table:table-cell table:style-name="ce1" office:value-type="float" office:value="2003000" calcext:value-type="float">
            <text:p>200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3bc809fc561a09a</text:p>
          </table:table-cell>
          <table:table-cell table:style-name="ce1" office:value-type="string" calcext:value-type="string">
            <text:p>0xe2617a6802359a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24000" calcext:value-type="float">
            <text:p>2024000</text:p>
          </table:table-cell>
          <table:table-cell table:style-name="ce1" office:value-type="float" office:value="1839000" calcext:value-type="float">
            <text:p>183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f26b1380faa0ce4</text:p>
          </table:table-cell>
          <table:table-cell table:style-name="ce1" office:value-type="string" calcext:value-type="string">
            <text:p>0x5bf11522eb3b5ad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248000" calcext:value-type="float">
            <text:p>1248000</text:p>
          </table:table-cell>
          <table:table-cell table:style-name="ce1" office:value-type="float" office:value="1086000" calcext:value-type="float">
            <text:p>108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331f2b7ab4be4ca</text:p>
          </table:table-cell>
          <table:table-cell table:style-name="ce1" office:value-type="string" calcext:value-type="string">
            <text:p>0x613098867603cf4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01000" calcext:value-type="float">
            <text:p>1701000</text:p>
          </table:table-cell>
          <table:table-cell table:style-name="ce1" office:value-type="float" office:value="1745000" calcext:value-type="float">
            <text:p>174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6866e445630b38d</text:p>
          </table:table-cell>
          <table:table-cell table:style-name="ce1" office:value-type="string" calcext:value-type="string">
            <text:p>0x76dc2342ed99fb1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645000" calcext:value-type="float">
            <text:p>1645000</text:p>
          </table:table-cell>
          <table:table-cell table:style-name="ce1" office:value-type="float" office:value="1480000" calcext:value-type="float">
            <text:p>148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a3291e244f82696</text:p>
          </table:table-cell>
          <table:table-cell table:style-name="ce1" office:value-type="string" calcext:value-type="string">
            <text:p>0xc928939c993004a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28000" calcext:value-type="float">
            <text:p>1528000</text:p>
          </table:table-cell>
          <table:table-cell table:style-name="ce1" office:value-type="float" office:value="1059000" calcext:value-type="float">
            <text:p>105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ba0c7e6eefe5181</text:p>
          </table:table-cell>
          <table:table-cell table:style-name="ce1" office:value-type="string" calcext:value-type="string">
            <text:p>0xd12b3fa06f7ceeb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03000" calcext:value-type="float">
            <text:p>1503000</text:p>
          </table:table-cell>
          <table:table-cell table:style-name="ce1" office:value-type="float" office:value="1411000" calcext:value-type="float">
            <text:p>141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8855e4b37835ecb</text:p>
          </table:table-cell>
          <table:table-cell table:style-name="ce1" office:value-type="string" calcext:value-type="string">
            <text:p>0x4bf7499fdf9515d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16000" calcext:value-type="float">
            <text:p>1016000</text:p>
          </table:table-cell>
          <table:table-cell table:style-name="ce1" office:value-type="float" office:value="1101000" calcext:value-type="float">
            <text:p>110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49cd2b0d7c72a42</text:p>
          </table:table-cell>
          <table:table-cell table:style-name="ce1" office:value-type="string" calcext:value-type="string">
            <text:p>0xaa54e9803fe12a5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31000" calcext:value-type="float">
            <text:p>1431000</text:p>
          </table:table-cell>
          <table:table-cell table:style-name="ce1" office:value-type="float" office:value="1721000" calcext:value-type="float">
            <text:p>172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53e2f14f0a3cd8c</text:p>
          </table:table-cell>
          <table:table-cell table:style-name="ce1" office:value-type="string" calcext:value-type="string">
            <text:p>0x914b69191319f0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2564000" calcext:value-type="float">
            <text:p>2564000</text:p>
          </table:table-cell>
          <table:table-cell table:style-name="ce1" office:value-type="float" office:value="2043000" calcext:value-type="float">
            <text:p>204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ae256c927240d15</text:p>
          </table:table-cell>
          <table:table-cell table:style-name="ce1" office:value-type="string" calcext:value-type="string">
            <text:p>0x536a90eff6c303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094000" calcext:value-type="float">
            <text:p>3094000</text:p>
          </table:table-cell>
          <table:table-cell table:style-name="ce1" office:value-type="float" office:value="1962000" calcext:value-type="float">
            <text:p>196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23eb84a5a71efcd</text:p>
          </table:table-cell>
          <table:table-cell table:style-name="ce1" office:value-type="string" calcext:value-type="string">
            <text:p>0x6a5fb70fda7e33d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85000" calcext:value-type="float">
            <text:p>1485000</text:p>
          </table:table-cell>
          <table:table-cell table:style-name="ce1" office:value-type="float" office:value="1106000" calcext:value-type="float">
            <text:p>110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a86f303b8000781</text:p>
          </table:table-cell>
          <table:table-cell table:style-name="ce1" office:value-type="string" calcext:value-type="string">
            <text:p>0x67b028b8524776f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33000" calcext:value-type="float">
            <text:p>1233000</text:p>
          </table:table-cell>
          <table:table-cell table:style-name="ce1" office:value-type="float" office:value="1029000" calcext:value-type="float">
            <text:p>102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424bb088a469be8</text:p>
          </table:table-cell>
          <table:table-cell table:style-name="ce1" office:value-type="string" calcext:value-type="string">
            <text:p>0x9ac966bd5a192b2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20000" calcext:value-type="float">
            <text:p>1420000</text:p>
          </table:table-cell>
          <table:table-cell table:style-name="ce1" office:value-type="float" office:value="1084000" calcext:value-type="float">
            <text:p>108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26657b9004fde0a</text:p>
          </table:table-cell>
          <table:table-cell table:style-name="ce1" office:value-type="string" calcext:value-type="string">
            <text:p>0xc817fe35bc57cf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2123000" calcext:value-type="float">
            <text:p>2123000</text:p>
          </table:table-cell>
          <table:table-cell table:style-name="ce1" office:value-type="float" office:value="1319000" calcext:value-type="float">
            <text:p>131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21ad50a12208281</text:p>
          </table:table-cell>
          <table:table-cell table:style-name="ce1" office:value-type="string" calcext:value-type="string">
            <text:p>0x4bc1f1d43b39c2c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10000" calcext:value-type="float">
            <text:p>1210000</text:p>
          </table:table-cell>
          <table:table-cell table:style-name="ce1" office:value-type="float" office:value="1078000" calcext:value-type="float">
            <text:p>107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66084a854416e80</text:p>
          </table:table-cell>
          <table:table-cell table:style-name="ce1" office:value-type="string" calcext:value-type="string">
            <text:p>0x4d97e6a6d3863fe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72000" calcext:value-type="float">
            <text:p>1372000</text:p>
          </table:table-cell>
          <table:table-cell table:style-name="ce1" office:value-type="float" office:value="1130000" calcext:value-type="float">
            <text:p>113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7d621d2a10f7088</text:p>
          </table:table-cell>
          <table:table-cell table:style-name="ce1" office:value-type="string" calcext:value-type="string">
            <text:p>0x4fc21cb67d515a6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62000" calcext:value-type="float">
            <text:p>1262000</text:p>
          </table:table-cell>
          <table:table-cell table:style-name="ce1" office:value-type="float" office:value="1321000" calcext:value-type="float">
            <text:p>132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1c636ba427f2ef7</text:p>
          </table:table-cell>
          <table:table-cell table:style-name="ce1" office:value-type="string" calcext:value-type="string">
            <text:p>0xeb0c77ca60e167b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34000" calcext:value-type="float">
            <text:p>1034000</text:p>
          </table:table-cell>
          <table:table-cell table:style-name="ce1" office:value-type="float" office:value="1982000" calcext:value-type="float">
            <text:p>198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3838d0d8a516fa6</text:p>
          </table:table-cell>
          <table:table-cell table:style-name="ce1" office:value-type="string" calcext:value-type="string">
            <text:p>0xf791a8f8380550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027" calcext:value-type="float">
            <text:p>510027</text:p>
          </table:table-cell>
          <table:table-cell table:style-name="ce1" office:value-type="float" office:value="1534000" calcext:value-type="float">
            <text:p>1534000</text:p>
          </table:table-cell>
          <table:table-cell table:style-name="ce1" office:value-type="float" office:value="1107000" calcext:value-type="float">
            <text:p>110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5c2a8299e3f79cf</text:p>
          </table:table-cell>
          <table:table-cell table:style-name="ce1" office:value-type="string" calcext:value-type="string">
            <text:p>0x6fec860fdeba541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637000" calcext:value-type="float">
            <text:p>1637000</text:p>
          </table:table-cell>
          <table:table-cell table:style-name="ce1" office:value-type="float" office:value="1641000" calcext:value-type="float">
            <text:p>164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63b73572b89e8e9</text:p>
          </table:table-cell>
          <table:table-cell table:style-name="ce1" office:value-type="string" calcext:value-type="string">
            <text:p>0x9e014fb69eb84b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38000" calcext:value-type="float">
            <text:p>1338000</text:p>
          </table:table-cell>
          <table:table-cell table:style-name="ce1" office:value-type="float" office:value="2149000" calcext:value-type="float">
            <text:p>21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763cd2eb726bcf5</text:p>
          </table:table-cell>
          <table:table-cell table:style-name="ce1" office:value-type="string" calcext:value-type="string">
            <text:p>0xc8edbbd1ae47ed3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991000" calcext:value-type="float">
            <text:p>991000</text:p>
          </table:table-cell>
          <table:table-cell table:style-name="ce1" office:value-type="float" office:value="986000" calcext:value-type="float">
            <text:p>98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c418b9425017c5f</text:p>
          </table:table-cell>
          <table:table-cell table:style-name="ce1" office:value-type="string" calcext:value-type="string">
            <text:p>0x10f0ead086f0aba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850000" calcext:value-type="float">
            <text:p>1850000</text:p>
          </table:table-cell>
          <table:table-cell table:style-name="ce1" office:value-type="float" office:value="1925000" calcext:value-type="float">
            <text:p>192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31b7fafe36c9829</text:p>
          </table:table-cell>
          <table:table-cell table:style-name="ce1" office:value-type="string" calcext:value-type="string">
            <text:p>0xcb1e36a1ecc65e0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370000" calcext:value-type="float">
            <text:p>1370000</text:p>
          </table:table-cell>
          <table:table-cell table:style-name="ce1" office:value-type="float" office:value="1204000" calcext:value-type="float">
            <text:p>120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6e931b140f76c4a</text:p>
          </table:table-cell>
          <table:table-cell table:style-name="ce1" office:value-type="string" calcext:value-type="string">
            <text:p>0x392e85ca2246ae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95926" calcext:value-type="float">
            <text:p>595926</text:p>
          </table:table-cell>
          <table:table-cell table:style-name="ce1" office:value-type="float" office:value="1594000" calcext:value-type="float">
            <text:p>1594000</text:p>
          </table:table-cell>
          <table:table-cell table:style-name="ce1" office:value-type="float" office:value="1067000" calcext:value-type="float">
            <text:p>106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251005c08924394</text:p>
          </table:table-cell>
          <table:table-cell table:style-name="ce1" office:value-type="string" calcext:value-type="string">
            <text:p>0xb7c8e3131543caa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19000" calcext:value-type="float">
            <text:p>1719000</text:p>
          </table:table-cell>
          <table:table-cell table:style-name="ce1" office:value-type="float" office:value="1524000" calcext:value-type="float">
            <text:p>152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d98a3c377f9ebe1</text:p>
          </table:table-cell>
          <table:table-cell table:style-name="ce1" office:value-type="string" calcext:value-type="string">
            <text:p>0xbde70567ecd48e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17000" calcext:value-type="float">
            <text:p>1717000</text:p>
          </table:table-cell>
          <table:table-cell table:style-name="ce1" office:value-type="float" office:value="1767000" calcext:value-type="float">
            <text:p>176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6419c26cfc761b3</text:p>
          </table:table-cell>
          <table:table-cell table:style-name="ce1" office:value-type="string" calcext:value-type="string">
            <text:p>0xd249380cf8f7df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18000" calcext:value-type="float">
            <text:p>1418000</text:p>
          </table:table-cell>
          <table:table-cell table:style-name="ce1" office:value-type="float" office:value="2585000" calcext:value-type="float">
            <text:p>258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9b40b0375c8b568</text:p>
          </table:table-cell>
          <table:table-cell table:style-name="ce1" office:value-type="string" calcext:value-type="string">
            <text:p>0x11541ddc84d46d2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998000" calcext:value-type="float">
            <text:p>1998000</text:p>
          </table:table-cell>
          <table:table-cell table:style-name="ce1" office:value-type="float" office:value="1462000" calcext:value-type="float">
            <text:p>146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b2efe8fcde4edcc</text:p>
          </table:table-cell>
          <table:table-cell table:style-name="ce1" office:value-type="string" calcext:value-type="string">
            <text:p>0x13ddd0b522197a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96000" calcext:value-type="float">
            <text:p>1496000</text:p>
          </table:table-cell>
          <table:table-cell table:style-name="ce1" office:value-type="float" office:value="1040000" calcext:value-type="float">
            <text:p>104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857c985edfbc3df</text:p>
          </table:table-cell>
          <table:table-cell table:style-name="ce1" office:value-type="string" calcext:value-type="string">
            <text:p>0x5ee79de5e81a001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423000" calcext:value-type="float">
            <text:p>1423000</text:p>
          </table:table-cell>
          <table:table-cell table:style-name="ce1" office:value-type="float" office:value="1676000" calcext:value-type="float">
            <text:p>167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5163a84a3cd9c8c</text:p>
          </table:table-cell>
          <table:table-cell table:style-name="ce1" office:value-type="string" calcext:value-type="string">
            <text:p>0x102ca4fa89c9c46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71000" calcext:value-type="float">
            <text:p>1771000</text:p>
          </table:table-cell>
          <table:table-cell table:style-name="ce1" office:value-type="float" office:value="2106000" calcext:value-type="float">
            <text:p>210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e3f03d80b968b81</text:p>
          </table:table-cell>
          <table:table-cell table:style-name="ce1" office:value-type="string" calcext:value-type="string">
            <text:p>0xcc58b11c030fcdd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93000" calcext:value-type="float">
            <text:p>1893000</text:p>
          </table:table-cell>
          <table:table-cell table:style-name="ce1" office:value-type="float" office:value="1865000" calcext:value-type="float">
            <text:p>186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b010c063b5472de</text:p>
          </table:table-cell>
          <table:table-cell table:style-name="ce1" office:value-type="string" calcext:value-type="string">
            <text:p>0x87aefdbf2244e2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39000" calcext:value-type="float">
            <text:p>1839000</text:p>
          </table:table-cell>
          <table:table-cell table:style-name="ce1" office:value-type="float" office:value="1563000" calcext:value-type="float">
            <text:p>156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b1f13da88f90804</text:p>
          </table:table-cell>
          <table:table-cell table:style-name="ce1" office:value-type="string" calcext:value-type="string">
            <text:p>0x274e4fb80d2f40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07000" calcext:value-type="float">
            <text:p>1407000</text:p>
          </table:table-cell>
          <table:table-cell table:style-name="ce1" office:value-type="float" office:value="1593000" calcext:value-type="float">
            <text:p>159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fdf0079bf6772ec</text:p>
          </table:table-cell>
          <table:table-cell table:style-name="ce1" office:value-type="string" calcext:value-type="string">
            <text:p>0xfff706a8dc43a4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288000" calcext:value-type="float">
            <text:p>1288000</text:p>
          </table:table-cell>
          <table:table-cell table:style-name="ce1" office:value-type="float" office:value="989000" calcext:value-type="float">
            <text:p>98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abc2f8add84ab51</text:p>
          </table:table-cell>
          <table:table-cell table:style-name="ce1" office:value-type="string" calcext:value-type="string">
            <text:p>0x279570d2eec485e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64000" calcext:value-type="float">
            <text:p>1664000</text:p>
          </table:table-cell>
          <table:table-cell table:style-name="ce1" office:value-type="float" office:value="1523000" calcext:value-type="float">
            <text:p>152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b19a28e3dc8f426</text:p>
          </table:table-cell>
          <table:table-cell table:style-name="ce1" office:value-type="string" calcext:value-type="string">
            <text:p>0x97819060bdc6079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04000" calcext:value-type="float">
            <text:p>1004000</text:p>
          </table:table-cell>
          <table:table-cell table:style-name="ce1" office:value-type="float" office:value="1226000" calcext:value-type="float">
            <text:p>122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59e7070920f288b</text:p>
          </table:table-cell>
          <table:table-cell table:style-name="ce1" office:value-type="string" calcext:value-type="string">
            <text:p>0xa29d4232e94b72c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05000" calcext:value-type="float">
            <text:p>1405000</text:p>
          </table:table-cell>
          <table:table-cell table:style-name="ce1" office:value-type="float" office:value="1154000" calcext:value-type="float">
            <text:p>115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d109739c7cb6353</text:p>
          </table:table-cell>
          <table:table-cell table:style-name="ce1" office:value-type="string" calcext:value-type="string">
            <text:p>0x2005f8d6b20997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78000" calcext:value-type="float">
            <text:p>1178000</text:p>
          </table:table-cell>
          <table:table-cell table:style-name="ce1" office:value-type="float" office:value="1127000" calcext:value-type="float">
            <text:p>112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7f43623654bf4a7</text:p>
          </table:table-cell>
          <table:table-cell table:style-name="ce1" office:value-type="string" calcext:value-type="string">
            <text:p>0x982d2ab58058fe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968000" calcext:value-type="float">
            <text:p>968000</text:p>
          </table:table-cell>
          <table:table-cell table:style-name="ce1" office:value-type="float" office:value="1074000" calcext:value-type="float">
            <text:p>107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94b7dd645370ccf</text:p>
          </table:table-cell>
          <table:table-cell table:style-name="ce1" office:value-type="string" calcext:value-type="string">
            <text:p>0xbe3091cc61dc1a5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41000" calcext:value-type="float">
            <text:p>1341000</text:p>
          </table:table-cell>
          <table:table-cell table:style-name="ce1" office:value-type="float" office:value="1738000" calcext:value-type="float">
            <text:p>173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6291d4c18ba329</text:p>
          </table:table-cell>
          <table:table-cell table:style-name="ce1" office:value-type="string" calcext:value-type="string">
            <text:p>0x1540cd8a050be8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434000" calcext:value-type="float">
            <text:p>2434000</text:p>
          </table:table-cell>
          <table:table-cell table:style-name="ce1" office:value-type="float" office:value="1400000" calcext:value-type="float">
            <text:p>140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c96dcfb86a2be2d</text:p>
          </table:table-cell>
          <table:table-cell table:style-name="ce1" office:value-type="string" calcext:value-type="string">
            <text:p>0xbb61654d6df2ad5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52000" calcext:value-type="float">
            <text:p>1252000</text:p>
          </table:table-cell>
          <table:table-cell table:style-name="ce1" office:value-type="float" office:value="1440000" calcext:value-type="float">
            <text:p>144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769d31e6cdccdf3</text:p>
          </table:table-cell>
          <table:table-cell table:style-name="ce1" office:value-type="string" calcext:value-type="string">
            <text:p>0x2639743567aae04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019000" calcext:value-type="float">
            <text:p>1019000</text:p>
          </table:table-cell>
          <table:table-cell table:style-name="ce1" office:value-type="float" office:value="1207000" calcext:value-type="float">
            <text:p>120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94abfe622d16dbc</text:p>
          </table:table-cell>
          <table:table-cell table:style-name="ce1" office:value-type="string" calcext:value-type="string">
            <text:p>0xf1acc8570a79789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182000" calcext:value-type="float">
            <text:p>1182000</text:p>
          </table:table-cell>
          <table:table-cell table:style-name="ce1" office:value-type="float" office:value="1049000" calcext:value-type="float">
            <text:p>10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897eab7b868bd75</text:p>
          </table:table-cell>
          <table:table-cell table:style-name="ce1" office:value-type="string" calcext:value-type="string">
            <text:p>0x413669f221ab849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57000" calcext:value-type="float">
            <text:p>1157000</text:p>
          </table:table-cell>
          <table:table-cell table:style-name="ce1" office:value-type="float" office:value="1768000" calcext:value-type="float">
            <text:p>176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743bc5b274d803</text:p>
          </table:table-cell>
          <table:table-cell table:style-name="ce1" office:value-type="string" calcext:value-type="string">
            <text:p>0xe57a256ad0a3fcd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78000" calcext:value-type="float">
            <text:p>1378000</text:p>
          </table:table-cell>
          <table:table-cell table:style-name="ce1" office:value-type="float" office:value="1043000" calcext:value-type="float">
            <text:p>104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81269ae066c1399</text:p>
          </table:table-cell>
          <table:table-cell table:style-name="ce1" office:value-type="string" calcext:value-type="string">
            <text:p>0x12cfb328daa374d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81000" calcext:value-type="float">
            <text:p>1981000</text:p>
          </table:table-cell>
          <table:table-cell table:style-name="ce1" office:value-type="float" office:value="1825000" calcext:value-type="float">
            <text:p>182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9151d1ef40fc2f2</text:p>
          </table:table-cell>
          <table:table-cell table:style-name="ce1" office:value-type="string" calcext:value-type="string">
            <text:p>0xec949f8086ebfa2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40000" calcext:value-type="float">
            <text:p>1440000</text:p>
          </table:table-cell>
          <table:table-cell table:style-name="ce1" office:value-type="float" office:value="1318000" calcext:value-type="float">
            <text:p>131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a94a6d677db71ee</text:p>
          </table:table-cell>
          <table:table-cell table:style-name="ce1" office:value-type="string" calcext:value-type="string">
            <text:p>0x67302f445dd5962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197222" calcext:value-type="float">
            <text:p>1197222</text:p>
          </table:table-cell>
          <table:table-cell table:style-name="ce1" office:value-type="float" office:value="1473000" calcext:value-type="float">
            <text:p>1473000</text:p>
          </table:table-cell>
          <table:table-cell table:style-name="ce1" office:value-type="float" office:value="1303000" calcext:value-type="float">
            <text:p>130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9cceddb727c2a63</text:p>
          </table:table-cell>
          <table:table-cell table:style-name="ce1" office:value-type="string" calcext:value-type="string">
            <text:p>0x9297daa64025000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32000" calcext:value-type="float">
            <text:p>1732000</text:p>
          </table:table-cell>
          <table:table-cell table:style-name="ce1" office:value-type="float" office:value="1074000" calcext:value-type="float">
            <text:p>107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21cee8325bfc8ad</text:p>
          </table:table-cell>
          <table:table-cell table:style-name="ce1" office:value-type="string" calcext:value-type="string">
            <text:p>0x9424fbac65b2894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32000" calcext:value-type="float">
            <text:p>2032000</text:p>
          </table:table-cell>
          <table:table-cell table:style-name="ce1" office:value-type="float" office:value="1387000" calcext:value-type="float">
            <text:p>138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a54dadb9200508b</text:p>
          </table:table-cell>
          <table:table-cell table:style-name="ce1" office:value-type="string" calcext:value-type="string">
            <text:p>0xe5c86f17ca79a7d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06000" calcext:value-type="float">
            <text:p>1006000</text:p>
          </table:table-cell>
          <table:table-cell table:style-name="ce1" office:value-type="float" office:value="987000" calcext:value-type="float">
            <text:p>98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59015c96436f7a5</text:p>
          </table:table-cell>
          <table:table-cell table:style-name="ce1" office:value-type="string" calcext:value-type="string">
            <text:p>0xc3569c981952c4b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63000" calcext:value-type="float">
            <text:p>1563000</text:p>
          </table:table-cell>
          <table:table-cell table:style-name="ce1" office:value-type="float" office:value="1026000" calcext:value-type="float">
            <text:p>102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435f2cd0513234c</text:p>
          </table:table-cell>
          <table:table-cell table:style-name="ce1" office:value-type="string" calcext:value-type="string">
            <text:p>0xb249a695db2bd3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60000" calcext:value-type="float">
            <text:p>1260000</text:p>
          </table:table-cell>
          <table:table-cell table:style-name="ce1" office:value-type="float" office:value="1108000" calcext:value-type="float">
            <text:p>110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e5c520888d0a08f</text:p>
          </table:table-cell>
          <table:table-cell table:style-name="ce1" office:value-type="string" calcext:value-type="string">
            <text:p>0x7ccd1ca94e611ca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95926" calcext:value-type="float">
            <text:p>595926</text:p>
          </table:table-cell>
          <table:table-cell table:style-name="ce1" office:value-type="float" office:value="1364000" calcext:value-type="float">
            <text:p>1364000</text:p>
          </table:table-cell>
          <table:table-cell table:style-name="ce1" office:value-type="float" office:value="1545000" calcext:value-type="float">
            <text:p>154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5b96ff7c81dc252</text:p>
          </table:table-cell>
          <table:table-cell table:style-name="ce1" office:value-type="string" calcext:value-type="string">
            <text:p>0xae71c6bc1ae4a9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285000" calcext:value-type="float">
            <text:p>2285000</text:p>
          </table:table-cell>
          <table:table-cell table:style-name="ce1" office:value-type="float" office:value="2137000" calcext:value-type="float">
            <text:p>213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ef2f7755d834ac</text:p>
          </table:table-cell>
          <table:table-cell table:style-name="ce1" office:value-type="string" calcext:value-type="string">
            <text:p>0x1c5d36abf78e5c4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179000" calcext:value-type="float">
            <text:p>2179000</text:p>
          </table:table-cell>
          <table:table-cell table:style-name="ce1" office:value-type="float" office:value="1801000" calcext:value-type="float">
            <text:p>180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1db8f37ef2cb402</text:p>
          </table:table-cell>
          <table:table-cell table:style-name="ce1" office:value-type="string" calcext:value-type="string">
            <text:p>0x3033fc07e77c868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08000" calcext:value-type="float">
            <text:p>1608000</text:p>
          </table:table-cell>
          <table:table-cell table:style-name="ce1" office:value-type="float" office:value="1291000" calcext:value-type="float">
            <text:p>129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26c98c207f70e7e</text:p>
          </table:table-cell>
          <table:table-cell table:style-name="ce1" office:value-type="string" calcext:value-type="string">
            <text:p>0x688fc5db07a562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64000" calcext:value-type="float">
            <text:p>1664000</text:p>
          </table:table-cell>
          <table:table-cell table:style-name="ce1" office:value-type="float" office:value="1349000" calcext:value-type="float">
            <text:p>13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e60e4b6d4f4ac6d</text:p>
          </table:table-cell>
          <table:table-cell table:style-name="ce1" office:value-type="string" calcext:value-type="string">
            <text:p>0xa58303ca1dc1f69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34000" calcext:value-type="float">
            <text:p>1234000</text:p>
          </table:table-cell>
          <table:table-cell table:style-name="ce1" office:value-type="float" office:value="1058000" calcext:value-type="float">
            <text:p>105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f9624323a0585de</text:p>
          </table:table-cell>
          <table:table-cell table:style-name="ce1" office:value-type="string" calcext:value-type="string">
            <text:p>0x43bdbbbdfa770b4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16000" calcext:value-type="float">
            <text:p>2016000</text:p>
          </table:table-cell>
          <table:table-cell table:style-name="ce1" office:value-type="float" office:value="2046000" calcext:value-type="float">
            <text:p>204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50820d6f8ed2123</text:p>
          </table:table-cell>
          <table:table-cell table:style-name="ce1" office:value-type="string" calcext:value-type="string">
            <text:p>0xa6d2dd9bacf750a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52000" calcext:value-type="float">
            <text:p>1252000</text:p>
          </table:table-cell>
          <table:table-cell table:style-name="ce1" office:value-type="float" office:value="1475000" calcext:value-type="float">
            <text:p>147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0410de8d79d5358</text:p>
          </table:table-cell>
          <table:table-cell table:style-name="ce1" office:value-type="string" calcext:value-type="string">
            <text:p>0x9d46d302cdfa88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35000" calcext:value-type="float">
            <text:p>1135000</text:p>
          </table:table-cell>
          <table:table-cell table:style-name="ce1" office:value-type="float" office:value="1072000" calcext:value-type="float">
            <text:p>107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dbe56734a9e786f</text:p>
          </table:table-cell>
          <table:table-cell table:style-name="ce1" office:value-type="string" calcext:value-type="string">
            <text:p>0xc7217593cf3849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61000" calcext:value-type="float">
            <text:p>1161000</text:p>
          </table:table-cell>
          <table:table-cell table:style-name="ce1" office:value-type="float" office:value="998000" calcext:value-type="float">
            <text:p>99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3da5337ed245243</text:p>
          </table:table-cell>
          <table:table-cell table:style-name="ce1" office:value-type="string" calcext:value-type="string">
            <text:p>0x10d29e06f69b6cd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620000" calcext:value-type="float">
            <text:p>2620000</text:p>
          </table:table-cell>
          <table:table-cell table:style-name="ce1" office:value-type="float" office:value="1845000" calcext:value-type="float">
            <text:p>184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93e212d49b27cb</text:p>
          </table:table-cell>
          <table:table-cell table:style-name="ce1" office:value-type="string" calcext:value-type="string">
            <text:p>0xd59435ff68c598d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186000" calcext:value-type="float">
            <text:p>2186000</text:p>
          </table:table-cell>
          <table:table-cell table:style-name="ce1" office:value-type="float" office:value="1435000" calcext:value-type="float">
            <text:p>143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f2ac82c6d45c6fe</text:p>
          </table:table-cell>
          <table:table-cell table:style-name="ce1" office:value-type="string" calcext:value-type="string">
            <text:p>0x59c526a13d0a58a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04000" calcext:value-type="float">
            <text:p>1004000</text:p>
          </table:table-cell>
          <table:table-cell table:style-name="ce1" office:value-type="float" office:value="1850000" calcext:value-type="float">
            <text:p>185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82a07dc280807ee</text:p>
          </table:table-cell>
          <table:table-cell table:style-name="ce1" office:value-type="string" calcext:value-type="string">
            <text:p>0x8c17aa5b1cd1bbf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82000" calcext:value-type="float">
            <text:p>1782000</text:p>
          </table:table-cell>
          <table:table-cell table:style-name="ce1" office:value-type="float" office:value="1827000" calcext:value-type="float">
            <text:p>182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94e13f28d46f899</text:p>
          </table:table-cell>
          <table:table-cell table:style-name="ce1" office:value-type="string" calcext:value-type="string">
            <text:p>0x2059fa99c29bba2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72000" calcext:value-type="float">
            <text:p>1472000</text:p>
          </table:table-cell>
          <table:table-cell table:style-name="ce1" office:value-type="float" office:value="1769000" calcext:value-type="float">
            <text:p>176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7239c2d802bf69b</text:p>
          </table:table-cell>
          <table:table-cell table:style-name="ce1" office:value-type="string" calcext:value-type="string">
            <text:p>0x2f398224aedc024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314000" calcext:value-type="float">
            <text:p>2314000</text:p>
          </table:table-cell>
          <table:table-cell table:style-name="ce1" office:value-type="float" office:value="1315000" calcext:value-type="float">
            <text:p>131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c87242be765cd31</text:p>
          </table:table-cell>
          <table:table-cell table:style-name="ce1" office:value-type="string" calcext:value-type="string">
            <text:p>0x2ac94a7fe8a745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928000" calcext:value-type="float">
            <text:p>1928000</text:p>
          </table:table-cell>
          <table:table-cell table:style-name="ce1" office:value-type="float" office:value="1173000" calcext:value-type="float">
            <text:p>117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66b2bc59d7287aa</text:p>
          </table:table-cell>
          <table:table-cell table:style-name="ce1" office:value-type="string" calcext:value-type="string">
            <text:p>0xd28f02f5f5468e0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34000" calcext:value-type="float">
            <text:p>1234000</text:p>
          </table:table-cell>
          <table:table-cell table:style-name="ce1" office:value-type="float" office:value="1462000" calcext:value-type="float">
            <text:p>146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61ece63a4ec0b35</text:p>
          </table:table-cell>
          <table:table-cell table:style-name="ce1" office:value-type="string" calcext:value-type="string">
            <text:p>0x82f81679b539e49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19000" calcext:value-type="float">
            <text:p>1019000</text:p>
          </table:table-cell>
          <table:table-cell table:style-name="ce1" office:value-type="float" office:value="1154000" calcext:value-type="float">
            <text:p>115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a03563cd6bd8ca2</text:p>
          </table:table-cell>
          <table:table-cell table:style-name="ce1" office:value-type="string" calcext:value-type="string">
            <text:p>0xa04f057f689f02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27000" calcext:value-type="float">
            <text:p>1627000</text:p>
          </table:table-cell>
          <table:table-cell table:style-name="ce1" office:value-type="float" office:value="1804000" calcext:value-type="float">
            <text:p>180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f8c7733a999c0e8</text:p>
          </table:table-cell>
          <table:table-cell table:style-name="ce1" office:value-type="string" calcext:value-type="string">
            <text:p>0x4ae05bfda2a712d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39000" calcext:value-type="float">
            <text:p>1339000</text:p>
          </table:table-cell>
          <table:table-cell table:style-name="ce1" office:value-type="float" office:value="1906000" calcext:value-type="float">
            <text:p>190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f487419c5be38f2</text:p>
          </table:table-cell>
          <table:table-cell table:style-name="ce1" office:value-type="string" calcext:value-type="string">
            <text:p>0x4ac25aeeac61d88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920000" calcext:value-type="float">
            <text:p>1920000</text:p>
          </table:table-cell>
          <table:table-cell table:style-name="ce1" office:value-type="float" office:value="1185000" calcext:value-type="float">
            <text:p>118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9bf360c085458c</text:p>
          </table:table-cell>
          <table:table-cell table:style-name="ce1" office:value-type="string" calcext:value-type="string">
            <text:p>0x10337f65ff8c892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79000" calcext:value-type="float">
            <text:p>1079000</text:p>
          </table:table-cell>
          <table:table-cell table:style-name="ce1" office:value-type="float" office:value="1430000" calcext:value-type="float">
            <text:p>143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31af54bad9d9e0f</text:p>
          </table:table-cell>
          <table:table-cell table:style-name="ce1" office:value-type="string" calcext:value-type="string">
            <text:p>0x9fad976b1eddd83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11000" calcext:value-type="float">
            <text:p>1311000</text:p>
          </table:table-cell>
          <table:table-cell table:style-name="ce1" office:value-type="float" office:value="1076000" calcext:value-type="float">
            <text:p>107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89a77f41f5b9ffc</text:p>
          </table:table-cell>
          <table:table-cell table:style-name="ce1" office:value-type="string" calcext:value-type="string">
            <text:p>0xc656a47c19f0229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99000" calcext:value-type="float">
            <text:p>1199000</text:p>
          </table:table-cell>
          <table:table-cell table:style-name="ce1" office:value-type="float" office:value="1792000" calcext:value-type="float">
            <text:p>179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1d35d82ea9278d5</text:p>
          </table:table-cell>
          <table:table-cell table:style-name="ce1" office:value-type="string" calcext:value-type="string">
            <text:p>0x6958a7a536b2304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62000" calcext:value-type="float">
            <text:p>1562000</text:p>
          </table:table-cell>
          <table:table-cell table:style-name="ce1" office:value-type="float" office:value="2290000" calcext:value-type="float">
            <text:p>229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889af5291386d67</text:p>
          </table:table-cell>
          <table:table-cell table:style-name="ce1" office:value-type="string" calcext:value-type="string">
            <text:p>0xbabf1df44703c22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027" calcext:value-type="float">
            <text:p>510027</text:p>
          </table:table-cell>
          <table:table-cell table:style-name="ce1" office:value-type="float" office:value="2747000" calcext:value-type="float">
            <text:p>2747000</text:p>
          </table:table-cell>
          <table:table-cell table:style-name="ce1" office:value-type="float" office:value="2303000" calcext:value-type="float">
            <text:p>230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8641b62fe94c5d6</text:p>
          </table:table-cell>
          <table:table-cell table:style-name="ce1" office:value-type="string" calcext:value-type="string">
            <text:p>0x61820881f0c54a2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82000" calcext:value-type="float">
            <text:p>1682000</text:p>
          </table:table-cell>
          <table:table-cell table:style-name="ce1" office:value-type="float" office:value="1074000" calcext:value-type="float">
            <text:p>107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718a7500eb2d027</text:p>
          </table:table-cell>
          <table:table-cell table:style-name="ce1" office:value-type="string" calcext:value-type="string">
            <text:p>0xa59b8de7e0350a0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92000" calcext:value-type="float">
            <text:p>1492000</text:p>
          </table:table-cell>
          <table:table-cell table:style-name="ce1" office:value-type="float" office:value="1212000" calcext:value-type="float">
            <text:p>121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e3b920338741f6</text:p>
          </table:table-cell>
          <table:table-cell table:style-name="ce1" office:value-type="string" calcext:value-type="string">
            <text:p>0x43e6bc1d693602e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991000" calcext:value-type="float">
            <text:p>991000</text:p>
          </table:table-cell>
          <table:table-cell table:style-name="ce1" office:value-type="float" office:value="1331000" calcext:value-type="float">
            <text:p>133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fda7434f8a9c6b6</text:p>
          </table:table-cell>
          <table:table-cell table:style-name="ce1" office:value-type="string" calcext:value-type="string">
            <text:p>0xa69dbdd1c03905c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13000" calcext:value-type="float">
            <text:p>1513000</text:p>
          </table:table-cell>
          <table:table-cell table:style-name="ce1" office:value-type="float" office:value="1057000" calcext:value-type="float">
            <text:p>105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09a3fa87a682787</text:p>
          </table:table-cell>
          <table:table-cell table:style-name="ce1" office:value-type="string" calcext:value-type="string">
            <text:p>0x9133ac4512de732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92000" calcext:value-type="float">
            <text:p>1092000</text:p>
          </table:table-cell>
          <table:table-cell table:style-name="ce1" office:value-type="float" office:value="1502000" calcext:value-type="float">
            <text:p>150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22bc5fcbe639bf9</text:p>
          </table:table-cell>
          <table:table-cell table:style-name="ce1" office:value-type="string" calcext:value-type="string">
            <text:p>0xc8166c0039b058d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95926" calcext:value-type="float">
            <text:p>595926</text:p>
          </table:table-cell>
          <table:table-cell table:style-name="ce1" office:value-type="float" office:value="1453000" calcext:value-type="float">
            <text:p>1453000</text:p>
          </table:table-cell>
          <table:table-cell table:style-name="ce1" office:value-type="float" office:value="1072000" calcext:value-type="float">
            <text:p>107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28dc6880e6ab84b</text:p>
          </table:table-cell>
          <table:table-cell table:style-name="ce1" office:value-type="string" calcext:value-type="string">
            <text:p>0xed37d216326577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78000" calcext:value-type="float">
            <text:p>1078000</text:p>
          </table:table-cell>
          <table:table-cell table:style-name="ce1"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3b0a9338f949db4</text:p>
          </table:table-cell>
          <table:table-cell table:style-name="ce1" office:value-type="string" calcext:value-type="string">
            <text:p>0x48c11afef81fc7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352000" calcext:value-type="float">
            <text:p>2352000</text:p>
          </table:table-cell>
          <table:table-cell table:style-name="ce1" office:value-type="float" office:value="1757000" calcext:value-type="float">
            <text:p>175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b4ca624f18f157d</text:p>
          </table:table-cell>
          <table:table-cell table:style-name="ce1" office:value-type="string" calcext:value-type="string">
            <text:p>0xb09292c9a1b92bf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01000" calcext:value-type="float">
            <text:p>1301000</text:p>
          </table:table-cell>
          <table:table-cell table:style-name="ce1" office:value-type="float" office:value="1429000" calcext:value-type="float">
            <text:p>142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e4893d141386231</text:p>
          </table:table-cell>
          <table:table-cell table:style-name="ce1" office:value-type="string" calcext:value-type="string">
            <text:p>0x98a64b51c0abda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93000" calcext:value-type="float">
            <text:p>2093000</text:p>
          </table:table-cell>
          <table:table-cell table:style-name="ce1" office:value-type="float" office:value="1296000" calcext:value-type="float">
            <text:p>129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202f1d53decdded</text:p>
          </table:table-cell>
          <table:table-cell table:style-name="ce1" office:value-type="string" calcext:value-type="string">
            <text:p>0xc3a3bbc8859682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40000" calcext:value-type="float">
            <text:p>1140000</text:p>
          </table:table-cell>
          <table:table-cell table:style-name="ce1" office:value-type="float" office:value="1663000" calcext:value-type="float">
            <text:p>166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9ea6c6eb29e966</text:p>
          </table:table-cell>
          <table:table-cell table:style-name="ce1" office:value-type="string" calcext:value-type="string">
            <text:p>0x99d8c80b5863d6a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031000" calcext:value-type="float">
            <text:p>1031000</text:p>
          </table:table-cell>
          <table:table-cell table:style-name="ce1" office:value-type="float" office:value="1002000" calcext:value-type="float">
            <text:p>100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8fc49a1e1c83159</text:p>
          </table:table-cell>
          <table:table-cell table:style-name="ce1" office:value-type="string" calcext:value-type="string">
            <text:p>0xe43de577bc73f19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64000" calcext:value-type="float">
            <text:p>1464000</text:p>
          </table:table-cell>
          <table:table-cell table:style-name="ce1" office:value-type="float" office:value="1728000" calcext:value-type="float">
            <text:p>172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59263a436e49f79</text:p>
          </table:table-cell>
          <table:table-cell table:style-name="ce1" office:value-type="string" calcext:value-type="string">
            <text:p>0x76650da8bfc8ff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10000" calcext:value-type="float">
            <text:p>1710000</text:p>
          </table:table-cell>
          <table:table-cell table:style-name="ce1" office:value-type="float" office:value="2940000" calcext:value-type="float">
            <text:p>294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0e5f3c81dd2d11c</text:p>
          </table:table-cell>
          <table:table-cell table:style-name="ce1" office:value-type="string" calcext:value-type="string">
            <text:p>0x96cf6385aca2f7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39000" calcext:value-type="float">
            <text:p>2039000</text:p>
          </table:table-cell>
          <table:table-cell table:style-name="ce1" office:value-type="float" office:value="2428000" calcext:value-type="float">
            <text:p>242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a21da02e8a20e97</text:p>
          </table:table-cell>
          <table:table-cell table:style-name="ce1" office:value-type="string" calcext:value-type="string">
            <text:p>0x55f417e7da919da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84000" calcext:value-type="float">
            <text:p>1384000</text:p>
          </table:table-cell>
          <table:table-cell table:style-name="ce1" office:value-type="float" office:value="1266000" calcext:value-type="float">
            <text:p>126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f24b8f465d10eeb</text:p>
          </table:table-cell>
          <table:table-cell table:style-name="ce1" office:value-type="string" calcext:value-type="string">
            <text:p>0x44615f442303565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761000" calcext:value-type="float">
            <text:p>1761000</text:p>
          </table:table-cell>
          <table:table-cell table:style-name="ce1" office:value-type="float" office:value="1737000" calcext:value-type="float">
            <text:p>173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8cfaca1177e5116</text:p>
          </table:table-cell>
          <table:table-cell table:style-name="ce1" office:value-type="string" calcext:value-type="string">
            <text:p>0x5efb53b16eb0415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86000" calcext:value-type="float">
            <text:p>1786000</text:p>
          </table:table-cell>
          <table:table-cell table:style-name="ce1" office:value-type="float" office:value="2142000" calcext:value-type="float">
            <text:p>214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c3b4fac432b0fc</text:p>
          </table:table-cell>
          <table:table-cell table:style-name="ce1" office:value-type="string" calcext:value-type="string">
            <text:p>0x62b45718a4ea9fb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94000" calcext:value-type="float">
            <text:p>1294000</text:p>
          </table:table-cell>
          <table:table-cell table:style-name="ce1" office:value-type="float" office:value="1079000" calcext:value-type="float">
            <text:p>107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bdebebe104f3d2b</text:p>
          </table:table-cell>
          <table:table-cell table:style-name="ce1" office:value-type="string" calcext:value-type="string">
            <text:p>0x5f11725ee60907a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66000" calcext:value-type="float">
            <text:p>1666000</text:p>
          </table:table-cell>
          <table:table-cell table:style-name="ce1" office:value-type="float" office:value="1400000" calcext:value-type="float">
            <text:p>140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ff902c79b2163db</text:p>
          </table:table-cell>
          <table:table-cell table:style-name="ce1" office:value-type="string" calcext:value-type="string">
            <text:p>0x490682803c1aed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12000" calcext:value-type="float">
            <text:p>1512000</text:p>
          </table:table-cell>
          <table:table-cell table:style-name="ce1" office:value-type="float" office:value="1190000" calcext:value-type="float">
            <text:p>119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00287d4fc390a1e</text:p>
          </table:table-cell>
          <table:table-cell table:style-name="ce1" office:value-type="string" calcext:value-type="string">
            <text:p>0x6f9ff4a747ba85c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946000" calcext:value-type="float">
            <text:p>1946000</text:p>
          </table:table-cell>
          <table:table-cell table:style-name="ce1" office:value-type="float" office:value="1850000" calcext:value-type="float">
            <text:p>185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364b280e96bb492</text:p>
          </table:table-cell>
          <table:table-cell table:style-name="ce1" office:value-type="string" calcext:value-type="string">
            <text:p>0xc52885e3038de4a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199000" calcext:value-type="float">
            <text:p>1199000</text:p>
          </table:table-cell>
          <table:table-cell table:style-name="ce1" office:value-type="float" office:value="1549000" calcext:value-type="float">
            <text:p>15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9f9ac1420cbba28</text:p>
          </table:table-cell>
          <table:table-cell table:style-name="ce1" office:value-type="string" calcext:value-type="string">
            <text:p>0xe7deedd56e35207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2050000" calcext:value-type="float">
            <text:p>2050000</text:p>
          </table:table-cell>
          <table:table-cell table:style-name="ce1" office:value-type="float" office:value="1845000" calcext:value-type="float">
            <text:p>184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793f90fb37a2f18</text:p>
          </table:table-cell>
          <table:table-cell table:style-name="ce1" office:value-type="string" calcext:value-type="string">
            <text:p>0x95ba074e060d50a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24000" calcext:value-type="float">
            <text:p>1724000</text:p>
          </table:table-cell>
          <table:table-cell table:style-name="ce1" office:value-type="float" office:value="1460000" calcext:value-type="float">
            <text:p>146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b71189d5de87c25</text:p>
          </table:table-cell>
          <table:table-cell table:style-name="ce1" office:value-type="string" calcext:value-type="string">
            <text:p>0xebcb9f055741d2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07000" calcext:value-type="float">
            <text:p>1307000</text:p>
          </table:table-cell>
          <table:table-cell table:style-name="ce1" office:value-type="float" office:value="2013000" calcext:value-type="float">
            <text:p>201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755632603498c36</text:p>
          </table:table-cell>
          <table:table-cell table:style-name="ce1" office:value-type="string" calcext:value-type="string">
            <text:p>0x778ecd3448459c8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105000" calcext:value-type="float">
            <text:p>1105000</text:p>
          </table:table-cell>
          <table:table-cell table:style-name="ce1" office:value-type="float" office:value="1348000" calcext:value-type="float">
            <text:p>134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30f389de23ed57d</text:p>
          </table:table-cell>
          <table:table-cell table:style-name="ce1" office:value-type="string" calcext:value-type="string">
            <text:p>0x98af45bbbea0166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127000" calcext:value-type="float">
            <text:p>2127000</text:p>
          </table:table-cell>
          <table:table-cell table:style-name="ce1" office:value-type="float" office:value="1202000" calcext:value-type="float">
            <text:p>120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200a22633e6b80</text:p>
          </table:table-cell>
          <table:table-cell table:style-name="ce1" office:value-type="string" calcext:value-type="string">
            <text:p>0x321991c323f2112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29000" calcext:value-type="float">
            <text:p>1929000</text:p>
          </table:table-cell>
          <table:table-cell table:style-name="ce1" office:value-type="float" office:value="1106000" calcext:value-type="float">
            <text:p>110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12afb67e66c779a</text:p>
          </table:table-cell>
          <table:table-cell table:style-name="ce1" office:value-type="string" calcext:value-type="string">
            <text:p>0x6aee5795741893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56000" calcext:value-type="float">
            <text:p>1356000</text:p>
          </table:table-cell>
          <table:table-cell table:style-name="ce1" office:value-type="float" office:value="1149000" calcext:value-type="float">
            <text:p>11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a3c6d3b93d4e337</text:p>
          </table:table-cell>
          <table:table-cell table:style-name="ce1" office:value-type="string" calcext:value-type="string">
            <text:p>0x8429e24e781e16a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114000" calcext:value-type="float">
            <text:p>1114000</text:p>
          </table:table-cell>
          <table:table-cell table:style-name="ce1" office:value-type="float" office:value="1649000" calcext:value-type="float">
            <text:p>16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2d5b6129194e545</text:p>
          </table:table-cell>
          <table:table-cell table:style-name="ce1" office:value-type="string" calcext:value-type="string">
            <text:p>0x56c586d72d0f40e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369020" calcext:value-type="float">
            <text:p>1369020</text:p>
          </table:table-cell>
          <table:table-cell table:style-name="ce1" office:value-type="float" office:value="1967000" calcext:value-type="float">
            <text:p>1967000</text:p>
          </table:table-cell>
          <table:table-cell table:style-name="ce1" office:value-type="float" office:value="3063000" calcext:value-type="float">
            <text:p>306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8ae7216ece1e7bc</text:p>
          </table:table-cell>
          <table:table-cell table:style-name="ce1" office:value-type="string" calcext:value-type="string">
            <text:p>0x833e10ab484043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65000" calcext:value-type="float">
            <text:p>1265000</text:p>
          </table:table-cell>
          <table:table-cell table:style-name="ce1" office:value-type="float" office:value="1048000" calcext:value-type="float">
            <text:p>104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96292f69d57c4ed</text:p>
          </table:table-cell>
          <table:table-cell table:style-name="ce1" office:value-type="string" calcext:value-type="string">
            <text:p>0x608224f51c0772e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25000" calcext:value-type="float">
            <text:p>1525000</text:p>
          </table:table-cell>
          <table:table-cell table:style-name="ce1" office:value-type="float" office:value="1062000" calcext:value-type="float">
            <text:p>106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4acba60cf7bd637</text:p>
          </table:table-cell>
          <table:table-cell table:style-name="ce1" office:value-type="string" calcext:value-type="string">
            <text:p>0xba60ca1f6f60139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77000" calcext:value-type="float">
            <text:p>1377000</text:p>
          </table:table-cell>
          <table:table-cell table:style-name="ce1" office:value-type="float" office:value="1042000" calcext:value-type="float">
            <text:p>104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362071e30ada23c</text:p>
          </table:table-cell>
          <table:table-cell table:style-name="ce1" office:value-type="string" calcext:value-type="string">
            <text:p>0x7b0d05ee49540f5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67000" calcext:value-type="float">
            <text:p>1467000</text:p>
          </table:table-cell>
          <table:table-cell table:style-name="ce1" office:value-type="float" office:value="1713000" calcext:value-type="float">
            <text:p>171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9ef7c5bcee1b001</text:p>
          </table:table-cell>
          <table:table-cell table:style-name="ce1" office:value-type="string" calcext:value-type="string">
            <text:p>0xd973ade08d5c057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66000" calcext:value-type="float">
            <text:p>1866000</text:p>
          </table:table-cell>
          <table:table-cell table:style-name="ce1" office:value-type="float" office:value="1665000" calcext:value-type="float">
            <text:p>166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368f23eb744b70b</text:p>
          </table:table-cell>
          <table:table-cell table:style-name="ce1" office:value-type="string" calcext:value-type="string">
            <text:p>0xdaf7a24a3cf253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83121" calcext:value-type="float">
            <text:p>1283121</text:p>
          </table:table-cell>
          <table:table-cell table:style-name="ce1" office:value-type="float" office:value="1908000" calcext:value-type="float">
            <text:p>1908000</text:p>
          </table:table-cell>
          <table:table-cell table:style-name="ce1" office:value-type="float" office:value="1734000" calcext:value-type="float">
            <text:p>173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48c5d317418077d</text:p>
          </table:table-cell>
          <table:table-cell table:style-name="ce1" office:value-type="string" calcext:value-type="string">
            <text:p>0x32cc261019fda4d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44000" calcext:value-type="float">
            <text:p>1244000</text:p>
          </table:table-cell>
          <table:table-cell table:style-name="ce1" office:value-type="float" office:value="1459000" calcext:value-type="float">
            <text:p>145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536eed691bb90c2</text:p>
          </table:table-cell>
          <table:table-cell table:style-name="ce1" office:value-type="string" calcext:value-type="string">
            <text:p>0x32fc2edc792dfc7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248000" calcext:value-type="float">
            <text:p>1248000</text:p>
          </table:table-cell>
          <table:table-cell table:style-name="ce1" office:value-type="float" office:value="1642000" calcext:value-type="float">
            <text:p>164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69537e18758c50c</text:p>
          </table:table-cell>
          <table:table-cell table:style-name="ce1" office:value-type="string" calcext:value-type="string">
            <text:p>0x231b543cfef172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10000" calcext:value-type="float">
            <text:p>1110000</text:p>
          </table:table-cell>
          <table:table-cell table:style-name="ce1" office:value-type="float" office:value="1098000" calcext:value-type="float">
            <text:p>109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ca8d8afa8a3c883</text:p>
          </table:table-cell>
          <table:table-cell table:style-name="ce1" office:value-type="string" calcext:value-type="string">
            <text:p>0x53a08599e130e9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2143000" calcext:value-type="float">
            <text:p>2143000</text:p>
          </table:table-cell>
          <table:table-cell table:style-name="ce1" office:value-type="float" office:value="1157000" calcext:value-type="float">
            <text:p>115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822828699ad73e5</text:p>
          </table:table-cell>
          <table:table-cell table:style-name="ce1" office:value-type="string" calcext:value-type="string">
            <text:p>0xa6d3290d854c133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12000" calcext:value-type="float">
            <text:p>1012000</text:p>
          </table:table-cell>
          <table:table-cell table:style-name="ce1" office:value-type="float" office:value="1068000" calcext:value-type="float">
            <text:p>106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8bf2e64766221c9</text:p>
          </table:table-cell>
          <table:table-cell table:style-name="ce1" office:value-type="string" calcext:value-type="string">
            <text:p>0x516228b3da3543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34000" calcext:value-type="float">
            <text:p>1234000</text:p>
          </table:table-cell>
          <table:table-cell table:style-name="ce1" office:value-type="float" office:value="1094000" calcext:value-type="float">
            <text:p>109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5acce189853f1f3</text:p>
          </table:table-cell>
          <table:table-cell table:style-name="ce1" office:value-type="string" calcext:value-type="string">
            <text:p>0xdb3ae5cc87cd3a9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72000" calcext:value-type="float">
            <text:p>1072000</text:p>
          </table:table-cell>
          <table:table-cell table:style-name="ce1" office:value-type="float" office:value="945000" calcext:value-type="float">
            <text:p>94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8e981ca284d8e9f</text:p>
          </table:table-cell>
          <table:table-cell table:style-name="ce1" office:value-type="string" calcext:value-type="string">
            <text:p>0xfa668240b1e642a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55000" calcext:value-type="float">
            <text:p>1055000</text:p>
          </table:table-cell>
          <table:table-cell table:style-name="ce1" office:value-type="float" office:value="1095000" calcext:value-type="float">
            <text:p>109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df6647fe40f5186</text:p>
          </table:table-cell>
          <table:table-cell table:style-name="ce1" office:value-type="string" calcext:value-type="string">
            <text:p>0x23f2594b72b6bf8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00000" calcext:value-type="float">
            <text:p>1800000</text:p>
          </table:table-cell>
          <table:table-cell table:style-name="ce1" office:value-type="float" office:value="1975000" calcext:value-type="float">
            <text:p>197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fd21c4705e63bec</text:p>
          </table:table-cell>
          <table:table-cell table:style-name="ce1" office:value-type="string" calcext:value-type="string">
            <text:p>0x9f7b61c1a0bf721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675000" calcext:value-type="float">
            <text:p>2675000</text:p>
          </table:table-cell>
          <table:table-cell table:style-name="ce1" office:value-type="float" office:value="1961000" calcext:value-type="float">
            <text:p>196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6a4554c645a269</text:p>
          </table:table-cell>
          <table:table-cell table:style-name="ce1" office:value-type="string" calcext:value-type="string">
            <text:p>0x3992e4005448703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04000" calcext:value-type="float">
            <text:p>2004000</text:p>
          </table:table-cell>
          <table:table-cell table:style-name="ce1" office:value-type="float" office:value="1820000" calcext:value-type="float">
            <text:p>182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5895597b8b2a0fb</text:p>
          </table:table-cell>
          <table:table-cell table:style-name="ce1" office:value-type="string" calcext:value-type="string">
            <text:p>0x2266b941661624b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92000" calcext:value-type="float">
            <text:p>1492000</text:p>
          </table:table-cell>
          <table:table-cell table:style-name="ce1" office:value-type="float" office:value="1321000" calcext:value-type="float">
            <text:p>132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130a9d006eef9e5</text:p>
          </table:table-cell>
          <table:table-cell table:style-name="ce1" office:value-type="string" calcext:value-type="string">
            <text:p>0xac24c20773956d2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47000" calcext:value-type="float">
            <text:p>1747000</text:p>
          </table:table-cell>
          <table:table-cell table:style-name="ce1" office:value-type="float" office:value="1787000" calcext:value-type="float">
            <text:p>178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5089d9e31dca26d</text:p>
          </table:table-cell>
          <table:table-cell table:style-name="ce1" office:value-type="string" calcext:value-type="string">
            <text:p>0x7d038fe6d3ad8e4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901000" calcext:value-type="float">
            <text:p>2901000</text:p>
          </table:table-cell>
          <table:table-cell table:style-name="ce1" office:value-type="float" office:value="1752000" calcext:value-type="float">
            <text:p>175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e29d102aef70ba3</text:p>
          </table:table-cell>
          <table:table-cell table:style-name="ce1" office:value-type="string" calcext:value-type="string">
            <text:p>0x3db76887610c554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20000" calcext:value-type="float">
            <text:p>1820000</text:p>
          </table:table-cell>
          <table:table-cell table:style-name="ce1" office:value-type="float" office:value="1065000" calcext:value-type="float">
            <text:p>106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13d9e4416fdbc0e</text:p>
          </table:table-cell>
          <table:table-cell table:style-name="ce1" office:value-type="string" calcext:value-type="string">
            <text:p>0x6c94d646edbee28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205000" calcext:value-type="float">
            <text:p>1205000</text:p>
          </table:table-cell>
          <table:table-cell table:style-name="ce1" office:value-type="float" office:value="1092000" calcext:value-type="float">
            <text:p>109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94c1d654421193f</text:p>
          </table:table-cell>
          <table:table-cell table:style-name="ce1" office:value-type="string" calcext:value-type="string">
            <text:p>0x37c508a491d57e7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04000" calcext:value-type="float">
            <text:p>1504000</text:p>
          </table:table-cell>
          <table:table-cell table:style-name="ce1" office:value-type="float" office:value="1788000" calcext:value-type="float">
            <text:p>178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f420cd15f76b20c</text:p>
          </table:table-cell>
          <table:table-cell table:style-name="ce1" office:value-type="string" calcext:value-type="string">
            <text:p>0xe955097cafd94c2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50000" calcext:value-type="float">
            <text:p>1950000</text:p>
          </table:table-cell>
          <table:table-cell table:style-name="ce1" office:value-type="float" office:value="2615000" calcext:value-type="float">
            <text:p>261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92550087db9ccfd</text:p>
          </table:table-cell>
          <table:table-cell table:style-name="ce1" office:value-type="string" calcext:value-type="string">
            <text:p>0x12c945c23ee78fe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260000" calcext:value-type="float">
            <text:p>1260000</text:p>
          </table:table-cell>
          <table:table-cell table:style-name="ce1" office:value-type="float" office:value="1105000" calcext:value-type="float">
            <text:p>110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6e5d91c3f527207</text:p>
          </table:table-cell>
          <table:table-cell table:style-name="ce1" office:value-type="string" calcext:value-type="string">
            <text:p>0x395db0bb51e6881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65000" calcext:value-type="float">
            <text:p>1565000</text:p>
          </table:table-cell>
          <table:table-cell table:style-name="ce1" office:value-type="float" office:value="1144000" calcext:value-type="float">
            <text:p>114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37019d3707d2cbe</text:p>
          </table:table-cell>
          <table:table-cell table:style-name="ce1" office:value-type="string" calcext:value-type="string">
            <text:p>0x49858b72cf9105c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87904" calcext:value-type="float">
            <text:p>187904</text:p>
          </table:table-cell>
          <table:table-cell table:style-name="ce1" office:value-type="float" office:value="1296000" calcext:value-type="float">
            <text:p>1296000</text:p>
          </table:table-cell>
          <table:table-cell table:style-name="ce1" office:value-type="float" office:value="1105000" calcext:value-type="float">
            <text:p>110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4f223882b8b54ee</text:p>
          </table:table-cell>
          <table:table-cell table:style-name="ce1" office:value-type="string" calcext:value-type="string">
            <text:p>0xc689e79ac44fc54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61000" calcext:value-type="float">
            <text:p>1761000</text:p>
          </table:table-cell>
          <table:table-cell table:style-name="ce1" office:value-type="float" office:value="1792000" calcext:value-type="float">
            <text:p>179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22d38ca9ce898ae</text:p>
          </table:table-cell>
          <table:table-cell table:style-name="ce1" office:value-type="string" calcext:value-type="string">
            <text:p>0x1d90ec4bd959f01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094000" calcext:value-type="float">
            <text:p>3094000</text:p>
          </table:table-cell>
          <table:table-cell table:style-name="ce1" office:value-type="float" office:value="2245000" calcext:value-type="float">
            <text:p>224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103d700f0494bfc</text:p>
          </table:table-cell>
          <table:table-cell table:style-name="ce1" office:value-type="string" calcext:value-type="string">
            <text:p>0xa9a370d0ba58ce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19000" calcext:value-type="float">
            <text:p>2019000</text:p>
          </table:table-cell>
          <table:table-cell table:style-name="ce1" office:value-type="float" office:value="1399000" calcext:value-type="float">
            <text:p>139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937c91a87e5e8e2</text:p>
          </table:table-cell>
          <table:table-cell table:style-name="ce1" office:value-type="string" calcext:value-type="string">
            <text:p>0xde1a1c7192244b6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62000" calcext:value-type="float">
            <text:p>1362000</text:p>
          </table:table-cell>
          <table:table-cell table:style-name="ce1" office:value-type="float" office:value="1024000" calcext:value-type="float">
            <text:p>102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bd51c9cf3174c6e</text:p>
          </table:table-cell>
          <table:table-cell table:style-name="ce1" office:value-type="string" calcext:value-type="string">
            <text:p>0xa8acdad9424baaa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369020" calcext:value-type="float">
            <text:p>1369020</text:p>
          </table:table-cell>
          <table:table-cell table:style-name="ce1" office:value-type="float" office:value="1721000" calcext:value-type="float">
            <text:p>1721000</text:p>
          </table:table-cell>
          <table:table-cell table:style-name="ce1" office:value-type="float" office:value="1835000" calcext:value-type="float">
            <text:p>183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b11897bf98d0a2</text:p>
          </table:table-cell>
          <table:table-cell table:style-name="ce1" office:value-type="string" calcext:value-type="string">
            <text:p>0x6c0efae81b0870f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88000" calcext:value-type="float">
            <text:p>1588000</text:p>
          </table:table-cell>
          <table:table-cell table:style-name="ce1" office:value-type="float" office:value="1289000" calcext:value-type="float">
            <text:p>128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44bce1cb98bdc43</text:p>
          </table:table-cell>
          <table:table-cell table:style-name="ce1" office:value-type="string" calcext:value-type="string">
            <text:p>0x161b8733bb0ad6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156000" calcext:value-type="float">
            <text:p>1156000</text:p>
          </table:table-cell>
          <table:table-cell table:style-name="ce1" office:value-type="float" office:value="2273000" calcext:value-type="float">
            <text:p>227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9dad345a2ccfe95</text:p>
          </table:table-cell>
          <table:table-cell table:style-name="ce1" office:value-type="string" calcext:value-type="string">
            <text:p>0x41c952ee4accde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68000" calcext:value-type="float">
            <text:p>1168000</text:p>
          </table:table-cell>
          <table:table-cell table:style-name="ce1" office:value-type="float" office:value="1020000" calcext:value-type="float">
            <text:p>102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af81ecb775fc141</text:p>
          </table:table-cell>
          <table:table-cell table:style-name="ce1" office:value-type="string" calcext:value-type="string">
            <text:p>0xee3917b92d36d31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51000" calcext:value-type="float">
            <text:p>1051000</text:p>
          </table:table-cell>
          <table:table-cell table:style-name="ce1" office:value-type="float" office:value="2319000" calcext:value-type="float">
            <text:p>231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59ee7f4e0645d45</text:p>
          </table:table-cell>
          <table:table-cell table:style-name="ce1" office:value-type="string" calcext:value-type="string">
            <text:p>0x2b840e310af8773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324000" calcext:value-type="float">
            <text:p>2324000</text:p>
          </table:table-cell>
          <table:table-cell table:style-name="ce1" office:value-type="float" office:value="2342000" calcext:value-type="float">
            <text:p>234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e9e3a15c65af87</text:p>
          </table:table-cell>
          <table:table-cell table:style-name="ce1" office:value-type="string" calcext:value-type="string">
            <text:p>0x347723b63495ee4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88490" calcext:value-type="float">
            <text:p>1288490</text:p>
          </table:table-cell>
          <table:table-cell table:style-name="ce1" office:value-type="float" office:value="1867000" calcext:value-type="float">
            <text:p>1867000</text:p>
          </table:table-cell>
          <table:table-cell table:style-name="ce1" office:value-type="float" office:value="2039000" calcext:value-type="float">
            <text:p>203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cf88fe511b72b31</text:p>
          </table:table-cell>
          <table:table-cell table:style-name="ce1" office:value-type="string" calcext:value-type="string">
            <text:p>0xb455b5c31d576a0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78000" calcext:value-type="float">
            <text:p>1378000</text:p>
          </table:table-cell>
          <table:table-cell table:style-name="ce1" office:value-type="float" office:value="1489000" calcext:value-type="float">
            <text:p>148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f9a9aaf890c42b5</text:p>
          </table:table-cell>
          <table:table-cell table:style-name="ce1" office:value-type="string" calcext:value-type="string">
            <text:p>0x97b9bb33bd5c775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92000" calcext:value-type="float">
            <text:p>1192000</text:p>
          </table:table-cell>
          <table:table-cell table:style-name="ce1" office:value-type="float" office:value="1791000" calcext:value-type="float">
            <text:p>179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b6dc8ee600f28fb</text:p>
          </table:table-cell>
          <table:table-cell table:style-name="ce1" office:value-type="string" calcext:value-type="string">
            <text:p>0x59072a83e4a626c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426000" calcext:value-type="float">
            <text:p>3426000</text:p>
          </table:table-cell>
          <table:table-cell table:style-name="ce1" office:value-type="float" office:value="1840000" calcext:value-type="float">
            <text:p>184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ac80847184ac928</text:p>
          </table:table-cell>
          <table:table-cell table:style-name="ce1" office:value-type="string" calcext:value-type="string">
            <text:p>0xe04cfcfae529eb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73000" calcext:value-type="float">
            <text:p>1173000</text:p>
          </table:table-cell>
          <table:table-cell table:style-name="ce1" office:value-type="float" office:value="1790000" calcext:value-type="float">
            <text:p>179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6c6ab63d5d890dc</text:p>
          </table:table-cell>
          <table:table-cell table:style-name="ce1" office:value-type="string" calcext:value-type="string">
            <text:p>0x4035f433037fa54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379000" calcext:value-type="float">
            <text:p>1379000</text:p>
          </table:table-cell>
          <table:table-cell table:style-name="ce1" office:value-type="float" office:value="1642000" calcext:value-type="float">
            <text:p>164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899325ebed14f02</text:p>
          </table:table-cell>
          <table:table-cell table:style-name="ce1" office:value-type="string" calcext:value-type="string">
            <text:p>0xcc1642e17f5c1a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997000" calcext:value-type="float">
            <text:p>997000</text:p>
          </table:table-cell>
          <table:table-cell table:style-name="ce1" office:value-type="float" office:value="1093000" calcext:value-type="float">
            <text:p>109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2d8511458587616</text:p>
          </table:table-cell>
          <table:table-cell table:style-name="ce1" office:value-type="string" calcext:value-type="string">
            <text:p>0x7a36f758fde08c6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572000" calcext:value-type="float">
            <text:p>2572000</text:p>
          </table:table-cell>
          <table:table-cell table:style-name="ce1" office:value-type="float" office:value="1231000" calcext:value-type="float">
            <text:p>123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fc7518e8eb88381</text:p>
          </table:table-cell>
          <table:table-cell table:style-name="ce1" office:value-type="string" calcext:value-type="string">
            <text:p>0xdce4222022cf7af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05000" calcext:value-type="float">
            <text:p>1205000</text:p>
          </table:table-cell>
          <table:table-cell table:style-name="ce1" office:value-type="float" office:value="1444000" calcext:value-type="float">
            <text:p>144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ab6b6d99658f0ce</text:p>
          </table:table-cell>
          <table:table-cell table:style-name="ce1" office:value-type="string" calcext:value-type="string">
            <text:p>0xeb40425d42d5cd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56000" calcext:value-type="float">
            <text:p>1156000</text:p>
          </table:table-cell>
          <table:table-cell table:style-name="ce1" office:value-type="float" office:value="1165000" calcext:value-type="float">
            <text:p>116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bdd0feaa754df74</text:p>
          </table:table-cell>
          <table:table-cell table:style-name="ce1" office:value-type="string" calcext:value-type="string">
            <text:p>0xd9f5ba8fe02301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46000" calcext:value-type="float">
            <text:p>1146000</text:p>
          </table:table-cell>
          <table:table-cell table:style-name="ce1" office:value-type="float" office:value="1108000" calcext:value-type="float">
            <text:p>110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9cb30ff7caab8e4</text:p>
          </table:table-cell>
          <table:table-cell table:style-name="ce1" office:value-type="string" calcext:value-type="string">
            <text:p>0x5cc402978c865f6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4309000" calcext:value-type="float">
            <text:p>4309000</text:p>
          </table:table-cell>
          <table:table-cell table:style-name="ce1" office:value-type="float" office:value="2300000" calcext:value-type="float">
            <text:p>230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2e4d66f9e7c1ad2</text:p>
          </table:table-cell>
          <table:table-cell table:style-name="ce1" office:value-type="string" calcext:value-type="string">
            <text:p>0x56cb425963da8f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06000" calcext:value-type="float">
            <text:p>1106000</text:p>
          </table:table-cell>
          <table:table-cell table:style-name="ce1" office:value-type="float" office:value="1375000" calcext:value-type="float">
            <text:p>137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7b6c5825f360c4c</text:p>
          </table:table-cell>
          <table:table-cell table:style-name="ce1" office:value-type="string" calcext:value-type="string">
            <text:p>0x4ab5519b64ec178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4255000" calcext:value-type="float">
            <text:p>4255000</text:p>
          </table:table-cell>
          <table:table-cell table:style-name="ce1" office:value-type="float" office:value="1968000" calcext:value-type="float">
            <text:p>196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f6b888c53d59659</text:p>
          </table:table-cell>
          <table:table-cell table:style-name="ce1" office:value-type="string" calcext:value-type="string">
            <text:p>0xc0335f328863e22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36000" calcext:value-type="float">
            <text:p>1836000</text:p>
          </table:table-cell>
          <table:table-cell table:style-name="ce1" office:value-type="float" office:value="2015000" calcext:value-type="float">
            <text:p>201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bba9a90454b3c24</text:p>
          </table:table-cell>
          <table:table-cell table:style-name="ce1" office:value-type="string" calcext:value-type="string">
            <text:p>0xbed19f733c42f8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601000" calcext:value-type="float">
            <text:p>1601000</text:p>
          </table:table-cell>
          <table:table-cell table:style-name="ce1" office:value-type="float" office:value="1143000" calcext:value-type="float">
            <text:p>114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0c0ab939b8cad20</text:p>
          </table:table-cell>
          <table:table-cell table:style-name="ce1" office:value-type="string" calcext:value-type="string">
            <text:p>0x3810adca82b1977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575000" calcext:value-type="float">
            <text:p>1575000</text:p>
          </table:table-cell>
          <table:table-cell table:style-name="ce1" office:value-type="float" office:value="1535000" calcext:value-type="float">
            <text:p>153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649f2df8ce0d8a</text:p>
          </table:table-cell>
          <table:table-cell table:style-name="ce1" office:value-type="string" calcext:value-type="string">
            <text:p>0xfbcab84dbca1d46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144000" calcext:value-type="float">
            <text:p>1144000</text:p>
          </table:table-cell>
          <table:table-cell table:style-name="ce1" office:value-type="float" office:value="1147000" calcext:value-type="float">
            <text:p>114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f1bc0b2fcfd5ba5</text:p>
          </table:table-cell>
          <table:table-cell table:style-name="ce1" office:value-type="string" calcext:value-type="string">
            <text:p>0xf6cb5606ab59c07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71000" calcext:value-type="float">
            <text:p>1171000</text:p>
          </table:table-cell>
          <table:table-cell table:style-name="ce1" office:value-type="float" office:value="1321000" calcext:value-type="float">
            <text:p>132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caba05c790b4b36</text:p>
          </table:table-cell>
          <table:table-cell table:style-name="ce1" office:value-type="string" calcext:value-type="string">
            <text:p>0x46145bcc227a548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08000" calcext:value-type="float">
            <text:p>1808000</text:p>
          </table:table-cell>
          <table:table-cell table:style-name="ce1" office:value-type="float" office:value="1929000" calcext:value-type="float">
            <text:p>192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04e3e0c755609b6</text:p>
          </table:table-cell>
          <table:table-cell table:style-name="ce1" office:value-type="string" calcext:value-type="string">
            <text:p>0x114bf6b72854bbf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55000" calcext:value-type="float">
            <text:p>2055000</text:p>
          </table:table-cell>
          <table:table-cell table:style-name="ce1" office:value-type="float" office:value="1809000" calcext:value-type="float">
            <text:p>180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8e022cb9daa5a19</text:p>
          </table:table-cell>
          <table:table-cell table:style-name="ce1" office:value-type="string" calcext:value-type="string">
            <text:p>0xc764110cb1655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2125000" calcext:value-type="float">
            <text:p>2125000</text:p>
          </table:table-cell>
          <table:table-cell table:style-name="ce1" office:value-type="float" office:value="1343000" calcext:value-type="float">
            <text:p>134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18e22b3307cd9e6</text:p>
          </table:table-cell>
          <table:table-cell table:style-name="ce1" office:value-type="string" calcext:value-type="string">
            <text:p>0x30fe11314cc7a0c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87000" calcext:value-type="float">
            <text:p>1287000</text:p>
          </table:table-cell>
          <table:table-cell table:style-name="ce1" office:value-type="float" office:value="1422000" calcext:value-type="float">
            <text:p>142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68521c06bfda489</text:p>
          </table:table-cell>
          <table:table-cell table:style-name="ce1" office:value-type="string" calcext:value-type="string">
            <text:p>0x31b5e6ea32ebfcb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89000" calcext:value-type="float">
            <text:p>1789000</text:p>
          </table:table-cell>
          <table:table-cell table:style-name="ce1" office:value-type="float" office:value="2879000" calcext:value-type="float">
            <text:p>287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1277f9c01675b5f</text:p>
          </table:table-cell>
          <table:table-cell table:style-name="ce1" office:value-type="string" calcext:value-type="string">
            <text:p>0xf19bf3827861a8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33000" calcext:value-type="float">
            <text:p>1533000</text:p>
          </table:table-cell>
          <table:table-cell table:style-name="ce1" office:value-type="float" office:value="1146000" calcext:value-type="float">
            <text:p>114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308aa58f214c9bd</text:p>
          </table:table-cell>
          <table:table-cell table:style-name="ce1" office:value-type="string" calcext:value-type="string">
            <text:p>0xbda57274718a2a3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20000" calcext:value-type="float">
            <text:p>1720000</text:p>
          </table:table-cell>
          <table:table-cell table:style-name="ce1" office:value-type="float" office:value="1031000" calcext:value-type="float">
            <text:p>103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4301778d0a18fb9</text:p>
          </table:table-cell>
          <table:table-cell table:style-name="ce1" office:value-type="string" calcext:value-type="string">
            <text:p>0xb8002ca449bbe58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197222" calcext:value-type="float">
            <text:p>1197222</text:p>
          </table:table-cell>
          <table:table-cell table:style-name="ce1" office:value-type="float" office:value="1241000" calcext:value-type="float">
            <text:p>1241000</text:p>
          </table:table-cell>
          <table:table-cell table:style-name="ce1" office:value-type="float" office:value="1024000" calcext:value-type="float">
            <text:p>102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d983bdfabafd0ae</text:p>
          </table:table-cell>
          <table:table-cell table:style-name="ce1" office:value-type="string" calcext:value-type="string">
            <text:p>0xbfc96bfdbfbf214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30000" calcext:value-type="float">
            <text:p>1230000</text:p>
          </table:table-cell>
          <table:table-cell table:style-name="ce1" office:value-type="float" office:value="1711000" calcext:value-type="float">
            <text:p>171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62d890d840cea71</text:p>
          </table:table-cell>
          <table:table-cell table:style-name="ce1" office:value-type="string" calcext:value-type="string">
            <text:p>0x8ec704c59f9582f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273000" calcext:value-type="float">
            <text:p>2273000</text:p>
          </table:table-cell>
          <table:table-cell table:style-name="ce1" office:value-type="float" office:value="2517000" calcext:value-type="float">
            <text:p>251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82e259ac307db2</text:p>
          </table:table-cell>
          <table:table-cell table:style-name="ce1" office:value-type="string" calcext:value-type="string">
            <text:p>0x409dbc73664cd48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36000" calcext:value-type="float">
            <text:p>1336000</text:p>
          </table:table-cell>
          <table:table-cell table:style-name="ce1" office:value-type="float" office:value="1071000" calcext:value-type="float">
            <text:p>107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eacc096fdcea219</text:p>
          </table:table-cell>
          <table:table-cell table:style-name="ce1" office:value-type="string" calcext:value-type="string">
            <text:p>0x1e47ee51af1192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87000" calcext:value-type="float">
            <text:p>1887000</text:p>
          </table:table-cell>
          <table:table-cell table:style-name="ce1" office:value-type="float" office:value="1088000" calcext:value-type="float">
            <text:p>108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da4dd213996831d</text:p>
          </table:table-cell>
          <table:table-cell table:style-name="ce1" office:value-type="string" calcext:value-type="string">
            <text:p>0x450c043ed5adaba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177000" calcext:value-type="float">
            <text:p>1177000</text:p>
          </table:table-cell>
          <table:table-cell table:style-name="ce1" office:value-type="float" office:value="1081000" calcext:value-type="float">
            <text:p>108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c1a1a596806ba2f</text:p>
          </table:table-cell>
          <table:table-cell table:style-name="ce1" office:value-type="string" calcext:value-type="string">
            <text:p>0x9b0a03a5c0833b0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95926" calcext:value-type="float">
            <text:p>595926</text:p>
          </table:table-cell>
          <table:table-cell table:style-name="ce1" office:value-type="float" office:value="1256000" calcext:value-type="float">
            <text:p>1256000</text:p>
          </table:table-cell>
          <table:table-cell table:style-name="ce1" office:value-type="float" office:value="1745000" calcext:value-type="float">
            <text:p>174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c783d3785bb5920</text:p>
          </table:table-cell>
          <table:table-cell table:style-name="ce1" office:value-type="string" calcext:value-type="string">
            <text:p>0x9f37738735ea4a5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91000" calcext:value-type="float">
            <text:p>1991000</text:p>
          </table:table-cell>
          <table:table-cell table:style-name="ce1" office:value-type="float" office:value="1684000" calcext:value-type="float">
            <text:p>168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9428ebee4b5176e</text:p>
          </table:table-cell>
          <table:table-cell table:style-name="ce1" office:value-type="string" calcext:value-type="string">
            <text:p>0xe075ab5b1e02eb5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66000" calcext:value-type="float">
            <text:p>1566000</text:p>
          </table:table-cell>
          <table:table-cell table:style-name="ce1" office:value-type="float" office:value="1130000" calcext:value-type="float">
            <text:p>113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030238412213339</text:p>
          </table:table-cell>
          <table:table-cell table:style-name="ce1" office:value-type="string" calcext:value-type="string">
            <text:p>0xb02ce7bffcc6f81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23000" calcext:value-type="float">
            <text:p>1623000</text:p>
          </table:table-cell>
          <table:table-cell table:style-name="ce1" office:value-type="float" office:value="1028000" calcext:value-type="float">
            <text:p>102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cd18b5cf23c1064</text:p>
          </table:table-cell>
          <table:table-cell table:style-name="ce1" office:value-type="string" calcext:value-type="string">
            <text:p>0x3ee22d5908c200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468000" calcext:value-type="float">
            <text:p>2468000</text:p>
          </table:table-cell>
          <table:table-cell table:style-name="ce1" office:value-type="float" office:value="1692000" calcext:value-type="float">
            <text:p>169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5e030399aef4cd6</text:p>
          </table:table-cell>
          <table:table-cell table:style-name="ce1" office:value-type="string" calcext:value-type="string">
            <text:p>0x689c8b960715764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02000" calcext:value-type="float">
            <text:p>1802000</text:p>
          </table:table-cell>
          <table:table-cell table:style-name="ce1" office:value-type="float" office:value="2991000" calcext:value-type="float">
            <text:p>299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1f8faaa2960216</text:p>
          </table:table-cell>
          <table:table-cell table:style-name="ce1" office:value-type="string" calcext:value-type="string">
            <text:p>0xc39d6fb649d90c8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537000" calcext:value-type="float">
            <text:p>1537000</text:p>
          </table:table-cell>
          <table:table-cell table:style-name="ce1" office:value-type="float" office:value="1016000" calcext:value-type="float">
            <text:p>101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14fc2d80b30a3fa</text:p>
          </table:table-cell>
          <table:table-cell table:style-name="ce1" office:value-type="string" calcext:value-type="string">
            <text:p>0xf2b65fed7a1ef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90000" calcext:value-type="float">
            <text:p>1190000</text:p>
          </table:table-cell>
          <table:table-cell table:style-name="ce1" office:value-type="float" office:value="1263000" calcext:value-type="float">
            <text:p>126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45415dcf1925ac8</text:p>
          </table:table-cell>
          <table:table-cell table:style-name="ce1" office:value-type="string" calcext:value-type="string">
            <text:p>0x1666a63e523181a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77000" calcext:value-type="float">
            <text:p>1077000</text:p>
          </table:table-cell>
          <table:table-cell table:style-name="ce1" office:value-type="float" office:value="1038000" calcext:value-type="float">
            <text:p>103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17424616a4db145</text:p>
          </table:table-cell>
          <table:table-cell table:style-name="ce1" office:value-type="string" calcext:value-type="string">
            <text:p>0xc98c00fc2b5fe1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98000" calcext:value-type="float">
            <text:p>1498000</text:p>
          </table:table-cell>
          <table:table-cell table:style-name="ce1" office:value-type="float" office:value="1236000" calcext:value-type="float">
            <text:p>123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6fa815afc4b523e</text:p>
          </table:table-cell>
          <table:table-cell table:style-name="ce1" office:value-type="string" calcext:value-type="string">
            <text:p>0xf9f297a488ad0e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44000" calcext:value-type="float">
            <text:p>1944000</text:p>
          </table:table-cell>
          <table:table-cell table:style-name="ce1" office:value-type="float" office:value="1108000" calcext:value-type="float">
            <text:p>110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c5dc354a08ee8a3</text:p>
          </table:table-cell>
          <table:table-cell table:style-name="ce1" office:value-type="string" calcext:value-type="string">
            <text:p>0xb38a45e16df017a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3048000" calcext:value-type="float">
            <text:p>3048000</text:p>
          </table:table-cell>
          <table:table-cell table:style-name="ce1" office:value-type="float" office:value="1740000" calcext:value-type="float">
            <text:p>174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9eecb9d08a39886</text:p>
          </table:table-cell>
          <table:table-cell table:style-name="ce1" office:value-type="string" calcext:value-type="string">
            <text:p>0xda1c45d9e527c9f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63000" calcext:value-type="float">
            <text:p>1763000</text:p>
          </table:table-cell>
          <table:table-cell table:style-name="ce1" office:value-type="float" office:value="1818000" calcext:value-type="float">
            <text:p>181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d5e3183fc953d30</text:p>
          </table:table-cell>
          <table:table-cell table:style-name="ce1" office:value-type="string" calcext:value-type="string">
            <text:p>0x3dcc99a5b6bba93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95000" calcext:value-type="float">
            <text:p>1695000</text:p>
          </table:table-cell>
          <table:table-cell table:style-name="ce1" office:value-type="float" office:value="1588000" calcext:value-type="float">
            <text:p>158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c34157bacf71bfe</text:p>
          </table:table-cell>
          <table:table-cell table:style-name="ce1" office:value-type="string" calcext:value-type="string">
            <text:p>0x21294f988926936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27000" calcext:value-type="float">
            <text:p>1127000</text:p>
          </table:table-cell>
          <table:table-cell table:style-name="ce1" office:value-type="float" office:value="1310000" calcext:value-type="float">
            <text:p>131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e8ecabc51aa3a7d</text:p>
          </table:table-cell>
          <table:table-cell table:style-name="ce1" office:value-type="string" calcext:value-type="string">
            <text:p>0xaa83fd7cb9e50d1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79000" calcext:value-type="float">
            <text:p>1479000</text:p>
          </table:table-cell>
          <table:table-cell table:style-name="ce1" office:value-type="float" office:value="1563000" calcext:value-type="float">
            <text:p>156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689025ba3a2f6ab</text:p>
          </table:table-cell>
          <table:table-cell table:style-name="ce1" office:value-type="string" calcext:value-type="string">
            <text:p>0xc5111eb300483b9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952000" calcext:value-type="float">
            <text:p>1952000</text:p>
          </table:table-cell>
          <table:table-cell table:style-name="ce1" office:value-type="float" office:value="1157000" calcext:value-type="float">
            <text:p>115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e2b5057750fef74</text:p>
          </table:table-cell>
          <table:table-cell table:style-name="ce1" office:value-type="string" calcext:value-type="string">
            <text:p>0x2349f6bda6518e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64000" calcext:value-type="float">
            <text:p>1264000</text:p>
          </table:table-cell>
          <table:table-cell table:style-name="ce1" office:value-type="float" office:value="1082000" calcext:value-type="float">
            <text:p>108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e08fdfc3a1d86eb</text:p>
          </table:table-cell>
          <table:table-cell table:style-name="ce1" office:value-type="string" calcext:value-type="string">
            <text:p>0xa3f0b5aadc78105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06000" calcext:value-type="float">
            <text:p>1006000</text:p>
          </table:table-cell>
          <table:table-cell table:style-name="ce1" office:value-type="float" office:value="1385000" calcext:value-type="float">
            <text:p>138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5d7c4ee3707f43a</text:p>
          </table:table-cell>
          <table:table-cell table:style-name="ce1" office:value-type="string" calcext:value-type="string">
            <text:p>0xda8619270aedf44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800000" calcext:value-type="float">
            <text:p>1800000</text:p>
          </table:table-cell>
          <table:table-cell table:style-name="ce1" office:value-type="float" office:value="1818000" calcext:value-type="float">
            <text:p>181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42fba2a443c1f4a</text:p>
          </table:table-cell>
          <table:table-cell table:style-name="ce1" office:value-type="string" calcext:value-type="string">
            <text:p>0x8c725a0234a05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872000" calcext:value-type="float">
            <text:p>2872000</text:p>
          </table:table-cell>
          <table:table-cell table:style-name="ce1" office:value-type="float" office:value="1301000" calcext:value-type="float">
            <text:p>130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85f95d3043ed519</text:p>
          </table:table-cell>
          <table:table-cell table:style-name="ce1" office:value-type="string" calcext:value-type="string">
            <text:p>0x723355005e23c7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234000" calcext:value-type="float">
            <text:p>1234000</text:p>
          </table:table-cell>
          <table:table-cell table:style-name="ce1" office:value-type="float" office:value="1444000" calcext:value-type="float">
            <text:p>144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f25b8465a8a6bc9</text:p>
          </table:table-cell>
          <table:table-cell table:style-name="ce1" office:value-type="string" calcext:value-type="string">
            <text:p>0x2e395d4aae44f2e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56000" calcext:value-type="float">
            <text:p>1256000</text:p>
          </table:table-cell>
          <table:table-cell table:style-name="ce1" office:value-type="float" office:value="1410000" calcext:value-type="float">
            <text:p>141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9ca1379528e4d7a</text:p>
          </table:table-cell>
          <table:table-cell table:style-name="ce1" office:value-type="string" calcext:value-type="string">
            <text:p>0xbb27bd1323e50e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number-columns-repeated="2" table:style-name="ce1" office:value-type="float" office:value="1807000" calcext:value-type="float">
            <text:p>180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9038ddbe2ccd08b</text:p>
          </table:table-cell>
          <table:table-cell table:style-name="ce1" office:value-type="string" calcext:value-type="string">
            <text:p>0xa189cb665fc94b4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678000" calcext:value-type="float">
            <text:p>2678000</text:p>
          </table:table-cell>
          <table:table-cell table:style-name="ce1" office:value-type="float" office:value="1588000" calcext:value-type="float">
            <text:p>158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17b8584287d73e8</text:p>
          </table:table-cell>
          <table:table-cell table:style-name="ce1" office:value-type="string" calcext:value-type="string">
            <text:p>0x46fd09e77974169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2076000" calcext:value-type="float">
            <text:p>2076000</text:p>
          </table:table-cell>
          <table:table-cell table:style-name="ce1" office:value-type="float" office:value="2168000" calcext:value-type="float">
            <text:p>216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e5548ef9c6a22c</text:p>
          </table:table-cell>
          <table:table-cell table:style-name="ce1" office:value-type="string" calcext:value-type="string">
            <text:p>0xee81916f00f8e1a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027" calcext:value-type="float">
            <text:p>510027</text:p>
          </table:table-cell>
          <table:table-cell table:style-name="ce1" office:value-type="float" office:value="1262000" calcext:value-type="float">
            <text:p>1262000</text:p>
          </table:table-cell>
          <table:table-cell table:style-name="ce1" office:value-type="float" office:value="1148000" calcext:value-type="float">
            <text:p>114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59447dfa48bb39b</text:p>
          </table:table-cell>
          <table:table-cell table:style-name="ce1" office:value-type="string" calcext:value-type="string">
            <text:p>0x3c1ff2f175715ce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550000" calcext:value-type="float">
            <text:p>2550000</text:p>
          </table:table-cell>
          <table:table-cell table:style-name="ce1" office:value-type="float" office:value="1991000" calcext:value-type="float">
            <text:p>199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eb285ce9ee6352</text:p>
          </table:table-cell>
          <table:table-cell table:style-name="ce1" office:value-type="string" calcext:value-type="string">
            <text:p>0x9538177ed54daae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83000" calcext:value-type="float">
            <text:p>1683000</text:p>
          </table:table-cell>
          <table:table-cell table:style-name="ce1" office:value-type="float" office:value="3143000" calcext:value-type="float">
            <text:p>314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cf42326df93d837</text:p>
          </table:table-cell>
          <table:table-cell table:style-name="ce1" office:value-type="string" calcext:value-type="string">
            <text:p>0x547216953f8d8a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36000" calcext:value-type="float">
            <text:p>1136000</text:p>
          </table:table-cell>
          <table:table-cell table:style-name="ce1" office:value-type="float" office:value="1041000" calcext:value-type="float">
            <text:p>104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f844542cbcf36f</text:p>
          </table:table-cell>
          <table:table-cell table:style-name="ce1" office:value-type="string" calcext:value-type="string">
            <text:p>0x289a84162247b9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62000" calcext:value-type="float">
            <text:p>1862000</text:p>
          </table:table-cell>
          <table:table-cell table:style-name="ce1" office:value-type="float" office:value="1159000" calcext:value-type="float">
            <text:p>115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1571ef7df4524b7</text:p>
          </table:table-cell>
          <table:table-cell table:style-name="ce1" office:value-type="string" calcext:value-type="string">
            <text:p>0x22512f720df88ef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701000" calcext:value-type="float">
            <text:p>1701000</text:p>
          </table:table-cell>
          <table:table-cell table:style-name="ce1" office:value-type="float" office:value="1022000" calcext:value-type="float">
            <text:p>102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17cfafa8ff40467</text:p>
          </table:table-cell>
          <table:table-cell table:style-name="ce1" office:value-type="string" calcext:value-type="string">
            <text:p>0x79f3ae6ce12d558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88490" calcext:value-type="float">
            <text:p>1288490</text:p>
          </table:table-cell>
          <table:table-cell table:style-name="ce1" office:value-type="float" office:value="3235000" calcext:value-type="float">
            <text:p>3235000</text:p>
          </table:table-cell>
          <table:table-cell table:style-name="ce1" office:value-type="float" office:value="2051000" calcext:value-type="float">
            <text:p>205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506701e2dc55daa</text:p>
          </table:table-cell>
          <table:table-cell table:style-name="ce1" office:value-type="string" calcext:value-type="string">
            <text:p>0xa1605d5d91c6a71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27000" calcext:value-type="float">
            <text:p>1027000</text:p>
          </table:table-cell>
          <table:table-cell table:style-name="ce1" office:value-type="float" office:value="1373000" calcext:value-type="float">
            <text:p>137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6187361de01cb3b</text:p>
          </table:table-cell>
          <table:table-cell table:style-name="ce1" office:value-type="string" calcext:value-type="string">
            <text:p>0xc48a87de2ea675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67000" calcext:value-type="float">
            <text:p>2067000</text:p>
          </table:table-cell>
          <table:table-cell table:style-name="ce1" office:value-type="float" office:value="1587000" calcext:value-type="float">
            <text:p>158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817e018a93cacb6</text:p>
          </table:table-cell>
          <table:table-cell table:style-name="ce1" office:value-type="string" calcext:value-type="string">
            <text:p>0x53284f68dd1cb3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55000" calcext:value-type="float">
            <text:p>1155000</text:p>
          </table:table-cell>
          <table:table-cell table:style-name="ce1" office:value-type="float" office:value="1129000" calcext:value-type="float">
            <text:p>112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0e08fb179f8d1a6</text:p>
          </table:table-cell>
          <table:table-cell table:style-name="ce1" office:value-type="string" calcext:value-type="string">
            <text:p>0x94262d90464d001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6050000" calcext:value-type="float">
            <text:p>6050000</text:p>
          </table:table-cell>
          <table:table-cell table:style-name="ce1" office:value-type="float" office:value="1515000" calcext:value-type="float">
            <text:p>151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ac74cd0b72462e</text:p>
          </table:table-cell>
          <table:table-cell table:style-name="ce1" office:value-type="string" calcext:value-type="string">
            <text:p>0xf0a0fb2d017581a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004000" calcext:value-type="float">
            <text:p>1004000</text:p>
          </table:table-cell>
          <table:table-cell table:style-name="ce1" office:value-type="float" office:value="1277000" calcext:value-type="float">
            <text:p>127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d9136889a95d405</text:p>
          </table:table-cell>
          <table:table-cell table:style-name="ce1" office:value-type="string" calcext:value-type="string">
            <text:p>0x505b26edb3da49e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758000" calcext:value-type="float">
            <text:p>2758000</text:p>
          </table:table-cell>
          <table:table-cell table:style-name="ce1" office:value-type="float" office:value="1915000" calcext:value-type="float">
            <text:p>191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086f4599452249</text:p>
          </table:table-cell>
          <table:table-cell table:style-name="ce1" office:value-type="string" calcext:value-type="string">
            <text:p>0xd50c267d5063812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77000" calcext:value-type="float">
            <text:p>1077000</text:p>
          </table:table-cell>
          <table:table-cell table:style-name="ce1" office:value-type="float" office:value="1642000" calcext:value-type="float">
            <text:p>164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0c4dc8671fdf580</text:p>
          </table:table-cell>
          <table:table-cell table:style-name="ce1" office:value-type="string" calcext:value-type="string">
            <text:p>0xdd6476efcc734ce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823000" calcext:value-type="float">
            <text:p>2823000</text:p>
          </table:table-cell>
          <table:table-cell table:style-name="ce1" office:value-type="float" office:value="1780000" calcext:value-type="float">
            <text:p>178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c0a68a8b7c5a859</text:p>
          </table:table-cell>
          <table:table-cell table:style-name="ce1" office:value-type="string" calcext:value-type="string">
            <text:p>0xb76828fa9287c09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993000" calcext:value-type="float">
            <text:p>993000</text:p>
          </table:table-cell>
          <table:table-cell table:style-name="ce1" office:value-type="float" office:value="2156000" calcext:value-type="float">
            <text:p>215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6e01926ec7e2ce0</text:p>
          </table:table-cell>
          <table:table-cell table:style-name="ce1" office:value-type="string" calcext:value-type="string">
            <text:p>0x3e6a1c2d47ac1ee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76000" calcext:value-type="float">
            <text:p>1976000</text:p>
          </table:table-cell>
          <table:table-cell table:style-name="ce1" office:value-type="float" office:value="1749000" calcext:value-type="float">
            <text:p>17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337bef2fbf872c7</text:p>
          </table:table-cell>
          <table:table-cell table:style-name="ce1" office:value-type="string" calcext:value-type="string">
            <text:p>0xcd5fe25321355a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768000" calcext:value-type="float">
            <text:p>1768000</text:p>
          </table:table-cell>
          <table:table-cell table:style-name="ce1" office:value-type="float" office:value="1860000" calcext:value-type="float">
            <text:p>186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5ec1c9de92c647c</text:p>
          </table:table-cell>
          <table:table-cell table:style-name="ce1" office:value-type="string" calcext:value-type="string">
            <text:p>0xc0e0de68a84afd3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820000" calcext:value-type="float">
            <text:p>2820000</text:p>
          </table:table-cell>
          <table:table-cell table:style-name="ce1" office:value-type="float" office:value="1636000" calcext:value-type="float">
            <text:p>163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daf9838ecf96900</text:p>
          </table:table-cell>
          <table:table-cell table:style-name="ce1" office:value-type="string" calcext:value-type="string">
            <text:p>0x52a7bbd0f3a378f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91000" calcext:value-type="float">
            <text:p>1991000</text:p>
          </table:table-cell>
          <table:table-cell table:style-name="ce1" office:value-type="float" office:value="2433000" calcext:value-type="float">
            <text:p>243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e2b62ed2f4df9588</text:p>
          </table:table-cell>
          <table:table-cell table:style-name="ce1" office:value-type="string" calcext:value-type="string">
            <text:p>0x74f20b226294de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83000" calcext:value-type="float">
            <text:p>1983000</text:p>
          </table:table-cell>
          <table:table-cell table:style-name="ce1" office:value-type="float" office:value="1284000" calcext:value-type="float">
            <text:p>128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57d3f12352ede18</text:p>
          </table:table-cell>
          <table:table-cell table:style-name="ce1" office:value-type="string" calcext:value-type="string">
            <text:p>0xce8a5a6e453e1f0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99000" calcext:value-type="float">
            <text:p>1799000</text:p>
          </table:table-cell>
          <table:table-cell table:style-name="ce1" office:value-type="float" office:value="3516000" calcext:value-type="float">
            <text:p>351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62af5306a49beb6</text:p>
          </table:table-cell>
          <table:table-cell table:style-name="ce1" office:value-type="string" calcext:value-type="string">
            <text:p>0x1d636c540e8799e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2368000" calcext:value-type="float">
            <text:p>2368000</text:p>
          </table:table-cell>
          <table:table-cell table:style-name="ce1" office:value-type="float" office:value="1096000" calcext:value-type="float">
            <text:p>109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9b330e9f5ff5a59</text:p>
          </table:table-cell>
          <table:table-cell table:style-name="ce1" office:value-type="string" calcext:value-type="string">
            <text:p>0xa13a97be3b74242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02000" calcext:value-type="float">
            <text:p>1002000</text:p>
          </table:table-cell>
          <table:table-cell table:style-name="ce1" office:value-type="float" office:value="988000" calcext:value-type="float">
            <text:p>98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d335b3d1af426d2</text:p>
          </table:table-cell>
          <table:table-cell table:style-name="ce1" office:value-type="string" calcext:value-type="string">
            <text:p>0x7a94a1a56e9560a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66000" calcext:value-type="float">
            <text:p>1166000</text:p>
          </table:table-cell>
          <table:table-cell table:style-name="ce1" office:value-type="float" office:value="1006000" calcext:value-type="float">
            <text:p>100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30602d692034f88</text:p>
          </table:table-cell>
          <table:table-cell table:style-name="ce1" office:value-type="string" calcext:value-type="string">
            <text:p>0x232a5c295a0851f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15000" calcext:value-type="float">
            <text:p>1215000</text:p>
          </table:table-cell>
          <table:table-cell table:style-name="ce1" office:value-type="float" office:value="1374000" calcext:value-type="float">
            <text:p>137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4b2b2022151f8ce1</text:p>
          </table:table-cell>
          <table:table-cell table:style-name="ce1" office:value-type="string" calcext:value-type="string">
            <text:p>0x8dd111496f4b0a4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92000" calcext:value-type="float">
            <text:p>1792000</text:p>
          </table:table-cell>
          <table:table-cell table:style-name="ce1" office:value-type="float" office:value="3008000" calcext:value-type="float">
            <text:p>300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7177e4cf6bdb4a6</text:p>
          </table:table-cell>
          <table:table-cell table:style-name="ce1" office:value-type="string" calcext:value-type="string">
            <text:p>0xb4de0df3b4c3f83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477000" calcext:value-type="float">
            <text:p>1477000</text:p>
          </table:table-cell>
          <table:table-cell table:style-name="ce1" office:value-type="float" office:value="1642000" calcext:value-type="float">
            <text:p>164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165ceeccd2af8dd</text:p>
          </table:table-cell>
          <table:table-cell table:style-name="ce1" office:value-type="string" calcext:value-type="string">
            <text:p>0x5f7cb54589b1be9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69000" calcext:value-type="float">
            <text:p>1869000</text:p>
          </table:table-cell>
          <table:table-cell table:style-name="ce1" office:value-type="float" office:value="1731000" calcext:value-type="float">
            <text:p>173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a07d8227981e93</text:p>
          </table:table-cell>
          <table:table-cell table:style-name="ce1" office:value-type="string" calcext:value-type="string">
            <text:p>0x556b8b0a23ef6f8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20000" calcext:value-type="float">
            <text:p>1220000</text:p>
          </table:table-cell>
          <table:table-cell table:style-name="ce1" office:value-type="float" office:value="1100000" calcext:value-type="float">
            <text:p>110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ed6ae47b781f774</text:p>
          </table:table-cell>
          <table:table-cell table:style-name="ce1" office:value-type="string" calcext:value-type="string">
            <text:p>0xb1f5f4f6f97dbcc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14000" calcext:value-type="float">
            <text:p>1714000</text:p>
          </table:table-cell>
          <table:table-cell table:style-name="ce1" office:value-type="float" office:value="1744000" calcext:value-type="float">
            <text:p>174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2fa3d51a05df8da</text:p>
          </table:table-cell>
          <table:table-cell table:style-name="ce1" office:value-type="string" calcext:value-type="string">
            <text:p>0x306d586ee2387ce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720000" calcext:value-type="float">
            <text:p>2720000</text:p>
          </table:table-cell>
          <table:table-cell table:style-name="ce1" office:value-type="float" office:value="1268000" calcext:value-type="float">
            <text:p>126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48e953f55b3488c</text:p>
          </table:table-cell>
          <table:table-cell table:style-name="ce1" office:value-type="string" calcext:value-type="string">
            <text:p>0x2660a238f554d6f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027" calcext:value-type="float">
            <text:p>510027</text:p>
          </table:table-cell>
          <table:table-cell table:style-name="ce1" office:value-type="float" office:value="1088000" calcext:value-type="float">
            <text:p>1088000</text:p>
          </table:table-cell>
          <table:table-cell table:style-name="ce1" office:value-type="float" office:value="1051000" calcext:value-type="float">
            <text:p>105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b2267938d989a14</text:p>
          </table:table-cell>
          <table:table-cell table:style-name="ce1" office:value-type="string" calcext:value-type="string">
            <text:p>0x7d11a71b68cff56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49000" calcext:value-type="float">
            <text:p>1349000</text:p>
          </table:table-cell>
          <table:table-cell table:style-name="ce1" office:value-type="float" office:value="1174000" calcext:value-type="float">
            <text:p>117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61edb6eb5c4abadb</text:p>
          </table:table-cell>
          <table:table-cell table:style-name="ce1" office:value-type="string" calcext:value-type="string">
            <text:p>0x8a04c99568d4f0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23000" calcext:value-type="float">
            <text:p>1123000</text:p>
          </table:table-cell>
          <table:table-cell table:style-name="ce1" office:value-type="float" office:value="1068000" calcext:value-type="float">
            <text:p>106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0891b650ce4e299</text:p>
          </table:table-cell>
          <table:table-cell table:style-name="ce1" office:value-type="string" calcext:value-type="string">
            <text:p>0x5ee57e9c2b6b842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87000" calcext:value-type="float">
            <text:p>1687000</text:p>
          </table:table-cell>
          <table:table-cell table:style-name="ce1" office:value-type="float" office:value="1788000" calcext:value-type="float">
            <text:p>178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9869738c66e9687</text:p>
          </table:table-cell>
          <table:table-cell table:style-name="ce1" office:value-type="string" calcext:value-type="string">
            <text:p>0xf3085ff808436a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985000" calcext:value-type="float">
            <text:p>2985000</text:p>
          </table:table-cell>
          <table:table-cell table:style-name="ce1" office:value-type="float" office:value="1244000" calcext:value-type="float">
            <text:p>124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53b07a6d0f34ec0</text:p>
          </table:table-cell>
          <table:table-cell table:style-name="ce1" office:value-type="string" calcext:value-type="string">
            <text:p>0x1e021db537b67c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004000" calcext:value-type="float">
            <text:p>1004000</text:p>
          </table:table-cell>
          <table:table-cell table:style-name="ce1" office:value-type="float" office:value="1820000" calcext:value-type="float">
            <text:p>182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93744b6ae716886</text:p>
          </table:table-cell>
          <table:table-cell table:style-name="ce1" office:value-type="string" calcext:value-type="string">
            <text:p>0x967919b7ed32d33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95926" calcext:value-type="float">
            <text:p>595926</text:p>
          </table:table-cell>
          <table:table-cell table:style-name="ce1" office:value-type="float" office:value="1222000" calcext:value-type="float">
            <text:p>1222000</text:p>
          </table:table-cell>
          <table:table-cell table:style-name="ce1" office:value-type="float" office:value="1025000" calcext:value-type="float">
            <text:p>102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5c9eeffee9018ca</text:p>
          </table:table-cell>
          <table:table-cell table:style-name="ce1" office:value-type="string" calcext:value-type="string">
            <text:p>0xd835c97e4f993f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75000" calcext:value-type="float">
            <text:p>1375000</text:p>
          </table:table-cell>
          <table:table-cell table:style-name="ce1" office:value-type="float" office:value="1187000" calcext:value-type="float">
            <text:p>118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609d93b45cf8cb1</text:p>
          </table:table-cell>
          <table:table-cell table:style-name="ce1" office:value-type="string" calcext:value-type="string">
            <text:p>0xa092ab206bda4d6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09000" calcext:value-type="float">
            <text:p>1809000</text:p>
          </table:table-cell>
          <table:table-cell table:style-name="ce1" office:value-type="float" office:value="1784000" calcext:value-type="float">
            <text:p>178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a040c0f004037c5</text:p>
          </table:table-cell>
          <table:table-cell table:style-name="ce1" office:value-type="string" calcext:value-type="string">
            <text:p>0x9830c0504cf5caf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225000" calcext:value-type="float">
            <text:p>3225000</text:p>
          </table:table-cell>
          <table:table-cell table:style-name="ce1" office:value-type="float" office:value="1353000" calcext:value-type="float">
            <text:p>135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e7b2ab75d26bc2f</text:p>
          </table:table-cell>
          <table:table-cell table:style-name="ce1" office:value-type="string" calcext:value-type="string">
            <text:p>0x85253c87f7d9a3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04000" calcext:value-type="float">
            <text:p>1004000</text:p>
          </table:table-cell>
          <table:table-cell table:style-name="ce1" office:value-type="float" office:value="1747000" calcext:value-type="float">
            <text:p>174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f50a62c4efb897d</text:p>
          </table:table-cell>
          <table:table-cell table:style-name="ce1" office:value-type="string" calcext:value-type="string">
            <text:p>0x36dd8e165977795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46000" calcext:value-type="float">
            <text:p>1246000</text:p>
          </table:table-cell>
          <table:table-cell table:style-name="ce1" office:value-type="float" office:value="1111000" calcext:value-type="float">
            <text:p>111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1cb8384e65e05ed</text:p>
          </table:table-cell>
          <table:table-cell table:style-name="ce1" office:value-type="string" calcext:value-type="string">
            <text:p>0xd20322602b6ec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88000" calcext:value-type="float">
            <text:p>1188000</text:p>
          </table:table-cell>
          <table:table-cell table:style-name="ce1" office:value-type="float" office:value="1493000" calcext:value-type="float">
            <text:p>149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94c5fac22bceb139</text:p>
          </table:table-cell>
          <table:table-cell table:style-name="ce1" office:value-type="string" calcext:value-type="string">
            <text:p>0x20c77e9f9616a8c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15000" calcext:value-type="float">
            <text:p>1815000</text:p>
          </table:table-cell>
          <table:table-cell table:style-name="ce1" office:value-type="float" office:value="1850000" calcext:value-type="float">
            <text:p>185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7279ebf5fdcb11e</text:p>
          </table:table-cell>
          <table:table-cell table:style-name="ce1" office:value-type="string" calcext:value-type="string">
            <text:p>0x53925edc4da5cea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249000" calcext:value-type="float">
            <text:p>2249000</text:p>
          </table:table-cell>
          <table:table-cell table:style-name="ce1" office:value-type="float" office:value="1226000" calcext:value-type="float">
            <text:p>122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861fb08c031515c</text:p>
          </table:table-cell>
          <table:table-cell table:style-name="ce1" office:value-type="string" calcext:value-type="string">
            <text:p>0x5080b46a0ede1cd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05000" calcext:value-type="float">
            <text:p>1005000</text:p>
          </table:table-cell>
          <table:table-cell table:style-name="ce1" office:value-type="float" office:value="1259000" calcext:value-type="float">
            <text:p>125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6c02f18ff2e5169</text:p>
          </table:table-cell>
          <table:table-cell table:style-name="ce1" office:value-type="string" calcext:value-type="string">
            <text:p>0x76ba749b33184c4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47000" calcext:value-type="float">
            <text:p>1747000</text:p>
          </table:table-cell>
          <table:table-cell table:style-name="ce1" office:value-type="float" office:value="1096000" calcext:value-type="float">
            <text:p>109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bafe9a28df5a8d1</text:p>
          </table:table-cell>
          <table:table-cell table:style-name="ce1" office:value-type="string" calcext:value-type="string">
            <text:p>0xfc49ebfa765368e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618000" calcext:value-type="float">
            <text:p>1618000</text:p>
          </table:table-cell>
          <table:table-cell table:style-name="ce1" office:value-type="float" office:value="1029000" calcext:value-type="float">
            <text:p>102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7a9a3ee5623b45e</text:p>
          </table:table-cell>
          <table:table-cell table:style-name="ce1" office:value-type="string" calcext:value-type="string">
            <text:p>0xa7fa63ae1b3e704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16000" calcext:value-type="float">
            <text:p>1016000</text:p>
          </table:table-cell>
          <table:table-cell table:style-name="ce1" office:value-type="float" office:value="1078000" calcext:value-type="float">
            <text:p>107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f77d139933813007</text:p>
          </table:table-cell>
          <table:table-cell table:style-name="ce1" office:value-type="string" calcext:value-type="string">
            <text:p>0xa7c1ae8dbb11be5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412000" calcext:value-type="float">
            <text:p>2412000</text:p>
          </table:table-cell>
          <table:table-cell table:style-name="ce1" office:value-type="float" office:value="1975000" calcext:value-type="float">
            <text:p>197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13a8866aac1c4121</text:p>
          </table:table-cell>
          <table:table-cell table:style-name="ce1" office:value-type="string" calcext:value-type="string">
            <text:p>0x9402f9a6861da4c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81000" calcext:value-type="float">
            <text:p>2081000</text:p>
          </table:table-cell>
          <table:table-cell table:style-name="ce1" office:value-type="float" office:value="1702000" calcext:value-type="float">
            <text:p>170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87ee09c420cab8e9</text:p>
          </table:table-cell>
          <table:table-cell table:style-name="ce1" office:value-type="string" calcext:value-type="string">
            <text:p>0x4338796eee41464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323000" calcext:value-type="float">
            <text:p>1323000</text:p>
          </table:table-cell>
          <table:table-cell table:style-name="ce1" office:value-type="float" office:value="1173000" calcext:value-type="float">
            <text:p>117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eb4d5648df41671</text:p>
          </table:table-cell>
          <table:table-cell table:style-name="ce1" office:value-type="string" calcext:value-type="string">
            <text:p>0x7a2aab18bb2becc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080000" calcext:value-type="float">
            <text:p>1080000</text:p>
          </table:table-cell>
          <table:table-cell table:style-name="ce1" office:value-type="float" office:value="1638000" calcext:value-type="float">
            <text:p>163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3957452f0bdf555e</text:p>
          </table:table-cell>
          <table:table-cell table:style-name="ce1" office:value-type="string" calcext:value-type="string">
            <text:p>0x79774dda6e2a37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93000" calcext:value-type="float">
            <text:p>1793000</text:p>
          </table:table-cell>
          <table:table-cell table:style-name="ce1" office:value-type="float" office:value="2927000" calcext:value-type="float">
            <text:p>292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89f242f74d15839</text:p>
          </table:table-cell>
          <table:table-cell table:style-name="ce1" office:value-type="string" calcext:value-type="string">
            <text:p>0x3e72bb046d460a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00000" calcext:value-type="float">
            <text:p>1400000</text:p>
          </table:table-cell>
          <table:table-cell table:style-name="ce1" office:value-type="float" office:value="1649000" calcext:value-type="float">
            <text:p>16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edbf9afcc867fb4</text:p>
          </table:table-cell>
          <table:table-cell table:style-name="ce1" office:value-type="string" calcext:value-type="string">
            <text:p>0xa8d907f7b1940d5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92000" calcext:value-type="float">
            <text:p>2092000</text:p>
          </table:table-cell>
          <table:table-cell table:style-name="ce1" office:value-type="float" office:value="1329000" calcext:value-type="float">
            <text:p>132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29b9c19640ce7926</text:p>
          </table:table-cell>
          <table:table-cell table:style-name="ce1" office:value-type="string" calcext:value-type="string">
            <text:p>0xe0e8c2be3137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64000" calcext:value-type="float">
            <text:p>1264000</text:p>
          </table:table-cell>
          <table:table-cell table:style-name="ce1" office:value-type="float" office:value="1279000" calcext:value-type="float">
            <text:p>127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c0df913935cf468d</text:p>
          </table:table-cell>
          <table:table-cell table:style-name="ce1" office:value-type="string" calcext:value-type="string">
            <text:p>0xd0674876e8cf901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040000" calcext:value-type="float">
            <text:p>1040000</text:p>
          </table:table-cell>
          <table:table-cell table:style-name="ce1" office:value-type="float" office:value="2601000" calcext:value-type="float">
            <text:p>260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a26f090639a80a68</text:p>
          </table:table-cell>
          <table:table-cell table:style-name="ce1" office:value-type="string" calcext:value-type="string">
            <text:p>0xe66bd998b45762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40000" calcext:value-type="float">
            <text:p>1040000</text:p>
          </table:table-cell>
          <table:table-cell table:style-name="ce1" office:value-type="float" office:value="1625000" calcext:value-type="float">
            <text:p>162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5070ed9269704308</text:p>
          </table:table-cell>
          <table:table-cell table:style-name="ce1" office:value-type="string" calcext:value-type="string">
            <text:p>0x9c75eeee6f59427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68000" calcext:value-type="float">
            <text:p>1368000</text:p>
          </table:table-cell>
          <table:table-cell table:style-name="ce1" office:value-type="float" office:value="1240000" calcext:value-type="float">
            <text:p>124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bbc52119f8501015</text:p>
          </table:table-cell>
          <table:table-cell table:style-name="ce1" office:value-type="string" calcext:value-type="string">
            <text:p>0x7c1670c9d19bf09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85000" calcext:value-type="float">
            <text:p>1985000</text:p>
          </table:table-cell>
          <table:table-cell table:style-name="ce1" office:value-type="float" office:value="1660000" calcext:value-type="float">
            <text:p>166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d339a9f89cfa91cd</text:p>
          </table:table-cell>
          <table:table-cell table:style-name="ce1" office:value-type="string" calcext:value-type="string">
            <text:p>0x1483c42ad89491b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49000" calcext:value-type="float">
            <text:p>1749000</text:p>
          </table:table-cell>
          <table:table-cell table:style-name="ce1" office:value-type="float" office:value="2254000" calcext:value-type="float">
            <text:p>225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0</text:p>
          </table:table-cell>
          <table:table-cell table:number-columns-repeated="2" table:style-name="ce1" office:value-type="string" calcext:value-type="string">
            <text:p>0x793614e4468aa6ac</text:p>
          </table:table-cell>
          <table:table-cell table:style-name="ce1" office:value-type="string" calcext:value-type="string">
            <text:p>0x51b028feb4c6b28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197222" calcext:value-type="float">
            <text:p>1197222</text:p>
          </table:table-cell>
          <table:table-cell table:style-name="ce1" office:value-type="float" office:value="1319000" calcext:value-type="float">
            <text:p>1319000</text:p>
          </table:table-cell>
          <table:table-cell table:style-name="ce1" office:value-type="float" office:value="2298000" calcext:value-type="float">
            <text:p>229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002ffe3584de80e</text:p>
          </table:table-cell>
          <table:table-cell table:style-name="ce1" office:value-type="string" calcext:value-type="string">
            <text:p>0xdf5b568ac6b5f1f1</text:p>
          </table:table-cell>
          <table:table-cell table:style-name="ce1" office:value-type="string" calcext:value-type="string">
            <text:p>0xb002ffe3584de8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24000" calcext:value-type="float">
            <text:p>1224000</text:p>
          </table:table-cell>
          <table:table-cell table:style-name="ce1" office:value-type="float" office:value="1182000" calcext:value-type="float">
            <text:p>118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e311fbfa31eb0cb</text:p>
          </table:table-cell>
          <table:table-cell table:style-name="ce1" office:value-type="string" calcext:value-type="string">
            <text:p>0x48713849e087ff7b</text:p>
          </table:table-cell>
          <table:table-cell table:style-name="ce1" office:value-type="string" calcext:value-type="string">
            <text:p>0x3e311fbfa31eb0c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01000" calcext:value-type="float">
            <text:p>1401000</text:p>
          </table:table-cell>
          <table:table-cell table:style-name="ce1" office:value-type="float" office:value="1001000" calcext:value-type="float">
            <text:p>100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f88bb617d4939c6</text:p>
          </table:table-cell>
          <table:table-cell table:style-name="ce1" office:value-type="string" calcext:value-type="string">
            <text:p>0x17d8f42169e4d0b7</text:p>
          </table:table-cell>
          <table:table-cell table:style-name="ce1" office:value-type="string" calcext:value-type="string">
            <text:p>0x9f88bb617d4939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346000" calcext:value-type="float">
            <text:p>1346000</text:p>
          </table:table-cell>
          <table:table-cell table:style-name="ce1" office:value-type="float" office:value="1112000" calcext:value-type="float">
            <text:p>111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7c59d0ff687dbc</text:p>
          </table:table-cell>
          <table:table-cell table:style-name="ce1" office:value-type="string" calcext:value-type="string">
            <text:p>0xed4b9cd45be70afa</text:p>
          </table:table-cell>
          <table:table-cell table:style-name="ce1" office:value-type="string" calcext:value-type="string">
            <text:p>0x67c59d0ff687db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56000" calcext:value-type="float">
            <text:p>1256000</text:p>
          </table:table-cell>
          <table:table-cell table:style-name="ce1" office:value-type="float" office:value="1762000" calcext:value-type="float">
            <text:p>176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409c9cbf28fdcae</text:p>
          </table:table-cell>
          <table:table-cell table:style-name="ce1" office:value-type="string" calcext:value-type="string">
            <text:p>0x43af45745a8c2feb</text:p>
          </table:table-cell>
          <table:table-cell table:style-name="ce1" office:value-type="string" calcext:value-type="string">
            <text:p>0x6409c9cbf28fdca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987000" calcext:value-type="float">
            <text:p>1987000</text:p>
          </table:table-cell>
          <table:table-cell table:style-name="ce1" office:value-type="float" office:value="3816000" calcext:value-type="float">
            <text:p>381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81bda6c07ab0bd6</text:p>
          </table:table-cell>
          <table:table-cell table:style-name="ce1" office:value-type="string" calcext:value-type="string">
            <text:p>0xe4ea167b8c1f2510</text:p>
          </table:table-cell>
          <table:table-cell table:style-name="ce1" office:value-type="string" calcext:value-type="string">
            <text:p>0x281bda6c07ab0bd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65000" calcext:value-type="float">
            <text:p>1265000</text:p>
          </table:table-cell>
          <table:table-cell table:style-name="ce1" office:value-type="float" office:value="1058000" calcext:value-type="float">
            <text:p>105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368088fde5dab75</text:p>
          </table:table-cell>
          <table:table-cell table:style-name="ce1" office:value-type="string" calcext:value-type="string">
            <text:p>0x54d4830a88173412</text:p>
          </table:table-cell>
          <table:table-cell table:style-name="ce1" office:value-type="string" calcext:value-type="string">
            <text:p>0x5368088fde5dab7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64000" calcext:value-type="float">
            <text:p>1964000</text:p>
          </table:table-cell>
          <table:table-cell table:style-name="ce1" office:value-type="float" office:value="1374000" calcext:value-type="float">
            <text:p>137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af64a8ae9727663</text:p>
          </table:table-cell>
          <table:table-cell table:style-name="ce1" office:value-type="string" calcext:value-type="string">
            <text:p>0x30fcd95fd1161bd3</text:p>
          </table:table-cell>
          <table:table-cell table:style-name="ce1" office:value-type="string" calcext:value-type="string">
            <text:p>0x6af64a8ae972766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07000" calcext:value-type="float">
            <text:p>1107000</text:p>
          </table:table-cell>
          <table:table-cell table:style-name="ce1" office:value-type="float" office:value="1116000" calcext:value-type="float">
            <text:p>111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38cd51576312dc</text:p>
          </table:table-cell>
          <table:table-cell table:style-name="ce1" office:value-type="string" calcext:value-type="string">
            <text:p>0xc7119d2d84a2a4ed</text:p>
          </table:table-cell>
          <table:table-cell table:style-name="ce1" office:value-type="string" calcext:value-type="string">
            <text:p>0x238cd51576312d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98000" calcext:value-type="float">
            <text:p>1798000</text:p>
          </table:table-cell>
          <table:table-cell table:style-name="ce1" office:value-type="float" office:value="4277000" calcext:value-type="float">
            <text:p>427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13b8546ee093b38</text:p>
          </table:table-cell>
          <table:table-cell table:style-name="ce1" office:value-type="string" calcext:value-type="string">
            <text:p>0xecb91f7dc346f6e5</text:p>
          </table:table-cell>
          <table:table-cell table:style-name="ce1" office:value-type="string" calcext:value-type="string">
            <text:p>0xf13b8546ee093b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487000" calcext:value-type="float">
            <text:p>1487000</text:p>
          </table:table-cell>
          <table:table-cell table:style-name="ce1" office:value-type="float" office:value="1399000" calcext:value-type="float">
            <text:p>139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a3369bff3340c1f</text:p>
          </table:table-cell>
          <table:table-cell table:style-name="ce1" office:value-type="string" calcext:value-type="string">
            <text:p>0x1b539d8a05f29de3</text:p>
          </table:table-cell>
          <table:table-cell table:style-name="ce1" office:value-type="string" calcext:value-type="string">
            <text:p>0x7a3369bff3340c1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188000" calcext:value-type="float">
            <text:p>2188000</text:p>
          </table:table-cell>
          <table:table-cell table:style-name="ce1" office:value-type="float" office:value="1282000" calcext:value-type="float">
            <text:p>128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a51daae9827b13a</text:p>
          </table:table-cell>
          <table:table-cell table:style-name="ce1" office:value-type="string" calcext:value-type="string">
            <text:p>0xb7224dd527239738</text:p>
          </table:table-cell>
          <table:table-cell table:style-name="ce1" office:value-type="string" calcext:value-type="string">
            <text:p>0x4a51daae9827b1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56000" calcext:value-type="float">
            <text:p>1156000</text:p>
          </table:table-cell>
          <table:table-cell table:style-name="ce1" office:value-type="float" office:value="1140000" calcext:value-type="float">
            <text:p>114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ea8fbdd14a593b4</text:p>
          </table:table-cell>
          <table:table-cell table:style-name="ce1" office:value-type="string" calcext:value-type="string">
            <text:p>0xe7ccd84cdf809a44</text:p>
          </table:table-cell>
          <table:table-cell table:style-name="ce1" office:value-type="string" calcext:value-type="string">
            <text:p>0x1ea8fbdd14a593b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5888000" calcext:value-type="float">
            <text:p>5888000</text:p>
          </table:table-cell>
          <table:table-cell table:style-name="ce1" office:value-type="float" office:value="1703000" calcext:value-type="float">
            <text:p>170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494248b4fb523eb</text:p>
          </table:table-cell>
          <table:table-cell table:style-name="ce1" office:value-type="string" calcext:value-type="string">
            <text:p>0x998d491d32309f2b</text:p>
          </table:table-cell>
          <table:table-cell table:style-name="ce1" office:value-type="string" calcext:value-type="string">
            <text:p>0x9494248b4fb523e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23000" calcext:value-type="float">
            <text:p>1023000</text:p>
          </table:table-cell>
          <table:table-cell table:style-name="ce1" office:value-type="float" office:value="1003000" calcext:value-type="float">
            <text:p>100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29d55ea9e54a0e0</text:p>
          </table:table-cell>
          <table:table-cell table:style-name="ce1" office:value-type="string" calcext:value-type="string">
            <text:p>0x51d12f3cd44698d3</text:p>
          </table:table-cell>
          <table:table-cell table:style-name="ce1" office:value-type="string" calcext:value-type="string">
            <text:p>0x129d55ea9e54a0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35000" calcext:value-type="float">
            <text:p>1735000</text:p>
          </table:table-cell>
          <table:table-cell table:style-name="ce1" office:value-type="float" office:value="1091000" calcext:value-type="float">
            <text:p>109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06ee1c22acf159e</text:p>
          </table:table-cell>
          <table:table-cell table:style-name="ce1" office:value-type="string" calcext:value-type="string">
            <text:p>0xa6f2ecc4ab80347a</text:p>
          </table:table-cell>
          <table:table-cell table:style-name="ce1" office:value-type="string" calcext:value-type="string">
            <text:p>0x506ee1c22acf159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18000" calcext:value-type="float">
            <text:p>1218000</text:p>
          </table:table-cell>
          <table:table-cell table:style-name="ce1" office:value-type="float" office:value="950000" calcext:value-type="float">
            <text:p>95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61fe026b87759b4</text:p>
          </table:table-cell>
          <table:table-cell table:style-name="ce1" office:value-type="string" calcext:value-type="string">
            <text:p>0xf0ec2a8137f12434</text:p>
          </table:table-cell>
          <table:table-cell table:style-name="ce1" office:value-type="string" calcext:value-type="string">
            <text:p>0x961fe026b87759b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590000" calcext:value-type="float">
            <text:p>1590000</text:p>
          </table:table-cell>
          <table:table-cell table:style-name="ce1" office:value-type="float" office:value="1796000" calcext:value-type="float">
            <text:p>179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993e764af603f25</text:p>
          </table:table-cell>
          <table:table-cell table:style-name="ce1" office:value-type="string" calcext:value-type="string">
            <text:p>0x27964db7083a41e0</text:p>
          </table:table-cell>
          <table:table-cell table:style-name="ce1" office:value-type="string" calcext:value-type="string">
            <text:p>0xd993e764af603f2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593000" calcext:value-type="float">
            <text:p>2593000</text:p>
          </table:table-cell>
          <table:table-cell table:style-name="ce1" office:value-type="float" office:value="1567000" calcext:value-type="float">
            <text:p>156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ce8b474cc08d669</text:p>
          </table:table-cell>
          <table:table-cell table:style-name="ce1" office:value-type="string" calcext:value-type="string">
            <text:p>0x1c3113ca60fef3e9</text:p>
          </table:table-cell>
          <table:table-cell table:style-name="ce1" office:value-type="string" calcext:value-type="string">
            <text:p>0x1ce8b474cc08d66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573000" calcext:value-type="float">
            <text:p>1573000</text:p>
          </table:table-cell>
          <table:table-cell table:style-name="ce1" office:value-type="float" office:value="1704000" calcext:value-type="float">
            <text:p>170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5483c9f27a5e142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145699026698140</text:p>
          </table:table-cell>
          <table:table-cell table:style-name="ce1" office:value-type="string" calcext:value-type="string">
            <text:p>0x89575f4c661a85f1</text:p>
          </table:table-cell>
          <table:table-cell table:style-name="ce1" office:value-type="string" calcext:value-type="string">
            <text:p>0x81456990266981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22000" calcext:value-type="float">
            <text:p>1222000</text:p>
          </table:table-cell>
          <table:table-cell table:style-name="ce1" office:value-type="float" office:value="1154000" calcext:value-type="float">
            <text:p>115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1d9d83942120f84</text:p>
          </table:table-cell>
          <table:table-cell table:style-name="ce1" office:value-type="string" calcext:value-type="string">
            <text:p>0x5eafd3a223ebdf6</text:p>
          </table:table-cell>
          <table:table-cell table:style-name="ce1" office:value-type="string" calcext:value-type="string">
            <text:p>0x81d9d83942120f8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55000" calcext:value-type="float">
            <text:p>1155000</text:p>
          </table:table-cell>
          <table:table-cell table:style-name="ce1" office:value-type="float" office:value="1146000" calcext:value-type="float">
            <text:p>114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3480f1e8db6a244</text:p>
          </table:table-cell>
          <table:table-cell table:style-name="ce1" office:value-type="string" calcext:value-type="string">
            <text:p>0x5ac260415241aff4</text:p>
          </table:table-cell>
          <table:table-cell table:style-name="ce1" office:value-type="string" calcext:value-type="string">
            <text:p>0x33480f1e8db6a24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47000" calcext:value-type="float">
            <text:p>1847000</text:p>
          </table:table-cell>
          <table:table-cell table:style-name="ce1" office:value-type="float" office:value="1709000" calcext:value-type="float">
            <text:p>170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db1be36bec1e041</text:p>
          </table:table-cell>
          <table:table-cell table:style-name="ce1" office:value-type="string" calcext:value-type="string">
            <text:p>0xaf64950cf2ace5cf</text:p>
          </table:table-cell>
          <table:table-cell table:style-name="ce1" office:value-type="string" calcext:value-type="string">
            <text:p>0x5db1be36bec1e04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36000" calcext:value-type="float">
            <text:p>1736000</text:p>
          </table:table-cell>
          <table:table-cell table:style-name="ce1" office:value-type="float" office:value="1160000" calcext:value-type="float">
            <text:p>116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7c650ef82fb7454</text:p>
          </table:table-cell>
          <table:table-cell table:style-name="ce1" office:value-type="string" calcext:value-type="string">
            <text:p>0x6cfd6abf8651e737</text:p>
          </table:table-cell>
          <table:table-cell table:style-name="ce1" office:value-type="string" calcext:value-type="string">
            <text:p>0xa7c650ef82fb745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498000" calcext:value-type="float">
            <text:p>1498000</text:p>
          </table:table-cell>
          <table:table-cell table:style-name="ce1" office:value-type="float" office:value="1076000" calcext:value-type="float">
            <text:p>107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4509f35a41df66b</text:p>
          </table:table-cell>
          <table:table-cell table:style-name="ce1" office:value-type="string" calcext:value-type="string">
            <text:p>0x197c9c1d0b190b42</text:p>
          </table:table-cell>
          <table:table-cell table:style-name="ce1" office:value-type="string" calcext:value-type="string">
            <text:p>0x64509f35a41df66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81000" calcext:value-type="float">
            <text:p>1381000</text:p>
          </table:table-cell>
          <table:table-cell table:style-name="ce1" office:value-type="float" office:value="1133000" calcext:value-type="float">
            <text:p>113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1f03dc00fc3c451</text:p>
          </table:table-cell>
          <table:table-cell table:style-name="ce1" office:value-type="string" calcext:value-type="string">
            <text:p>0x3016f6d79c8c1f03</text:p>
          </table:table-cell>
          <table:table-cell table:style-name="ce1" office:value-type="string" calcext:value-type="string">
            <text:p>0x21f03dc00fc3c45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2170000" calcext:value-type="float">
            <text:p>2170000</text:p>
          </table:table-cell>
          <table:table-cell table:style-name="ce1" office:value-type="float" office:value="1836000" calcext:value-type="float">
            <text:p>183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c115c16755556e0</text:p>
          </table:table-cell>
          <table:table-cell table:style-name="ce1" office:value-type="string" calcext:value-type="string">
            <text:p>0x8e89884f8f8464c2</text:p>
          </table:table-cell>
          <table:table-cell table:style-name="ce1" office:value-type="string" calcext:value-type="string">
            <text:p>0x7c115c16755556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410000" calcext:value-type="float">
            <text:p>1410000</text:p>
          </table:table-cell>
          <table:table-cell table:style-name="ce1" office:value-type="float" office:value="2668000" calcext:value-type="float">
            <text:p>266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4a699e31b786eb2</text:p>
          </table:table-cell>
          <table:table-cell table:style-name="ce1" office:value-type="string" calcext:value-type="string">
            <text:p>0x8d9661902aba58ad</text:p>
          </table:table-cell>
          <table:table-cell table:style-name="ce1" office:value-type="string" calcext:value-type="string">
            <text:p>0xd4a699e31b786eb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06000" calcext:value-type="float">
            <text:p>1806000</text:p>
          </table:table-cell>
          <table:table-cell table:style-name="ce1" office:value-type="float" office:value="1138000" calcext:value-type="float">
            <text:p>113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a9159071a080535</text:p>
          </table:table-cell>
          <table:table-cell table:style-name="ce1" office:value-type="string" calcext:value-type="string">
            <text:p>0xc0545e1d4c8b1d0</text:p>
          </table:table-cell>
          <table:table-cell table:style-name="ce1" office:value-type="string" calcext:value-type="string">
            <text:p>0x6a9159071a08053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197222" calcext:value-type="float">
            <text:p>1197222</text:p>
          </table:table-cell>
          <table:table-cell table:style-name="ce1" office:value-type="float" office:value="1469000" calcext:value-type="float">
            <text:p>1469000</text:p>
          </table:table-cell>
          <table:table-cell table:style-name="ce1" office:value-type="float" office:value="1018000" calcext:value-type="float">
            <text:p>101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60890c489a0d3fa</text:p>
          </table:table-cell>
          <table:table-cell table:style-name="ce1" office:value-type="string" calcext:value-type="string">
            <text:p>0xa1e08482cd306a08</text:p>
          </table:table-cell>
          <table:table-cell table:style-name="ce1" office:value-type="string" calcext:value-type="string">
            <text:p>0x160890c489a0d3f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00000" calcext:value-type="float">
            <text:p>1200000</text:p>
          </table:table-cell>
          <table:table-cell table:style-name="ce1" office:value-type="float" office:value="1330000" calcext:value-type="float">
            <text:p>133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ac09d006623c5d3</text:p>
          </table:table-cell>
          <table:table-cell table:style-name="ce1" office:value-type="string" calcext:value-type="string">
            <text:p>0x1ccca458183e9821</text:p>
          </table:table-cell>
          <table:table-cell table:style-name="ce1" office:value-type="string" calcext:value-type="string">
            <text:p>0x8ac09d006623c5d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08000" calcext:value-type="float">
            <text:p>1808000</text:p>
          </table:table-cell>
          <table:table-cell table:style-name="ce1" office:value-type="float" office:value="3674000" calcext:value-type="float">
            <text:p>367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d53047da45f8057</text:p>
          </table:table-cell>
          <table:table-cell table:style-name="ce1" office:value-type="string" calcext:value-type="string">
            <text:p>0x5a6fa84a4f31b5ab</text:p>
          </table:table-cell>
          <table:table-cell table:style-name="ce1" office:value-type="string" calcext:value-type="string">
            <text:p>0x4d53047da45f80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96000" calcext:value-type="float">
            <text:p>1996000</text:p>
          </table:table-cell>
          <table:table-cell table:style-name="ce1" office:value-type="float" office:value="1846000" calcext:value-type="float">
            <text:p>184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e12e42247536e04</text:p>
          </table:table-cell>
          <table:table-cell table:style-name="ce1" office:value-type="string" calcext:value-type="string">
            <text:p>0x3961134383188427</text:p>
          </table:table-cell>
          <table:table-cell table:style-name="ce1" office:value-type="string" calcext:value-type="string">
            <text:p>0xce12e42247536e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14000" calcext:value-type="float">
            <text:p>1414000</text:p>
          </table:table-cell>
          <table:table-cell table:style-name="ce1" office:value-type="float" office:value="1309000" calcext:value-type="float">
            <text:p>130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61333099b278211</text:p>
          </table:table-cell>
          <table:table-cell table:style-name="ce1" office:value-type="string" calcext:value-type="string">
            <text:p>0xf5124dac24a5a0dd</text:p>
          </table:table-cell>
          <table:table-cell table:style-name="ce1" office:value-type="string" calcext:value-type="string">
            <text:p>0x861333099b27821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20000" calcext:value-type="float">
            <text:p>1320000</text:p>
          </table:table-cell>
          <table:table-cell table:style-name="ce1" office:value-type="float" office:value="1619000" calcext:value-type="float">
            <text:p>161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a8693209c82913f</text:p>
          </table:table-cell>
          <table:table-cell table:style-name="ce1" office:value-type="string" calcext:value-type="string">
            <text:p>0x55d29e9f87835cd6</text:p>
          </table:table-cell>
          <table:table-cell table:style-name="ce1" office:value-type="string" calcext:value-type="string">
            <text:p>0xba8693209c82913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424128" calcext:value-type="float">
            <text:p>424128</text:p>
          </table:table-cell>
          <table:table-cell table:style-name="ce1" office:value-type="float" office:value="1749000" calcext:value-type="float">
            <text:p>1749000</text:p>
          </table:table-cell>
          <table:table-cell table:style-name="ce1" office:value-type="float" office:value="2475000" calcext:value-type="float">
            <text:p>247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89f762cf8464aed</text:p>
          </table:table-cell>
          <table:table-cell table:style-name="ce1" office:value-type="string" calcext:value-type="string">
            <text:p>0xfa41a55b4d1401c7</text:p>
          </table:table-cell>
          <table:table-cell table:style-name="ce1" office:value-type="string" calcext:value-type="string">
            <text:p>0xb89f762cf8464ae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11000" calcext:value-type="float">
            <text:p>1711000</text:p>
          </table:table-cell>
          <table:table-cell table:style-name="ce1" office:value-type="float" office:value="1068000" calcext:value-type="float">
            <text:p>106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ceb019175466980</text:p>
          </table:table-cell>
          <table:table-cell table:style-name="ce1" office:value-type="string" calcext:value-type="string">
            <text:p>0x83329c8be3d67fd2</text:p>
          </table:table-cell>
          <table:table-cell table:style-name="ce1" office:value-type="string" calcext:value-type="string">
            <text:p>0xbceb01917546698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38000" calcext:value-type="float">
            <text:p>1738000</text:p>
          </table:table-cell>
          <table:table-cell table:style-name="ce1" office:value-type="float" office:value="1162000" calcext:value-type="float">
            <text:p>116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96305a190bef863</text:p>
          </table:table-cell>
          <table:table-cell table:style-name="ce1" office:value-type="string" calcext:value-type="string">
            <text:p>0x3a022efe15e79d84</text:p>
          </table:table-cell>
          <table:table-cell table:style-name="ce1" office:value-type="string" calcext:value-type="string">
            <text:p>0xe96305a190bef86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23000" calcext:value-type="float">
            <text:p>1223000</text:p>
          </table:table-cell>
          <table:table-cell table:style-name="ce1" office:value-type="float" office:value="1065000" calcext:value-type="float">
            <text:p>106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788f0bac17e2812</text:p>
          </table:table-cell>
          <table:table-cell table:style-name="ce1" office:value-type="string" calcext:value-type="string">
            <text:p>0xeb3cd900a847db2</text:p>
          </table:table-cell>
          <table:table-cell table:style-name="ce1" office:value-type="string" calcext:value-type="string">
            <text:p>0x4788f0bac17e281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49000" calcext:value-type="float">
            <text:p>1349000</text:p>
          </table:table-cell>
          <table:table-cell table:style-name="ce1" office:value-type="float" office:value="1827000" calcext:value-type="float">
            <text:p>182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592f914c57f1829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f19be050e8e0877</text:p>
          </table:table-cell>
          <table:table-cell table:style-name="ce1" office:value-type="string" calcext:value-type="string">
            <text:p>0x820bab92cb5910ff</text:p>
          </table:table-cell>
          <table:table-cell table:style-name="ce1" office:value-type="string" calcext:value-type="string">
            <text:p>0x7f19be050e8e08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810000" calcext:value-type="float">
            <text:p>3810000</text:p>
          </table:table-cell>
          <table:table-cell table:style-name="ce1" office:value-type="float" office:value="1508000" calcext:value-type="float">
            <text:p>150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63699b148194b83</text:p>
          </table:table-cell>
          <table:table-cell table:style-name="ce1" office:value-type="string" calcext:value-type="string">
            <text:p>0x2510998ef6bb5437</text:p>
          </table:table-cell>
          <table:table-cell table:style-name="ce1" office:value-type="string" calcext:value-type="string">
            <text:p>0x563699b148194b8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66000" calcext:value-type="float">
            <text:p>1166000</text:p>
          </table:table-cell>
          <table:table-cell table:style-name="ce1" office:value-type="float" office:value="1595000" calcext:value-type="float">
            <text:p>159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ed3d3c00e6dff48</text:p>
          </table:table-cell>
          <table:table-cell table:style-name="ce1" office:value-type="string" calcext:value-type="string">
            <text:p>0xdb3ef7baca7255e2</text:p>
          </table:table-cell>
          <table:table-cell table:style-name="ce1" office:value-type="string" calcext:value-type="string">
            <text:p>0xded3d3c00e6dff4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305000" calcext:value-type="float">
            <text:p>2305000</text:p>
          </table:table-cell>
          <table:table-cell table:style-name="ce1" office:value-type="float" office:value="1588000" calcext:value-type="float">
            <text:p>158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dc69f6a54513927</text:p>
          </table:table-cell>
          <table:table-cell table:style-name="ce1" office:value-type="string" calcext:value-type="string">
            <text:p>0x7f47df2930b68c7c</text:p>
          </table:table-cell>
          <table:table-cell table:style-name="ce1" office:value-type="string" calcext:value-type="string">
            <text:p>0x5dc69f6a545139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22000" calcext:value-type="float">
            <text:p>1722000</text:p>
          </table:table-cell>
          <table:table-cell table:style-name="ce1" office:value-type="float" office:value="1749000" calcext:value-type="float">
            <text:p>17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3564e13753e266</text:p>
          </table:table-cell>
          <table:table-cell table:style-name="ce1" office:value-type="string" calcext:value-type="string">
            <text:p>0x91efa5900cc3dfaf</text:p>
          </table:table-cell>
          <table:table-cell table:style-name="ce1" office:value-type="string" calcext:value-type="string">
            <text:p>0xc3564e13753e26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849000" calcext:value-type="float">
            <text:p>2849000</text:p>
          </table:table-cell>
          <table:table-cell table:style-name="ce1" office:value-type="float" office:value="1869000" calcext:value-type="float">
            <text:p>186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4b3528c039af76a</text:p>
          </table:table-cell>
          <table:table-cell table:style-name="ce1" office:value-type="string" calcext:value-type="string">
            <text:p>0x80609bce0a8b4764</text:p>
          </table:table-cell>
          <table:table-cell table:style-name="ce1" office:value-type="string" calcext:value-type="string">
            <text:p>0x44b3528c039af7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93000" calcext:value-type="float">
            <text:p>1193000</text:p>
          </table:table-cell>
          <table:table-cell table:style-name="ce1" office:value-type="float" office:value="1697000" calcext:value-type="float">
            <text:p>169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98b4f6bb39e3f51</text:p>
          </table:table-cell>
          <table:table-cell table:style-name="ce1" office:value-type="string" calcext:value-type="string">
            <text:p>0xd4d7e8282e2aa916</text:p>
          </table:table-cell>
          <table:table-cell table:style-name="ce1" office:value-type="string" calcext:value-type="string">
            <text:p>0x498b4f6bb39e3f5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72000" calcext:value-type="float">
            <text:p>1172000</text:p>
          </table:table-cell>
          <table:table-cell table:style-name="ce1" office:value-type="float" office:value="1042000" calcext:value-type="float">
            <text:p>104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d4321b57ee3acd5</text:p>
          </table:table-cell>
          <table:table-cell table:style-name="ce1" office:value-type="string" calcext:value-type="string">
            <text:p>0x5b19b02ee74d5fef</text:p>
          </table:table-cell>
          <table:table-cell table:style-name="ce1" office:value-type="string" calcext:value-type="string">
            <text:p>0x6d4321b57ee3acd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00000" calcext:value-type="float">
            <text:p>1100000</text:p>
          </table:table-cell>
          <table:table-cell table:style-name="ce1" office:value-type="float" office:value="995000" calcext:value-type="float">
            <text:p>99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2627aec3fb47a79</text:p>
          </table:table-cell>
          <table:table-cell table:style-name="ce1" office:value-type="string" calcext:value-type="string">
            <text:p>0x733c243dd6f4ecb6</text:p>
          </table:table-cell>
          <table:table-cell table:style-name="ce1" office:value-type="string" calcext:value-type="string">
            <text:p>0x12627aec3fb47a7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84000" calcext:value-type="float">
            <text:p>1784000</text:p>
          </table:table-cell>
          <table:table-cell table:style-name="ce1" office:value-type="float" office:value="1813000" calcext:value-type="float">
            <text:p>181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824cd718e0e366a</text:p>
          </table:table-cell>
          <table:table-cell table:style-name="ce1" office:value-type="string" calcext:value-type="string">
            <text:p>0xff792b29c5b95063</text:p>
          </table:table-cell>
          <table:table-cell table:style-name="ce1" office:value-type="string" calcext:value-type="string">
            <text:p>0x2824cd718e0e36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96000" calcext:value-type="float">
            <text:p>1596000</text:p>
          </table:table-cell>
          <table:table-cell table:style-name="ce1" office:value-type="float" office:value="1111000" calcext:value-type="float">
            <text:p>111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155c7d6db49b6bb</text:p>
          </table:table-cell>
          <table:table-cell table:style-name="ce1" office:value-type="string" calcext:value-type="string">
            <text:p>0x1fe810bb9db11aa8</text:p>
          </table:table-cell>
          <table:table-cell table:style-name="ce1" office:value-type="string" calcext:value-type="string">
            <text:p>0xa155c7d6db49b6b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78000" calcext:value-type="float">
            <text:p>1178000</text:p>
          </table:table-cell>
          <table:table-cell table:style-name="ce1" office:value-type="float" office:value="1728000" calcext:value-type="float">
            <text:p>172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75211eaf8d9aec5</text:p>
          </table:table-cell>
          <table:table-cell table:style-name="ce1" office:value-type="string" calcext:value-type="string">
            <text:p>0xfdf86f38aaddfc4d</text:p>
          </table:table-cell>
          <table:table-cell table:style-name="ce1" office:value-type="string" calcext:value-type="string">
            <text:p>0x475211eaf8d9ae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372000" calcext:value-type="float">
            <text:p>1372000</text:p>
          </table:table-cell>
          <table:table-cell table:style-name="ce1" office:value-type="float" office:value="1122000" calcext:value-type="float">
            <text:p>112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c42d8f518dcd522</text:p>
          </table:table-cell>
          <table:table-cell table:style-name="ce1" office:value-type="string" calcext:value-type="string">
            <text:p>0x62b276673470a8f3</text:p>
          </table:table-cell>
          <table:table-cell table:style-name="ce1" office:value-type="string" calcext:value-type="string">
            <text:p>0x1c42d8f518dcd52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5692000" calcext:value-type="float">
            <text:p>5692000</text:p>
          </table:table-cell>
          <table:table-cell table:style-name="ce1" office:value-type="float" office:value="2605000" calcext:value-type="float">
            <text:p>260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b9a0957bba58196</text:p>
          </table:table-cell>
          <table:table-cell table:style-name="ce1" office:value-type="string" calcext:value-type="string">
            <text:p>0x906a1228a5a737f3</text:p>
          </table:table-cell>
          <table:table-cell table:style-name="ce1" office:value-type="string" calcext:value-type="string">
            <text:p>0x5b9a0957bba5819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27000" calcext:value-type="float">
            <text:p>2027000</text:p>
          </table:table-cell>
          <table:table-cell table:style-name="ce1" office:value-type="float" office:value="1990000" calcext:value-type="float">
            <text:p>199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9d8514a9ce0bb1e</text:p>
          </table:table-cell>
          <table:table-cell table:style-name="ce1" office:value-type="string" calcext:value-type="string">
            <text:p>0x1e0212616599ad1f</text:p>
          </table:table-cell>
          <table:table-cell table:style-name="ce1" office:value-type="string" calcext:value-type="string">
            <text:p>0xf9d8514a9ce0bb1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185000" calcext:value-type="float">
            <text:p>2185000</text:p>
          </table:table-cell>
          <table:table-cell table:style-name="ce1" office:value-type="float" office:value="4051000" calcext:value-type="float">
            <text:p>405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5e10fe7d3e74374</text:p>
          </table:table-cell>
          <table:table-cell table:style-name="ce1" office:value-type="string" calcext:value-type="string">
            <text:p>0xea300d1630d24a0d</text:p>
          </table:table-cell>
          <table:table-cell table:style-name="ce1" office:value-type="string" calcext:value-type="string">
            <text:p>0x95e10fe7d3e7437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5294000" calcext:value-type="float">
            <text:p>5294000</text:p>
          </table:table-cell>
          <table:table-cell table:style-name="ce1" office:value-type="float" office:value="17056000" calcext:value-type="float">
            <text:p>1705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904d897ff2d3844</text:p>
          </table:table-cell>
          <table:table-cell table:style-name="ce1" office:value-type="string" calcext:value-type="string">
            <text:p>0xb313f09b4158abef</text:p>
          </table:table-cell>
          <table:table-cell table:style-name="ce1" office:value-type="string" calcext:value-type="string">
            <text:p>0xe904d897ff2d384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974000" calcext:value-type="float">
            <text:p>1974000</text:p>
          </table:table-cell>
          <table:table-cell table:style-name="ce1" office:value-type="float" office:value="1162000" calcext:value-type="float">
            <text:p>116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bc96b3a37bd4238</text:p>
          </table:table-cell>
          <table:table-cell table:style-name="ce1" office:value-type="string" calcext:value-type="string">
            <text:p>0xf0779a81e9faf175</text:p>
          </table:table-cell>
          <table:table-cell table:style-name="ce1" office:value-type="string" calcext:value-type="string">
            <text:p>0x7bc96b3a37bd42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93000" calcext:value-type="float">
            <text:p>1793000</text:p>
          </table:table-cell>
          <table:table-cell table:style-name="ce1" office:value-type="float" office:value="1612000" calcext:value-type="float">
            <text:p>161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2fe4928e440c367</text:p>
          </table:table-cell>
          <table:table-cell table:style-name="ce1" office:value-type="string" calcext:value-type="string">
            <text:p>0xcc936bd35c52408b</text:p>
          </table:table-cell>
          <table:table-cell table:style-name="ce1" office:value-type="string" calcext:value-type="string">
            <text:p>0xb2fe4928e440c36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72000" calcext:value-type="float">
            <text:p>1972000</text:p>
          </table:table-cell>
          <table:table-cell table:style-name="ce1" office:value-type="float" office:value="1802000" calcext:value-type="float">
            <text:p>180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a5d70bf38180076</text:p>
          </table:table-cell>
          <table:table-cell table:style-name="ce1" office:value-type="string" calcext:value-type="string">
            <text:p>0xd5957c9fef89f52f</text:p>
          </table:table-cell>
          <table:table-cell table:style-name="ce1" office:value-type="string" calcext:value-type="string">
            <text:p>0xca5d70bf3818007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799000" calcext:value-type="float">
            <text:p>1799000</text:p>
          </table:table-cell>
          <table:table-cell table:style-name="ce1" office:value-type="float" office:value="1655000" calcext:value-type="float">
            <text:p>165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5b0776eb8429308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eb604a9a6c94cf1</text:p>
          </table:table-cell>
          <table:table-cell table:style-name="ce1" office:value-type="string" calcext:value-type="string">
            <text:p>0xa8d39e3fa40e1fdc</text:p>
          </table:table-cell>
          <table:table-cell table:style-name="ce1" office:value-type="string" calcext:value-type="string">
            <text:p>0x5eb604a9a6c94c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31000" calcext:value-type="float">
            <text:p>1831000</text:p>
          </table:table-cell>
          <table:table-cell table:style-name="ce1" office:value-type="float" office:value="1955000" calcext:value-type="float">
            <text:p>195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db4f907c3825c77</text:p>
          </table:table-cell>
          <table:table-cell table:style-name="ce1" office:value-type="string" calcext:value-type="string">
            <text:p>0x4a57f9166ae2ac1a</text:p>
          </table:table-cell>
          <table:table-cell table:style-name="ce1" office:value-type="string" calcext:value-type="string">
            <text:p>0x7db4f907c3825c7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197222" calcext:value-type="float">
            <text:p>1197222</text:p>
          </table:table-cell>
          <table:table-cell table:style-name="ce1" office:value-type="float" office:value="1216000" calcext:value-type="float">
            <text:p>1216000</text:p>
          </table:table-cell>
          <table:table-cell table:style-name="ce1" office:value-type="float" office:value="1059000" calcext:value-type="float">
            <text:p>105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bb7562f9a858096</text:p>
          </table:table-cell>
          <table:table-cell table:style-name="ce1" office:value-type="string" calcext:value-type="string">
            <text:p>0x7a01c682972fdcb4</text:p>
          </table:table-cell>
          <table:table-cell table:style-name="ce1" office:value-type="string" calcext:value-type="string">
            <text:p>0x9bb7562f9a85809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55000" calcext:value-type="float">
            <text:p>1755000</text:p>
          </table:table-cell>
          <table:table-cell table:style-name="ce1" office:value-type="float" office:value="1773000" calcext:value-type="float">
            <text:p>177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a6795d92d3438ff</text:p>
          </table:table-cell>
          <table:table-cell table:style-name="ce1" office:value-type="string" calcext:value-type="string">
            <text:p>0x2b20b25db8b78288</text:p>
          </table:table-cell>
          <table:table-cell table:style-name="ce1" office:value-type="string" calcext:value-type="string">
            <text:p>0x5a6795d92d3438f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24000" calcext:value-type="float">
            <text:p>1724000</text:p>
          </table:table-cell>
          <table:table-cell table:style-name="ce1" office:value-type="float" office:value="1432000" calcext:value-type="float">
            <text:p>143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c119c3d109bddcc</text:p>
          </table:table-cell>
          <table:table-cell table:style-name="ce1" office:value-type="string" calcext:value-type="string">
            <text:p>0xf4f295ebb2b9e419</text:p>
          </table:table-cell>
          <table:table-cell table:style-name="ce1" office:value-type="string" calcext:value-type="string">
            <text:p>0x1c119c3d109bddc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247000" calcext:value-type="float">
            <text:p>1247000</text:p>
          </table:table-cell>
          <table:table-cell table:style-name="ce1" office:value-type="float" office:value="1090000" calcext:value-type="float">
            <text:p>109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65ac033abfd2840</text:p>
          </table:table-cell>
          <table:table-cell table:style-name="ce1" office:value-type="string" calcext:value-type="string">
            <text:p>0xbaa5b764a042629d</text:p>
          </table:table-cell>
          <table:table-cell table:style-name="ce1" office:value-type="string" calcext:value-type="string">
            <text:p>0x365ac033abfd28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87000" calcext:value-type="float">
            <text:p>1187000</text:p>
          </table:table-cell>
          <table:table-cell table:style-name="ce1" office:value-type="float" office:value="1866000" calcext:value-type="float">
            <text:p>186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b44e4f2a2110a8</text:p>
          </table:table-cell>
          <table:table-cell table:style-name="ce1" office:value-type="string" calcext:value-type="string">
            <text:p>0xaa11c3bbd2b35272</text:p>
          </table:table-cell>
          <table:table-cell table:style-name="ce1" office:value-type="string" calcext:value-type="string">
            <text:p>0x5b44e4f2a2110a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00000" calcext:value-type="float">
            <text:p>1700000</text:p>
          </table:table-cell>
          <table:table-cell table:style-name="ce1" office:value-type="float" office:value="1613000" calcext:value-type="float">
            <text:p>161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d36368d57e6452c</text:p>
          </table:table-cell>
          <table:table-cell table:style-name="ce1" office:value-type="string" calcext:value-type="string">
            <text:p>0xfcc2f349350e0ad2</text:p>
          </table:table-cell>
          <table:table-cell table:style-name="ce1" office:value-type="string" calcext:value-type="string">
            <text:p>0xed36368d57e6452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95926" calcext:value-type="float">
            <text:p>595926</text:p>
          </table:table-cell>
          <table:table-cell table:style-name="ce1" office:value-type="float" office:value="1007000" calcext:value-type="float">
            <text:p>1007000</text:p>
          </table:table-cell>
          <table:table-cell table:style-name="ce1" office:value-type="float" office:value="1016000" calcext:value-type="float">
            <text:p>101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801f7567a8b71c6</text:p>
          </table:table-cell>
          <table:table-cell table:style-name="ce1" office:value-type="string" calcext:value-type="string">
            <text:p>0x84356592532a8cce</text:p>
          </table:table-cell>
          <table:table-cell table:style-name="ce1" office:value-type="string" calcext:value-type="string">
            <text:p>0x4801f7567a8b71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49000" calcext:value-type="float">
            <text:p>1249000</text:p>
          </table:table-cell>
          <table:table-cell table:style-name="ce1" office:value-type="float" office:value="2481000" calcext:value-type="float">
            <text:p>248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d12e98f246afe8a</text:p>
          </table:table-cell>
          <table:table-cell table:style-name="ce1" office:value-type="string" calcext:value-type="string">
            <text:p>0x50ea868cba34fcb4</text:p>
          </table:table-cell>
          <table:table-cell table:style-name="ce1" office:value-type="string" calcext:value-type="string">
            <text:p>0x7d12e98f246afe8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61000" calcext:value-type="float">
            <text:p>1061000</text:p>
          </table:table-cell>
          <table:table-cell table:style-name="ce1" office:value-type="float" office:value="1213000" calcext:value-type="float">
            <text:p>121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5a2c76bb537255d</text:p>
          </table:table-cell>
          <table:table-cell table:style-name="ce1" office:value-type="string" calcext:value-type="string">
            <text:p>0xda08de244ea9fc7e</text:p>
          </table:table-cell>
          <table:table-cell table:style-name="ce1" office:value-type="string" calcext:value-type="string">
            <text:p>0xd5a2c76bb53725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2212000" calcext:value-type="float">
            <text:p>2212000</text:p>
          </table:table-cell>
          <table:table-cell table:style-name="ce1" office:value-type="float" office:value="1246000" calcext:value-type="float">
            <text:p>124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50a77694835e36f</text:p>
          </table:table-cell>
          <table:table-cell table:style-name="ce1" office:value-type="string" calcext:value-type="string">
            <text:p>0xa62316ebefe573f</text:p>
          </table:table-cell>
          <table:table-cell table:style-name="ce1" office:value-type="string" calcext:value-type="string">
            <text:p>0xd50a77694835e36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07000" calcext:value-type="float">
            <text:p>1407000</text:p>
          </table:table-cell>
          <table:table-cell table:style-name="ce1" office:value-type="float" office:value="1028000" calcext:value-type="float">
            <text:p>102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2840c9962d3663b</text:p>
          </table:table-cell>
          <table:table-cell table:style-name="ce1" office:value-type="string" calcext:value-type="string">
            <text:p>0xc988cefcdb7ce4c1</text:p>
          </table:table-cell>
          <table:table-cell table:style-name="ce1" office:value-type="string" calcext:value-type="string">
            <text:p>0x72840c9962d3663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4218000" calcext:value-type="float">
            <text:p>4218000</text:p>
          </table:table-cell>
          <table:table-cell table:style-name="ce1" office:value-type="float" office:value="1291000" calcext:value-type="float">
            <text:p>129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51eab623b5802a2</text:p>
          </table:table-cell>
          <table:table-cell table:style-name="ce1" office:value-type="string" calcext:value-type="string">
            <text:p>0x89edbb0c8f8809af</text:p>
          </table:table-cell>
          <table:table-cell table:style-name="ce1" office:value-type="string" calcext:value-type="string">
            <text:p>0xe51eab623b5802a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05000" calcext:value-type="float">
            <text:p>1505000</text:p>
          </table:table-cell>
          <table:table-cell table:style-name="ce1" office:value-type="float" office:value="1458000" calcext:value-type="float">
            <text:p>145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4838fa912ffe8a5</text:p>
          </table:table-cell>
          <table:table-cell table:style-name="ce1" office:value-type="string" calcext:value-type="string">
            <text:p>0x8da42a79a366b5b2</text:p>
          </table:table-cell>
          <table:table-cell table:style-name="ce1" office:value-type="string" calcext:value-type="string">
            <text:p>0x24838fa912ffe8a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06000" calcext:value-type="float">
            <text:p>1906000</text:p>
          </table:table-cell>
          <table:table-cell table:style-name="ce1" office:value-type="float" office:value="1600000" calcext:value-type="float">
            <text:p>160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a4555b9c6e3a3ab</text:p>
          </table:table-cell>
          <table:table-cell table:style-name="ce1" office:value-type="string" calcext:value-type="string">
            <text:p>0x7de72404d8d1baaf</text:p>
          </table:table-cell>
          <table:table-cell table:style-name="ce1" office:value-type="string" calcext:value-type="string">
            <text:p>0x4a4555b9c6e3a3a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47000" calcext:value-type="float">
            <text:p>1347000</text:p>
          </table:table-cell>
          <table:table-cell table:style-name="ce1" office:value-type="float" office:value="1007000" calcext:value-type="float">
            <text:p>100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e1796c927412731</text:p>
          </table:table-cell>
          <table:table-cell table:style-name="ce1" office:value-type="string" calcext:value-type="string">
            <text:p>0xdb8211eb85c6df97</text:p>
          </table:table-cell>
          <table:table-cell table:style-name="ce1" office:value-type="string" calcext:value-type="string">
            <text:p>0xfe1796c92741273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69000" calcext:value-type="float">
            <text:p>1669000</text:p>
          </table:table-cell>
          <table:table-cell table:style-name="ce1" office:value-type="float" office:value="1952000" calcext:value-type="float">
            <text:p>195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493285e568b5563</text:p>
          </table:table-cell>
          <table:table-cell table:style-name="ce1" office:value-type="string" calcext:value-type="string">
            <text:p>0x9e297a817dddd587</text:p>
          </table:table-cell>
          <table:table-cell table:style-name="ce1" office:value-type="string" calcext:value-type="string">
            <text:p>0x1493285e568b556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240000" calcext:value-type="float">
            <text:p>3240000</text:p>
          </table:table-cell>
          <table:table-cell table:style-name="ce1" office:value-type="float" office:value="1621000" calcext:value-type="float">
            <text:p>162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a9fea63735019a9</text:p>
          </table:table-cell>
          <table:table-cell table:style-name="ce1" office:value-type="string" calcext:value-type="string">
            <text:p>0x9a26f6d3eae6248</text:p>
          </table:table-cell>
          <table:table-cell table:style-name="ce1" office:value-type="string" calcext:value-type="string">
            <text:p>0x3a9fea63735019a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07000" calcext:value-type="float">
            <text:p>1007000</text:p>
          </table:table-cell>
          <table:table-cell table:style-name="ce1" office:value-type="float" office:value="1942000" calcext:value-type="float">
            <text:p>194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b067f2ca8367d44</text:p>
          </table:table-cell>
          <table:table-cell table:style-name="ce1" office:value-type="string" calcext:value-type="string">
            <text:p>0x4fc3d5a4d78f0ba8</text:p>
          </table:table-cell>
          <table:table-cell table:style-name="ce1" office:value-type="string" calcext:value-type="string">
            <text:p>0xcb067f2ca8367d4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680000" calcext:value-type="float">
            <text:p>1680000</text:p>
          </table:table-cell>
          <table:table-cell table:style-name="ce1" office:value-type="float" office:value="2023000" calcext:value-type="float">
            <text:p>202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6fbb49223a34acb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4c04ae8236fcf40</text:p>
          </table:table-cell>
          <table:table-cell table:style-name="ce1" office:value-type="string" calcext:value-type="string">
            <text:p>0x5cd285ff123b06d</text:p>
          </table:table-cell>
          <table:table-cell table:style-name="ce1" office:value-type="string" calcext:value-type="string">
            <text:p>0x44c04ae8236fcf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671000" calcext:value-type="float">
            <text:p>1671000</text:p>
          </table:table-cell>
          <table:table-cell table:style-name="ce1" office:value-type="float" office:value="1887000" calcext:value-type="float">
            <text:p>188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eafe3cf32bf5249</text:p>
          </table:table-cell>
          <table:table-cell table:style-name="ce1" office:value-type="string" calcext:value-type="string">
            <text:p>0x915b31c29efc12b4</text:p>
          </table:table-cell>
          <table:table-cell table:style-name="ce1" office:value-type="string" calcext:value-type="string">
            <text:p>0x3eafe3cf32bf524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911000" calcext:value-type="float">
            <text:p>2911000</text:p>
          </table:table-cell>
          <table:table-cell table:style-name="ce1" office:value-type="float" office:value="1324000" calcext:value-type="float">
            <text:p>132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1afdabdb70a18f8</text:p>
          </table:table-cell>
          <table:table-cell table:style-name="ce1" office:value-type="string" calcext:value-type="string">
            <text:p>0x10099895d1ac4cb0</text:p>
          </table:table-cell>
          <table:table-cell table:style-name="ce1" office:value-type="string" calcext:value-type="string">
            <text:p>0x71afdabdb70a18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58000" calcext:value-type="float">
            <text:p>1358000</text:p>
          </table:table-cell>
          <table:table-cell table:style-name="ce1" office:value-type="float" office:value="1719000" calcext:value-type="float">
            <text:p>171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8429b6e5661e361</text:p>
          </table:table-cell>
          <table:table-cell table:style-name="ce1" office:value-type="string" calcext:value-type="string">
            <text:p>0xda4ef9a077fe3793</text:p>
          </table:table-cell>
          <table:table-cell table:style-name="ce1" office:value-type="string" calcext:value-type="string">
            <text:p>0x88429b6e5661e36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345000" calcext:value-type="float">
            <text:p>1345000</text:p>
          </table:table-cell>
          <table:table-cell table:style-name="ce1" office:value-type="float" office:value="1078000" calcext:value-type="float">
            <text:p>107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dd5899844db4366</text:p>
          </table:table-cell>
          <table:table-cell table:style-name="ce1" office:value-type="string" calcext:value-type="string">
            <text:p>0x19da7d2b0141cd8b</text:p>
          </table:table-cell>
          <table:table-cell table:style-name="ce1" office:value-type="string" calcext:value-type="string">
            <text:p>0x9dd5899844db436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26000" calcext:value-type="float">
            <text:p>1026000</text:p>
          </table:table-cell>
          <table:table-cell table:style-name="ce1" office:value-type="float" office:value="1098000" calcext:value-type="float">
            <text:p>109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885263353e0dc59</text:p>
          </table:table-cell>
          <table:table-cell table:style-name="ce1" office:value-type="string" calcext:value-type="string">
            <text:p>0x7f4d2b8061ae5bf8</text:p>
          </table:table-cell>
          <table:table-cell table:style-name="ce1" office:value-type="string" calcext:value-type="string">
            <text:p>0xc885263353e0dc5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24000" calcext:value-type="float">
            <text:p>1024000</text:p>
          </table:table-cell>
          <table:table-cell table:style-name="ce1" office:value-type="float" office:value="1013000" calcext:value-type="float">
            <text:p>101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d73ce03cb3987f3</text:p>
          </table:table-cell>
          <table:table-cell table:style-name="ce1" office:value-type="string" calcext:value-type="string">
            <text:p>0xe150351b75b20179</text:p>
          </table:table-cell>
          <table:table-cell table:style-name="ce1" office:value-type="string" calcext:value-type="string">
            <text:p>0xdd73ce03cb3987f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37000" calcext:value-type="float">
            <text:p>1537000</text:p>
          </table:table-cell>
          <table:table-cell table:style-name="ce1" office:value-type="float" office:value="1281000" calcext:value-type="float">
            <text:p>128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d570190b97a32f4</text:p>
          </table:table-cell>
          <table:table-cell table:style-name="ce1" office:value-type="string" calcext:value-type="string">
            <text:p>0x16062bbd6bb09b43</text:p>
          </table:table-cell>
          <table:table-cell table:style-name="ce1" office:value-type="string" calcext:value-type="string">
            <text:p>0x4d570190b97a32f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415000" calcext:value-type="float">
            <text:p>1415000</text:p>
          </table:table-cell>
          <table:table-cell table:style-name="ce1" office:value-type="float" office:value="2274000" calcext:value-type="float">
            <text:p>227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b0fd0c52abb4bd8</text:p>
          </table:table-cell>
          <table:table-cell table:style-name="ce1" office:value-type="string" calcext:value-type="string">
            <text:p>0x4562b395767fa2c7</text:p>
          </table:table-cell>
          <table:table-cell table:style-name="ce1" office:value-type="string" calcext:value-type="string">
            <text:p>0x1b0fd0c52abb4bd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209000" calcext:value-type="float">
            <text:p>1209000</text:p>
          </table:table-cell>
          <table:table-cell table:style-name="ce1" office:value-type="float" office:value="1149000" calcext:value-type="float">
            <text:p>11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4a4ef73e2c5eb7e</text:p>
          </table:table-cell>
          <table:table-cell table:style-name="ce1" office:value-type="string" calcext:value-type="string">
            <text:p>0x7cfe9ec7fde2b7a0</text:p>
          </table:table-cell>
          <table:table-cell table:style-name="ce1" office:value-type="string" calcext:value-type="string">
            <text:p>0x44a4ef73e2c5eb7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08000" calcext:value-type="float">
            <text:p>1808000</text:p>
          </table:table-cell>
          <table:table-cell table:style-name="ce1" office:value-type="float" office:value="2643000" calcext:value-type="float">
            <text:p>264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add57473fece4b1</text:p>
          </table:table-cell>
          <table:table-cell table:style-name="ce1" office:value-type="string" calcext:value-type="string">
            <text:p>0x2fb0ddd3111049fa</text:p>
          </table:table-cell>
          <table:table-cell table:style-name="ce1" office:value-type="string" calcext:value-type="string">
            <text:p>0x3add57473fece4b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305000" calcext:value-type="float">
            <text:p>1305000</text:p>
          </table:table-cell>
          <table:table-cell table:style-name="ce1" office:value-type="float" office:value="1083000" calcext:value-type="float">
            <text:p>108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3c8a78550748427</text:p>
          </table:table-cell>
          <table:table-cell table:style-name="ce1" office:value-type="string" calcext:value-type="string">
            <text:p>0xf0bae8087114a8c9</text:p>
          </table:table-cell>
          <table:table-cell table:style-name="ce1" office:value-type="string" calcext:value-type="string">
            <text:p>0x93c8a785507484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2683000" calcext:value-type="float">
            <text:p>2683000</text:p>
          </table:table-cell>
          <table:table-cell table:style-name="ce1" office:value-type="float" office:value="1696000" calcext:value-type="float">
            <text:p>169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4af3fdf44d25294</text:p>
          </table:table-cell>
          <table:table-cell table:style-name="ce1" office:value-type="string" calcext:value-type="string">
            <text:p>0x27d6d27dc591fc35</text:p>
          </table:table-cell>
          <table:table-cell table:style-name="ce1" office:value-type="string" calcext:value-type="string">
            <text:p>0xc4af3fdf44d2529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44000" calcext:value-type="float">
            <text:p>1744000</text:p>
          </table:table-cell>
          <table:table-cell table:style-name="ce1" office:value-type="float" office:value="1531000" calcext:value-type="float">
            <text:p>153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43e63f43a992e31</text:p>
          </table:table-cell>
          <table:table-cell table:style-name="ce1" office:value-type="string" calcext:value-type="string">
            <text:p>0x44a99c01c4d815c7</text:p>
          </table:table-cell>
          <table:table-cell table:style-name="ce1" office:value-type="string" calcext:value-type="string">
            <text:p>0x143e63f43a992e3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132797" calcext:value-type="float">
            <text:p>1132797</text:p>
          </table:table-cell>
          <table:table-cell table:style-name="ce1" office:value-type="float" office:value="1238000" calcext:value-type="float">
            <text:p>1238000</text:p>
          </table:table-cell>
          <table:table-cell table:style-name="ce1" office:value-type="float" office:value="1052000" calcext:value-type="float">
            <text:p>105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02acb6a4b8f84d3</text:p>
          </table:table-cell>
          <table:table-cell table:style-name="ce1" office:value-type="string" calcext:value-type="string">
            <text:p>0xb2ec1900228d81cc</text:p>
          </table:table-cell>
          <table:table-cell table:style-name="ce1" office:value-type="string" calcext:value-type="string">
            <text:p>0x702acb6a4b8f84d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12000" calcext:value-type="float">
            <text:p>1012000</text:p>
          </table:table-cell>
          <table:table-cell table:style-name="ce1" office:value-type="float" office:value="984000" calcext:value-type="float">
            <text:p>98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cb2e893822e8ae2</text:p>
          </table:table-cell>
          <table:table-cell table:style-name="ce1" office:value-type="string" calcext:value-type="string">
            <text:p>0x7972698a480b32a5</text:p>
          </table:table-cell>
          <table:table-cell table:style-name="ce1" office:value-type="string" calcext:value-type="string">
            <text:p>0xfcb2e893822e8ae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38000" calcext:value-type="float">
            <text:p>2038000</text:p>
          </table:table-cell>
          <table:table-cell table:style-name="ce1" office:value-type="float" office:value="2077000" calcext:value-type="float">
            <text:p>207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7466c16dff6de60</text:p>
          </table:table-cell>
          <table:table-cell table:style-name="ce1" office:value-type="string" calcext:value-type="string">
            <text:p>0xd3a2931299912cf1</text:p>
          </table:table-cell>
          <table:table-cell table:style-name="ce1" office:value-type="string" calcext:value-type="string">
            <text:p>0x87466c16dff6de6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2095000" calcext:value-type="float">
            <text:p>2095000</text:p>
          </table:table-cell>
          <table:table-cell table:style-name="ce1" office:value-type="float" office:value="1414000" calcext:value-type="float">
            <text:p>141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86acb284b348ea1</text:p>
          </table:table-cell>
          <table:table-cell table:style-name="ce1" office:value-type="string" calcext:value-type="string">
            <text:p>0x953ab8bf8d23d624</text:p>
          </table:table-cell>
          <table:table-cell table:style-name="ce1" office:value-type="string" calcext:value-type="string">
            <text:p>0x986acb284b348ea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91000" calcext:value-type="float">
            <text:p>1891000</text:p>
          </table:table-cell>
          <table:table-cell table:style-name="ce1" office:value-type="float" office:value="1089000" calcext:value-type="float">
            <text:p>108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893d8ed6999d789</text:p>
          </table:table-cell>
          <table:table-cell table:style-name="ce1" office:value-type="string" calcext:value-type="string">
            <text:p>0x81d69a57b623b3e6</text:p>
          </table:table-cell>
          <table:table-cell table:style-name="ce1" office:value-type="string" calcext:value-type="string">
            <text:p>0x2893d8ed6999d78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225000" calcext:value-type="float">
            <text:p>1225000</text:p>
          </table:table-cell>
          <table:table-cell table:style-name="ce1" office:value-type="float" office:value="1055000" calcext:value-type="float">
            <text:p>105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f0502bd64e8434f</text:p>
          </table:table-cell>
          <table:table-cell table:style-name="ce1" office:value-type="string" calcext:value-type="string">
            <text:p>0xfa45985d9b11591f</text:p>
          </table:table-cell>
          <table:table-cell table:style-name="ce1" office:value-type="string" calcext:value-type="string">
            <text:p>0x4f0502bd64e8434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95926" calcext:value-type="float">
            <text:p>595926</text:p>
          </table:table-cell>
          <table:table-cell table:style-name="ce1" office:value-type="float" office:value="1236000" calcext:value-type="float">
            <text:p>1236000</text:p>
          </table:table-cell>
          <table:table-cell table:style-name="ce1" office:value-type="float" office:value="1240000" calcext:value-type="float">
            <text:p>124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4a1095cdb14e6c66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ebc00ba4a774225</text:p>
          </table:table-cell>
          <table:table-cell table:style-name="ce1" office:value-type="string" calcext:value-type="string">
            <text:p>0xb448c8ff13814298</text:p>
          </table:table-cell>
          <table:table-cell table:style-name="ce1" office:value-type="string" calcext:value-type="string">
            <text:p>0x6ebc00ba4a77422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54000" calcext:value-type="float">
            <text:p>1354000</text:p>
          </table:table-cell>
          <table:table-cell table:style-name="ce1" office:value-type="float" office:value="3099000" calcext:value-type="float">
            <text:p>309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83762d89de867a</text:p>
          </table:table-cell>
          <table:table-cell table:style-name="ce1" office:value-type="string" calcext:value-type="string">
            <text:p>0xec88c1aab4aa4e7a</text:p>
          </table:table-cell>
          <table:table-cell table:style-name="ce1" office:value-type="string" calcext:value-type="string">
            <text:p>0xa83762d89de867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90000" calcext:value-type="float">
            <text:p>1490000</text:p>
          </table:table-cell>
          <table:table-cell table:style-name="ce1" office:value-type="float" office:value="1238000" calcext:value-type="float">
            <text:p>123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e0bb05856cf99e4</text:p>
          </table:table-cell>
          <table:table-cell table:style-name="ce1" office:value-type="string" calcext:value-type="string">
            <text:p>0xd47239e90a818023</text:p>
          </table:table-cell>
          <table:table-cell table:style-name="ce1" office:value-type="string" calcext:value-type="string">
            <text:p>0x7e0bb05856cf99e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96000" calcext:value-type="float">
            <text:p>2096000</text:p>
          </table:table-cell>
          <table:table-cell table:style-name="ce1" office:value-type="float" office:value="1906000" calcext:value-type="float">
            <text:p>190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4f16040dce96f8f</text:p>
          </table:table-cell>
          <table:table-cell table:style-name="ce1" office:value-type="string" calcext:value-type="string">
            <text:p>0x9f4358ce39570c78</text:p>
          </table:table-cell>
          <table:table-cell table:style-name="ce1" office:value-type="string" calcext:value-type="string">
            <text:p>0xd4f16040dce96f8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41000" calcext:value-type="float">
            <text:p>1741000</text:p>
          </table:table-cell>
          <table:table-cell table:style-name="ce1" office:value-type="float" office:value="1705000" calcext:value-type="float">
            <text:p>170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d9d231b6fc5fce</text:p>
          </table:table-cell>
          <table:table-cell table:style-name="ce1" office:value-type="string" calcext:value-type="string">
            <text:p>0x5d2b42f5ccf2e832</text:p>
          </table:table-cell>
          <table:table-cell table:style-name="ce1" office:value-type="string" calcext:value-type="string">
            <text:p>0x1d9d231b6fc5fc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55000" calcext:value-type="float">
            <text:p>1355000</text:p>
          </table:table-cell>
          <table:table-cell table:style-name="ce1" office:value-type="float" office:value="2542000" calcext:value-type="float">
            <text:p>254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5ea820c322c84fe</text:p>
          </table:table-cell>
          <table:table-cell table:style-name="ce1" office:value-type="string" calcext:value-type="string">
            <text:p>0x67c5ea849f7dec76</text:p>
          </table:table-cell>
          <table:table-cell table:style-name="ce1" office:value-type="string" calcext:value-type="string">
            <text:p>0xe5ea820c322c84f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49000" calcext:value-type="float">
            <text:p>1249000</text:p>
          </table:table-cell>
          <table:table-cell table:style-name="ce1" office:value-type="float" office:value="1148000" calcext:value-type="float">
            <text:p>114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0a9b052e25789fd</text:p>
          </table:table-cell>
          <table:table-cell table:style-name="ce1" office:value-type="string" calcext:value-type="string">
            <text:p>0x60249827a2338219</text:p>
          </table:table-cell>
          <table:table-cell table:style-name="ce1" office:value-type="string" calcext:value-type="string">
            <text:p>0x70a9b052e25789f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20000" calcext:value-type="float">
            <text:p>1420000</text:p>
          </table:table-cell>
          <table:table-cell table:style-name="ce1" office:value-type="float" office:value="1119000" calcext:value-type="float">
            <text:p>111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76302101ce2f0db</text:p>
          </table:table-cell>
          <table:table-cell table:style-name="ce1" office:value-type="string" calcext:value-type="string">
            <text:p>0x92a4d1ff81fea57f</text:p>
          </table:table-cell>
          <table:table-cell table:style-name="ce1" office:value-type="string" calcext:value-type="string">
            <text:p>0x676302101ce2f0d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43000" calcext:value-type="float">
            <text:p>1243000</text:p>
          </table:table-cell>
          <table:table-cell table:style-name="ce1" office:value-type="float" office:value="959000" calcext:value-type="float">
            <text:p>95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8ca667b686087d9</text:p>
          </table:table-cell>
          <table:table-cell table:style-name="ce1" office:value-type="string" calcext:value-type="string">
            <text:p>0xe26f36f4be7da704</text:p>
          </table:table-cell>
          <table:table-cell table:style-name="ce1" office:value-type="string" calcext:value-type="string">
            <text:p>0xf8ca667b686087d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78000" calcext:value-type="float">
            <text:p>1478000</text:p>
          </table:table-cell>
          <table:table-cell table:style-name="ce1" office:value-type="float" office:value="2873000" calcext:value-type="float">
            <text:p>287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b15e0a1e4c0ad56</text:p>
          </table:table-cell>
          <table:table-cell table:style-name="ce1" office:value-type="string" calcext:value-type="string">
            <text:p>0x5c0e725c47469c0c</text:p>
          </table:table-cell>
          <table:table-cell table:style-name="ce1" office:value-type="string" calcext:value-type="string">
            <text:p>0xfb15e0a1e4c0ad5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915000" calcext:value-type="float">
            <text:p>2915000</text:p>
          </table:table-cell>
          <table:table-cell table:style-name="ce1" office:value-type="float" office:value="1180000" calcext:value-type="float">
            <text:p>118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8721036c6db74c6</text:p>
          </table:table-cell>
          <table:table-cell table:style-name="ce1" office:value-type="string" calcext:value-type="string">
            <text:p>0x550cf02f03e8a5b9</text:p>
          </table:table-cell>
          <table:table-cell table:style-name="ce1" office:value-type="string" calcext:value-type="string">
            <text:p>0x28721036c6db74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012000" calcext:value-type="float">
            <text:p>1012000</text:p>
          </table:table-cell>
          <table:table-cell table:style-name="ce1" office:value-type="float" office:value="1409000" calcext:value-type="float">
            <text:p>140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d57b2ac46373eac</text:p>
          </table:table-cell>
          <table:table-cell table:style-name="ce1" office:value-type="string" calcext:value-type="string">
            <text:p>0xc33237b3c28d7d17</text:p>
          </table:table-cell>
          <table:table-cell table:style-name="ce1" office:value-type="string" calcext:value-type="string">
            <text:p>0xfd57b2ac46373ea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455000" calcext:value-type="float">
            <text:p>1455000</text:p>
          </table:table-cell>
          <table:table-cell table:style-name="ce1" office:value-type="float" office:value="1108000" calcext:value-type="float">
            <text:p>110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bb65aaf2c0ef12a</text:p>
          </table:table-cell>
          <table:table-cell table:style-name="ce1" office:value-type="string" calcext:value-type="string">
            <text:p>0x5126324aa2240486</text:p>
          </table:table-cell>
          <table:table-cell table:style-name="ce1" office:value-type="string" calcext:value-type="string">
            <text:p>0xdbb65aaf2c0ef12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86000" calcext:value-type="float">
            <text:p>1086000</text:p>
          </table:table-cell>
          <table:table-cell table:style-name="ce1" office:value-type="float" office:value="1047000" calcext:value-type="float">
            <text:p>104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2aeec61afbb93f2</text:p>
          </table:table-cell>
          <table:table-cell table:style-name="ce1" office:value-type="string" calcext:value-type="string">
            <text:p>0x4e1adbe1e7576a17</text:p>
          </table:table-cell>
          <table:table-cell table:style-name="ce1" office:value-type="string" calcext:value-type="string">
            <text:p>0x82aeec61afbb93f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4662000" calcext:value-type="float">
            <text:p>4662000</text:p>
          </table:table-cell>
          <table:table-cell table:style-name="ce1" office:value-type="float" office:value="3155000" calcext:value-type="float">
            <text:p>315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fb8468a8146e39b</text:p>
          </table:table-cell>
          <table:table-cell table:style-name="ce1" office:value-type="string" calcext:value-type="string">
            <text:p>0xcd1179671fc81936</text:p>
          </table:table-cell>
          <table:table-cell table:style-name="ce1" office:value-type="string" calcext:value-type="string">
            <text:p>0xffb8468a8146e39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00000" calcext:value-type="float">
            <text:p>2000000</text:p>
          </table:table-cell>
          <table:table-cell table:style-name="ce1" office:value-type="float" office:value="1416000" calcext:value-type="float">
            <text:p>141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25d9eff3dada930</text:p>
          </table:table-cell>
          <table:table-cell table:style-name="ce1" office:value-type="string" calcext:value-type="string">
            <text:p>0x5a62481b2e6b036e</text:p>
          </table:table-cell>
          <table:table-cell table:style-name="ce1" office:value-type="string" calcext:value-type="string">
            <text:p>0xc25d9eff3dada93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31502" calcext:value-type="float">
            <text:p>531502</text:p>
          </table:table-cell>
          <table:table-cell table:style-name="ce1" office:value-type="float" office:value="1833000" calcext:value-type="float">
            <text:p>1833000</text:p>
          </table:table-cell>
          <table:table-cell table:style-name="ce1" office:value-type="float" office:value="1113000" calcext:value-type="float">
            <text:p>111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19c4ad60605e66</text:p>
          </table:table-cell>
          <table:table-cell table:style-name="ce1" office:value-type="string" calcext:value-type="string">
            <text:p>0x3b1645bf04de180</text:p>
          </table:table-cell>
          <table:table-cell table:style-name="ce1" office:value-type="string" calcext:value-type="string">
            <text:p>0xe19c4ad60605e6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80000" calcext:value-type="float">
            <text:p>1580000</text:p>
          </table:table-cell>
          <table:table-cell table:style-name="ce1" office:value-type="float" office:value="998000" calcext:value-type="float">
            <text:p>99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963c0a4ddf9f2e4</text:p>
          </table:table-cell>
          <table:table-cell table:style-name="ce1" office:value-type="string" calcext:value-type="string">
            <text:p>0x2efd64f4d7560bd0</text:p>
          </table:table-cell>
          <table:table-cell table:style-name="ce1" office:value-type="string" calcext:value-type="string">
            <text:p>0x7963c0a4ddf9f2e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76000" calcext:value-type="float">
            <text:p>1076000</text:p>
          </table:table-cell>
          <table:table-cell table:style-name="ce1" office:value-type="float" office:value="1169000" calcext:value-type="float">
            <text:p>116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b815b22f9d4e3bd</text:p>
          </table:table-cell>
          <table:table-cell table:style-name="ce1" office:value-type="string" calcext:value-type="string">
            <text:p>0x740e876f009e9605</text:p>
          </table:table-cell>
          <table:table-cell table:style-name="ce1" office:value-type="string" calcext:value-type="string">
            <text:p>0x1b815b22f9d4e3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77000" calcext:value-type="float">
            <text:p>1377000</text:p>
          </table:table-cell>
          <table:table-cell table:style-name="ce1" office:value-type="float" office:value="1163000" calcext:value-type="float">
            <text:p>116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c985ad47bbffd57</text:p>
          </table:table-cell>
          <table:table-cell table:style-name="ce1" office:value-type="string" calcext:value-type="string">
            <text:p>0xeafacac9973e98d2</text:p>
          </table:table-cell>
          <table:table-cell table:style-name="ce1" office:value-type="string" calcext:value-type="string">
            <text:p>0x1c985ad47bbffd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989000" calcext:value-type="float">
            <text:p>989000</text:p>
          </table:table-cell>
          <table:table-cell table:style-name="ce1" office:value-type="float" office:value="1739000" calcext:value-type="float">
            <text:p>173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12b119ddcd9c3f0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dccba676f09a302</text:p>
          </table:table-cell>
          <table:table-cell table:style-name="ce1" office:value-type="string" calcext:value-type="string">
            <text:p>0xff3c646e272e5ed</text:p>
          </table:table-cell>
          <table:table-cell table:style-name="ce1" office:value-type="string" calcext:value-type="string">
            <text:p>0xbdccba676f09a3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2384000" calcext:value-type="float">
            <text:p>2384000</text:p>
          </table:table-cell>
          <table:table-cell table:style-name="ce1" office:value-type="float" office:value="1083000" calcext:value-type="float">
            <text:p>108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f5a0deaf6393c2b</text:p>
          </table:table-cell>
          <table:table-cell table:style-name="ce1" office:value-type="string" calcext:value-type="string">
            <text:p>0xf7fdf1f9e067f0e3</text:p>
          </table:table-cell>
          <table:table-cell table:style-name="ce1" office:value-type="string" calcext:value-type="string">
            <text:p>0x9f5a0deaf6393c2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10000" calcext:value-type="float">
            <text:p>1110000</text:p>
          </table:table-cell>
          <table:table-cell table:style-name="ce1" office:value-type="float" office:value="1273000" calcext:value-type="float">
            <text:p>127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5a3c8c2ee992576</text:p>
          </table:table-cell>
          <table:table-cell table:style-name="ce1" office:value-type="string" calcext:value-type="string">
            <text:p>0x23d022cad0041c39</text:p>
          </table:table-cell>
          <table:table-cell table:style-name="ce1" office:value-type="string" calcext:value-type="string">
            <text:p>0xc5a3c8c2ee99257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52000" calcext:value-type="float">
            <text:p>1852000</text:p>
          </table:table-cell>
          <table:table-cell table:style-name="ce1" office:value-type="float" office:value="2015000" calcext:value-type="float">
            <text:p>201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fd801aea13121a7</text:p>
          </table:table-cell>
          <table:table-cell table:style-name="ce1" office:value-type="string" calcext:value-type="string">
            <text:p>0x6954c1ff41181d5c</text:p>
          </table:table-cell>
          <table:table-cell table:style-name="ce1" office:value-type="string" calcext:value-type="string">
            <text:p>0x1fd801aea13121a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21000" calcext:value-type="float">
            <text:p>1921000</text:p>
          </table:table-cell>
          <table:table-cell table:style-name="ce1" office:value-type="float" office:value="1519000" calcext:value-type="float">
            <text:p>151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4156ac3ed16137c</text:p>
          </table:table-cell>
          <table:table-cell table:style-name="ce1" office:value-type="string" calcext:value-type="string">
            <text:p>0x8ebbd6bdeb800754</text:p>
          </table:table-cell>
          <table:table-cell table:style-name="ce1" office:value-type="string" calcext:value-type="string">
            <text:p>0x64156ac3ed1613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994000" calcext:value-type="float">
            <text:p>994000</text:p>
          </table:table-cell>
          <table:table-cell table:style-name="ce1" office:value-type="float" office:value="2364000" calcext:value-type="float">
            <text:p>236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1bcacf37cf69415</text:p>
          </table:table-cell>
          <table:table-cell table:style-name="ce1" office:value-type="string" calcext:value-type="string">
            <text:p>0x1a259731b8ea54fc</text:p>
          </table:table-cell>
          <table:table-cell table:style-name="ce1" office:value-type="string" calcext:value-type="string">
            <text:p>0x21bcacf37cf6941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95926" calcext:value-type="float">
            <text:p>595926</text:p>
          </table:table-cell>
          <table:table-cell table:style-name="ce1" office:value-type="float" office:value="1996000" calcext:value-type="float">
            <text:p>1996000</text:p>
          </table:table-cell>
          <table:table-cell table:style-name="ce1" office:value-type="float" office:value="1821000" calcext:value-type="float">
            <text:p>182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2617a6802359a4c</text:p>
          </table:table-cell>
          <table:table-cell table:style-name="ce1" office:value-type="string" calcext:value-type="string">
            <text:p>0xf3bc809fc561a09a</text:p>
          </table:table-cell>
          <table:table-cell table:style-name="ce1" office:value-type="string" calcext:value-type="string">
            <text:p>0xe2617a6802359a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73000" calcext:value-type="float">
            <text:p>1773000</text:p>
          </table:table-cell>
          <table:table-cell table:style-name="ce1" office:value-type="float" office:value="3117000" calcext:value-type="float">
            <text:p>311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bf11522eb3b5ad8</text:p>
          </table:table-cell>
          <table:table-cell table:style-name="ce1" office:value-type="string" calcext:value-type="string">
            <text:p>0x4f26b1380faa0ce4</text:p>
          </table:table-cell>
          <table:table-cell table:style-name="ce1" office:value-type="string" calcext:value-type="string">
            <text:p>0x5bf11522eb3b5ad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784000" calcext:value-type="float">
            <text:p>1784000</text:p>
          </table:table-cell>
          <table:table-cell table:style-name="ce1" office:value-type="float" office:value="1112000" calcext:value-type="float">
            <text:p>111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13098867603cf48</text:p>
          </table:table-cell>
          <table:table-cell table:style-name="ce1" office:value-type="string" calcext:value-type="string">
            <text:p>0x4331f2b7ab4be4ca</text:p>
          </table:table-cell>
          <table:table-cell table:style-name="ce1" office:value-type="string" calcext:value-type="string">
            <text:p>0x613098867603cf4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93000" calcext:value-type="float">
            <text:p>1293000</text:p>
          </table:table-cell>
          <table:table-cell table:style-name="ce1" office:value-type="float" office:value="1485000" calcext:value-type="float">
            <text:p>148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6dc2342ed99fb15</text:p>
          </table:table-cell>
          <table:table-cell table:style-name="ce1" office:value-type="string" calcext:value-type="string">
            <text:p>0x76866e445630b38d</text:p>
          </table:table-cell>
          <table:table-cell table:style-name="ce1" office:value-type="string" calcext:value-type="string">
            <text:p>0x76dc2342ed99fb1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62000" calcext:value-type="float">
            <text:p>1462000</text:p>
          </table:table-cell>
          <table:table-cell table:style-name="ce1" office:value-type="float" office:value="1188000" calcext:value-type="float">
            <text:p>118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928939c993004ac</text:p>
          </table:table-cell>
          <table:table-cell table:style-name="ce1" office:value-type="string" calcext:value-type="string">
            <text:p>0xea3291e244f82696</text:p>
          </table:table-cell>
          <table:table-cell table:style-name="ce1" office:value-type="string" calcext:value-type="string">
            <text:p>0xc928939c993004a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032000" calcext:value-type="float">
            <text:p>1032000</text:p>
          </table:table-cell>
          <table:table-cell table:style-name="ce1" office:value-type="float" office:value="1368000" calcext:value-type="float">
            <text:p>136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12b3fa06f7ceeba</text:p>
          </table:table-cell>
          <table:table-cell table:style-name="ce1" office:value-type="string" calcext:value-type="string">
            <text:p>0x2ba0c7e6eefe5181</text:p>
          </table:table-cell>
          <table:table-cell table:style-name="ce1" office:value-type="string" calcext:value-type="string">
            <text:p>0xd12b3fa06f7ceeb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83121" calcext:value-type="float">
            <text:p>1283121</text:p>
          </table:table-cell>
          <table:table-cell table:style-name="ce1" office:value-type="float" office:value="2129000" calcext:value-type="float">
            <text:p>2129000</text:p>
          </table:table-cell>
          <table:table-cell table:style-name="ce1" office:value-type="float" office:value="2857000" calcext:value-type="float">
            <text:p>285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bf7499fdf9515d6</text:p>
          </table:table-cell>
          <table:table-cell table:style-name="ce1" office:value-type="string" calcext:value-type="string">
            <text:p>0x88855e4b37835ecb</text:p>
          </table:table-cell>
          <table:table-cell table:style-name="ce1" office:value-type="string" calcext:value-type="string">
            <text:p>0x4bf7499fdf9515d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37000" calcext:value-type="float">
            <text:p>1137000</text:p>
          </table:table-cell>
          <table:table-cell table:style-name="ce1" office:value-type="float" office:value="1103000" calcext:value-type="float">
            <text:p>110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a54e9803fe12a5c</text:p>
          </table:table-cell>
          <table:table-cell table:style-name="ce1" office:value-type="string" calcext:value-type="string">
            <text:p>0x349cd2b0d7c72a42</text:p>
          </table:table-cell>
          <table:table-cell table:style-name="ce1" office:value-type="string" calcext:value-type="string">
            <text:p>0xaa54e9803fe12a5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32000" calcext:value-type="float">
            <text:p>1532000</text:p>
          </table:table-cell>
          <table:table-cell table:style-name="ce1" office:value-type="float" office:value="1012000" calcext:value-type="float">
            <text:p>101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14b69191319f057</text:p>
          </table:table-cell>
          <table:table-cell table:style-name="ce1" office:value-type="string" calcext:value-type="string">
            <text:p>0xb53e2f14f0a3cd8c</text:p>
          </table:table-cell>
          <table:table-cell table:style-name="ce1" office:value-type="string" calcext:value-type="string">
            <text:p>0x914b69191319f0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72000" calcext:value-type="float">
            <text:p>1272000</text:p>
          </table:table-cell>
          <table:table-cell table:style-name="ce1" office:value-type="float" office:value="1294000" calcext:value-type="float">
            <text:p>129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36a90eff6c30365</text:p>
          </table:table-cell>
          <table:table-cell table:style-name="ce1" office:value-type="string" calcext:value-type="string">
            <text:p>0x3ae256c927240d15</text:p>
          </table:table-cell>
          <table:table-cell table:style-name="ce1" office:value-type="string" calcext:value-type="string">
            <text:p>0x536a90eff6c303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59000" calcext:value-type="float">
            <text:p>1659000</text:p>
          </table:table-cell>
          <table:table-cell table:style-name="ce1" office:value-type="float" office:value="1748000" calcext:value-type="float">
            <text:p>174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a5fb70fda7e33da</text:p>
          </table:table-cell>
          <table:table-cell table:style-name="ce1" office:value-type="string" calcext:value-type="string">
            <text:p>0x323eb84a5a71efcd</text:p>
          </table:table-cell>
          <table:table-cell table:style-name="ce1" office:value-type="string" calcext:value-type="string">
            <text:p>0x6a5fb70fda7e33d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4265000" calcext:value-type="float">
            <text:p>4265000</text:p>
          </table:table-cell>
          <table:table-cell table:style-name="ce1" office:value-type="float" office:value="1289000" calcext:value-type="float">
            <text:p>128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7b028b8524776ff</text:p>
          </table:table-cell>
          <table:table-cell table:style-name="ce1" office:value-type="string" calcext:value-type="string">
            <text:p>0x3a86f303b8000781</text:p>
          </table:table-cell>
          <table:table-cell table:style-name="ce1" office:value-type="string" calcext:value-type="string">
            <text:p>0x67b028b8524776f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08000" calcext:value-type="float">
            <text:p>2008000</text:p>
          </table:table-cell>
          <table:table-cell table:style-name="ce1" office:value-type="float" office:value="2123000" calcext:value-type="float">
            <text:p>212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ac966bd5a192b29</text:p>
          </table:table-cell>
          <table:table-cell table:style-name="ce1" office:value-type="string" calcext:value-type="string">
            <text:p>0x9424bb088a469be8</text:p>
          </table:table-cell>
          <table:table-cell table:style-name="ce1" office:value-type="string" calcext:value-type="string">
            <text:p>0x9ac966bd5a192b2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14000" calcext:value-type="float">
            <text:p>1314000</text:p>
          </table:table-cell>
          <table:table-cell table:style-name="ce1" office:value-type="float" office:value="1073000" calcext:value-type="float">
            <text:p>107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817fe35bc57cf6a</text:p>
          </table:table-cell>
          <table:table-cell table:style-name="ce1" office:value-type="string" calcext:value-type="string">
            <text:p>0x226657b9004fde0a</text:p>
          </table:table-cell>
          <table:table-cell table:style-name="ce1" office:value-type="string" calcext:value-type="string">
            <text:p>0xc817fe35bc57cf6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68000" calcext:value-type="float">
            <text:p>1368000</text:p>
          </table:table-cell>
          <table:table-cell table:style-name="ce1" office:value-type="float" office:value="1822000" calcext:value-type="float">
            <text:p>182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37bb6598f91b05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bc1f1d43b39c2cc</text:p>
          </table:table-cell>
          <table:table-cell table:style-name="ce1" office:value-type="string" calcext:value-type="string">
            <text:p>0x921ad50a12208281</text:p>
          </table:table-cell>
          <table:table-cell table:style-name="ce1" office:value-type="string" calcext:value-type="string">
            <text:p>0x4bc1f1d43b39c2c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770000" calcext:value-type="float">
            <text:p>2770000</text:p>
          </table:table-cell>
          <table:table-cell table:style-name="ce1" office:value-type="float" office:value="1731000" calcext:value-type="float">
            <text:p>173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d97e6a6d3863fe3</text:p>
          </table:table-cell>
          <table:table-cell table:style-name="ce1" office:value-type="string" calcext:value-type="string">
            <text:p>0xc66084a854416e80</text:p>
          </table:table-cell>
          <table:table-cell table:style-name="ce1" office:value-type="string" calcext:value-type="string">
            <text:p>0x4d97e6a6d3863fe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991000" calcext:value-type="float">
            <text:p>991000</text:p>
          </table:table-cell>
          <table:table-cell table:style-name="ce1" office:value-type="float" office:value="990000" calcext:value-type="float">
            <text:p>99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fc21cb67d515a67</text:p>
          </table:table-cell>
          <table:table-cell table:style-name="ce1" office:value-type="string" calcext:value-type="string">
            <text:p>0xa7d621d2a10f7088</text:p>
          </table:table-cell>
          <table:table-cell table:style-name="ce1" office:value-type="string" calcext:value-type="string">
            <text:p>0x4fc21cb67d515a6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05000" calcext:value-type="float">
            <text:p>2005000</text:p>
          </table:table-cell>
          <table:table-cell table:style-name="ce1" office:value-type="float" office:value="998000" calcext:value-type="float">
            <text:p>99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b0c77ca60e167b2</text:p>
          </table:table-cell>
          <table:table-cell table:style-name="ce1" office:value-type="string" calcext:value-type="string">
            <text:p>0x81c636ba427f2ef7</text:p>
          </table:table-cell>
          <table:table-cell table:style-name="ce1" office:value-type="string" calcext:value-type="string">
            <text:p>0xeb0c77ca60e167b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77000" calcext:value-type="float">
            <text:p>1377000</text:p>
          </table:table-cell>
          <table:table-cell table:style-name="ce1" office:value-type="float" office:value="1311000" calcext:value-type="float">
            <text:p>131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791a8f838055038</text:p>
          </table:table-cell>
          <table:table-cell table:style-name="ce1" office:value-type="string" calcext:value-type="string">
            <text:p>0x23838d0d8a516fa6</text:p>
          </table:table-cell>
          <table:table-cell table:style-name="ce1" office:value-type="string" calcext:value-type="string">
            <text:p>0xf791a8f83805503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780000" calcext:value-type="float">
            <text:p>1780000</text:p>
          </table:table-cell>
          <table:table-cell table:style-name="ce1" office:value-type="float" office:value="3614000" calcext:value-type="float">
            <text:p>361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fec860fdeba5413</text:p>
          </table:table-cell>
          <table:table-cell table:style-name="ce1" office:value-type="string" calcext:value-type="string">
            <text:p>0x35c2a8299e3f79cf</text:p>
          </table:table-cell>
          <table:table-cell table:style-name="ce1" office:value-type="string" calcext:value-type="string">
            <text:p>0x6fec860fdeba541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70000" calcext:value-type="float">
            <text:p>1670000</text:p>
          </table:table-cell>
          <table:table-cell table:style-name="ce1" office:value-type="float" office:value="997000" calcext:value-type="float">
            <text:p>99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e014fb69eb84b93</text:p>
          </table:table-cell>
          <table:table-cell table:style-name="ce1" office:value-type="string" calcext:value-type="string">
            <text:p>0xa63b73572b89e8e9</text:p>
          </table:table-cell>
          <table:table-cell table:style-name="ce1" office:value-type="string" calcext:value-type="string">
            <text:p>0x9e014fb69eb84b9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62000" calcext:value-type="float">
            <text:p>1462000</text:p>
          </table:table-cell>
          <table:table-cell table:style-name="ce1" office:value-type="float" office:value="1343000" calcext:value-type="float">
            <text:p>134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8edbbd1ae47ed3d</text:p>
          </table:table-cell>
          <table:table-cell table:style-name="ce1" office:value-type="string" calcext:value-type="string">
            <text:p>0xe763cd2eb726bcf5</text:p>
          </table:table-cell>
          <table:table-cell table:style-name="ce1" office:value-type="string" calcext:value-type="string">
            <text:p>0xc8edbbd1ae47ed3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403000" calcext:value-type="float">
            <text:p>1403000</text:p>
          </table:table-cell>
          <table:table-cell table:style-name="ce1" office:value-type="float" office:value="1050000" calcext:value-type="float">
            <text:p>105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0f0ead086f0aba3</text:p>
          </table:table-cell>
          <table:table-cell table:style-name="ce1" office:value-type="string" calcext:value-type="string">
            <text:p>0xbc418b9425017c5f</text:p>
          </table:table-cell>
          <table:table-cell table:style-name="ce1" office:value-type="string" calcext:value-type="string">
            <text:p>0x10f0ead086f0aba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17000" calcext:value-type="float">
            <text:p>1517000</text:p>
          </table:table-cell>
          <table:table-cell table:style-name="ce1" office:value-type="float" office:value="1803000" calcext:value-type="float">
            <text:p>180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b1e36a1ecc65e0d</text:p>
          </table:table-cell>
          <table:table-cell table:style-name="ce1" office:value-type="string" calcext:value-type="string">
            <text:p>0x631b7fafe36c9829</text:p>
          </table:table-cell>
          <table:table-cell table:style-name="ce1" office:value-type="string" calcext:value-type="string">
            <text:p>0xcb1e36a1ecc65e0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933000" calcext:value-type="float">
            <text:p>1933000</text:p>
          </table:table-cell>
          <table:table-cell table:style-name="ce1" office:value-type="float" office:value="2443000" calcext:value-type="float">
            <text:p>244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92e85ca2246aec</text:p>
          </table:table-cell>
          <table:table-cell table:style-name="ce1" office:value-type="string" calcext:value-type="string">
            <text:p>0xb6e931b140f76c4a</text:p>
          </table:table-cell>
          <table:table-cell table:style-name="ce1" office:value-type="string" calcext:value-type="string">
            <text:p>0x392e85ca2246ae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966000" calcext:value-type="float">
            <text:p>1966000</text:p>
          </table:table-cell>
          <table:table-cell table:style-name="ce1" office:value-type="float" office:value="1827000" calcext:value-type="float">
            <text:p>182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7c8e3131543caae</text:p>
          </table:table-cell>
          <table:table-cell table:style-name="ce1" office:value-type="string" calcext:value-type="string">
            <text:p>0x2251005c08924394</text:p>
          </table:table-cell>
          <table:table-cell table:style-name="ce1" office:value-type="string" calcext:value-type="string">
            <text:p>0xb7c8e3131543caa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117000" calcext:value-type="float">
            <text:p>2117000</text:p>
          </table:table-cell>
          <table:table-cell table:style-name="ce1" office:value-type="float" office:value="1415000" calcext:value-type="float">
            <text:p>141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de70567ecd48e4c</text:p>
          </table:table-cell>
          <table:table-cell table:style-name="ce1" office:value-type="string" calcext:value-type="string">
            <text:p>0xdd98a3c377f9ebe1</text:p>
          </table:table-cell>
          <table:table-cell table:style-name="ce1" office:value-type="string" calcext:value-type="string">
            <text:p>0xbde70567ecd48e4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937000" calcext:value-type="float">
            <text:p>1937000</text:p>
          </table:table-cell>
          <table:table-cell table:style-name="ce1" office:value-type="float" office:value="1077000" calcext:value-type="float">
            <text:p>107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249380cf8f7df70</text:p>
          </table:table-cell>
          <table:table-cell table:style-name="ce1" office:value-type="string" calcext:value-type="string">
            <text:p>0x56419c26cfc761b3</text:p>
          </table:table-cell>
          <table:table-cell table:style-name="ce1" office:value-type="string" calcext:value-type="string">
            <text:p>0xd249380cf8f7df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40000" calcext:value-type="float">
            <text:p>1040000</text:p>
          </table:table-cell>
          <table:table-cell table:style-name="ce1" office:value-type="float" office:value="1145000" calcext:value-type="float">
            <text:p>114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1541ddc84d46d21</text:p>
          </table:table-cell>
          <table:table-cell table:style-name="ce1" office:value-type="string" calcext:value-type="string">
            <text:p>0x59b40b0375c8b568</text:p>
          </table:table-cell>
          <table:table-cell table:style-name="ce1" office:value-type="string" calcext:value-type="string">
            <text:p>0x11541ddc84d46d2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645000" calcext:value-type="float">
            <text:p>2645000</text:p>
          </table:table-cell>
          <table:table-cell table:style-name="ce1" office:value-type="float" office:value="1075000" calcext:value-type="float">
            <text:p>107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3ddd0b522197a7f</text:p>
          </table:table-cell>
          <table:table-cell table:style-name="ce1" office:value-type="string" calcext:value-type="string">
            <text:p>0xfb2efe8fcde4edcc</text:p>
          </table:table-cell>
          <table:table-cell table:style-name="ce1" office:value-type="string" calcext:value-type="string">
            <text:p>0x13ddd0b522197a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19000" calcext:value-type="float">
            <text:p>1519000</text:p>
          </table:table-cell>
          <table:table-cell table:style-name="ce1" office:value-type="float" office:value="1413000" calcext:value-type="float">
            <text:p>141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ee79de5e81a0016</text:p>
          </table:table-cell>
          <table:table-cell table:style-name="ce1" office:value-type="string" calcext:value-type="string">
            <text:p>0xe857c985edfbc3df</text:p>
          </table:table-cell>
          <table:table-cell table:style-name="ce1" office:value-type="string" calcext:value-type="string">
            <text:p>0x5ee79de5e81a001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17000" calcext:value-type="float">
            <text:p>1217000</text:p>
          </table:table-cell>
          <table:table-cell table:style-name="ce1" office:value-type="float" office:value="1014000" calcext:value-type="float">
            <text:p>101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02ca4fa89c9c46d</text:p>
          </table:table-cell>
          <table:table-cell table:style-name="ce1" office:value-type="string" calcext:value-type="string">
            <text:p>0xd5163a84a3cd9c8c</text:p>
          </table:table-cell>
          <table:table-cell table:style-name="ce1" office:value-type="string" calcext:value-type="string">
            <text:p>0x102ca4fa89c9c46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81826" calcext:value-type="float">
            <text:p>681826</text:p>
          </table:table-cell>
          <table:table-cell table:style-name="ce1" office:value-type="float" office:value="1067000" calcext:value-type="float">
            <text:p>1067000</text:p>
          </table:table-cell>
          <table:table-cell table:style-name="ce1" office:value-type="float" office:value="975000" calcext:value-type="float">
            <text:p>97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c58b11c030fcdd9</text:p>
          </table:table-cell>
          <table:table-cell table:style-name="ce1" office:value-type="string" calcext:value-type="string">
            <text:p>0x2e3f03d80b968b81</text:p>
          </table:table-cell>
          <table:table-cell table:style-name="ce1" office:value-type="string" calcext:value-type="string">
            <text:p>0xcc58b11c030fcdd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395000" calcext:value-type="float">
            <text:p>2395000</text:p>
          </table:table-cell>
          <table:table-cell table:style-name="ce1" office:value-type="float" office:value="2594000" calcext:value-type="float">
            <text:p>259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7aefdbf2244e21</text:p>
          </table:table-cell>
          <table:table-cell table:style-name="ce1" office:value-type="string" calcext:value-type="string">
            <text:p>0xab010c063b5472de</text:p>
          </table:table-cell>
          <table:table-cell table:style-name="ce1" office:value-type="string" calcext:value-type="string">
            <text:p>0x87aefdbf2244e2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4208000" calcext:value-type="float">
            <text:p>4208000</text:p>
          </table:table-cell>
          <table:table-cell table:style-name="ce1" office:value-type="float" office:value="1873000" calcext:value-type="float">
            <text:p>187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151fd9bc2438dc4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74e4fb80d2f40c2</text:p>
          </table:table-cell>
          <table:table-cell table:style-name="ce1" office:value-type="string" calcext:value-type="string">
            <text:p>0x8b1f13da88f90804</text:p>
          </table:table-cell>
          <table:table-cell table:style-name="ce1" office:value-type="string" calcext:value-type="string">
            <text:p>0x274e4fb80d2f40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08000" calcext:value-type="float">
            <text:p>1008000</text:p>
          </table:table-cell>
          <table:table-cell table:style-name="ce1" office:value-type="float" office:value="2041000" calcext:value-type="float">
            <text:p>204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ff706a8dc43a4e1</text:p>
          </table:table-cell>
          <table:table-cell table:style-name="ce1" office:value-type="string" calcext:value-type="string">
            <text:p>0x1fdf0079bf6772ec</text:p>
          </table:table-cell>
          <table:table-cell table:style-name="ce1" office:value-type="string" calcext:value-type="string">
            <text:p>0xfff706a8dc43a4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14000" calcext:value-type="float">
            <text:p>1314000</text:p>
          </table:table-cell>
          <table:table-cell table:style-name="ce1" office:value-type="float" office:value="1579000" calcext:value-type="float">
            <text:p>157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79570d2eec485e2</text:p>
          </table:table-cell>
          <table:table-cell table:style-name="ce1" office:value-type="string" calcext:value-type="string">
            <text:p>0xcabc2f8add84ab51</text:p>
          </table:table-cell>
          <table:table-cell table:style-name="ce1" office:value-type="string" calcext:value-type="string">
            <text:p>0x279570d2eec485e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43000" calcext:value-type="float">
            <text:p>1143000</text:p>
          </table:table-cell>
          <table:table-cell table:style-name="ce1" office:value-type="float" office:value="1079000" calcext:value-type="float">
            <text:p>107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7819060bdc60798</text:p>
          </table:table-cell>
          <table:table-cell table:style-name="ce1" office:value-type="string" calcext:value-type="string">
            <text:p>0xbb19a28e3dc8f426</text:p>
          </table:table-cell>
          <table:table-cell table:style-name="ce1" office:value-type="string" calcext:value-type="string">
            <text:p>0x97819060bdc6079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2096000" calcext:value-type="float">
            <text:p>2096000</text:p>
          </table:table-cell>
          <table:table-cell table:style-name="ce1" office:value-type="float" office:value="1084000" calcext:value-type="float">
            <text:p>108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29d4232e94b72c9</text:p>
          </table:table-cell>
          <table:table-cell table:style-name="ce1" office:value-type="string" calcext:value-type="string">
            <text:p>0xb59e7070920f288b</text:p>
          </table:table-cell>
          <table:table-cell table:style-name="ce1" office:value-type="string" calcext:value-type="string">
            <text:p>0xa29d4232e94b72c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002000" calcext:value-type="float">
            <text:p>1002000</text:p>
          </table:table-cell>
          <table:table-cell table:style-name="ce1" office:value-type="float" office:value="1636000" calcext:value-type="float">
            <text:p>163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005f8d6b2099727</text:p>
          </table:table-cell>
          <table:table-cell table:style-name="ce1" office:value-type="string" calcext:value-type="string">
            <text:p>0xdd109739c7cb6353</text:p>
          </table:table-cell>
          <table:table-cell table:style-name="ce1" office:value-type="string" calcext:value-type="string">
            <text:p>0x2005f8d6b20997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35000" calcext:value-type="float">
            <text:p>1435000</text:p>
          </table:table-cell>
          <table:table-cell table:style-name="ce1" office:value-type="float" office:value="1283000" calcext:value-type="float">
            <text:p>128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82d2ab58058feee</text:p>
          </table:table-cell>
          <table:table-cell table:style-name="ce1" office:value-type="string" calcext:value-type="string">
            <text:p>0x47f43623654bf4a7</text:p>
          </table:table-cell>
          <table:table-cell table:style-name="ce1" office:value-type="string" calcext:value-type="string">
            <text:p>0x982d2ab58058fe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05000" calcext:value-type="float">
            <text:p>1105000</text:p>
          </table:table-cell>
          <table:table-cell table:style-name="ce1" office:value-type="float" office:value="955000" calcext:value-type="float">
            <text:p>95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e3091cc61dc1a50</text:p>
          </table:table-cell>
          <table:table-cell table:style-name="ce1" office:value-type="string" calcext:value-type="string">
            <text:p>0x394b7dd645370ccf</text:p>
          </table:table-cell>
          <table:table-cell table:style-name="ce1" office:value-type="string" calcext:value-type="string">
            <text:p>0xbe3091cc61dc1a5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04000" calcext:value-type="float">
            <text:p>1104000</text:p>
          </table:table-cell>
          <table:table-cell table:style-name="ce1" office:value-type="float" office:value="1718000" calcext:value-type="float">
            <text:p>171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540cd8a050be83a</text:p>
          </table:table-cell>
          <table:table-cell table:style-name="ce1" office:value-type="string" calcext:value-type="string">
            <text:p>0x66291d4c18ba329</text:p>
          </table:table-cell>
          <table:table-cell table:style-name="ce1" office:value-type="string" calcext:value-type="string">
            <text:p>0x1540cd8a050be83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98000" calcext:value-type="float">
            <text:p>1798000</text:p>
          </table:table-cell>
          <table:table-cell table:style-name="ce1" office:value-type="float" office:value="2755000" calcext:value-type="float">
            <text:p>275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b61654d6df2ad53</text:p>
          </table:table-cell>
          <table:table-cell table:style-name="ce1" office:value-type="string" calcext:value-type="string">
            <text:p>0xfc96dcfb86a2be2d</text:p>
          </table:table-cell>
          <table:table-cell table:style-name="ce1" office:value-type="string" calcext:value-type="string">
            <text:p>0xbb61654d6df2ad5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04000" calcext:value-type="float">
            <text:p>1304000</text:p>
          </table:table-cell>
          <table:table-cell table:style-name="ce1" office:value-type="float" office:value="1358000" calcext:value-type="float">
            <text:p>135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639743567aae048</text:p>
          </table:table-cell>
          <table:table-cell table:style-name="ce1" office:value-type="string" calcext:value-type="string">
            <text:p>0x3769d31e6cdccdf3</text:p>
          </table:table-cell>
          <table:table-cell table:style-name="ce1" office:value-type="string" calcext:value-type="string">
            <text:p>0x2639743567aae04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01000" calcext:value-type="float">
            <text:p>1001000</text:p>
          </table:table-cell>
          <table:table-cell table:style-name="ce1" office:value-type="float" office:value="2668000" calcext:value-type="float">
            <text:p>266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1acc8570a79789b</text:p>
          </table:table-cell>
          <table:table-cell table:style-name="ce1" office:value-type="string" calcext:value-type="string">
            <text:p>0xb94abfe622d16dbc</text:p>
          </table:table-cell>
          <table:table-cell table:style-name="ce1" office:value-type="string" calcext:value-type="string">
            <text:p>0xf1acc8570a79789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82000" calcext:value-type="float">
            <text:p>1982000</text:p>
          </table:table-cell>
          <table:table-cell table:style-name="ce1" office:value-type="float" office:value="1496000" calcext:value-type="float">
            <text:p>149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13669f221ab8492</text:p>
          </table:table-cell>
          <table:table-cell table:style-name="ce1" office:value-type="string" calcext:value-type="string">
            <text:p>0x3897eab7b868bd75</text:p>
          </table:table-cell>
          <table:table-cell table:style-name="ce1" office:value-type="string" calcext:value-type="string">
            <text:p>0x413669f221ab849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38000" calcext:value-type="float">
            <text:p>1038000</text:p>
          </table:table-cell>
          <table:table-cell table:style-name="ce1" office:value-type="float" office:value="1007000" calcext:value-type="float">
            <text:p>100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57a256ad0a3fcd1</text:p>
          </table:table-cell>
          <table:table-cell table:style-name="ce1" office:value-type="string" calcext:value-type="string">
            <text:p>0xd743bc5b274d803</text:p>
          </table:table-cell>
          <table:table-cell table:style-name="ce1" office:value-type="string" calcext:value-type="string">
            <text:p>0xe57a256ad0a3fcd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05000" calcext:value-type="float">
            <text:p>2005000</text:p>
          </table:table-cell>
          <table:table-cell table:style-name="ce1" office:value-type="float" office:value="1455000" calcext:value-type="float">
            <text:p>145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2cfb328daa374d0</text:p>
          </table:table-cell>
          <table:table-cell table:style-name="ce1" office:value-type="string" calcext:value-type="string">
            <text:p>0xb81269ae066c1399</text:p>
          </table:table-cell>
          <table:table-cell table:style-name="ce1" office:value-type="string" calcext:value-type="string">
            <text:p>0x12cfb328daa374d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74000" calcext:value-type="float">
            <text:p>1174000</text:p>
          </table:table-cell>
          <table:table-cell table:style-name="ce1" office:value-type="float" office:value="1003000" calcext:value-type="float">
            <text:p>100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c949f8086ebfa22</text:p>
          </table:table-cell>
          <table:table-cell table:style-name="ce1" office:value-type="string" calcext:value-type="string">
            <text:p>0x79151d1ef40fc2f2</text:p>
          </table:table-cell>
          <table:table-cell table:style-name="ce1" office:value-type="string" calcext:value-type="string">
            <text:p>0xec949f8086ebfa2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22000" calcext:value-type="float">
            <text:p>1522000</text:p>
          </table:table-cell>
          <table:table-cell table:style-name="ce1" office:value-type="float" office:value="1068000" calcext:value-type="float">
            <text:p>106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7302f445dd59620</text:p>
          </table:table-cell>
          <table:table-cell table:style-name="ce1" office:value-type="string" calcext:value-type="string">
            <text:p>0x9a94a6d677db71ee</text:p>
          </table:table-cell>
          <table:table-cell table:style-name="ce1" office:value-type="string" calcext:value-type="string">
            <text:p>0x67302f445dd5962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16000" calcext:value-type="float">
            <text:p>1316000</text:p>
          </table:table-cell>
          <table:table-cell table:style-name="ce1" office:value-type="float" office:value="1035000" calcext:value-type="float">
            <text:p>103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297daa640250001</text:p>
          </table:table-cell>
          <table:table-cell table:style-name="ce1" office:value-type="string" calcext:value-type="string">
            <text:p>0x59cceddb727c2a63</text:p>
          </table:table-cell>
          <table:table-cell table:style-name="ce1" office:value-type="string" calcext:value-type="string">
            <text:p>0x9297daa64025000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77000" calcext:value-type="float">
            <text:p>1177000</text:p>
          </table:table-cell>
          <table:table-cell table:style-name="ce1" office:value-type="float" office:value="1496000" calcext:value-type="float">
            <text:p>149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424fbac65b28949</text:p>
          </table:table-cell>
          <table:table-cell table:style-name="ce1" office:value-type="string" calcext:value-type="string">
            <text:p>0x721cee8325bfc8ad</text:p>
          </table:table-cell>
          <table:table-cell table:style-name="ce1" office:value-type="string" calcext:value-type="string">
            <text:p>0x9424fbac65b2894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01000" calcext:value-type="float">
            <text:p>1801000</text:p>
          </table:table-cell>
          <table:table-cell table:style-name="ce1" office:value-type="float" office:value="2956000" calcext:value-type="float">
            <text:p>295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5c86f17ca79a7da</text:p>
          </table:table-cell>
          <table:table-cell table:style-name="ce1" office:value-type="string" calcext:value-type="string">
            <text:p>0x5a54dadb9200508b</text:p>
          </table:table-cell>
          <table:table-cell table:style-name="ce1" office:value-type="string" calcext:value-type="string">
            <text:p>0xe5c86f17ca79a7d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31502" calcext:value-type="float">
            <text:p>531502</text:p>
          </table:table-cell>
          <table:table-cell table:style-name="ce1" office:value-type="float" office:value="1341000" calcext:value-type="float">
            <text:p>1341000</text:p>
          </table:table-cell>
          <table:table-cell table:style-name="ce1" office:value-type="float" office:value="1024000" calcext:value-type="float">
            <text:p>102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188b607824021ea4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3569c981952c4b5</text:p>
          </table:table-cell>
          <table:table-cell table:style-name="ce1" office:value-type="string" calcext:value-type="string">
            <text:p>0x359015c96436f7a5</text:p>
          </table:table-cell>
          <table:table-cell table:style-name="ce1" office:value-type="string" calcext:value-type="string">
            <text:p>0xc3569c981952c4b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68000" calcext:value-type="float">
            <text:p>1868000</text:p>
          </table:table-cell>
          <table:table-cell table:style-name="ce1" office:value-type="float" office:value="1019000" calcext:value-type="float">
            <text:p>101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249a695db2bd3c2</text:p>
          </table:table-cell>
          <table:table-cell table:style-name="ce1" office:value-type="string" calcext:value-type="string">
            <text:p>0x6435f2cd0513234c</text:p>
          </table:table-cell>
          <table:table-cell table:style-name="ce1" office:value-type="string" calcext:value-type="string">
            <text:p>0xb249a695db2bd3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53000" calcext:value-type="float">
            <text:p>1453000</text:p>
          </table:table-cell>
          <table:table-cell table:style-name="ce1" office:value-type="float" office:value="967000" calcext:value-type="float">
            <text:p>96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ccd1ca94e611ca7</text:p>
          </table:table-cell>
          <table:table-cell table:style-name="ce1" office:value-type="string" calcext:value-type="string">
            <text:p>0x7e5c520888d0a08f</text:p>
          </table:table-cell>
          <table:table-cell table:style-name="ce1" office:value-type="string" calcext:value-type="string">
            <text:p>0x7ccd1ca94e611ca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51000" calcext:value-type="float">
            <text:p>1551000</text:p>
          </table:table-cell>
          <table:table-cell table:style-name="ce1" office:value-type="float" office:value="1820000" calcext:value-type="float">
            <text:p>182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e71c6bc1ae4a9b8</text:p>
          </table:table-cell>
          <table:table-cell table:style-name="ce1" office:value-type="string" calcext:value-type="string">
            <text:p>0xa5b96ff7c81dc252</text:p>
          </table:table-cell>
          <table:table-cell table:style-name="ce1" office:value-type="string" calcext:value-type="string">
            <text:p>0xae71c6bc1ae4a9b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3399000" calcext:value-type="float">
            <text:p>3399000</text:p>
          </table:table-cell>
          <table:table-cell table:style-name="ce1" office:value-type="float" office:value="2110000" calcext:value-type="float">
            <text:p>211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c5d36abf78e5c42</text:p>
          </table:table-cell>
          <table:table-cell table:style-name="ce1" office:value-type="string" calcext:value-type="string">
            <text:p>0x4ef2f7755d834ac</text:p>
          </table:table-cell>
          <table:table-cell table:style-name="ce1" office:value-type="string" calcext:value-type="string">
            <text:p>0x1c5d36abf78e5c4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205000" calcext:value-type="float">
            <text:p>1205000</text:p>
          </table:table-cell>
          <table:table-cell table:style-name="ce1" office:value-type="float" office:value="1673000" calcext:value-type="float">
            <text:p>167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033fc07e77c8688</text:p>
          </table:table-cell>
          <table:table-cell table:style-name="ce1" office:value-type="string" calcext:value-type="string">
            <text:p>0xc1db8f37ef2cb402</text:p>
          </table:table-cell>
          <table:table-cell table:style-name="ce1" office:value-type="string" calcext:value-type="string">
            <text:p>0x3033fc07e77c868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55000" calcext:value-type="float">
            <text:p>1555000</text:p>
          </table:table-cell>
          <table:table-cell table:style-name="ce1" office:value-type="float" office:value="1434000" calcext:value-type="float">
            <text:p>143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88fc5db07a562c</text:p>
          </table:table-cell>
          <table:table-cell table:style-name="ce1" office:value-type="string" calcext:value-type="string">
            <text:p>0x426c98c207f70e7e</text:p>
          </table:table-cell>
          <table:table-cell table:style-name="ce1" office:value-type="string" calcext:value-type="string">
            <text:p>0x688fc5db07a562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93000" calcext:value-type="float">
            <text:p>1493000</text:p>
          </table:table-cell>
          <table:table-cell table:style-name="ce1" office:value-type="float" office:value="1746000" calcext:value-type="float">
            <text:p>174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58303ca1dc1f69a</text:p>
          </table:table-cell>
          <table:table-cell table:style-name="ce1" office:value-type="string" calcext:value-type="string">
            <text:p>0x6e60e4b6d4f4ac6d</text:p>
          </table:table-cell>
          <table:table-cell table:style-name="ce1" office:value-type="string" calcext:value-type="string">
            <text:p>0xa58303ca1dc1f69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37000" calcext:value-type="float">
            <text:p>1937000</text:p>
          </table:table-cell>
          <table:table-cell table:style-name="ce1" office:value-type="float" office:value="2553000" calcext:value-type="float">
            <text:p>255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3bdbbbdfa770b44</text:p>
          </table:table-cell>
          <table:table-cell table:style-name="ce1" office:value-type="string" calcext:value-type="string">
            <text:p>0x4f9624323a0585de</text:p>
          </table:table-cell>
          <table:table-cell table:style-name="ce1" office:value-type="string" calcext:value-type="string">
            <text:p>0x43bdbbbdfa770b4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48000" calcext:value-type="float">
            <text:p>1448000</text:p>
          </table:table-cell>
          <table:table-cell table:style-name="ce1" office:value-type="float" office:value="1058000" calcext:value-type="float">
            <text:p>105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6d2dd9bacf750af</text:p>
          </table:table-cell>
          <table:table-cell table:style-name="ce1" office:value-type="string" calcext:value-type="string">
            <text:p>0x850820d6f8ed2123</text:p>
          </table:table-cell>
          <table:table-cell table:style-name="ce1" office:value-type="string" calcext:value-type="string">
            <text:p>0xa6d2dd9bacf750a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197222" calcext:value-type="float">
            <text:p>1197222</text:p>
          </table:table-cell>
          <table:table-cell table:style-name="ce1" office:value-type="float" office:value="1554000" calcext:value-type="float">
            <text:p>1554000</text:p>
          </table:table-cell>
          <table:table-cell table:style-name="ce1" office:value-type="float" office:value="1466000" calcext:value-type="float">
            <text:p>146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d46d302cdfa8857</text:p>
          </table:table-cell>
          <table:table-cell table:style-name="ce1" office:value-type="string" calcext:value-type="string">
            <text:p>0x10410de8d79d5358</text:p>
          </table:table-cell>
          <table:table-cell table:style-name="ce1" office:value-type="string" calcext:value-type="string">
            <text:p>0x9d46d302cdfa88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2398000" calcext:value-type="float">
            <text:p>2398000</text:p>
          </table:table-cell>
          <table:table-cell table:style-name="ce1" office:value-type="float" office:value="2292000" calcext:value-type="float">
            <text:p>229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7217593cf38497c</text:p>
          </table:table-cell>
          <table:table-cell table:style-name="ce1" office:value-type="string" calcext:value-type="string">
            <text:p>0x8dbe56734a9e786f</text:p>
          </table:table-cell>
          <table:table-cell table:style-name="ce1" office:value-type="string" calcext:value-type="string">
            <text:p>0xc7217593cf3849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16000" calcext:value-type="float">
            <text:p>1116000</text:p>
          </table:table-cell>
          <table:table-cell table:style-name="ce1" office:value-type="float" office:value="2502000" calcext:value-type="float">
            <text:p>250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0d29e06f69b6cd8</text:p>
          </table:table-cell>
          <table:table-cell table:style-name="ce1" office:value-type="string" calcext:value-type="string">
            <text:p>0x83da5337ed245243</text:p>
          </table:table-cell>
          <table:table-cell table:style-name="ce1" office:value-type="string" calcext:value-type="string">
            <text:p>0x10d29e06f69b6cd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94000" calcext:value-type="float">
            <text:p>1594000</text:p>
          </table:table-cell>
          <table:table-cell table:style-name="ce1" office:value-type="float" office:value="1296000" calcext:value-type="float">
            <text:p>129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59435ff68c598d0</text:p>
          </table:table-cell>
          <table:table-cell table:style-name="ce1" office:value-type="string" calcext:value-type="string">
            <text:p>0x693e212d49b27cb</text:p>
          </table:table-cell>
          <table:table-cell table:style-name="ce1" office:value-type="string" calcext:value-type="string">
            <text:p>0xd59435ff68c598d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345000" calcext:value-type="float">
            <text:p>2345000</text:p>
          </table:table-cell>
          <table:table-cell table:style-name="ce1" office:value-type="float" office:value="1669000" calcext:value-type="float">
            <text:p>166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9c526a13d0a58a1</text:p>
          </table:table-cell>
          <table:table-cell table:style-name="ce1" office:value-type="string" calcext:value-type="string">
            <text:p>0x2f2ac82c6d45c6fe</text:p>
          </table:table-cell>
          <table:table-cell table:style-name="ce1" office:value-type="string" calcext:value-type="string">
            <text:p>0x59c526a13d0a58a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118000" calcext:value-type="float">
            <text:p>2118000</text:p>
          </table:table-cell>
          <table:table-cell table:style-name="ce1" office:value-type="float" office:value="1977000" calcext:value-type="float">
            <text:p>197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c17aa5b1cd1bbf6</text:p>
          </table:table-cell>
          <table:table-cell table:style-name="ce1" office:value-type="string" calcext:value-type="string">
            <text:p>0xe82a07dc280807ee</text:p>
          </table:table-cell>
          <table:table-cell table:style-name="ce1" office:value-type="string" calcext:value-type="string">
            <text:p>0x8c17aa5b1cd1bbf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83121" calcext:value-type="float">
            <text:p>1283121</text:p>
          </table:table-cell>
          <table:table-cell table:style-name="ce1" office:value-type="float" office:value="2140000" calcext:value-type="float">
            <text:p>2140000</text:p>
          </table:table-cell>
          <table:table-cell table:style-name="ce1" office:value-type="float" office:value="1137000" calcext:value-type="float">
            <text:p>113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059fa99c29bba29</text:p>
          </table:table-cell>
          <table:table-cell table:style-name="ce1" office:value-type="string" calcext:value-type="string">
            <text:p>0xf94e13f28d46f899</text:p>
          </table:table-cell>
          <table:table-cell table:style-name="ce1" office:value-type="string" calcext:value-type="string">
            <text:p>0x2059fa99c29bba2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14000" calcext:value-type="float">
            <text:p>1014000</text:p>
          </table:table-cell>
          <table:table-cell table:style-name="ce1" office:value-type="float" office:value="1584000" calcext:value-type="float">
            <text:p>158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f398224aedc0249</text:p>
          </table:table-cell>
          <table:table-cell table:style-name="ce1" office:value-type="string" calcext:value-type="string">
            <text:p>0xc7239c2d802bf69b</text:p>
          </table:table-cell>
          <table:table-cell table:style-name="ce1" office:value-type="string" calcext:value-type="string">
            <text:p>0x2f398224aedc024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28000" calcext:value-type="float">
            <text:p>1528000</text:p>
          </table:table-cell>
          <table:table-cell table:style-name="ce1" office:value-type="float" office:value="1561000" calcext:value-type="float">
            <text:p>156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ac94a7fe8a745f1</text:p>
          </table:table-cell>
          <table:table-cell table:style-name="ce1" office:value-type="string" calcext:value-type="string">
            <text:p>0x1c87242be765cd31</text:p>
          </table:table-cell>
          <table:table-cell table:style-name="ce1" office:value-type="string" calcext:value-type="string">
            <text:p>0x2ac94a7fe8a745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992000" calcext:value-type="float">
            <text:p>992000</text:p>
          </table:table-cell>
          <table:table-cell table:style-name="ce1" office:value-type="float" office:value="949000" calcext:value-type="float">
            <text:p>9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28f02f5f5468e0a</text:p>
          </table:table-cell>
          <table:table-cell table:style-name="ce1" office:value-type="string" calcext:value-type="string">
            <text:p>0x866b2bc59d7287aa</text:p>
          </table:table-cell>
          <table:table-cell table:style-name="ce1" office:value-type="string" calcext:value-type="string">
            <text:p>0xd28f02f5f5468e0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17000" calcext:value-type="float">
            <text:p>1417000</text:p>
          </table:table-cell>
          <table:table-cell table:style-name="ce1" office:value-type="float" office:value="1871000" calcext:value-type="float">
            <text:p>187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33616a77800fa63a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2f81679b539e490</text:p>
          </table:table-cell>
          <table:table-cell table:style-name="ce1" office:value-type="string" calcext:value-type="string">
            <text:p>0x761ece63a4ec0b35</text:p>
          </table:table-cell>
          <table:table-cell table:style-name="ce1" office:value-type="string" calcext:value-type="string">
            <text:p>0x82f81679b539e49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350000" calcext:value-type="float">
            <text:p>2350000</text:p>
          </table:table-cell>
          <table:table-cell table:style-name="ce1" office:value-type="float" office:value="2663000" calcext:value-type="float">
            <text:p>266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04f057f689f021</text:p>
          </table:table-cell>
          <table:table-cell table:style-name="ce1" office:value-type="string" calcext:value-type="string">
            <text:p>0xfa03563cd6bd8ca2</text:p>
          </table:table-cell>
          <table:table-cell table:style-name="ce1" office:value-type="string" calcext:value-type="string">
            <text:p>0xa04f057f689f02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29000" calcext:value-type="float">
            <text:p>1229000</text:p>
          </table:table-cell>
          <table:table-cell table:style-name="ce1" office:value-type="float" office:value="1175000" calcext:value-type="float">
            <text:p>117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ae05bfda2a712dd</text:p>
          </table:table-cell>
          <table:table-cell table:style-name="ce1" office:value-type="string" calcext:value-type="string">
            <text:p>0xdf8c7733a999c0e8</text:p>
          </table:table-cell>
          <table:table-cell table:style-name="ce1" office:value-type="string" calcext:value-type="string">
            <text:p>0x4ae05bfda2a712d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16000" calcext:value-type="float">
            <text:p>1816000</text:p>
          </table:table-cell>
          <table:table-cell table:style-name="ce1" office:value-type="float" office:value="1638000" calcext:value-type="float">
            <text:p>163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ac25aeeac61d883</text:p>
          </table:table-cell>
          <table:table-cell table:style-name="ce1" office:value-type="string" calcext:value-type="string">
            <text:p>0x5f487419c5be38f2</text:p>
          </table:table-cell>
          <table:table-cell table:style-name="ce1" office:value-type="string" calcext:value-type="string">
            <text:p>0x4ac25aeeac61d88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54000" calcext:value-type="float">
            <text:p>1154000</text:p>
          </table:table-cell>
          <table:table-cell table:style-name="ce1" office:value-type="float" office:value="1001000" calcext:value-type="float">
            <text:p>100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0337f65ff8c892c</text:p>
          </table:table-cell>
          <table:table-cell table:style-name="ce1" office:value-type="string" calcext:value-type="string">
            <text:p>0xd9bf360c085458c</text:p>
          </table:table-cell>
          <table:table-cell table:style-name="ce1" office:value-type="string" calcext:value-type="string">
            <text:p>0x10337f65ff8c892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80000" calcext:value-type="float">
            <text:p>1780000</text:p>
          </table:table-cell>
          <table:table-cell table:style-name="ce1" office:value-type="float" office:value="1753000" calcext:value-type="float">
            <text:p>175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fad976b1eddd834</text:p>
          </table:table-cell>
          <table:table-cell table:style-name="ce1" office:value-type="string" calcext:value-type="string">
            <text:p>0xb31af54bad9d9e0f</text:p>
          </table:table-cell>
          <table:table-cell table:style-name="ce1" office:value-type="string" calcext:value-type="string">
            <text:p>0x9fad976b1eddd83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321000" calcext:value-type="float">
            <text:p>3321000</text:p>
          </table:table-cell>
          <table:table-cell table:style-name="ce1" office:value-type="float" office:value="3038000" calcext:value-type="float">
            <text:p>303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656a47c19f02294</text:p>
          </table:table-cell>
          <table:table-cell table:style-name="ce1" office:value-type="string" calcext:value-type="string">
            <text:p>0x289a77f41f5b9ffc</text:p>
          </table:table-cell>
          <table:table-cell table:style-name="ce1" office:value-type="string" calcext:value-type="string">
            <text:p>0xc656a47c19f0229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206000" calcext:value-type="float">
            <text:p>2206000</text:p>
          </table:table-cell>
          <table:table-cell table:style-name="ce1" office:value-type="float" office:value="1260000" calcext:value-type="float">
            <text:p>126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958a7a536b23041</text:p>
          </table:table-cell>
          <table:table-cell table:style-name="ce1" office:value-type="string" calcext:value-type="string">
            <text:p>0xf1d35d82ea9278d5</text:p>
          </table:table-cell>
          <table:table-cell table:style-name="ce1" office:value-type="string" calcext:value-type="string">
            <text:p>0x6958a7a536b2304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49000" calcext:value-type="float">
            <text:p>1949000</text:p>
          </table:table-cell>
          <table:table-cell table:style-name="ce1" office:value-type="float" office:value="1941000" calcext:value-type="float">
            <text:p>194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abf1df44703c225</text:p>
          </table:table-cell>
          <table:table-cell table:style-name="ce1" office:value-type="string" calcext:value-type="string">
            <text:p>0xd889af5291386d67</text:p>
          </table:table-cell>
          <table:table-cell table:style-name="ce1" office:value-type="string" calcext:value-type="string">
            <text:p>0xbabf1df44703c22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22000" calcext:value-type="float">
            <text:p>1822000</text:p>
          </table:table-cell>
          <table:table-cell table:style-name="ce1" office:value-type="float" office:value="2245000" calcext:value-type="float">
            <text:p>224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1820881f0c54a2d</text:p>
          </table:table-cell>
          <table:table-cell table:style-name="ce1" office:value-type="string" calcext:value-type="string">
            <text:p>0xd8641b62fe94c5d6</text:p>
          </table:table-cell>
          <table:table-cell table:style-name="ce1" office:value-type="string" calcext:value-type="string">
            <text:p>0x61820881f0c54a2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18000" calcext:value-type="float">
            <text:p>1318000</text:p>
          </table:table-cell>
          <table:table-cell table:style-name="ce1" office:value-type="float" office:value="1531000" calcext:value-type="float">
            <text:p>153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59b8de7e0350a03</text:p>
          </table:table-cell>
          <table:table-cell table:style-name="ce1" office:value-type="string" calcext:value-type="string">
            <text:p>0x1718a7500eb2d027</text:p>
          </table:table-cell>
          <table:table-cell table:style-name="ce1" office:value-type="string" calcext:value-type="string">
            <text:p>0xa59b8de7e0350a0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28000" calcext:value-type="float">
            <text:p>1128000</text:p>
          </table:table-cell>
          <table:table-cell table:style-name="ce1" office:value-type="float" office:value="1324000" calcext:value-type="float">
            <text:p>132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3e6bc1d693602e2</text:p>
          </table:table-cell>
          <table:table-cell table:style-name="ce1" office:value-type="string" calcext:value-type="string">
            <text:p>0x8e3b920338741f6</text:p>
          </table:table-cell>
          <table:table-cell table:style-name="ce1" office:value-type="string" calcext:value-type="string">
            <text:p>0x43e6bc1d693602e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31502" calcext:value-type="float">
            <text:p>531502</text:p>
          </table:table-cell>
          <table:table-cell table:style-name="ce1" office:value-type="float" office:value="1208000" calcext:value-type="float">
            <text:p>1208000</text:p>
          </table:table-cell>
          <table:table-cell table:style-name="ce1" office:value-type="float" office:value="1361000" calcext:value-type="float">
            <text:p>136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69dbdd1c03905c4</text:p>
          </table:table-cell>
          <table:table-cell table:style-name="ce1" office:value-type="string" calcext:value-type="string">
            <text:p>0xcfda7434f8a9c6b6</text:p>
          </table:table-cell>
          <table:table-cell table:style-name="ce1" office:value-type="string" calcext:value-type="string">
            <text:p>0xa69dbdd1c03905c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27000" calcext:value-type="float">
            <text:p>1827000</text:p>
          </table:table-cell>
          <table:table-cell table:style-name="ce1" office:value-type="float" office:value="3208000" calcext:value-type="float">
            <text:p>320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133ac4512de732a</text:p>
          </table:table-cell>
          <table:table-cell table:style-name="ce1" office:value-type="string" calcext:value-type="string">
            <text:p>0xc09a3fa87a682787</text:p>
          </table:table-cell>
          <table:table-cell table:style-name="ce1" office:value-type="string" calcext:value-type="string">
            <text:p>0x9133ac4512de732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69000" calcext:value-type="float">
            <text:p>1569000</text:p>
          </table:table-cell>
          <table:table-cell table:style-name="ce1" office:value-type="float" office:value="1186000" calcext:value-type="float">
            <text:p>118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8166c0039b058d4</text:p>
          </table:table-cell>
          <table:table-cell table:style-name="ce1" office:value-type="string" calcext:value-type="string">
            <text:p>0xb22bc5fcbe639bf9</text:p>
          </table:table-cell>
          <table:table-cell table:style-name="ce1" office:value-type="string" calcext:value-type="string">
            <text:p>0xc8166c0039b058d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14000" calcext:value-type="float">
            <text:p>1014000</text:p>
          </table:table-cell>
          <table:table-cell table:style-name="ce1" office:value-type="float" office:value="1944000" calcext:value-type="float">
            <text:p>194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d37d21632657770</text:p>
          </table:table-cell>
          <table:table-cell table:style-name="ce1" office:value-type="string" calcext:value-type="string">
            <text:p>0xf28dc6880e6ab84b</text:p>
          </table:table-cell>
          <table:table-cell table:style-name="ce1" office:value-type="string" calcext:value-type="string">
            <text:p>0xed37d216326577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91000" calcext:value-type="float">
            <text:p>1691000</text:p>
          </table:table-cell>
          <table:table-cell table:style-name="ce1" office:value-type="float" office:value="1540000" calcext:value-type="float">
            <text:p>154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8c11afef81fc79</text:p>
          </table:table-cell>
          <table:table-cell table:style-name="ce1" office:value-type="string" calcext:value-type="string">
            <text:p>0xa3b0a9338f949db4</text:p>
          </table:table-cell>
          <table:table-cell table:style-name="ce1" office:value-type="string" calcext:value-type="string">
            <text:p>0x48c11afef81fc7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2642000" calcext:value-type="float">
            <text:p>2642000</text:p>
          </table:table-cell>
          <table:table-cell table:style-name="ce1" office:value-type="float" office:value="2977000" calcext:value-type="float">
            <text:p>297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09292c9a1b92bfb</text:p>
          </table:table-cell>
          <table:table-cell table:style-name="ce1" office:value-type="string" calcext:value-type="string">
            <text:p>0xdb4ca624f18f157d</text:p>
          </table:table-cell>
          <table:table-cell table:style-name="ce1" office:value-type="string" calcext:value-type="string">
            <text:p>0xb09292c9a1b92bf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11000" calcext:value-type="float">
            <text:p>1611000</text:p>
          </table:table-cell>
          <table:table-cell table:style-name="ce1" office:value-type="float" office:value="1375000" calcext:value-type="float">
            <text:p>137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8a64b51c0abda5f</text:p>
          </table:table-cell>
          <table:table-cell table:style-name="ce1" office:value-type="string" calcext:value-type="string">
            <text:p>0xde4893d141386231</text:p>
          </table:table-cell>
          <table:table-cell table:style-name="ce1" office:value-type="string" calcext:value-type="string">
            <text:p>0x98a64b51c0abda5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47000" calcext:value-type="float">
            <text:p>1047000</text:p>
          </table:table-cell>
          <table:table-cell table:style-name="ce1" office:value-type="float" office:value="1669000" calcext:value-type="float">
            <text:p>166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3a3bbc88596828c</text:p>
          </table:table-cell>
          <table:table-cell table:style-name="ce1" office:value-type="string" calcext:value-type="string">
            <text:p>0x6202f1d53decdded</text:p>
          </table:table-cell>
          <table:table-cell table:style-name="ce1" office:value-type="string" calcext:value-type="string">
            <text:p>0xc3a3bbc8859682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17000" calcext:value-type="float">
            <text:p>1317000</text:p>
          </table:table-cell>
          <table:table-cell table:style-name="ce1" office:value-type="float" office:value="1294000" calcext:value-type="float">
            <text:p>129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58389ddddff33bd2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9d8c80b5863d6a5</text:p>
          </table:table-cell>
          <table:table-cell table:style-name="ce1" office:value-type="string" calcext:value-type="string">
            <text:p>0xd9ea6c6eb29e966</text:p>
          </table:table-cell>
          <table:table-cell table:style-name="ce1" office:value-type="string" calcext:value-type="string">
            <text:p>0x99d8c80b5863d6a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03000" calcext:value-type="float">
            <text:p>1103000</text:p>
          </table:table-cell>
          <table:table-cell table:style-name="ce1" office:value-type="float" office:value="1384000" calcext:value-type="float">
            <text:p>138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43de577bc73f199</text:p>
          </table:table-cell>
          <table:table-cell table:style-name="ce1" office:value-type="string" calcext:value-type="string">
            <text:p>0xe8fc49a1e1c83159</text:p>
          </table:table-cell>
          <table:table-cell table:style-name="ce1" office:value-type="string" calcext:value-type="string">
            <text:p>0xe43de577bc73f19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197222" calcext:value-type="float">
            <text:p>1197222</text:p>
          </table:table-cell>
          <table:table-cell table:style-name="ce1" office:value-type="float" office:value="1792000" calcext:value-type="float">
            <text:p>1792000</text:p>
          </table:table-cell>
          <table:table-cell table:style-name="ce1" office:value-type="float" office:value="2772000" calcext:value-type="float">
            <text:p>277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6650da8bfc8fff8</text:p>
          </table:table-cell>
          <table:table-cell table:style-name="ce1" office:value-type="string" calcext:value-type="string">
            <text:p>0xc59263a436e49f79</text:p>
          </table:table-cell>
          <table:table-cell table:style-name="ce1" office:value-type="string" calcext:value-type="string">
            <text:p>0x76650da8bfc8fff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12000" calcext:value-type="float">
            <text:p>1812000</text:p>
          </table:table-cell>
          <table:table-cell table:style-name="ce1" office:value-type="float" office:value="1563000" calcext:value-type="float">
            <text:p>156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6cf6385aca2f704</text:p>
          </table:table-cell>
          <table:table-cell table:style-name="ce1" office:value-type="string" calcext:value-type="string">
            <text:p>0x50e5f3c81dd2d11c</text:p>
          </table:table-cell>
          <table:table-cell table:style-name="ce1" office:value-type="string" calcext:value-type="string">
            <text:p>0x96cf6385aca2f70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90000" calcext:value-type="float">
            <text:p>1790000</text:p>
          </table:table-cell>
          <table:table-cell table:style-name="ce1" office:value-type="float" office:value="1007000" calcext:value-type="float">
            <text:p>100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5f417e7da919da1</text:p>
          </table:table-cell>
          <table:table-cell table:style-name="ce1" office:value-type="string" calcext:value-type="string">
            <text:p>0xfa21da02e8a20e97</text:p>
          </table:table-cell>
          <table:table-cell table:style-name="ce1" office:value-type="string" calcext:value-type="string">
            <text:p>0x55f417e7da919da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19000" calcext:value-type="float">
            <text:p>1219000</text:p>
          </table:table-cell>
          <table:table-cell table:style-name="ce1" office:value-type="float" office:value="975000" calcext:value-type="float">
            <text:p>97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4615f442303565b</text:p>
          </table:table-cell>
          <table:table-cell table:style-name="ce1" office:value-type="string" calcext:value-type="string">
            <text:p>0xef24b8f465d10eeb</text:p>
          </table:table-cell>
          <table:table-cell table:style-name="ce1" office:value-type="string" calcext:value-type="string">
            <text:p>0x44615f442303565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14000" calcext:value-type="float">
            <text:p>1014000</text:p>
          </table:table-cell>
          <table:table-cell table:style-name="ce1" office:value-type="float" office:value="1505000" calcext:value-type="float">
            <text:p>150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efb53b16eb04159</text:p>
          </table:table-cell>
          <table:table-cell table:style-name="ce1" office:value-type="string" calcext:value-type="string">
            <text:p>0x38cfaca1177e5116</text:p>
          </table:table-cell>
          <table:table-cell table:style-name="ce1" office:value-type="string" calcext:value-type="string">
            <text:p>0x5efb53b16eb0415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804000" calcext:value-type="float">
            <text:p>1804000</text:p>
          </table:table-cell>
          <table:table-cell table:style-name="ce1" office:value-type="float" office:value="1900000" calcext:value-type="float">
            <text:p>190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2b45718a4ea9fba</text:p>
          </table:table-cell>
          <table:table-cell table:style-name="ce1" office:value-type="string" calcext:value-type="string">
            <text:p>0xbc3b4fac432b0fc</text:p>
          </table:table-cell>
          <table:table-cell table:style-name="ce1" office:value-type="string" calcext:value-type="string">
            <text:p>0x62b45718a4ea9fb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83121" calcext:value-type="float">
            <text:p>1283121</text:p>
          </table:table-cell>
          <table:table-cell table:style-name="ce1" office:value-type="float" office:value="2402000" calcext:value-type="float">
            <text:p>2402000</text:p>
          </table:table-cell>
          <table:table-cell table:style-name="ce1" office:value-type="float" office:value="2125000" calcext:value-type="float">
            <text:p>212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f11725ee60907a0</text:p>
          </table:table-cell>
          <table:table-cell table:style-name="ce1" office:value-type="string" calcext:value-type="string">
            <text:p>0x6bdebebe104f3d2b</text:p>
          </table:table-cell>
          <table:table-cell table:style-name="ce1" office:value-type="string" calcext:value-type="string">
            <text:p>0x5f11725ee60907a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082000" calcext:value-type="float">
            <text:p>3082000</text:p>
          </table:table-cell>
          <table:table-cell table:style-name="ce1" office:value-type="float" office:value="1013000" calcext:value-type="float">
            <text:p>101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90682803c1aed8</text:p>
          </table:table-cell>
          <table:table-cell table:style-name="ce1" office:value-type="string" calcext:value-type="string">
            <text:p>0xaff902c79b2163db</text:p>
          </table:table-cell>
          <table:table-cell table:style-name="ce1" office:value-type="string" calcext:value-type="string">
            <text:p>0x490682803c1aed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27000" calcext:value-type="float">
            <text:p>1327000</text:p>
          </table:table-cell>
          <table:table-cell table:style-name="ce1" office:value-type="float" office:value="1908000" calcext:value-type="float">
            <text:p>190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f9ff4a747ba85ca</text:p>
          </table:table-cell>
          <table:table-cell table:style-name="ce1" office:value-type="string" calcext:value-type="string">
            <text:p>0x500287d4fc390a1e</text:p>
          </table:table-cell>
          <table:table-cell table:style-name="ce1" office:value-type="string" calcext:value-type="string">
            <text:p>0x6f9ff4a747ba85c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11000" calcext:value-type="float">
            <text:p>1811000</text:p>
          </table:table-cell>
          <table:table-cell table:style-name="ce1" office:value-type="float" office:value="2705000" calcext:value-type="float">
            <text:p>270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52885e3038de4af</text:p>
          </table:table-cell>
          <table:table-cell table:style-name="ce1" office:value-type="string" calcext:value-type="string">
            <text:p>0xa364b280e96bb492</text:p>
          </table:table-cell>
          <table:table-cell table:style-name="ce1" office:value-type="string" calcext:value-type="string">
            <text:p>0xc52885e3038de4a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87000" calcext:value-type="float">
            <text:p>1687000</text:p>
          </table:table-cell>
          <table:table-cell table:style-name="ce1" office:value-type="float" office:value="1311000" calcext:value-type="float">
            <text:p>131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7deedd56e352075</text:p>
          </table:table-cell>
          <table:table-cell table:style-name="ce1" office:value-type="string" calcext:value-type="string">
            <text:p>0x99f9ac1420cbba28</text:p>
          </table:table-cell>
          <table:table-cell table:style-name="ce1" office:value-type="string" calcext:value-type="string">
            <text:p>0xe7deedd56e35207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45000" calcext:value-type="float">
            <text:p>1645000</text:p>
          </table:table-cell>
          <table:table-cell table:style-name="ce1" office:value-type="float" office:value="1047000" calcext:value-type="float">
            <text:p>104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5ba074e060d50a0</text:p>
          </table:table-cell>
          <table:table-cell table:style-name="ce1" office:value-type="string" calcext:value-type="string">
            <text:p>0xf793f90fb37a2f18</text:p>
          </table:table-cell>
          <table:table-cell table:style-name="ce1" office:value-type="string" calcext:value-type="string">
            <text:p>0x95ba074e060d50a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75000" calcext:value-type="float">
            <text:p>1175000</text:p>
          </table:table-cell>
          <table:table-cell table:style-name="ce1" office:value-type="float" office:value="1192000" calcext:value-type="float">
            <text:p>119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bcb9f055741d2c</text:p>
          </table:table-cell>
          <table:table-cell table:style-name="ce1" office:value-type="string" calcext:value-type="string">
            <text:p>0x8b71189d5de87c25</text:p>
          </table:table-cell>
          <table:table-cell table:style-name="ce1" office:value-type="string" calcext:value-type="string">
            <text:p>0xebcb9f055741d2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82000" calcext:value-type="float">
            <text:p>1082000</text:p>
          </table:table-cell>
          <table:table-cell table:style-name="ce1" office:value-type="float" office:value="1626000" calcext:value-type="float">
            <text:p>162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78ecd3448459c88</text:p>
          </table:table-cell>
          <table:table-cell table:style-name="ce1" office:value-type="string" calcext:value-type="string">
            <text:p>0x4755632603498c36</text:p>
          </table:table-cell>
          <table:table-cell table:style-name="ce1" office:value-type="string" calcext:value-type="string">
            <text:p>0x778ecd3448459c8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83000" calcext:value-type="float">
            <text:p>1783000</text:p>
          </table:table-cell>
          <table:table-cell table:style-name="ce1" office:value-type="float" office:value="1798000" calcext:value-type="float">
            <text:p>179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8af45bbbea0166d</text:p>
          </table:table-cell>
          <table:table-cell table:style-name="ce1" office:value-type="string" calcext:value-type="string">
            <text:p>0x430f389de23ed57d</text:p>
          </table:table-cell>
          <table:table-cell table:style-name="ce1" office:value-type="string" calcext:value-type="string">
            <text:p>0x98af45bbbea0166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576000" calcext:value-type="float">
            <text:p>2576000</text:p>
          </table:table-cell>
          <table:table-cell table:style-name="ce1" office:value-type="float" office:value="1173000" calcext:value-type="float">
            <text:p>117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21991c323f21126</text:p>
          </table:table-cell>
          <table:table-cell table:style-name="ce1" office:value-type="string" calcext:value-type="string">
            <text:p>0x6200a22633e6b80</text:p>
          </table:table-cell>
          <table:table-cell table:style-name="ce1" office:value-type="string" calcext:value-type="string">
            <text:p>0x321991c323f2112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30000" calcext:value-type="float">
            <text:p>1130000</text:p>
          </table:table-cell>
          <table:table-cell table:style-name="ce1" office:value-type="float" office:value="1371000" calcext:value-type="float">
            <text:p>137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aee5795741893e0</text:p>
          </table:table-cell>
          <table:table-cell table:style-name="ce1" office:value-type="string" calcext:value-type="string">
            <text:p>0x812afb67e66c779a</text:p>
          </table:table-cell>
          <table:table-cell table:style-name="ce1" office:value-type="string" calcext:value-type="string">
            <text:p>0x6aee5795741893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244000" calcext:value-type="float">
            <text:p>1244000</text:p>
          </table:table-cell>
          <table:table-cell table:style-name="ce1" office:value-type="float" office:value="1479000" calcext:value-type="float">
            <text:p>147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429e24e781e16ae</text:p>
          </table:table-cell>
          <table:table-cell table:style-name="ce1" office:value-type="string" calcext:value-type="string">
            <text:p>0x3a3c6d3b93d4e337</text:p>
          </table:table-cell>
          <table:table-cell table:style-name="ce1" office:value-type="string" calcext:value-type="string">
            <text:p>0x8429e24e781e16a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06000" calcext:value-type="float">
            <text:p>1306000</text:p>
          </table:table-cell>
          <table:table-cell table:style-name="ce1" office:value-type="float" office:value="1771000" calcext:value-type="float">
            <text:p>177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68e7ef9d93e5261d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6c586d72d0f40e9</text:p>
          </table:table-cell>
          <table:table-cell table:style-name="ce1" office:value-type="string" calcext:value-type="string">
            <text:p>0xf2d5b6129194e545</text:p>
          </table:table-cell>
          <table:table-cell table:style-name="ce1" office:value-type="string" calcext:value-type="string">
            <text:p>0x56c586d72d0f40e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137000" calcext:value-type="float">
            <text:p>2137000</text:p>
          </table:table-cell>
          <table:table-cell table:style-name="ce1" office:value-type="float" office:value="2432000" calcext:value-type="float">
            <text:p>243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33e10ab484043f1</text:p>
          </table:table-cell>
          <table:table-cell table:style-name="ce1" office:value-type="string" calcext:value-type="string">
            <text:p>0x48ae7216ece1e7bc</text:p>
          </table:table-cell>
          <table:table-cell table:style-name="ce1" office:value-type="string" calcext:value-type="string">
            <text:p>0x833e10ab484043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58000" calcext:value-type="float">
            <text:p>1658000</text:p>
          </table:table-cell>
          <table:table-cell table:style-name="ce1" office:value-type="float" office:value="1126000" calcext:value-type="float">
            <text:p>112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08224f51c0772e9</text:p>
          </table:table-cell>
          <table:table-cell table:style-name="ce1" office:value-type="string" calcext:value-type="string">
            <text:p>0x496292f69d57c4ed</text:p>
          </table:table-cell>
          <table:table-cell table:style-name="ce1" office:value-type="string" calcext:value-type="string">
            <text:p>0x608224f51c0772e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41000" calcext:value-type="float">
            <text:p>1341000</text:p>
          </table:table-cell>
          <table:table-cell table:style-name="ce1" office:value-type="float" office:value="1409000" calcext:value-type="float">
            <text:p>140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a60ca1f6f60139d</text:p>
          </table:table-cell>
          <table:table-cell table:style-name="ce1" office:value-type="string" calcext:value-type="string">
            <text:p>0x74acba60cf7bd637</text:p>
          </table:table-cell>
          <table:table-cell table:style-name="ce1" office:value-type="string" calcext:value-type="string">
            <text:p>0xba60ca1f6f60139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31502" calcext:value-type="float">
            <text:p>531502</text:p>
          </table:table-cell>
          <table:table-cell table:style-name="ce1" office:value-type="float" office:value="1301000" calcext:value-type="float">
            <text:p>1301000</text:p>
          </table:table-cell>
          <table:table-cell table:style-name="ce1" office:value-type="float" office:value="1129000" calcext:value-type="float">
            <text:p>112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b0d05ee49540f5c</text:p>
          </table:table-cell>
          <table:table-cell table:style-name="ce1" office:value-type="string" calcext:value-type="string">
            <text:p>0xb362071e30ada23c</text:p>
          </table:table-cell>
          <table:table-cell table:style-name="ce1" office:value-type="string" calcext:value-type="string">
            <text:p>0x7b0d05ee49540f5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72000" calcext:value-type="float">
            <text:p>1672000</text:p>
          </table:table-cell>
          <table:table-cell table:style-name="ce1" office:value-type="float" office:value="1759000" calcext:value-type="float">
            <text:p>175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973ade08d5c0579</text:p>
          </table:table-cell>
          <table:table-cell table:style-name="ce1" office:value-type="string" calcext:value-type="string">
            <text:p>0x69ef7c5bcee1b001</text:p>
          </table:table-cell>
          <table:table-cell table:style-name="ce1" office:value-type="string" calcext:value-type="string">
            <text:p>0xd973ade08d5c057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191000" calcext:value-type="float">
            <text:p>3191000</text:p>
          </table:table-cell>
          <table:table-cell table:style-name="ce1" office:value-type="float" office:value="1459000" calcext:value-type="float">
            <text:p>145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af7a24a3cf2530</text:p>
          </table:table-cell>
          <table:table-cell table:style-name="ce1" office:value-type="string" calcext:value-type="string">
            <text:p>0x7368f23eb744b70b</text:p>
          </table:table-cell>
          <table:table-cell table:style-name="ce1" office:value-type="string" calcext:value-type="string">
            <text:p>0xdaf7a24a3cf253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410000" calcext:value-type="float">
            <text:p>1410000</text:p>
          </table:table-cell>
          <table:table-cell table:style-name="ce1" office:value-type="float" office:value="1568000" calcext:value-type="float">
            <text:p>156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2cc261019fda4d9</text:p>
          </table:table-cell>
          <table:table-cell table:style-name="ce1" office:value-type="string" calcext:value-type="string">
            <text:p>0xb48c5d317418077d</text:p>
          </table:table-cell>
          <table:table-cell table:style-name="ce1" office:value-type="string" calcext:value-type="string">
            <text:p>0x32cc261019fda4d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253000" calcext:value-type="float">
            <text:p>1253000</text:p>
          </table:table-cell>
          <table:table-cell table:style-name="ce1" office:value-type="float" office:value="1090000" calcext:value-type="float">
            <text:p>109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2fc2edc792dfc76</text:p>
          </table:table-cell>
          <table:table-cell table:style-name="ce1" office:value-type="string" calcext:value-type="string">
            <text:p>0xd536eed691bb90c2</text:p>
          </table:table-cell>
          <table:table-cell table:style-name="ce1" office:value-type="string" calcext:value-type="string">
            <text:p>0x32fc2edc792dfc7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187000" calcext:value-type="float">
            <text:p>1187000</text:p>
          </table:table-cell>
          <table:table-cell table:style-name="ce1" office:value-type="float" office:value="1078000" calcext:value-type="float">
            <text:p>107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31b543cfef1726</text:p>
          </table:table-cell>
          <table:table-cell table:style-name="ce1" office:value-type="string" calcext:value-type="string">
            <text:p>0x269537e18758c50c</text:p>
          </table:table-cell>
          <table:table-cell table:style-name="ce1" office:value-type="string" calcext:value-type="string">
            <text:p>0x231b543cfef172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06000" calcext:value-type="float">
            <text:p>1806000</text:p>
          </table:table-cell>
          <table:table-cell table:style-name="ce1" office:value-type="float" office:value="1976000" calcext:value-type="float">
            <text:p>197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3a08599e130e9c8</text:p>
          </table:table-cell>
          <table:table-cell table:style-name="ce1" office:value-type="string" calcext:value-type="string">
            <text:p>0x3ca8d8afa8a3c883</text:p>
          </table:table-cell>
          <table:table-cell table:style-name="ce1" office:value-type="string" calcext:value-type="string">
            <text:p>0x53a08599e130e9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205000" calcext:value-type="float">
            <text:p>3205000</text:p>
          </table:table-cell>
          <table:table-cell table:style-name="ce1" office:value-type="float" office:value="1112000" calcext:value-type="float">
            <text:p>111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6d3290d854c1333</text:p>
          </table:table-cell>
          <table:table-cell table:style-name="ce1" office:value-type="string" calcext:value-type="string">
            <text:p>0xf822828699ad73e5</text:p>
          </table:table-cell>
          <table:table-cell table:style-name="ce1" office:value-type="string" calcext:value-type="string">
            <text:p>0xa6d3290d854c133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04000" calcext:value-type="float">
            <text:p>2004000</text:p>
          </table:table-cell>
          <table:table-cell table:style-name="ce1" office:value-type="float" office:value="1616000" calcext:value-type="float">
            <text:p>161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16228b3da354340</text:p>
          </table:table-cell>
          <table:table-cell table:style-name="ce1" office:value-type="string" calcext:value-type="string">
            <text:p>0xb8bf2e64766221c9</text:p>
          </table:table-cell>
          <table:table-cell table:style-name="ce1" office:value-type="string" calcext:value-type="string">
            <text:p>0x516228b3da3543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72000" calcext:value-type="float">
            <text:p>1772000</text:p>
          </table:table-cell>
          <table:table-cell table:style-name="ce1" office:value-type="float" office:value="1768000" calcext:value-type="float">
            <text:p>176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b3ae5cc87cd3a91</text:p>
          </table:table-cell>
          <table:table-cell table:style-name="ce1" office:value-type="string" calcext:value-type="string">
            <text:p>0xd5acce189853f1f3</text:p>
          </table:table-cell>
          <table:table-cell table:style-name="ce1" office:value-type="string" calcext:value-type="string">
            <text:p>0xdb3ae5cc87cd3a9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197222" calcext:value-type="float">
            <text:p>1197222</text:p>
          </table:table-cell>
          <table:table-cell table:style-name="ce1" office:value-type="float" office:value="1103000" calcext:value-type="float">
            <text:p>1103000</text:p>
          </table:table-cell>
          <table:table-cell table:style-name="ce1" office:value-type="float" office:value="989000" calcext:value-type="float">
            <text:p>98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a668240b1e642a3</text:p>
          </table:table-cell>
          <table:table-cell table:style-name="ce1" office:value-type="string" calcext:value-type="string">
            <text:p>0x98e981ca284d8e9f</text:p>
          </table:table-cell>
          <table:table-cell table:style-name="ce1" office:value-type="string" calcext:value-type="string">
            <text:p>0xfa668240b1e642a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88000" calcext:value-type="float">
            <text:p>1188000</text:p>
          </table:table-cell>
          <table:table-cell table:style-name="ce1" office:value-type="float" office:value="2456000" calcext:value-type="float">
            <text:p>245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3f2594b72b6bf8b</text:p>
          </table:table-cell>
          <table:table-cell table:style-name="ce1" office:value-type="string" calcext:value-type="string">
            <text:p>0xfdf6647fe40f5186</text:p>
          </table:table-cell>
          <table:table-cell table:style-name="ce1" office:value-type="string" calcext:value-type="string">
            <text:p>0x23f2594b72b6bf8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342000" calcext:value-type="float">
            <text:p>1342000</text:p>
          </table:table-cell>
          <table:table-cell table:style-name="ce1" office:value-type="float" office:value="1167000" calcext:value-type="float">
            <text:p>116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f7b61c1a0bf721c</text:p>
          </table:table-cell>
          <table:table-cell table:style-name="ce1" office:value-type="string" calcext:value-type="string">
            <text:p>0x8fd21c4705e63bec</text:p>
          </table:table-cell>
          <table:table-cell table:style-name="ce1" office:value-type="string" calcext:value-type="string">
            <text:p>0x9f7b61c1a0bf721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35000" calcext:value-type="float">
            <text:p>1535000</text:p>
          </table:table-cell>
          <table:table-cell table:style-name="ce1" office:value-type="float" office:value="1103000" calcext:value-type="float">
            <text:p>110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992e4005448703d</text:p>
          </table:table-cell>
          <table:table-cell table:style-name="ce1" office:value-type="string" calcext:value-type="string">
            <text:p>0x86a4554c645a269</text:p>
          </table:table-cell>
          <table:table-cell table:style-name="ce1" office:value-type="string" calcext:value-type="string">
            <text:p>0x3992e4005448703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89000" calcext:value-type="float">
            <text:p>1289000</text:p>
          </table:table-cell>
          <table:table-cell table:style-name="ce1" office:value-type="float" office:value="1109000" calcext:value-type="float">
            <text:p>110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266b941661624bb</text:p>
          </table:table-cell>
          <table:table-cell table:style-name="ce1" office:value-type="string" calcext:value-type="string">
            <text:p>0xb5895597b8b2a0fb</text:p>
          </table:table-cell>
          <table:table-cell table:style-name="ce1" office:value-type="string" calcext:value-type="string">
            <text:p>0x2266b941661624b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81000" calcext:value-type="float">
            <text:p>1381000</text:p>
          </table:table-cell>
          <table:table-cell table:style-name="ce1" office:value-type="float" office:value="1719000" calcext:value-type="float">
            <text:p>171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c24c20773956d28</text:p>
          </table:table-cell>
          <table:table-cell table:style-name="ce1" office:value-type="string" calcext:value-type="string">
            <text:p>0x7130a9d006eef9e5</text:p>
          </table:table-cell>
          <table:table-cell table:style-name="ce1" office:value-type="string" calcext:value-type="string">
            <text:p>0xac24c20773956d2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83121" calcext:value-type="float">
            <text:p>1283121</text:p>
          </table:table-cell>
          <table:table-cell table:style-name="ce1" office:value-type="float" office:value="2331000" calcext:value-type="float">
            <text:p>2331000</text:p>
          </table:table-cell>
          <table:table-cell table:style-name="ce1" office:value-type="float" office:value="1849000" calcext:value-type="float">
            <text:p>18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ddf74e52f8c977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d038fe6d3ad8e4b</text:p>
          </table:table-cell>
          <table:table-cell table:style-name="ce1" office:value-type="string" calcext:value-type="string">
            <text:p>0x15089d9e31dca26d</text:p>
          </table:table-cell>
          <table:table-cell table:style-name="ce1" office:value-type="string" calcext:value-type="string">
            <text:p>0x7d038fe6d3ad8e4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683000" calcext:value-type="float">
            <text:p>1683000</text:p>
          </table:table-cell>
          <table:table-cell table:style-name="ce1" office:value-type="float" office:value="1543000" calcext:value-type="float">
            <text:p>154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db76887610c5545</text:p>
          </table:table-cell>
          <table:table-cell table:style-name="ce1" office:value-type="string" calcext:value-type="string">
            <text:p>0xce29d102aef70ba3</text:p>
          </table:table-cell>
          <table:table-cell table:style-name="ce1" office:value-type="string" calcext:value-type="string">
            <text:p>0x3db76887610c554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08000" calcext:value-type="float">
            <text:p>1908000</text:p>
          </table:table-cell>
          <table:table-cell table:style-name="ce1" office:value-type="float" office:value="1936000" calcext:value-type="float">
            <text:p>193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c94d646edbee283</text:p>
          </table:table-cell>
          <table:table-cell table:style-name="ce1" office:value-type="string" calcext:value-type="string">
            <text:p>0x713d9e4416fdbc0e</text:p>
          </table:table-cell>
          <table:table-cell table:style-name="ce1" office:value-type="string" calcext:value-type="string">
            <text:p>0x6c94d646edbee28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70000" calcext:value-type="float">
            <text:p>1370000</text:p>
          </table:table-cell>
          <table:table-cell table:style-name="ce1" office:value-type="float" office:value="1589000" calcext:value-type="float">
            <text:p>158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7c508a491d57e7e</text:p>
          </table:table-cell>
          <table:table-cell table:style-name="ce1" office:value-type="string" calcext:value-type="string">
            <text:p>0xa94c1d654421193f</text:p>
          </table:table-cell>
          <table:table-cell table:style-name="ce1" office:value-type="string" calcext:value-type="string">
            <text:p>0x37c508a491d57e7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36000" calcext:value-type="float">
            <text:p>1836000</text:p>
          </table:table-cell>
          <table:table-cell table:style-name="ce1" office:value-type="float" office:value="2000000" calcext:value-type="float">
            <text:p>200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955097cafd94c2c</text:p>
          </table:table-cell>
          <table:table-cell table:style-name="ce1" office:value-type="string" calcext:value-type="string">
            <text:p>0x6f420cd15f76b20c</text:p>
          </table:table-cell>
          <table:table-cell table:style-name="ce1" office:value-type="string" calcext:value-type="string">
            <text:p>0xe955097cafd94c2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459000" calcext:value-type="float">
            <text:p>2459000</text:p>
          </table:table-cell>
          <table:table-cell table:style-name="ce1" office:value-type="float" office:value="1657000" calcext:value-type="float">
            <text:p>165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2c945c23ee78fe8</text:p>
          </table:table-cell>
          <table:table-cell table:style-name="ce1" office:value-type="string" calcext:value-type="string">
            <text:p>0x792550087db9ccfd</text:p>
          </table:table-cell>
          <table:table-cell table:style-name="ce1" office:value-type="string" calcext:value-type="string">
            <text:p>0x12c945c23ee78fe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84000" calcext:value-type="float">
            <text:p>1984000</text:p>
          </table:table-cell>
          <table:table-cell table:style-name="ce1" office:value-type="float" office:value="1169000" calcext:value-type="float">
            <text:p>116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95db0bb51e6881c</text:p>
          </table:table-cell>
          <table:table-cell table:style-name="ce1" office:value-type="string" calcext:value-type="string">
            <text:p>0xa6e5d91c3f527207</text:p>
          </table:table-cell>
          <table:table-cell table:style-name="ce1" office:value-type="string" calcext:value-type="string">
            <text:p>0x395db0bb51e6881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50000" calcext:value-type="float">
            <text:p>1150000</text:p>
          </table:table-cell>
          <table:table-cell table:style-name="ce1" office:value-type="float" office:value="1419000" calcext:value-type="float">
            <text:p>141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9858b72cf9105cf</text:p>
          </table:table-cell>
          <table:table-cell table:style-name="ce1" office:value-type="string" calcext:value-type="string">
            <text:p>0xe37019d3707d2cbe</text:p>
          </table:table-cell>
          <table:table-cell table:style-name="ce1" office:value-type="string" calcext:value-type="string">
            <text:p>0x49858b72cf9105c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88000" calcext:value-type="float">
            <text:p>1788000</text:p>
          </table:table-cell>
          <table:table-cell table:style-name="ce1" office:value-type="float" office:value="2757000" calcext:value-type="float">
            <text:p>275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689e79ac44fc545</text:p>
          </table:table-cell>
          <table:table-cell table:style-name="ce1" office:value-type="string" calcext:value-type="string">
            <text:p>0x64f223882b8b54ee</text:p>
          </table:table-cell>
          <table:table-cell table:style-name="ce1" office:value-type="string" calcext:value-type="string">
            <text:p>0xc689e79ac44fc54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48000" calcext:value-type="float">
            <text:p>1948000</text:p>
          </table:table-cell>
          <table:table-cell table:style-name="ce1" office:value-type="float" office:value="1258000" calcext:value-type="float">
            <text:p>125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d90ec4bd959f01b</text:p>
          </table:table-cell>
          <table:table-cell table:style-name="ce1" office:value-type="string" calcext:value-type="string">
            <text:p>0x222d38ca9ce898ae</text:p>
          </table:table-cell>
          <table:table-cell table:style-name="ce1" office:value-type="string" calcext:value-type="string">
            <text:p>0x1d90ec4bd959f01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65000" calcext:value-type="float">
            <text:p>1665000</text:p>
          </table:table-cell>
          <table:table-cell table:style-name="ce1" office:value-type="float" office:value="1129000" calcext:value-type="float">
            <text:p>112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9a370d0ba58ce40</text:p>
          </table:table-cell>
          <table:table-cell table:style-name="ce1" office:value-type="string" calcext:value-type="string">
            <text:p>0x9103d700f0494bfc</text:p>
          </table:table-cell>
          <table:table-cell table:style-name="ce1" office:value-type="string" calcext:value-type="string">
            <text:p>0xa9a370d0ba58ce4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160000" calcext:value-type="float">
            <text:p>1160000</text:p>
          </table:table-cell>
          <table:table-cell table:style-name="ce1" office:value-type="float" office:value="1125000" calcext:value-type="float">
            <text:p>112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e1a1c7192244b6d</text:p>
          </table:table-cell>
          <table:table-cell table:style-name="ce1" office:value-type="string" calcext:value-type="string">
            <text:p>0x6937c91a87e5e8e2</text:p>
          </table:table-cell>
          <table:table-cell table:style-name="ce1" office:value-type="string" calcext:value-type="string">
            <text:p>0xde1a1c7192244b6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50000" calcext:value-type="float">
            <text:p>1250000</text:p>
          </table:table-cell>
          <table:table-cell table:style-name="ce1" office:value-type="float" office:value="1701000" calcext:value-type="float">
            <text:p>170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8acdad9424baaaf</text:p>
          </table:table-cell>
          <table:table-cell table:style-name="ce1" office:value-type="string" calcext:value-type="string">
            <text:p>0xdbd51c9cf3174c6e</text:p>
          </table:table-cell>
          <table:table-cell table:style-name="ce1" office:value-type="string" calcext:value-type="string">
            <text:p>0xa8acdad9424baaa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523000" calcext:value-type="float">
            <text:p>3523000</text:p>
          </table:table-cell>
          <table:table-cell table:style-name="ce1" office:value-type="float" office:value="1779000" calcext:value-type="float">
            <text:p>177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c0efae81b0870f7</text:p>
          </table:table-cell>
          <table:table-cell table:style-name="ce1" office:value-type="string" calcext:value-type="string">
            <text:p>0x6b11897bf98d0a2</text:p>
          </table:table-cell>
          <table:table-cell table:style-name="ce1" office:value-type="string" calcext:value-type="string">
            <text:p>0x6c0efae81b0870f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67000" calcext:value-type="float">
            <text:p>2067000</text:p>
          </table:table-cell>
          <table:table-cell table:style-name="ce1" office:value-type="float" office:value="2081000" calcext:value-type="float">
            <text:p>208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61b8733bb0ad6c2</text:p>
          </table:table-cell>
          <table:table-cell table:style-name="ce1" office:value-type="string" calcext:value-type="string">
            <text:p>0xc44bce1cb98bdc43</text:p>
          </table:table-cell>
          <table:table-cell table:style-name="ce1" office:value-type="string" calcext:value-type="string">
            <text:p>0x161b8733bb0ad6c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91000" calcext:value-type="float">
            <text:p>1191000</text:p>
          </table:table-cell>
          <table:table-cell table:style-name="ce1" office:value-type="float" office:value="1183000" calcext:value-type="float">
            <text:p>118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1c952ee4accdeb</text:p>
          </table:table-cell>
          <table:table-cell table:style-name="ce1" office:value-type="string" calcext:value-type="string">
            <text:p>0x79dad345a2ccfe95</text:p>
          </table:table-cell>
          <table:table-cell table:style-name="ce1" office:value-type="string" calcext:value-type="string">
            <text:p>0x41c952ee4accde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3059000" calcext:value-type="float">
            <text:p>3059000</text:p>
          </table:table-cell>
          <table:table-cell table:style-name="ce1" office:value-type="float" office:value="1745000" calcext:value-type="float">
            <text:p>174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e3917b92d36d31d</text:p>
          </table:table-cell>
          <table:table-cell table:style-name="ce1" office:value-type="string" calcext:value-type="string">
            <text:p>0xeaf81ecb775fc141</text:p>
          </table:table-cell>
          <table:table-cell table:style-name="ce1" office:value-type="string" calcext:value-type="string">
            <text:p>0xee3917b92d36d31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87000" calcext:value-type="float">
            <text:p>1587000</text:p>
          </table:table-cell>
          <table:table-cell table:style-name="ce1" office:value-type="float" office:value="3563000" calcext:value-type="float">
            <text:p>356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b840e310af87737</text:p>
          </table:table-cell>
          <table:table-cell table:style-name="ce1" office:value-type="string" calcext:value-type="string">
            <text:p>0xf59ee7f4e0645d45</text:p>
          </table:table-cell>
          <table:table-cell table:style-name="ce1" office:value-type="string" calcext:value-type="string">
            <text:p>0x2b840e310af8773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33000" calcext:value-type="float">
            <text:p>1533000</text:p>
          </table:table-cell>
          <table:table-cell table:style-name="ce1" office:value-type="float" office:value="1478000" calcext:value-type="float">
            <text:p>147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47723b63495ee4d</text:p>
          </table:table-cell>
          <table:table-cell table:style-name="ce1" office:value-type="string" calcext:value-type="string">
            <text:p>0x5e9e3a15c65af87</text:p>
          </table:table-cell>
          <table:table-cell table:style-name="ce1" office:value-type="string" calcext:value-type="string">
            <text:p>0x347723b63495ee4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85000" calcext:value-type="float">
            <text:p>1285000</text:p>
          </table:table-cell>
          <table:table-cell table:style-name="ce1" office:value-type="float" office:value="1115000" calcext:value-type="float">
            <text:p>111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455b5c31d576a07</text:p>
          </table:table-cell>
          <table:table-cell table:style-name="ce1" office:value-type="string" calcext:value-type="string">
            <text:p>0x4cf88fe511b72b31</text:p>
          </table:table-cell>
          <table:table-cell table:style-name="ce1" office:value-type="string" calcext:value-type="string">
            <text:p>0xb455b5c31d576a0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606000" calcext:value-type="float">
            <text:p>1606000</text:p>
          </table:table-cell>
          <table:table-cell table:style-name="ce1" office:value-type="float" office:value="1757000" calcext:value-type="float">
            <text:p>175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2ee0ec78df0b2f2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7b9bb33bd5c7750</text:p>
          </table:table-cell>
          <table:table-cell table:style-name="ce1" office:value-type="string" calcext:value-type="string">
            <text:p>0x4f9a9aaf890c42b5</text:p>
          </table:table-cell>
          <table:table-cell table:style-name="ce1" office:value-type="string" calcext:value-type="string">
            <text:p>0x97b9bb33bd5c775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3067000" calcext:value-type="float">
            <text:p>3067000</text:p>
          </table:table-cell>
          <table:table-cell table:style-name="ce1" office:value-type="float" office:value="1595000" calcext:value-type="float">
            <text:p>159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9072a83e4a626c1</text:p>
          </table:table-cell>
          <table:table-cell table:style-name="ce1" office:value-type="string" calcext:value-type="string">
            <text:p>0xfb6dc8ee600f28fb</text:p>
          </table:table-cell>
          <table:table-cell table:style-name="ce1" office:value-type="string" calcext:value-type="string">
            <text:p>0x59072a83e4a626c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75000" calcext:value-type="float">
            <text:p>1575000</text:p>
          </table:table-cell>
          <table:table-cell table:style-name="ce1" office:value-type="float" office:value="1736000" calcext:value-type="float">
            <text:p>173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04cfcfae529ebbd</text:p>
          </table:table-cell>
          <table:table-cell table:style-name="ce1" office:value-type="string" calcext:value-type="string">
            <text:p>0x6ac80847184ac928</text:p>
          </table:table-cell>
          <table:table-cell table:style-name="ce1" office:value-type="string" calcext:value-type="string">
            <text:p>0xe04cfcfae529ebb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41000" calcext:value-type="float">
            <text:p>1441000</text:p>
          </table:table-cell>
          <table:table-cell table:style-name="ce1" office:value-type="float" office:value="1771000" calcext:value-type="float">
            <text:p>177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035f433037fa548</text:p>
          </table:table-cell>
          <table:table-cell table:style-name="ce1" office:value-type="string" calcext:value-type="string">
            <text:p>0xa6c6ab63d5d890dc</text:p>
          </table:table-cell>
          <table:table-cell table:style-name="ce1" office:value-type="string" calcext:value-type="string">
            <text:p>0x4035f433037fa54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98000" calcext:value-type="float">
            <text:p>1398000</text:p>
          </table:table-cell>
          <table:table-cell table:style-name="ce1" office:value-type="float" office:value="1813000" calcext:value-type="float">
            <text:p>181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c1642e17f5c1aee</text:p>
          </table:table-cell>
          <table:table-cell table:style-name="ce1" office:value-type="string" calcext:value-type="string">
            <text:p>0xa899325ebed14f02</text:p>
          </table:table-cell>
          <table:table-cell table:style-name="ce1" office:value-type="string" calcext:value-type="string">
            <text:p>0xcc1642e17f5c1ae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199000" calcext:value-type="float">
            <text:p>2199000</text:p>
          </table:table-cell>
          <table:table-cell table:style-name="ce1" office:value-type="float" office:value="2547000" calcext:value-type="float">
            <text:p>254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a36f758fde08c6e</text:p>
          </table:table-cell>
          <table:table-cell table:style-name="ce1" office:value-type="string" calcext:value-type="string">
            <text:p>0x42d8511458587616</text:p>
          </table:table-cell>
          <table:table-cell table:style-name="ce1" office:value-type="string" calcext:value-type="string">
            <text:p>0x7a36f758fde08c6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197222" calcext:value-type="float">
            <text:p>1197222</text:p>
          </table:table-cell>
          <table:table-cell table:style-name="ce1" office:value-type="float" office:value="1242000" calcext:value-type="float">
            <text:p>1242000</text:p>
          </table:table-cell>
          <table:table-cell table:style-name="ce1" office:value-type="float" office:value="1131000" calcext:value-type="float">
            <text:p>113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ce4222022cf7afd</text:p>
          </table:table-cell>
          <table:table-cell table:style-name="ce1" office:value-type="string" calcext:value-type="string">
            <text:p>0x5fc7518e8eb88381</text:p>
          </table:table-cell>
          <table:table-cell table:style-name="ce1" office:value-type="string" calcext:value-type="string">
            <text:p>0xdce4222022cf7af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27000" calcext:value-type="float">
            <text:p>1827000</text:p>
          </table:table-cell>
          <table:table-cell table:style-name="ce1" office:value-type="float" office:value="1071000" calcext:value-type="float">
            <text:p>107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b40425d42d5cdf0</text:p>
          </table:table-cell>
          <table:table-cell table:style-name="ce1" office:value-type="string" calcext:value-type="string">
            <text:p>0xfab6b6d99658f0ce</text:p>
          </table:table-cell>
          <table:table-cell table:style-name="ce1" office:value-type="string" calcext:value-type="string">
            <text:p>0xeb40425d42d5cd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15000" calcext:value-type="float">
            <text:p>1115000</text:p>
          </table:table-cell>
          <table:table-cell table:style-name="ce1" office:value-type="float" office:value="1098000" calcext:value-type="float">
            <text:p>109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9f5ba8fe02301c</text:p>
          </table:table-cell>
          <table:table-cell table:style-name="ce1" office:value-type="string" calcext:value-type="string">
            <text:p>0x8bdd0feaa754df74</text:p>
          </table:table-cell>
          <table:table-cell table:style-name="ce1" office:value-type="string" calcext:value-type="string">
            <text:p>0xd9f5ba8fe02301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37000" calcext:value-type="float">
            <text:p>1837000</text:p>
          </table:table-cell>
          <table:table-cell table:style-name="ce1" office:value-type="float" office:value="3569000" calcext:value-type="float">
            <text:p>356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cc402978c865f67</text:p>
          </table:table-cell>
          <table:table-cell table:style-name="ce1" office:value-type="string" calcext:value-type="string">
            <text:p>0xd9cb30ff7caab8e4</text:p>
          </table:table-cell>
          <table:table-cell table:style-name="ce1" office:value-type="string" calcext:value-type="string">
            <text:p>0x5cc402978c865f6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32000" calcext:value-type="float">
            <text:p>1232000</text:p>
          </table:table-cell>
          <table:table-cell table:style-name="ce1" office:value-type="float" office:value="1091000" calcext:value-type="float">
            <text:p>109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6cb425963da8fc5</text:p>
          </table:table-cell>
          <table:table-cell table:style-name="ce1" office:value-type="string" calcext:value-type="string">
            <text:p>0x12e4d66f9e7c1ad2</text:p>
          </table:table-cell>
          <table:table-cell table:style-name="ce1" office:value-type="string" calcext:value-type="string">
            <text:p>0x56cb425963da8f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22000" calcext:value-type="float">
            <text:p>1222000</text:p>
          </table:table-cell>
          <table:table-cell table:style-name="ce1" office:value-type="float" office:value="1494000" calcext:value-type="float">
            <text:p>149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ab5519b64ec178b</text:p>
          </table:table-cell>
          <table:table-cell table:style-name="ce1" office:value-type="string" calcext:value-type="string">
            <text:p>0x67b6c5825f360c4c</text:p>
          </table:table-cell>
          <table:table-cell table:style-name="ce1" office:value-type="string" calcext:value-type="string">
            <text:p>0x4ab5519b64ec178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95926" calcext:value-type="float">
            <text:p>595926</text:p>
          </table:table-cell>
          <table:table-cell table:style-name="ce1" office:value-type="float" office:value="1207000" calcext:value-type="float">
            <text:p>1207000</text:p>
          </table:table-cell>
          <table:table-cell table:style-name="ce1" office:value-type="float" office:value="1200000" calcext:value-type="float">
            <text:p>120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0335f328863e228</text:p>
          </table:table-cell>
          <table:table-cell table:style-name="ce1" office:value-type="string" calcext:value-type="string">
            <text:p>0xaf6b888c53d59659</text:p>
          </table:table-cell>
          <table:table-cell table:style-name="ce1" office:value-type="string" calcext:value-type="string">
            <text:p>0xc0335f328863e22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80000" calcext:value-type="float">
            <text:p>1380000</text:p>
          </table:table-cell>
          <table:table-cell table:style-name="ce1" office:value-type="float" office:value="4287000" calcext:value-type="float">
            <text:p>428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ed19f733c42f802</text:p>
          </table:table-cell>
          <table:table-cell table:style-name="ce1" office:value-type="string" calcext:value-type="string">
            <text:p>0xebba9a90454b3c24</text:p>
          </table:table-cell>
          <table:table-cell table:style-name="ce1" office:value-type="string" calcext:value-type="string">
            <text:p>0xbed19f733c42f8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91000" calcext:value-type="float">
            <text:p>1891000</text:p>
          </table:table-cell>
          <table:table-cell table:style-name="ce1" office:value-type="float" office:value="1991000" calcext:value-type="float">
            <text:p>199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810adca82b1977d</text:p>
          </table:table-cell>
          <table:table-cell table:style-name="ce1" office:value-type="string" calcext:value-type="string">
            <text:p>0xa0c0ab939b8cad20</text:p>
          </table:table-cell>
          <table:table-cell table:style-name="ce1" office:value-type="string" calcext:value-type="string">
            <text:p>0x3810adca82b1977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07000" calcext:value-type="float">
            <text:p>1607000</text:p>
          </table:table-cell>
          <table:table-cell table:style-name="ce1" office:value-type="float" office:value="1210000" calcext:value-type="float">
            <text:p>121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bcab84dbca1d460</text:p>
          </table:table-cell>
          <table:table-cell table:style-name="ce1" office:value-type="string" calcext:value-type="string">
            <text:p>0xb649f2df8ce0d8a</text:p>
          </table:table-cell>
          <table:table-cell table:style-name="ce1" office:value-type="string" calcext:value-type="string">
            <text:p>0xfbcab84dbca1d46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012000" calcext:value-type="float">
            <text:p>1012000</text:p>
          </table:table-cell>
          <table:table-cell table:style-name="ce1" office:value-type="float" office:value="1001000" calcext:value-type="float">
            <text:p>100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6cb5606ab59c07a</text:p>
          </table:table-cell>
          <table:table-cell table:style-name="ce1" office:value-type="string" calcext:value-type="string">
            <text:p>0xef1bc0b2fcfd5ba5</text:p>
          </table:table-cell>
          <table:table-cell table:style-name="ce1" office:value-type="string" calcext:value-type="string">
            <text:p>0xf6cb5606ab59c07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38000" calcext:value-type="float">
            <text:p>1438000</text:p>
          </table:table-cell>
          <table:table-cell table:style-name="ce1" office:value-type="float" office:value="1361000" calcext:value-type="float">
            <text:p>136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6145bcc227a548d</text:p>
          </table:table-cell>
          <table:table-cell table:style-name="ce1" office:value-type="string" calcext:value-type="string">
            <text:p>0x2caba05c790b4b36</text:p>
          </table:table-cell>
          <table:table-cell table:style-name="ce1" office:value-type="string" calcext:value-type="string">
            <text:p>0x46145bcc227a548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699000" calcext:value-type="float">
            <text:p>3699000</text:p>
          </table:table-cell>
          <table:table-cell table:style-name="ce1" office:value-type="float" office:value="4222000" calcext:value-type="float">
            <text:p>422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14bf6b72854bbfe</text:p>
          </table:table-cell>
          <table:table-cell table:style-name="ce1" office:value-type="string" calcext:value-type="string">
            <text:p>0x604e3e0c755609b6</text:p>
          </table:table-cell>
          <table:table-cell table:style-name="ce1" office:value-type="string" calcext:value-type="string">
            <text:p>0x114bf6b72854bbf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93000" calcext:value-type="float">
            <text:p>1393000</text:p>
          </table:table-cell>
          <table:table-cell table:style-name="ce1" office:value-type="float" office:value="1251000" calcext:value-type="float">
            <text:p>125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764110cb1655c5</text:p>
          </table:table-cell>
          <table:table-cell table:style-name="ce1" office:value-type="string" calcext:value-type="string">
            <text:p>0xc8e022cb9daa5a19</text:p>
          </table:table-cell>
          <table:table-cell table:style-name="ce1" office:value-type="string" calcext:value-type="string">
            <text:p>0xc764110cb1655c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84000" calcext:value-type="float">
            <text:p>1184000</text:p>
          </table:table-cell>
          <table:table-cell table:style-name="ce1" office:value-type="float" office:value="1296000" calcext:value-type="float">
            <text:p>129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591b85765b4a9ab5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0fe11314cc7a0c9</text:p>
          </table:table-cell>
          <table:table-cell table:style-name="ce1" office:value-type="string" calcext:value-type="string">
            <text:p>0x618e22b3307cd9e6</text:p>
          </table:table-cell>
          <table:table-cell table:style-name="ce1" office:value-type="string" calcext:value-type="string">
            <text:p>0x30fe11314cc7a0c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24000" calcext:value-type="float">
            <text:p>1824000</text:p>
          </table:table-cell>
          <table:table-cell table:style-name="ce1" office:value-type="float" office:value="1370000" calcext:value-type="float">
            <text:p>137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1b5e6ea32ebfcb9</text:p>
          </table:table-cell>
          <table:table-cell table:style-name="ce1" office:value-type="string" calcext:value-type="string">
            <text:p>0x168521c06bfda489</text:p>
          </table:table-cell>
          <table:table-cell table:style-name="ce1" office:value-type="string" calcext:value-type="string">
            <text:p>0x31b5e6ea32ebfcb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26000" calcext:value-type="float">
            <text:p>1026000</text:p>
          </table:table-cell>
          <table:table-cell table:style-name="ce1" office:value-type="float" office:value="1015000" calcext:value-type="float">
            <text:p>101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19bf3827861a827</text:p>
          </table:table-cell>
          <table:table-cell table:style-name="ce1" office:value-type="string" calcext:value-type="string">
            <text:p>0x41277f9c01675b5f</text:p>
          </table:table-cell>
          <table:table-cell table:style-name="ce1" office:value-type="string" calcext:value-type="string">
            <text:p>0xf19bf3827861a82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532000" calcext:value-type="float">
            <text:p>1532000</text:p>
          </table:table-cell>
          <table:table-cell table:style-name="ce1" office:value-type="float" office:value="1039000" calcext:value-type="float">
            <text:p>103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da57274718a2a34</text:p>
          </table:table-cell>
          <table:table-cell table:style-name="ce1" office:value-type="string" calcext:value-type="string">
            <text:p>0x3308aa58f214c9bd</text:p>
          </table:table-cell>
          <table:table-cell table:style-name="ce1" office:value-type="string" calcext:value-type="string">
            <text:p>0xbda57274718a2a3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06000" calcext:value-type="float">
            <text:p>1106000</text:p>
          </table:table-cell>
          <table:table-cell table:style-name="ce1" office:value-type="float" office:value="1269000" calcext:value-type="float">
            <text:p>126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8002ca449bbe581</text:p>
          </table:table-cell>
          <table:table-cell table:style-name="ce1" office:value-type="string" calcext:value-type="string">
            <text:p>0xf4301778d0a18fb9</text:p>
          </table:table-cell>
          <table:table-cell table:style-name="ce1" office:value-type="string" calcext:value-type="string">
            <text:p>0xb8002ca449bbe58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833000" calcext:value-type="float">
            <text:p>1833000</text:p>
          </table:table-cell>
          <table:table-cell table:style-name="ce1" office:value-type="float" office:value="1134000" calcext:value-type="float">
            <text:p>113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fc96bfdbfbf2141</text:p>
          </table:table-cell>
          <table:table-cell table:style-name="ce1" office:value-type="string" calcext:value-type="string">
            <text:p>0xcd983bdfabafd0ae</text:p>
          </table:table-cell>
          <table:table-cell table:style-name="ce1" office:value-type="string" calcext:value-type="string">
            <text:p>0xbfc96bfdbfbf214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41000" calcext:value-type="float">
            <text:p>1241000</text:p>
          </table:table-cell>
          <table:table-cell table:style-name="ce1" office:value-type="float" office:value="1990000" calcext:value-type="float">
            <text:p>199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ec704c59f9582fe</text:p>
          </table:table-cell>
          <table:table-cell table:style-name="ce1" office:value-type="string" calcext:value-type="string">
            <text:p>0x162d890d840cea71</text:p>
          </table:table-cell>
          <table:table-cell table:style-name="ce1" office:value-type="string" calcext:value-type="string">
            <text:p>0x8ec704c59f9582f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24000" calcext:value-type="float">
            <text:p>1024000</text:p>
          </table:table-cell>
          <table:table-cell table:style-name="ce1" office:value-type="float" office:value="1388000" calcext:value-type="float">
            <text:p>138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09dbc73664cd482</text:p>
          </table:table-cell>
          <table:table-cell table:style-name="ce1" office:value-type="string" calcext:value-type="string">
            <text:p>0xf82e259ac307db2</text:p>
          </table:table-cell>
          <table:table-cell table:style-name="ce1" office:value-type="string" calcext:value-type="string">
            <text:p>0x409dbc73664cd48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31502" calcext:value-type="float">
            <text:p>531502</text:p>
          </table:table-cell>
          <table:table-cell table:style-name="ce1" office:value-type="float" office:value="1760000" calcext:value-type="float">
            <text:p>1760000</text:p>
          </table:table-cell>
          <table:table-cell table:style-name="ce1" office:value-type="float" office:value="1655000" calcext:value-type="float">
            <text:p>165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e47ee51af119265</text:p>
          </table:table-cell>
          <table:table-cell table:style-name="ce1" office:value-type="string" calcext:value-type="string">
            <text:p>0x8eacc096fdcea219</text:p>
          </table:table-cell>
          <table:table-cell table:style-name="ce1" office:value-type="string" calcext:value-type="string">
            <text:p>0x1e47ee51af11926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56000" calcext:value-type="float">
            <text:p>1456000</text:p>
          </table:table-cell>
          <table:table-cell table:style-name="ce1" office:value-type="float" office:value="1594000" calcext:value-type="float">
            <text:p>159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50c043ed5adaba2</text:p>
          </table:table-cell>
          <table:table-cell table:style-name="ce1" office:value-type="string" calcext:value-type="string">
            <text:p>0xeda4dd213996831d</text:p>
          </table:table-cell>
          <table:table-cell table:style-name="ce1" office:value-type="string" calcext:value-type="string">
            <text:p>0x450c043ed5adaba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55000" calcext:value-type="float">
            <text:p>1155000</text:p>
          </table:table-cell>
          <table:table-cell table:style-name="ce1" office:value-type="float" office:value="1277000" calcext:value-type="float">
            <text:p>127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b0a03a5c0833b0a</text:p>
          </table:table-cell>
          <table:table-cell table:style-name="ce1" office:value-type="string" calcext:value-type="string">
            <text:p>0xac1a1a596806ba2f</text:p>
          </table:table-cell>
          <table:table-cell table:style-name="ce1" office:value-type="string" calcext:value-type="string">
            <text:p>0x9b0a03a5c0833b0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40000" calcext:value-type="float">
            <text:p>1540000</text:p>
          </table:table-cell>
          <table:table-cell table:style-name="ce1" office:value-type="float" office:value="1303000" calcext:value-type="float">
            <text:p>130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f37738735ea4a5e</text:p>
          </table:table-cell>
          <table:table-cell table:style-name="ce1" office:value-type="string" calcext:value-type="string">
            <text:p>0x5c783d3785bb5920</text:p>
          </table:table-cell>
          <table:table-cell table:style-name="ce1" office:value-type="string" calcext:value-type="string">
            <text:p>0x9f37738735ea4a5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32000" calcext:value-type="float">
            <text:p>1332000</text:p>
          </table:table-cell>
          <table:table-cell table:style-name="ce1" office:value-type="float" office:value="1234000" calcext:value-type="float">
            <text:p>123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075ab5b1e02eb53</text:p>
          </table:table-cell>
          <table:table-cell table:style-name="ce1" office:value-type="string" calcext:value-type="string">
            <text:p>0x49428ebee4b5176e</text:p>
          </table:table-cell>
          <table:table-cell table:style-name="ce1" office:value-type="string" calcext:value-type="string">
            <text:p>0xe075ab5b1e02eb5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183000" calcext:value-type="float">
            <text:p>1183000</text:p>
          </table:table-cell>
          <table:table-cell table:style-name="ce1" office:value-type="float" office:value="1802000" calcext:value-type="float">
            <text:p>180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02ce7bffcc6f810</text:p>
          </table:table-cell>
          <table:table-cell table:style-name="ce1" office:value-type="string" calcext:value-type="string">
            <text:p>0xc030238412213339</text:p>
          </table:table-cell>
          <table:table-cell table:style-name="ce1" office:value-type="string" calcext:value-type="string">
            <text:p>0xb02ce7bffcc6f81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11000" calcext:value-type="float">
            <text:p>1611000</text:p>
          </table:table-cell>
          <table:table-cell table:style-name="ce1" office:value-type="float" office:value="1206000" calcext:value-type="float">
            <text:p>120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ee22d5908c200f</text:p>
          </table:table-cell>
          <table:table-cell table:style-name="ce1" office:value-type="string" calcext:value-type="string">
            <text:p>0xecd18b5cf23c1064</text:p>
          </table:table-cell>
          <table:table-cell table:style-name="ce1" office:value-type="string" calcext:value-type="string">
            <text:p>0x3ee22d5908c200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95000" calcext:value-type="float">
            <text:p>1795000</text:p>
          </table:table-cell>
          <table:table-cell table:style-name="ce1" office:value-type="float" office:value="1136000" calcext:value-type="float">
            <text:p>113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689c8b9607157642</text:p>
          </table:table-cell>
          <table:table-cell table:style-name="ce1" office:value-type="string" calcext:value-type="string">
            <text:p>0x65e030399aef4cd6</text:p>
          </table:table-cell>
          <table:table-cell table:style-name="ce1" office:value-type="string" calcext:value-type="string">
            <text:p>0x689c8b960715764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06000" calcext:value-type="float">
            <text:p>1006000</text:p>
          </table:table-cell>
          <table:table-cell table:style-name="ce1" office:value-type="float" office:value="1036000" calcext:value-type="float">
            <text:p>103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39d6fb649d90c83</text:p>
          </table:table-cell>
          <table:table-cell table:style-name="ce1" office:value-type="string" calcext:value-type="string">
            <text:p>0xf1f8faaa2960216</text:p>
          </table:table-cell>
          <table:table-cell table:style-name="ce1" office:value-type="string" calcext:value-type="string">
            <text:p>0xc39d6fb649d90c8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98000" calcext:value-type="float">
            <text:p>1098000</text:p>
          </table:table-cell>
          <table:table-cell table:style-name="ce1" office:value-type="float" office:value="1072000" calcext:value-type="float">
            <text:p>107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2b65fed7a1ef02</text:p>
          </table:table-cell>
          <table:table-cell table:style-name="ce1" office:value-type="string" calcext:value-type="string">
            <text:p>0x614fc2d80b30a3fa</text:p>
          </table:table-cell>
          <table:table-cell table:style-name="ce1" office:value-type="string" calcext:value-type="string">
            <text:p>0xf2b65fed7a1ef0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027" calcext:value-type="float">
            <text:p>510027</text:p>
          </table:table-cell>
          <table:table-cell table:style-name="ce1" office:value-type="float" office:value="1349000" calcext:value-type="float">
            <text:p>1349000</text:p>
          </table:table-cell>
          <table:table-cell table:style-name="ce1" office:value-type="float" office:value="1590000" calcext:value-type="float">
            <text:p>159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666a63e523181a7</text:p>
          </table:table-cell>
          <table:table-cell table:style-name="ce1" office:value-type="string" calcext:value-type="string">
            <text:p>0x445415dcf1925ac8</text:p>
          </table:table-cell>
          <table:table-cell table:style-name="ce1" office:value-type="string" calcext:value-type="string">
            <text:p>0x1666a63e523181a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84000" calcext:value-type="float">
            <text:p>1784000</text:p>
          </table:table-cell>
          <table:table-cell table:style-name="ce1" office:value-type="float" office:value="2030000" calcext:value-type="float">
            <text:p>203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98c00fc2b5fe170</text:p>
          </table:table-cell>
          <table:table-cell table:style-name="ce1" office:value-type="string" calcext:value-type="string">
            <text:p>0xa17424616a4db145</text:p>
          </table:table-cell>
          <table:table-cell table:style-name="ce1" office:value-type="string" calcext:value-type="string">
            <text:p>0xc98c00fc2b5fe17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76000" calcext:value-type="float">
            <text:p>1976000</text:p>
          </table:table-cell>
          <table:table-cell table:style-name="ce1" office:value-type="float" office:value="1728000" calcext:value-type="float">
            <text:p>172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60d4bca0ab9a357b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9f297a488ad0ec6</text:p>
          </table:table-cell>
          <table:table-cell table:style-name="ce1" office:value-type="string" calcext:value-type="string">
            <text:p>0xa6fa815afc4b523e</text:p>
          </table:table-cell>
          <table:table-cell table:style-name="ce1" office:value-type="string" calcext:value-type="string">
            <text:p>0xf9f297a488ad0ec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06000" calcext:value-type="float">
            <text:p>1006000</text:p>
          </table:table-cell>
          <table:table-cell table:style-name="ce1" office:value-type="float" office:value="989000" calcext:value-type="float">
            <text:p>98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38a45e16df017a5</text:p>
          </table:table-cell>
          <table:table-cell table:style-name="ce1" office:value-type="string" calcext:value-type="string">
            <text:p>0xdc5dc354a08ee8a3</text:p>
          </table:table-cell>
          <table:table-cell table:style-name="ce1" office:value-type="string" calcext:value-type="string">
            <text:p>0xb38a45e16df017a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18000" calcext:value-type="float">
            <text:p>1918000</text:p>
          </table:table-cell>
          <table:table-cell table:style-name="ce1" office:value-type="float" office:value="1074000" calcext:value-type="float">
            <text:p>107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a1c45d9e527c9fc</text:p>
          </table:table-cell>
          <table:table-cell table:style-name="ce1" office:value-type="string" calcext:value-type="string">
            <text:p>0xe9eecb9d08a39886</text:p>
          </table:table-cell>
          <table:table-cell table:style-name="ce1" office:value-type="string" calcext:value-type="string">
            <text:p>0xda1c45d9e527c9f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33000" calcext:value-type="float">
            <text:p>1933000</text:p>
          </table:table-cell>
          <table:table-cell table:style-name="ce1" office:value-type="float" office:value="8432000" calcext:value-type="float">
            <text:p>843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dcc99a5b6bba930</text:p>
          </table:table-cell>
          <table:table-cell table:style-name="ce1" office:value-type="string" calcext:value-type="string">
            <text:p>0x7d5e3183fc953d30</text:p>
          </table:table-cell>
          <table:table-cell table:style-name="ce1" office:value-type="string" calcext:value-type="string">
            <text:p>0x3dcc99a5b6bba93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83121" calcext:value-type="float">
            <text:p>1283121</text:p>
          </table:table-cell>
          <table:table-cell table:style-name="ce1" office:value-type="float" office:value="1759000" calcext:value-type="float">
            <text:p>1759000</text:p>
          </table:table-cell>
          <table:table-cell table:style-name="ce1" office:value-type="float" office:value="1818000" calcext:value-type="float">
            <text:p>181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1294f988926936d</text:p>
          </table:table-cell>
          <table:table-cell table:style-name="ce1" office:value-type="string" calcext:value-type="string">
            <text:p>0x9c34157bacf71bfe</text:p>
          </table:table-cell>
          <table:table-cell table:style-name="ce1" office:value-type="string" calcext:value-type="string">
            <text:p>0x21294f988926936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77000" calcext:value-type="float">
            <text:p>1877000</text:p>
          </table:table-cell>
          <table:table-cell table:style-name="ce1" office:value-type="float" office:value="1525000" calcext:value-type="float">
            <text:p>152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a83fd7cb9e50d17</text:p>
          </table:table-cell>
          <table:table-cell table:style-name="ce1" office:value-type="string" calcext:value-type="string">
            <text:p>0xbe8ecabc51aa3a7d</text:p>
          </table:table-cell>
          <table:table-cell table:style-name="ce1" office:value-type="string" calcext:value-type="string">
            <text:p>0xaa83fd7cb9e50d1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948000" calcext:value-type="float">
            <text:p>2948000</text:p>
          </table:table-cell>
          <table:table-cell table:style-name="ce1" office:value-type="float" office:value="1778000" calcext:value-type="float">
            <text:p>177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5111eb300483b90</text:p>
          </table:table-cell>
          <table:table-cell table:style-name="ce1" office:value-type="string" calcext:value-type="string">
            <text:p>0x2689025ba3a2f6ab</text:p>
          </table:table-cell>
          <table:table-cell table:style-name="ce1" office:value-type="string" calcext:value-type="string">
            <text:p>0xc5111eb300483b9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49000" calcext:value-type="float">
            <text:p>1049000</text:p>
          </table:table-cell>
          <table:table-cell table:style-name="ce1" office:value-type="float" office:value="2155000" calcext:value-type="float">
            <text:p>215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349f6bda6518ee0</text:p>
          </table:table-cell>
          <table:table-cell table:style-name="ce1" office:value-type="string" calcext:value-type="string">
            <text:p>0xce2b5057750fef74</text:p>
          </table:table-cell>
          <table:table-cell table:style-name="ce1" office:value-type="string" calcext:value-type="string">
            <text:p>0x2349f6bda6518ee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146000" calcext:value-type="float">
            <text:p>2146000</text:p>
          </table:table-cell>
          <table:table-cell table:style-name="ce1" office:value-type="float" office:value="1301000" calcext:value-type="float">
            <text:p>130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3f0b5aadc781053</text:p>
          </table:table-cell>
          <table:table-cell table:style-name="ce1" office:value-type="string" calcext:value-type="string">
            <text:p>0xae08fdfc3a1d86eb</text:p>
          </table:table-cell>
          <table:table-cell table:style-name="ce1" office:value-type="string" calcext:value-type="string">
            <text:p>0xa3f0b5aadc78105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99000" calcext:value-type="float">
            <text:p>1599000</text:p>
          </table:table-cell>
          <table:table-cell table:style-name="ce1" office:value-type="float" office:value="1842000" calcext:value-type="float">
            <text:p>184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a8619270aedf444</text:p>
          </table:table-cell>
          <table:table-cell table:style-name="ce1" office:value-type="string" calcext:value-type="string">
            <text:p>0x45d7c4ee3707f43a</text:p>
          </table:table-cell>
          <table:table-cell table:style-name="ce1" office:value-type="string" calcext:value-type="string">
            <text:p>0xda8619270aedf44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02000" calcext:value-type="float">
            <text:p>1802000</text:p>
          </table:table-cell>
          <table:table-cell table:style-name="ce1" office:value-type="float" office:value="4930000" calcext:value-type="float">
            <text:p>493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c725a0234a05b3</text:p>
          </table:table-cell>
          <table:table-cell table:style-name="ce1" office:value-type="string" calcext:value-type="string">
            <text:p>0xf42fba2a443c1f4a</text:p>
          </table:table-cell>
          <table:table-cell table:style-name="ce1" office:value-type="string" calcext:value-type="string">
            <text:p>0x8c725a0234a05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874000" calcext:value-type="float">
            <text:p>1874000</text:p>
          </table:table-cell>
          <table:table-cell table:style-name="ce1" office:value-type="float" office:value="1749000" calcext:value-type="float">
            <text:p>17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23355005e23c79</text:p>
          </table:table-cell>
          <table:table-cell table:style-name="ce1" office:value-type="string" calcext:value-type="string">
            <text:p>0xc85f95d3043ed519</text:p>
          </table:table-cell>
          <table:table-cell table:style-name="ce1" office:value-type="string" calcext:value-type="string">
            <text:p>0x723355005e23c7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06000" calcext:value-type="float">
            <text:p>1806000</text:p>
          </table:table-cell>
          <table:table-cell table:style-name="ce1" office:value-type="float" office:value="1886000" calcext:value-type="float">
            <text:p>188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e395d4aae44f2e2</text:p>
          </table:table-cell>
          <table:table-cell table:style-name="ce1" office:value-type="string" calcext:value-type="string">
            <text:p>0x6f25b8465a8a6bc9</text:p>
          </table:table-cell>
          <table:table-cell table:style-name="ce1" office:value-type="string" calcext:value-type="string">
            <text:p>0x2e395d4aae44f2e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95000" calcext:value-type="float">
            <text:p>1595000</text:p>
          </table:table-cell>
          <table:table-cell table:style-name="ce1" office:value-type="float" office:value="8549000" calcext:value-type="float">
            <text:p>854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b27bd1323e50e4</text:p>
          </table:table-cell>
          <table:table-cell table:style-name="ce1" office:value-type="string" calcext:value-type="string">
            <text:p>0xf9ca1379528e4d7a</text:p>
          </table:table-cell>
          <table:table-cell table:style-name="ce1" office:value-type="string" calcext:value-type="string">
            <text:p>0xbb27bd1323e50e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729000" calcext:value-type="float">
            <text:p>1729000</text:p>
          </table:table-cell>
          <table:table-cell table:style-name="ce1" office:value-type="float" office:value="1061000" calcext:value-type="float">
            <text:p>106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189cb665fc94b44</text:p>
          </table:table-cell>
          <table:table-cell table:style-name="ce1" office:value-type="string" calcext:value-type="string">
            <text:p>0xd9038ddbe2ccd08b</text:p>
          </table:table-cell>
          <table:table-cell table:style-name="ce1" office:value-type="string" calcext:value-type="string">
            <text:p>0xa189cb665fc94b4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2232000" calcext:value-type="float">
            <text:p>2232000</text:p>
          </table:table-cell>
          <table:table-cell table:style-name="ce1" office:value-type="float" office:value="1743000" calcext:value-type="float">
            <text:p>174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6fd09e77974169d</text:p>
          </table:table-cell>
          <table:table-cell table:style-name="ce1" office:value-type="string" calcext:value-type="string">
            <text:p>0x817b8584287d73e8</text:p>
          </table:table-cell>
          <table:table-cell table:style-name="ce1" office:value-type="string" calcext:value-type="string">
            <text:p>0x46fd09e77974169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2772000" calcext:value-type="float">
            <text:p>2772000</text:p>
          </table:table-cell>
          <table:table-cell table:style-name="ce1" office:value-type="float" office:value="1804000" calcext:value-type="float">
            <text:p>180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e81916f00f8e1a8</text:p>
          </table:table-cell>
          <table:table-cell table:style-name="ce1" office:value-type="string" calcext:value-type="string">
            <text:p>0xde5548ef9c6a22c</text:p>
          </table:table-cell>
          <table:table-cell table:style-name="ce1" office:value-type="string" calcext:value-type="string">
            <text:p>0xee81916f00f8e1a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178000" calcext:value-type="float">
            <text:p>3178000</text:p>
          </table:table-cell>
          <table:table-cell table:style-name="ce1" office:value-type="float" office:value="2010000" calcext:value-type="float">
            <text:p>201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c1ff2f175715ced</text:p>
          </table:table-cell>
          <table:table-cell table:style-name="ce1" office:value-type="string" calcext:value-type="string">
            <text:p>0x159447dfa48bb39b</text:p>
          </table:table-cell>
          <table:table-cell table:style-name="ce1" office:value-type="string" calcext:value-type="string">
            <text:p>0x3c1ff2f175715ce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93000" calcext:value-type="float">
            <text:p>1993000</text:p>
          </table:table-cell>
          <table:table-cell table:style-name="ce1" office:value-type="float" office:value="2371000" calcext:value-type="float">
            <text:p>237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538177ed54daae5</text:p>
          </table:table-cell>
          <table:table-cell table:style-name="ce1" office:value-type="string" calcext:value-type="string">
            <text:p>0x1eb285ce9ee6352</text:p>
          </table:table-cell>
          <table:table-cell table:style-name="ce1" office:value-type="string" calcext:value-type="string">
            <text:p>0x9538177ed54daae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89000" calcext:value-type="float">
            <text:p>1489000</text:p>
          </table:table-cell>
          <table:table-cell table:style-name="ce1" office:value-type="float" office:value="6160000" calcext:value-type="float">
            <text:p>616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47216953f8d8a6</text:p>
          </table:table-cell>
          <table:table-cell table:style-name="ce1" office:value-type="string" calcext:value-type="string">
            <text:p>0xfcf42326df93d837</text:p>
          </table:table-cell>
          <table:table-cell table:style-name="ce1" office:value-type="string" calcext:value-type="string">
            <text:p>0x547216953f8d8a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564000" calcext:value-type="float">
            <text:p>1564000</text:p>
          </table:table-cell>
          <table:table-cell table:style-name="ce1" office:value-type="float" office:value="1439000" calcext:value-type="float">
            <text:p>143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43f51ffa41f60af3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89a84162247b95d</text:p>
          </table:table-cell>
          <table:table-cell table:style-name="ce1" office:value-type="string" calcext:value-type="string">
            <text:p>0xef844542cbcf36f</text:p>
          </table:table-cell>
          <table:table-cell table:style-name="ce1" office:value-type="string" calcext:value-type="string">
            <text:p>0x289a84162247b9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251000" calcext:value-type="float">
            <text:p>3251000</text:p>
          </table:table-cell>
          <table:table-cell table:style-name="ce1" office:value-type="float" office:value="6366000" calcext:value-type="float">
            <text:p>636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2512f720df88efd</text:p>
          </table:table-cell>
          <table:table-cell table:style-name="ce1" office:value-type="string" calcext:value-type="string">
            <text:p>0x51571ef7df4524b7</text:p>
          </table:table-cell>
          <table:table-cell table:style-name="ce1" office:value-type="string" calcext:value-type="string">
            <text:p>0x22512f720df88ef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290000" calcext:value-type="float">
            <text:p>2290000</text:p>
          </table:table-cell>
          <table:table-cell table:style-name="ce1" office:value-type="float" office:value="2002000" calcext:value-type="float">
            <text:p>200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9f3ae6ce12d5581</text:p>
          </table:table-cell>
          <table:table-cell table:style-name="ce1" office:value-type="string" calcext:value-type="string">
            <text:p>0xd17cfafa8ff40467</text:p>
          </table:table-cell>
          <table:table-cell table:style-name="ce1" office:value-type="string" calcext:value-type="string">
            <text:p>0x79f3ae6ce12d558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23000" calcext:value-type="float">
            <text:p>2023000</text:p>
          </table:table-cell>
          <table:table-cell table:style-name="ce1" office:value-type="float" office:value="2013000" calcext:value-type="float">
            <text:p>201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1605d5d91c6a717</text:p>
          </table:table-cell>
          <table:table-cell table:style-name="ce1" office:value-type="string" calcext:value-type="string">
            <text:p>0xa506701e2dc55daa</text:p>
          </table:table-cell>
          <table:table-cell table:style-name="ce1" office:value-type="string" calcext:value-type="string">
            <text:p>0xa1605d5d91c6a71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2251000" calcext:value-type="float">
            <text:p>2251000</text:p>
          </table:table-cell>
          <table:table-cell table:style-name="ce1" office:value-type="float" office:value="3813000" calcext:value-type="float">
            <text:p>381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48a87de2ea675e1</text:p>
          </table:table-cell>
          <table:table-cell table:style-name="ce1" office:value-type="string" calcext:value-type="string">
            <text:p>0x16187361de01cb3b</text:p>
          </table:table-cell>
          <table:table-cell table:style-name="ce1" office:value-type="string" calcext:value-type="string">
            <text:p>0xc48a87de2ea675e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749000" calcext:value-type="float">
            <text:p>1749000</text:p>
          </table:table-cell>
          <table:table-cell table:style-name="ce1" office:value-type="float" office:value="1066000" calcext:value-type="float">
            <text:p>106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3284f68dd1cb38c</text:p>
          </table:table-cell>
          <table:table-cell table:style-name="ce1" office:value-type="string" calcext:value-type="string">
            <text:p>0x2817e018a93cacb6</text:p>
          </table:table-cell>
          <table:table-cell table:style-name="ce1" office:value-type="string" calcext:value-type="string">
            <text:p>0x53284f68dd1cb38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20000" calcext:value-type="float">
            <text:p>1920000</text:p>
          </table:table-cell>
          <table:table-cell table:style-name="ce1" office:value-type="float" office:value="7816000" calcext:value-type="float">
            <text:p>781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4262d90464d0011</text:p>
          </table:table-cell>
          <table:table-cell table:style-name="ce1" office:value-type="string" calcext:value-type="string">
            <text:p>0x10e08fb179f8d1a6</text:p>
          </table:table-cell>
          <table:table-cell table:style-name="ce1" office:value-type="string" calcext:value-type="string">
            <text:p>0x94262d90464d001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86000" calcext:value-type="float">
            <text:p>1886000</text:p>
          </table:table-cell>
          <table:table-cell table:style-name="ce1" office:value-type="float" office:value="1110000" calcext:value-type="float">
            <text:p>111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0a0fb2d017581a2</text:p>
          </table:table-cell>
          <table:table-cell table:style-name="ce1" office:value-type="string" calcext:value-type="string">
            <text:p>0x1ac74cd0b72462e</text:p>
          </table:table-cell>
          <table:table-cell table:style-name="ce1" office:value-type="string" calcext:value-type="string">
            <text:p>0xf0a0fb2d017581a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2168000" calcext:value-type="float">
            <text:p>2168000</text:p>
          </table:table-cell>
          <table:table-cell table:style-name="ce1" office:value-type="float" office:value="1240000" calcext:value-type="float">
            <text:p>124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05b26edb3da49e3</text:p>
          </table:table-cell>
          <table:table-cell table:style-name="ce1" office:value-type="string" calcext:value-type="string">
            <text:p>0x3d9136889a95d405</text:p>
          </table:table-cell>
          <table:table-cell table:style-name="ce1" office:value-type="string" calcext:value-type="string">
            <text:p>0x505b26edb3da49e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840000" calcext:value-type="float">
            <text:p>1840000</text:p>
          </table:table-cell>
          <table:table-cell table:style-name="ce1" office:value-type="float" office:value="2983000" calcext:value-type="float">
            <text:p>298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50c267d50638128</text:p>
          </table:table-cell>
          <table:table-cell table:style-name="ce1" office:value-type="string" calcext:value-type="string">
            <text:p>0xf086f4599452249</text:p>
          </table:table-cell>
          <table:table-cell table:style-name="ce1" office:value-type="string" calcext:value-type="string">
            <text:p>0xd50c267d5063812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027" calcext:value-type="float">
            <text:p>510027</text:p>
          </table:table-cell>
          <table:table-cell table:style-name="ce1" office:value-type="float" office:value="1950000" calcext:value-type="float">
            <text:p>1950000</text:p>
          </table:table-cell>
          <table:table-cell table:style-name="ce1" office:value-type="float" office:value="1974000" calcext:value-type="float">
            <text:p>197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d6476efcc734ce6</text:p>
          </table:table-cell>
          <table:table-cell table:style-name="ce1" office:value-type="string" calcext:value-type="string">
            <text:p>0xf0c4dc8671fdf580</text:p>
          </table:table-cell>
          <table:table-cell table:style-name="ce1" office:value-type="string" calcext:value-type="string">
            <text:p>0xdd6476efcc734ce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133000" calcext:value-type="float">
            <text:p>2133000</text:p>
          </table:table-cell>
          <table:table-cell table:style-name="ce1" office:value-type="float" office:value="1572000" calcext:value-type="float">
            <text:p>157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76828fa9287c09c</text:p>
          </table:table-cell>
          <table:table-cell table:style-name="ce1" office:value-type="string" calcext:value-type="string">
            <text:p>0x5c0a68a8b7c5a859</text:p>
          </table:table-cell>
          <table:table-cell table:style-name="ce1" office:value-type="string" calcext:value-type="string">
            <text:p>0xb76828fa9287c09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8117000" calcext:value-type="float">
            <text:p>8117000</text:p>
          </table:table-cell>
          <table:table-cell table:style-name="ce1" office:value-type="float" office:value="2883000" calcext:value-type="float">
            <text:p>288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e6a1c2d47ac1ee6</text:p>
          </table:table-cell>
          <table:table-cell table:style-name="ce1" office:value-type="string" calcext:value-type="string">
            <text:p>0x46e01926ec7e2ce0</text:p>
          </table:table-cell>
          <table:table-cell table:style-name="ce1" office:value-type="string" calcext:value-type="string">
            <text:p>0x3e6a1c2d47ac1ee6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2259000" calcext:value-type="float">
            <text:p>2259000</text:p>
          </table:table-cell>
          <table:table-cell table:style-name="ce1" office:value-type="float" office:value="1490000" calcext:value-type="float">
            <text:p>149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d5fe25321355a57</text:p>
          </table:table-cell>
          <table:table-cell table:style-name="ce1" office:value-type="string" calcext:value-type="string">
            <text:p>0x8337bef2fbf872c7</text:p>
          </table:table-cell>
          <table:table-cell table:style-name="ce1" office:value-type="string" calcext:value-type="string">
            <text:p>0xcd5fe25321355a5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80000" calcext:value-type="float">
            <text:p>1880000</text:p>
          </table:table-cell>
          <table:table-cell table:style-name="ce1" office:value-type="float" office:value="1938000" calcext:value-type="float">
            <text:p>193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0e0de68a84afd3b</text:p>
          </table:table-cell>
          <table:table-cell table:style-name="ce1" office:value-type="string" calcext:value-type="string">
            <text:p>0xb5ec1c9de92c647c</text:p>
          </table:table-cell>
          <table:table-cell table:style-name="ce1" office:value-type="string" calcext:value-type="string">
            <text:p>0xc0e0de68a84afd3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35000" calcext:value-type="float">
            <text:p>1835000</text:p>
          </table:table-cell>
          <table:table-cell table:style-name="ce1" office:value-type="float" office:value="3708000" calcext:value-type="float">
            <text:p>370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2a7bbd0f3a378f5</text:p>
          </table:table-cell>
          <table:table-cell table:style-name="ce1" office:value-type="string" calcext:value-type="string">
            <text:p>0xbdaf9838ecf96900</text:p>
          </table:table-cell>
          <table:table-cell table:style-name="ce1" office:value-type="string" calcext:value-type="string">
            <text:p>0x52a7bbd0f3a378f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374389" calcext:value-type="float">
            <text:p>1374389</text:p>
          </table:table-cell>
          <table:table-cell table:style-name="ce1" office:value-type="float" office:value="1950000" calcext:value-type="float">
            <text:p>1950000</text:p>
          </table:table-cell>
          <table:table-cell table:style-name="ce1" office:value-type="float" office:value="2060000" calcext:value-type="float">
            <text:p>206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4f20b226294de5d</text:p>
          </table:table-cell>
          <table:table-cell table:style-name="ce1" office:value-type="string" calcext:value-type="string">
            <text:p>0xe2b62ed2f4df9588</text:p>
          </table:table-cell>
          <table:table-cell table:style-name="ce1" office:value-type="string" calcext:value-type="string">
            <text:p>0x74f20b226294de5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66000" calcext:value-type="float">
            <text:p>1366000</text:p>
          </table:table-cell>
          <table:table-cell table:style-name="ce1" office:value-type="float" office:value="7212000" calcext:value-type="float">
            <text:p>721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ce8a5a6e453e1f03</text:p>
          </table:table-cell>
          <table:table-cell table:style-name="ce1" office:value-type="string" calcext:value-type="string">
            <text:p>0xb57d3f12352ede18</text:p>
          </table:table-cell>
          <table:table-cell table:style-name="ce1" office:value-type="string" calcext:value-type="string">
            <text:p>0xce8a5a6e453e1f0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622000" calcext:value-type="float">
            <text:p>1622000</text:p>
          </table:table-cell>
          <table:table-cell table:style-name="ce1" office:value-type="float" office:value="1679000" calcext:value-type="float">
            <text:p>167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d636c540e8799e3</text:p>
          </table:table-cell>
          <table:table-cell table:style-name="ce1" office:value-type="string" calcext:value-type="string">
            <text:p>0xf62af5306a49beb6</text:p>
          </table:table-cell>
          <table:table-cell table:style-name="ce1" office:value-type="string" calcext:value-type="string">
            <text:p>0x1d636c540e8799e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52000" calcext:value-type="float">
            <text:p>1352000</text:p>
          </table:table-cell>
          <table:table-cell table:style-name="ce1" office:value-type="float" office:value="1659000" calcext:value-type="float">
            <text:p>165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13a97be3b74242d</text:p>
          </table:table-cell>
          <table:table-cell table:style-name="ce1" office:value-type="string" calcext:value-type="string">
            <text:p>0xc9b330e9f5ff5a59</text:p>
          </table:table-cell>
          <table:table-cell table:style-name="ce1" office:value-type="string" calcext:value-type="string">
            <text:p>0xa13a97be3b74242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01000" calcext:value-type="float">
            <text:p>1801000</text:p>
          </table:table-cell>
          <table:table-cell table:style-name="ce1" office:value-type="float" office:value="1559000" calcext:value-type="float">
            <text:p>155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50f03af5f31c8361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a94a1a56e9560af</text:p>
          </table:table-cell>
          <table:table-cell table:style-name="ce1" office:value-type="string" calcext:value-type="string">
            <text:p>0x3d335b3d1af426d2</text:p>
          </table:table-cell>
          <table:table-cell table:style-name="ce1" office:value-type="string" calcext:value-type="string">
            <text:p>0x7a94a1a56e9560a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957000" calcext:value-type="float">
            <text:p>1957000</text:p>
          </table:table-cell>
          <table:table-cell table:style-name="ce1" office:value-type="float" office:value="3636000" calcext:value-type="float">
            <text:p>363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32a5c295a0851fb</text:p>
          </table:table-cell>
          <table:table-cell table:style-name="ce1" office:value-type="string" calcext:value-type="string">
            <text:p>0xd30602d692034f88</text:p>
          </table:table-cell>
          <table:table-cell table:style-name="ce1" office:value-type="string" calcext:value-type="string">
            <text:p>0x232a5c295a0851f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28000" calcext:value-type="float">
            <text:p>1528000</text:p>
          </table:table-cell>
          <table:table-cell table:style-name="ce1" office:value-type="float" office:value="1448000" calcext:value-type="float">
            <text:p>144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dd111496f4b0a48</text:p>
          </table:table-cell>
          <table:table-cell table:style-name="ce1" office:value-type="string" calcext:value-type="string">
            <text:p>0x4b2b2022151f8ce1</text:p>
          </table:table-cell>
          <table:table-cell table:style-name="ce1" office:value-type="string" calcext:value-type="string">
            <text:p>0x8dd111496f4b0a4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674000" calcext:value-type="float">
            <text:p>2674000</text:p>
          </table:table-cell>
          <table:table-cell table:style-name="ce1" office:value-type="float" office:value="2396000" calcext:value-type="float">
            <text:p>239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4de0df3b4c3f834</text:p>
          </table:table-cell>
          <table:table-cell table:style-name="ce1" office:value-type="string" calcext:value-type="string">
            <text:p>0xf7177e4cf6bdb4a6</text:p>
          </table:table-cell>
          <table:table-cell table:style-name="ce1" office:value-type="string" calcext:value-type="string">
            <text:p>0xb4de0df3b4c3f83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97000" calcext:value-type="float">
            <text:p>1697000</text:p>
          </table:table-cell>
          <table:table-cell table:style-name="ce1" office:value-type="float" office:value="3097000" calcext:value-type="float">
            <text:p>309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f7cb54589b1be94</text:p>
          </table:table-cell>
          <table:table-cell table:style-name="ce1" office:value-type="string" calcext:value-type="string">
            <text:p>0xf165ceeccd2af8dd</text:p>
          </table:table-cell>
          <table:table-cell table:style-name="ce1" office:value-type="string" calcext:value-type="string">
            <text:p>0x5f7cb54589b1be9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6388000" calcext:value-type="float">
            <text:p>6388000</text:p>
          </table:table-cell>
          <table:table-cell table:style-name="ce1" office:value-type="float" office:value="13846000" calcext:value-type="float">
            <text:p>1384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56b8b0a23ef6f8e</text:p>
          </table:table-cell>
          <table:table-cell table:style-name="ce1" office:value-type="string" calcext:value-type="string">
            <text:p>0x9a07d8227981e93</text:p>
          </table:table-cell>
          <table:table-cell table:style-name="ce1" office:value-type="string" calcext:value-type="string">
            <text:p>0x556b8b0a23ef6f8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050000" calcext:value-type="float">
            <text:p>1050000</text:p>
          </table:table-cell>
          <table:table-cell table:style-name="ce1" office:value-type="float" office:value="3372000" calcext:value-type="float">
            <text:p>337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b1f5f4f6f97dbccf</text:p>
          </table:table-cell>
          <table:table-cell table:style-name="ce1" office:value-type="string" calcext:value-type="string">
            <text:p>0xced6ae47b781f774</text:p>
          </table:table-cell>
          <table:table-cell table:style-name="ce1" office:value-type="string" calcext:value-type="string">
            <text:p>0xb1f5f4f6f97dbcc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94000" calcext:value-type="float">
            <text:p>1994000</text:p>
          </table:table-cell>
          <table:table-cell table:style-name="ce1" office:value-type="float" office:value="3048000" calcext:value-type="float">
            <text:p>304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06d586ee2387ce9</text:p>
          </table:table-cell>
          <table:table-cell table:style-name="ce1" office:value-type="string" calcext:value-type="string">
            <text:p>0xd2fa3d51a05df8da</text:p>
          </table:table-cell>
          <table:table-cell table:style-name="ce1" office:value-type="string" calcext:value-type="string">
            <text:p>0x306d586ee2387ce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4689000" calcext:value-type="float">
            <text:p>4689000</text:p>
          </table:table-cell>
          <table:table-cell table:style-name="ce1" office:value-type="float" office:value="1888000" calcext:value-type="float">
            <text:p>188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660a238f554d6ff</text:p>
          </table:table-cell>
          <table:table-cell table:style-name="ce1" office:value-type="string" calcext:value-type="string">
            <text:p>0x248e953f55b3488c</text:p>
          </table:table-cell>
          <table:table-cell table:style-name="ce1" office:value-type="string" calcext:value-type="string">
            <text:p>0x2660a238f554d6f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191000" calcext:value-type="float">
            <text:p>2191000</text:p>
          </table:table-cell>
          <table:table-cell table:style-name="ce1" office:value-type="float" office:value="1798000" calcext:value-type="float">
            <text:p>1798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d11a71b68cff562</text:p>
          </table:table-cell>
          <table:table-cell table:style-name="ce1" office:value-type="string" calcext:value-type="string">
            <text:p>0x2b2267938d989a14</text:p>
          </table:table-cell>
          <table:table-cell table:style-name="ce1" office:value-type="string" calcext:value-type="string">
            <text:p>0x7d11a71b68cff56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110000" calcext:value-type="float">
            <text:p>3110000</text:p>
          </table:table-cell>
          <table:table-cell table:style-name="ce1" office:value-type="float" office:value="1294000" calcext:value-type="float">
            <text:p>129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a04c99568d4f0b3</text:p>
          </table:table-cell>
          <table:table-cell table:style-name="ce1" office:value-type="string" calcext:value-type="string">
            <text:p>0x61edb6eb5c4abadb</text:p>
          </table:table-cell>
          <table:table-cell table:style-name="ce1" office:value-type="string" calcext:value-type="string">
            <text:p>0x8a04c99568d4f0b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33000" calcext:value-type="float">
            <text:p>1633000</text:p>
          </table:table-cell>
          <table:table-cell table:style-name="ce1" office:value-type="float" office:value="2240000" calcext:value-type="float">
            <text:p>224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ee57e9c2b6b8424</text:p>
          </table:table-cell>
          <table:table-cell table:style-name="ce1" office:value-type="string" calcext:value-type="string">
            <text:p>0xb0891b650ce4e299</text:p>
          </table:table-cell>
          <table:table-cell table:style-name="ce1" office:value-type="string" calcext:value-type="string">
            <text:p>0x5ee57e9c2b6b842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397000" calcext:value-type="float">
            <text:p>1397000</text:p>
          </table:table-cell>
          <table:table-cell table:style-name="ce1" office:value-type="float" office:value="1004000" calcext:value-type="float">
            <text:p>100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3085ff808436a7c</text:p>
          </table:table-cell>
          <table:table-cell table:style-name="ce1" office:value-type="string" calcext:value-type="string">
            <text:p>0x89869738c66e9687</text:p>
          </table:table-cell>
          <table:table-cell table:style-name="ce1" office:value-type="string" calcext:value-type="string">
            <text:p>0xf3085ff808436a7c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86000" calcext:value-type="float">
            <text:p>1386000</text:p>
          </table:table-cell>
          <table:table-cell table:style-name="ce1" office:value-type="float" office:value="1725000" calcext:value-type="float">
            <text:p>172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e021db537b67c7</text:p>
          </table:table-cell>
          <table:table-cell table:style-name="ce1" office:value-type="string" calcext:value-type="string">
            <text:p>0xc53b07a6d0f34ec0</text:p>
          </table:table-cell>
          <table:table-cell table:style-name="ce1" office:value-type="string" calcext:value-type="string">
            <text:p>0x1e021db537b67c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987000" calcext:value-type="float">
            <text:p>2987000</text:p>
          </table:table-cell>
          <table:table-cell table:style-name="ce1" office:value-type="float" office:value="2597000" calcext:value-type="float">
            <text:p>259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67919b7ed32d33f</text:p>
          </table:table-cell>
          <table:table-cell table:style-name="ce1" office:value-type="string" calcext:value-type="string">
            <text:p>0x393744b6ae716886</text:p>
          </table:table-cell>
          <table:table-cell table:style-name="ce1" office:value-type="string" calcext:value-type="string">
            <text:p>0x967919b7ed32d33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1267000" calcext:value-type="float">
            <text:p>1267000</text:p>
          </table:table-cell>
          <table:table-cell table:style-name="ce1" office:value-type="float" office:value="1514000" calcext:value-type="float">
            <text:p>151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835c97e4f993f7</text:p>
          </table:table-cell>
          <table:table-cell table:style-name="ce1" office:value-type="string" calcext:value-type="string">
            <text:p>0x35c9eeffee9018ca</text:p>
          </table:table-cell>
          <table:table-cell table:style-name="ce1" office:value-type="string" calcext:value-type="string">
            <text:p>0xd835c97e4f993f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06000" calcext:value-type="float">
            <text:p>1206000</text:p>
          </table:table-cell>
          <table:table-cell table:style-name="ce1" office:value-type="float" office:value="1133000" calcext:value-type="float">
            <text:p>1133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092ab206bda4d63</text:p>
          </table:table-cell>
          <table:table-cell table:style-name="ce1" office:value-type="string" calcext:value-type="string">
            <text:p>0x7609d93b45cf8cb1</text:p>
          </table:table-cell>
          <table:table-cell table:style-name="ce1" office:value-type="string" calcext:value-type="string">
            <text:p>0xa092ab206bda4d6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18696" calcext:value-type="float">
            <text:p>1218696</text:p>
          </table:table-cell>
          <table:table-cell table:style-name="ce1" office:value-type="float" office:value="1047000" calcext:value-type="float">
            <text:p>1047000</text:p>
          </table:table-cell>
          <table:table-cell table:style-name="ce1" office:value-type="float" office:value="952000" calcext:value-type="float">
            <text:p>95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830c0504cf5caf9</text:p>
          </table:table-cell>
          <table:table-cell table:style-name="ce1" office:value-type="string" calcext:value-type="string">
            <text:p>0x3a040c0f004037c5</text:p>
          </table:table-cell>
          <table:table-cell table:style-name="ce1" office:value-type="string" calcext:value-type="string">
            <text:p>0x9830c0504cf5caf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70000" calcext:value-type="float">
            <text:p>1570000</text:p>
          </table:table-cell>
          <table:table-cell table:style-name="ce1" office:value-type="float" office:value="1746000" calcext:value-type="float">
            <text:p>174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85253c87f7d9a31</text:p>
          </table:table-cell>
          <table:table-cell table:style-name="ce1" office:value-type="string" calcext:value-type="string">
            <text:p>0x3e7b2ab75d26bc2f</text:p>
          </table:table-cell>
          <table:table-cell table:style-name="ce1" office:value-type="string" calcext:value-type="string">
            <text:p>0x85253c87f7d9a3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43000" calcext:value-type="float">
            <text:p>1843000</text:p>
          </table:table-cell>
          <table:table-cell table:style-name="ce1" office:value-type="float" office:value="2430000" calcext:value-type="float">
            <text:p>243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6dd8e1659777955</text:p>
          </table:table-cell>
          <table:table-cell table:style-name="ce1" office:value-type="string" calcext:value-type="string">
            <text:p>0x7f50a62c4efb897d</text:p>
          </table:table-cell>
          <table:table-cell table:style-name="ce1" office:value-type="string" calcext:value-type="string">
            <text:p>0x36dd8e1659777955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372000" calcext:value-type="float">
            <text:p>1372000</text:p>
          </table:table-cell>
          <table:table-cell table:style-name="ce1" office:value-type="float" office:value="1070000" calcext:value-type="float">
            <text:p>107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7668ab5592074f99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20322602b6ecc8</text:p>
          </table:table-cell>
          <table:table-cell table:style-name="ce1" office:value-type="string" calcext:value-type="string">
            <text:p>0x21cb8384e65e05ed</text:p>
          </table:table-cell>
          <table:table-cell table:style-name="ce1" office:value-type="string" calcext:value-type="string">
            <text:p>0xd20322602b6ecc8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17000" calcext:value-type="float">
            <text:p>1617000</text:p>
          </table:table-cell>
          <table:table-cell table:style-name="ce1" office:value-type="float" office:value="1005000" calcext:value-type="float">
            <text:p>1005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98a3475988a5199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20c77e9f9616a8c4</text:p>
          </table:table-cell>
          <table:table-cell table:style-name="ce1" office:value-type="string" calcext:value-type="string">
            <text:p>0x94c5fac22bceb139</text:p>
          </table:table-cell>
          <table:table-cell table:style-name="ce1" office:value-type="string" calcext:value-type="string">
            <text:p>0x20c77e9f9616a8c4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510027" calcext:value-type="float">
            <text:p>510027</text:p>
          </table:table-cell>
          <table:table-cell table:style-name="ce1" office:value-type="float" office:value="1154000" calcext:value-type="float">
            <text:p>1154000</text:p>
          </table:table-cell>
          <table:table-cell table:style-name="ce1" office:value-type="float" office:value="1097000" calcext:value-type="float">
            <text:p>109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6cc61e52e6d3354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3925edc4da5cea2</text:p>
          </table:table-cell>
          <table:table-cell table:style-name="ce1" office:value-type="string" calcext:value-type="string">
            <text:p>0x87279ebf5fdcb11e</text:p>
          </table:table-cell>
          <table:table-cell table:style-name="ce1" office:value-type="string" calcext:value-type="string">
            <text:p>0x53925edc4da5cea2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81000" calcext:value-type="float">
            <text:p>1681000</text:p>
          </table:table-cell>
          <table:table-cell table:style-name="ce1" office:value-type="float" office:value="1789000" calcext:value-type="float">
            <text:p>178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5972c5a81996dd2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080b46a0ede1cd0</text:p>
          </table:table-cell>
          <table:table-cell table:style-name="ce1" office:value-type="string" calcext:value-type="string">
            <text:p>0x3861fb08c031515c</text:p>
          </table:table-cell>
          <table:table-cell table:style-name="ce1" office:value-type="string" calcext:value-type="string">
            <text:p>0x5080b46a0ede1cd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943000" calcext:value-type="float">
            <text:p>1943000</text:p>
          </table:table-cell>
          <table:table-cell table:style-name="ce1" office:value-type="float" office:value="3227000" calcext:value-type="float">
            <text:p>322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431cba085269874d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6ba749b33184c4e</text:p>
          </table:table-cell>
          <table:table-cell table:style-name="ce1" office:value-type="string" calcext:value-type="string">
            <text:p>0xb6c02f18ff2e5169</text:p>
          </table:table-cell>
          <table:table-cell table:style-name="ce1" office:value-type="string" calcext:value-type="string">
            <text:p>0x76ba749b33184c4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415000" calcext:value-type="float">
            <text:p>1415000</text:p>
          </table:table-cell>
          <table:table-cell table:style-name="ce1" office:value-type="float" office:value="1777000" calcext:value-type="float">
            <text:p>177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59c582a74a022a3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fc49ebfa765368e7</text:p>
          </table:table-cell>
          <table:table-cell table:style-name="ce1" office:value-type="string" calcext:value-type="string">
            <text:p>0x3bafe9a28df5a8d1</text:p>
          </table:table-cell>
          <table:table-cell table:style-name="ce1" office:value-type="string" calcext:value-type="string">
            <text:p>0xfc49ebfa765368e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01295" calcext:value-type="float">
            <text:p>601295</text:p>
          </table:table-cell>
          <table:table-cell table:style-name="ce1" office:value-type="float" office:value="2900000" calcext:value-type="float">
            <text:p>2900000</text:p>
          </table:table-cell>
          <table:table-cell table:style-name="ce1" office:value-type="float" office:value="1850000" calcext:value-type="float">
            <text:p>1850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d165818743f2503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7fa63ae1b3e7049</text:p>
          </table:table-cell>
          <table:table-cell table:style-name="ce1" office:value-type="string" calcext:value-type="string">
            <text:p>0x27a9a3ee5623b45e</text:p>
          </table:table-cell>
          <table:table-cell table:style-name="ce1" office:value-type="string" calcext:value-type="string">
            <text:p>0xa7fa63ae1b3e704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273000" calcext:value-type="float">
            <text:p>2273000</text:p>
          </table:table-cell>
          <table:table-cell table:style-name="ce1" office:value-type="float" office:value="2931000" calcext:value-type="float">
            <text:p>293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9a6e1c6cf41cd5d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7c1ae8dbb11be5a</text:p>
          </table:table-cell>
          <table:table-cell table:style-name="ce1" office:value-type="string" calcext:value-type="string">
            <text:p>0xf77d139933813007</text:p>
          </table:table-cell>
          <table:table-cell table:style-name="ce1" office:value-type="string" calcext:value-type="string">
            <text:p>0xa7c1ae8dbb11be5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1283121" calcext:value-type="float">
            <text:p>1283121</text:p>
          </table:table-cell>
          <table:table-cell table:style-name="ce1" office:value-type="float" office:value="1602000" calcext:value-type="float">
            <text:p>1602000</text:p>
          </table:table-cell>
          <table:table-cell table:style-name="ce1" office:value-type="float" office:value="1429000" calcext:value-type="float">
            <text:p>142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32f38ef6b7e1bd4c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402f9a6861da4ca</text:p>
          </table:table-cell>
          <table:table-cell table:style-name="ce1" office:value-type="string" calcext:value-type="string">
            <text:p>0x13a8866aac1c4121</text:p>
          </table:table-cell>
          <table:table-cell table:style-name="ce1" office:value-type="string" calcext:value-type="string">
            <text:p>0x9402f9a6861da4ca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693000" calcext:value-type="float">
            <text:p>1693000</text:p>
          </table:table-cell>
          <table:table-cell table:style-name="ce1" office:value-type="float" office:value="1367000" calcext:value-type="float">
            <text:p>1367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be44a157e81805a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4338796eee414647</text:p>
          </table:table-cell>
          <table:table-cell table:style-name="ce1" office:value-type="string" calcext:value-type="string">
            <text:p>0x87ee09c420cab8e9</text:p>
          </table:table-cell>
          <table:table-cell table:style-name="ce1" office:value-type="string" calcext:value-type="string">
            <text:p>0x4338796eee41464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1472000" calcext:value-type="float">
            <text:p>1472000</text:p>
          </table:table-cell>
          <table:table-cell table:style-name="ce1" office:value-type="float" office:value="1231000" calcext:value-type="float">
            <text:p>123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8866da32eaa3095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a2aab18bb2becc7</text:p>
          </table:table-cell>
          <table:table-cell table:style-name="ce1" office:value-type="string" calcext:value-type="string">
            <text:p>0xdeb4d5648df41671</text:p>
          </table:table-cell>
          <table:table-cell table:style-name="ce1" office:value-type="string" calcext:value-type="string">
            <text:p>0x7a2aab18bb2becc7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509000" calcext:value-type="float">
            <text:p>1509000</text:p>
          </table:table-cell>
          <table:table-cell table:style-name="ce1" office:value-type="float" office:value="1752000" calcext:value-type="float">
            <text:p>1752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acad174966a7c89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9774dda6e2a370e</text:p>
          </table:table-cell>
          <table:table-cell table:style-name="ce1" office:value-type="string" calcext:value-type="string">
            <text:p>0x3957452f0bdf555e</text:p>
          </table:table-cell>
          <table:table-cell table:style-name="ce1" office:value-type="string" calcext:value-type="string">
            <text:p>0x79774dda6e2a370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3448000" calcext:value-type="float">
            <text:p>3448000</text:p>
          </table:table-cell>
          <table:table-cell table:style-name="ce1" office:value-type="float" office:value="1154000" calcext:value-type="float">
            <text:p>115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95b7bee89aeaac1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3e72bb046d460af1</text:p>
          </table:table-cell>
          <table:table-cell table:style-name="ce1" office:value-type="string" calcext:value-type="string">
            <text:p>0xd89f242f74d15839</text:p>
          </table:table-cell>
          <table:table-cell table:style-name="ce1" office:value-type="string" calcext:value-type="string">
            <text:p>0x3e72bb046d460af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176000" calcext:value-type="float">
            <text:p>1176000</text:p>
          </table:table-cell>
          <table:table-cell table:style-name="ce1" office:value-type="float" office:value="1976000" calcext:value-type="float">
            <text:p>1976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47c848955d2168e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a8d907f7b1940d53</text:p>
          </table:table-cell>
          <table:table-cell table:style-name="ce1" office:value-type="string" calcext:value-type="string">
            <text:p>0x7edbf9afcc867fb4</text:p>
          </table:table-cell>
          <table:table-cell table:style-name="ce1" office:value-type="string" calcext:value-type="string">
            <text:p>0xa8d907f7b1940d53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73804" calcext:value-type="float">
            <text:p>273804</text:p>
          </table:table-cell>
          <table:table-cell table:style-name="ce1" office:value-type="float" office:value="2003000" calcext:value-type="float">
            <text:p>2003000</text:p>
          </table:table-cell>
          <table:table-cell table:style-name="ce1" office:value-type="float" office:value="1691000" calcext:value-type="float">
            <text:p>169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eb863a05e831805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0e8c2be3137f0</text:p>
          </table:table-cell>
          <table:table-cell table:style-name="ce1" office:value-type="string" calcext:value-type="string">
            <text:p>0x29b9c19640ce7926</text:p>
          </table:table-cell>
          <table:table-cell table:style-name="ce1" office:value-type="string" calcext:value-type="string">
            <text:p>0xe0e8c2be3137f0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822000" calcext:value-type="float">
            <text:p>2822000</text:p>
          </table:table-cell>
          <table:table-cell table:style-name="ce1" office:value-type="float" office:value="1961000" calcext:value-type="float">
            <text:p>1961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7464c73f245dd53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d0674876e8cf901e</text:p>
          </table:table-cell>
          <table:table-cell table:style-name="ce1" office:value-type="string" calcext:value-type="string">
            <text:p>0xc0df913935cf468d</text:p>
          </table:table-cell>
          <table:table-cell table:style-name="ce1" office:value-type="string" calcext:value-type="string">
            <text:p>0xd0674876e8cf901e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546000" calcext:value-type="float">
            <text:p>2546000</text:p>
          </table:table-cell>
          <table:table-cell table:style-name="ce1" office:value-type="float" office:value="1609000" calcext:value-type="float">
            <text:p>160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67178f635959cff9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e66bd998b457627f</text:p>
          </table:table-cell>
          <table:table-cell table:style-name="ce1" office:value-type="string" calcext:value-type="string">
            <text:p>0xa26f090639a80a68</text:p>
          </table:table-cell>
          <table:table-cell table:style-name="ce1" office:value-type="string" calcext:value-type="string">
            <text:p>0xe66bd998b457627f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96000" calcext:value-type="float">
            <text:p>1296000</text:p>
          </table:table-cell>
          <table:table-cell table:style-name="ce1" office:value-type="float" office:value="999000" calcext:value-type="float">
            <text:p>99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5363eace64243f21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9c75eeee6f59427b</text:p>
          </table:table-cell>
          <table:table-cell table:style-name="ce1" office:value-type="string" calcext:value-type="string">
            <text:p>0x5070ed9269704308</text:p>
          </table:table-cell>
          <table:table-cell table:style-name="ce1" office:value-type="string" calcext:value-type="string">
            <text:p>0x9c75eeee6f59427b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275000" calcext:value-type="float">
            <text:p>1275000</text:p>
          </table:table-cell>
          <table:table-cell table:style-name="ce1" office:value-type="float" office:value="1009000" calcext:value-type="float">
            <text:p>1009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2fdc193fe7a416fc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7c1670c9d19bf09d</text:p>
          </table:table-cell>
          <table:table-cell table:style-name="ce1" office:value-type="string" calcext:value-type="string">
            <text:p>0xbbc52119f8501015</text:p>
          </table:table-cell>
          <table:table-cell table:style-name="ce1" office:value-type="string" calcext:value-type="string">
            <text:p>0x7c1670c9d19bf09d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257698" calcext:value-type="float">
            <text:p>257698</text:p>
          </table:table-cell>
          <table:table-cell table:style-name="ce1" office:value-type="float" office:value="1215000" calcext:value-type="float">
            <text:p>1215000</text:p>
          </table:table-cell>
          <table:table-cell table:style-name="ce1" office:value-type="float" office:value="1424000" calcext:value-type="float">
            <text:p>14240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x18c092fa17d4de1d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1483c42ad89491b9</text:p>
          </table:table-cell>
          <table:table-cell table:style-name="ce1" office:value-type="string" calcext:value-type="string">
            <text:p>0xd339a9f89cfa91cd</text:p>
          </table:table-cell>
          <table:table-cell table:style-name="ce1" office:value-type="string" calcext:value-type="string">
            <text:p>0x1483c42ad89491b9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1802000" calcext:value-type="float">
            <text:p>1802000</text:p>
          </table:table-cell>
          <table:table-cell table:style-name="ce1" office:value-type="float" office:value="4044000" calcext:value-type="float">
            <text:p>404400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0x3616b79c1e0eeca5</text:p>
          </table:table-cell>
          <table:table-cell table:style-name="ce1" office:value-type="string" calcext:value-type="string">
            <text:p>0x47eed291c3848278</text:p>
          </table:table-cell>
          <table:table-cell table:style-name="ce1" office:value-type="string" calcext:value-type="string">
            <text:p>0x1</text:p>
          </table:table-cell>
          <table:table-cell table:style-name="ce1" office:value-type="string" calcext:value-type="string">
            <text:p>0x51b028feb4c6b281</text:p>
          </table:table-cell>
          <table:table-cell table:style-name="ce1" office:value-type="string" calcext:value-type="string">
            <text:p>0x793614e4468aa6ac</text:p>
          </table:table-cell>
          <table:table-cell table:style-name="ce1" office:value-type="string" calcext:value-type="string">
            <text:p>0x51b028feb4c6b281</text:p>
          </table:table-cell>
          <table:table-cell table:style-name="ce1" office:value-type="string" calcext:value-type="string">
            <text:p>0x0</text:p>
          </table:table-cell>
          <table:table-cell table:style-name="ce1" office:value-type="float" office:value="617401" calcext:value-type="float">
            <text:p>617401</text:p>
          </table:table-cell>
          <table:table-cell table:style-name="ce1" office:value-type="float" office:value="2030000" calcext:value-type="float">
            <text:p>2030000</text:p>
          </table:table-cell>
          <table:table-cell table:style-name="ce1" office:value-type="float" office:value="1971000" calcext:value-type="float">
            <text:p>1971000</text:p>
          </table:table-cell>
          <table:table-cell office:value-type="string" calcext:value-type="string">
            <text:p>Hw vs Enc</text:p>
          </table:table-cell>
          <table:table-cell table:style-name="ce2" office:value-type="string" calcext:value-type="string">
            <text:p>Hw vs Dec</text:p>
          </table:table-cell>
        </table:table-row>
        <table:table-row table:style-name="ro1">
          <table:table-cell table:number-columns-repeated="8"/>
          <table:table-cell table:formula="of:=AVERAGE([.I2:.I801])" office:value-type="float" office:value="645613.59125" calcext:value-type="float">
            <text:p>645613,59125</text:p>
          </table:table-cell>
          <table:table-cell table:formula="of:=AVERAGE([.J2:.J801])" office:value-type="float" office:value="1701512.5" calcext:value-type="float">
            <text:p>1701512,5</text:p>
          </table:table-cell>
          <table:table-cell table:formula="of:=AVERAGE([.K2:.K801])" office:value-type="float" office:value="1693687.5" calcext:value-type="float">
            <text:p>1693687,5</text:p>
          </table:table-cell>
          <table:table-cell table:formula="of:=([.J802]/[.I802])" office:value-type="float" office:value="2.63549671670578" calcext:value-type="float">
            <text:p>2,63549671670578</text:p>
          </table:table-cell>
          <table:table-cell table:formula="of:=([.K802]/[.I802])" office:value-type="float" office:value="2.6233764638083" calcext:value-type="float">
            <text:p>2,6233764638083</text:p>
          </table:table-cell>
        </table:table-row>
        <table:table-row table:style-name="ro1" table:number-rows-repeated="104777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cm" fo:margin-left="1.138cm" fo:margin-right="1.138cm" fo:margin-bottom="0.942cm"/>
      </style:header-style>
      <style:footer-style>
        <style:header-footer-properties fo:min-height="0.75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5f_1" style:display-name="PageStyle_Hoja_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3-02T23:43:23.165157089</dc:date>
    <meta:editing-duration>PT6M53S</meta:editing-duration>
    <meta:editing-cycles>1</meta:editing-cycles>
    <meta:document-statistic meta:table-count="1" meta:cell-count="8017" meta:object-count="0"/>
    <meta:generator>LibreOffice/6.4.0.3$MacOSX_X86_64 LibreOffice_project/b0a288ab3d2d4774cb44b62f04d5d28733ac6df8</meta:generator>
  </office:meta>
</office:document-meta>
</file>